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P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Heading_20_2">
      <style:text-properties officeooo:paragraph-rsid="002de395"/>
    </style:style>
    <style:style style:name="P6" style:family="paragraph" style:parent-style-name="Heading_20_3">
      <style:paragraph-properties fo:break-before="page"/>
      <style:text-properties officeooo:paragraph-rsid="002de395"/>
    </style:style>
    <style:style style:name="P7"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2f5d5a" fo:background-color="#151b23" style:language-asian="ja" style:country-asian="JP" loext:padding="0cm" loext:border="none"/>
    </style:style>
    <style:style style:name="P8"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3c5a6e" officeooo:paragraph-rsid="003c5a6e" fo:background-color="#151b23" style:language-asian="ja" style:country-asian="JP" loext:padding="0cm" loext:border="none"/>
    </style:style>
    <style:style style:name="P9" style:family="paragraph" style:parent-style-name="Heading_20_3">
      <style:paragraph-properties fo:keep-with-next="always"/>
      <style:text-properties officeooo:paragraph-rsid="003c5a6e"/>
    </style:style>
    <style:style style:name="P10" style:family="paragraph" style:parent-style-name="Text_20_body">
      <style:text-properties officeooo:paragraph-rsid="003ebeaf"/>
    </style:style>
    <style:style style:name="P11" style:family="paragraph" style:parent-style-name="Heading_20_3">
      <style:paragraph-properties fo:break-before="page" fo:keep-with-next="always"/>
      <style:text-properties officeooo:paragraph-rsid="003c5a6e"/>
    </style:style>
    <style:style style:name="P12" style:family="paragraph" style:parent-style-name="Heading_20_4">
      <style:paragraph-properties fo:keep-with-next="always"/>
    </style:style>
    <style:style style:name="P13" style:family="paragraph" style:parent-style-name="Text_20_body">
      <style:text-properties officeooo:paragraph-rsid="0042bba1"/>
    </style:style>
    <style:style style:name="P14" style:family="paragraph" style:parent-style-name="Heading_20_3">
      <style:paragraph-properties fo:keep-with-next="always"/>
    </style:style>
    <style:style style:name="P15" style:family="paragraph" style:parent-style-name="Heading_20_2">
      <style:paragraph-properties fo:break-before="page"/>
      <style:text-properties officeooo:paragraph-rsid="002de395"/>
    </style:style>
    <style:style style:name="P16"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style>
    <style:style style:name="P17" style:family="paragraph" style:parent-style-name="Text_20_body">
      <style:paragraph-properties fo:margin-left="0cm" fo:margin-right="0cm" fo:margin-top="0cm" fo:margin-bottom="0.476cm" style:contextual-spacing="false" style:line-height-at-least="0.529cm" fo:orphans="2" fo:widows="2" fo:text-indent="0cm" style:auto-text-indent="false"/>
    </style:style>
    <style:style style:name="P1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2f5d5a"/>
    </style:style>
    <style:style style:name="P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bdfff"/>
    </style:style>
    <style:style style:name="P2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d6574"/>
    </style:style>
    <style:style style:name="P21" style:family="paragraph" style:parent-style-name="Heading">
      <style:paragraph-properties fo:break-before="page"/>
      <style:text-properties fo:font-size="28pt" style:font-size-asian="28pt" style:font-size-complex="28pt"/>
    </style:style>
    <style:style style:name="P22" style:family="paragraph" style:parent-style-name="Text_20_body" style:list-style-name="L1">
      <style:paragraph-properties fo:margin-left="0cm" fo:margin-right="0cm" fo:margin-top="0cm" fo:margin-bottom="0.079cm" style:contextual-spacing="false" style:line-height-at-least="0.529cm" fo:orphans="2" fo:widows="2" fo:text-indent="0cm" style:auto-text-indent="false" fo:padding="0cm" fo:border="none"/>
    </style:style>
    <style:style style:name="P23"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style>
    <style:style style:name="P24" style:family="paragraph" style:parent-style-name="Text_20_body" style:list-style-name="L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5" style:family="paragraph" style:parent-style-name="Horizontal_20_Line">
      <style:paragraph-properties fo:margin-top="0cm" fo:margin-bottom="0.476cm" style:contextual-spacing="false" style:line-height-at-least="0.529cm"/>
    </style:style>
    <style:style style:name="P26" style:family="paragraph" style:parent-style-name="Text_20_body">
      <style:paragraph-properties fo:margin-top="0cm" fo:margin-bottom="0.476cm" style:contextual-spacing="false" style:line-height-at-least="0.529cm"/>
    </style:style>
    <style:style style:name="P27" style:family="paragraph" style:parent-style-name="Heading_20_2">
      <style:paragraph-properties fo:break-before="page"/>
      <style:text-properties fo:font-variant="normal" fo:text-transform="none" fo:color="#e2e2e5" loext:opacity="100%" style:font-name="Google Sans" fo:font-size="16.5pt" fo:letter-spacing="normal" fo:font-style="normal" fo:font-weight="normal"/>
    </style:style>
    <style:style style:name="P28" style:family="paragraph" style:parent-style-name="Standard">
      <style:paragraph-properties fo:margin-left="0cm" fo:margin-right="0cm" fo:margin-top="0cm" fo:margin-bottom="0cm" style:contextual-spacing="false" style:line-height-at-least="0.529cm" fo:text-indent="0cm" style:auto-text-indent="false"/>
    </style:style>
    <style:style style:name="P2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6cb6ff" loext:opacity="100%" style:font-name="Google Sans Text" fo:font-size="9.75pt"/>
    </style:style>
    <style:style style:name="P30"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style:style>
    <style:style style:name="P31"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officeooo:paragraph-rsid="002bc6af"/>
    </style:style>
    <style:style style:name="P32" style:family="paragraph" style:parent-style-name="Text_20_body">
      <style:paragraph-properties fo:margin-left="0cm" fo:margin-right="0cm" fo:margin-top="0cm" fo:margin-bottom="0cm" style:contextual-spacing="false" style:line-height-at-least="0.529cm" fo:text-indent="0cm" style:auto-text-indent="false"/>
    </style:style>
    <style:style style:name="P33" style:family="paragraph" style:parent-style-name="Heading_20_2">
      <style:paragraph-properties fo:break-before="page"/>
    </style:style>
    <style:style style:name="P34" style:family="paragraph" style:parent-style-name="Text_20_body" style:list-style-name="L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5" style:family="paragraph" style:parent-style-name="Text_20_body">
      <style:paragraph-properties fo:margin-top="0cm" fo:margin-bottom="0.476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36"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7" style:family="paragraph" style:parent-style-name="Text_20_body">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38" style:family="paragraph" style:parent-style-name="Heading_20_3">
      <style:paragraph-properties fo:break-before="page"/>
    </style:style>
    <style:style style:name="P39" style:family="paragraph" style:parent-style-name="Standard">
      <style:paragraph-properties fo:margin-left="0cm" fo:margin-right="0cm" fo:margin-top="0cm" fo:margin-bottom="0.476cm" style:contextual-spacing="false" style:line-height-at-least="0.529cm" fo:text-indent="0cm" style:auto-text-indent="false"/>
    </style:style>
    <style:style style:name="P4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style>
    <style:style style:name="P41" style:family="paragraph" style:parent-style-name="Preformatted_20_Text">
      <style:paragraph-properties fo:margin-left="0cm" fo:margin-right="0cm" fo:margin-top="0cm" fo:margin-bottom="0cm" style:contextual-spacing="false" style:line-height-at-least="0.582cm" fo:padding="0cm" fo:border="none"/>
    </style:style>
    <style:style style:name="P42" style:family="paragraph" style:parent-style-name="Standard">
      <style:paragraph-properties fo:margin-top="0cm" fo:margin-bottom="0.476cm" style:contextual-spacing="false" style:line-height-at-least="0.529cm"/>
    </style:style>
    <style:style style:name="P43" style:family="paragraph" style:parent-style-name="Preformatted_20_Text">
      <style:paragraph-properties fo:margin-top="0cm" fo:margin-bottom="0.476cm" style:contextual-spacing="false" style:line-height-at-least="0.529cm"/>
    </style:style>
    <style:style style:name="P44" style:family="paragraph" style:parent-style-name="Text_20_body">
      <style:paragraph-properties fo:margin-top="0cm" fo:margin-bottom="0cm" style:contextual-spacing="false" style:line-height-at-least="0.529cm"/>
    </style:style>
    <style:style style:name="P45" style:family="paragraph" style:parent-style-name="Heading_20_3">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46"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style:style>
    <style:style style:name="P47" style:family="paragraph" style:parent-style-name="Text_20_body">
      <style:text-properties style:font-name="DM Mono" fo:font-size="9.75pt" officeooo:paragraph-rsid="0030e97d" loext:padding-left="0cm" loext:padding-right="0cm" loext:padding-top="0.049cm" loext:padding-bottom="0.049cm" loext:border-left="none" loext:border-right="none" loext:border-top="0.74pt solid #1a1c1e" loext:border-bottom="0.74pt solid #1a1c1e"/>
    </style:style>
    <style:style style:name="P4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fo:font-weight="bold"/>
    </style:style>
    <style:style style:name="P4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fo:font-weight="bold"/>
    </style:style>
    <style:style style:name="P50"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loext:padding="0cm" loext:border="none"/>
    </style:style>
    <style:style style:name="P51"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loext:padding="0cm" loext:border="none"/>
    </style:style>
    <style:style style:name="P52"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bold"/>
    </style:style>
    <style:style style:name="P53" style:family="paragraph" style:parent-style-name="Heading_20_4">
      <style:paragraph-properties fo:break-before="page"/>
    </style:style>
    <style:style style:name="P5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style:style>
    <style:style style:name="P5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2pt"/>
    </style:style>
    <style:style style:name="P5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officeooo:paragraph-rsid="0029ce7c"/>
    </style:style>
    <style:style style:name="P57"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fo:font-size="12pt" fo:letter-spacing="normal" fo:font-style="normal" fo:font-weight="normal"/>
    </style:style>
    <style:style style:name="P58" style:family="paragraph" style:parent-style-name="Standard">
      <style:paragraph-properties fo:margin-top="0cm" fo:margin-bottom="0cm" style:contextual-spacing="false" style:line-height-at-least="0.529cm"/>
    </style:style>
    <style:style style:name="P59" style:family="paragraph" style:parent-style-name="Heading_20_4">
      <style:paragraph-properties fo:margin-top="0cm" fo:margin-bottom="0cm" style:contextual-spacing="false" style:line-height-at-least="0.529cm" fo:break-before="page"/>
    </style:style>
    <style:style style:name="P60" style:family="paragraph" style:parent-style-name="Text_20_body" style:list-style-name="L6">
      <style:paragraph-properties fo:margin-left="0cm" fo:margin-right="0cm" fo:margin-top="0cm" fo:margin-bottom="0.079cm" style:contextual-spacing="false" style:line-height-at-least="0.529cm" fo:orphans="2" fo:widows="2" fo:text-indent="0cm" style:auto-text-indent="false" fo:padding="0cm" fo:border="none"/>
    </style:style>
    <style:style style:name="P61" style:family="paragraph" style:parent-style-name="Heading_20_3">
      <style:paragraph-properties fo:margin-top="0cm" fo:margin-bottom="0cm" style:contextual-spacing="false" style:line-height-at-least="0.529cm"/>
    </style:style>
    <style:style style:name="P62"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9.75pt"/>
    </style:style>
    <style:style style:name="P63"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9.75pt"/>
    </style:style>
    <style:style style:name="P64" style:family="paragraph" style:parent-style-name="Text_20_body" style:list-style-name="L7">
      <style:paragraph-properties fo:margin-left="0cm" fo:margin-right="0cm" fo:margin-top="0cm" fo:margin-bottom="0.079cm" style:contextual-spacing="false" style:line-height-at-least="0.529cm" fo:orphans="2" fo:widows="2" fo:text-indent="0cm" style:auto-text-indent="false" fo:padding="0cm" fo:border="none"/>
    </style:style>
    <style:style style:name="P65"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style:style>
    <style:style style:name="P66" style:family="paragraph" style:parent-style-name="Text_20_body" style:list-style-name="L8">
      <style:paragraph-properties fo:margin-left="0cm" fo:margin-right="0cm" fo:margin-top="0cm" fo:margin-bottom="0.079cm" style:contextual-spacing="false" style:line-height-at-least="0.529cm" fo:orphans="2" fo:widows="2" fo:text-indent="0cm" style:auto-text-indent="false" fo:padding="0cm" fo:border="none"/>
    </style:style>
    <style:style style:name="P67" style:family="paragraph" style:parent-style-name="Heading_20_3">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6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2844a2" style:language-asian="ja" style:country-asian="JP"/>
    </style:style>
    <style:style style:name="P6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70" style:family="paragraph" style:parent-style-name="Standard">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2844a2" style:language-asian="ja" style:country-asian="JP"/>
    </style:style>
    <style:style style:name="P72" style:family="paragraph" style:parent-style-name="Preformatted_20_Text">
      <style:paragraph-properties fo:margin-left="0cm" fo:margin-right="0cm" fo:margin-top="0cm" fo:margin-bottom="0cm" style:contextual-spacing="false" style:line-height-at-least="0.582cm" fo:padding="0cm" fo:border="none"/>
      <style:text-properties officeooo:rsid="002844a2" style:language-asian="ja" style:country-asian="JP"/>
    </style:style>
    <style:style style:name="P73"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4"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style:language-asian="ja" style:country-asian="JP"/>
    </style:style>
    <style:style style:name="P75" style:family="paragraph" style:parent-style-name="Heading_20_2">
      <style:text-properties officeooo:rsid="002de395" officeooo:paragraph-rsid="002de395" style:language-asian="ja" style:country-asian="JP"/>
    </style:style>
    <style:style style:name="P76"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77"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78" style:family="paragraph" style:parent-style-name="Standard">
      <style:paragraph-properties fo:margin-left="0cm" fo:margin-right="0cm" fo:margin-top="0cm" fo:margin-bottom="0cm" style:contextual-spacing="false" style:line-height-at-least="0.529cm" fo:text-indent="0cm" style:auto-text-indent="false"/>
      <style:text-properties fo:color="#cccccc" loext:opacity="100%" style:font-name="Consolas" fo:font-size="10.5pt" fo:font-weight="normal" officeooo:rsid="002844a2" officeooo:paragraph-rsid="002844a2" fo:background-color="#1f1f1f" style:language-asian="ja" style:country-asian="JP"/>
    </style:style>
    <style:style style:name="P79" style:family="paragraph" style:parent-style-name="Standard">
      <style:paragraph-properties style:line-height-at-least="0.503cm"/>
    </style:style>
    <style:style style:name="P80" style:family="paragraph" style:parent-style-name="Standard">
      <style:paragraph-properties fo:margin-left="0cm" fo:margin-right="0cm" style:line-height-at-least="0.503cm" fo:text-indent="0cm" style:auto-text-indent="false"/>
      <style:text-properties fo:color="#6a9955" loext:opacity="100%" fo:background-color="#1f1f1f"/>
    </style:style>
    <style:style style:name="P81" style:family="paragraph" style:parent-style-name="Heading_20_4">
      <style:paragraph-properties fo:margin-left="0cm" fo:margin-right="0cm" fo:margin-top="0cm" fo:margin-bottom="0cm" style:contextual-spacing="false" style:line-height-at-least="0.529cm" fo:text-indent="0cm" style:auto-text-indent="false" fo:break-before="page"/>
      <style:text-properties fo:font-variant="normal" fo:text-transform="none" fo:color="#e2e2e5" loext:opacity="100%" style:font-name="Google Sans" fo:font-size="12pt" fo:letter-spacing="normal" fo:font-style="normal" fo:font-weight="normal" officeooo:rsid="002844a2" officeooo:paragraph-rsid="002844a2" style:language-asian="ja" style:country-asian="JP"/>
    </style:style>
    <style:style style:name="P82"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style:font-name="Google Sans Text" fo:font-size="10.5pt" loext:padding-left="0cm" loext:padding-right="0cm" loext:padding-top="0.049cm" loext:padding-bottom="0.049cm" loext:border-left="none" loext:border-right="none" loext:border-top="0.74pt solid #1a1c1e" loext:border-bottom="0.74pt solid #1a1c1e"/>
    </style:style>
    <style:style style:name="P8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P8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5" style:family="paragraph" style:parent-style-name="Preformatted_20_Text">
      <style:paragraph-properties fo:margin-left="0cm" fo:margin-right="0cm" fo:margin-top="0cm" fo:margin-bottom="0cm" style:contextual-spacing="false" style:line-height-at-least="0.582cm"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6" style:family="paragraph" style:parent-style-name="Heading_20_4">
      <style:paragraph-properties fo:margin-left="0cm" fo:margin-right="0cm" fo:margin-top="0cm" fo:margin-bottom="0cm" style:contextual-spacing="false" style:line-height-at-least="0.635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87"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Text" fo:font-size="10.5pt" fo:letter-spacing="normal" fo:font-style="normal" fo:font-weight="normal" style:font-size-asian="12pt" style:font-name-complex="Arial"/>
    </style:style>
    <style:style style:name="P88" style:family="paragraph" style:parent-style-name="Contents_20_2">
      <style:paragraph-properties fo:margin-left="0cm" fo:margin-right="0cm" fo:orphans="2" fo:widows="2" fo:text-indent="0cm" style:auto-text-indent="false"/>
    </style:style>
    <style:style style:name="P89" style:family="paragraph" style:parent-style-name="Standard">
      <style:paragraph-properties fo:margin-left="0cm" fo:margin-right="0cm" fo:orphans="2" fo:widows="2" fo:text-indent="0cm" style:auto-text-indent="false"/>
    </style:style>
    <style:style style:name="P9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text-properties style:font-size-asian="12pt" style:font-name-complex="Arial"/>
    </style:style>
    <style:style style:name="P91"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text-properties style:font-size-asian="12pt" style:font-name-complex="Arial"/>
    </style:style>
    <style:style style:name="P9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93"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style>
    <style:style style:name="P94" style:family="paragraph" style:parent-style-name="Standard">
      <style:paragraph-properties fo:margin-left="0cm" fo:margin-right="0cm" fo:text-indent="0cm" style:auto-text-indent="false">
        <style:tab-stops>
          <style:tab-stop style:position="16.501cm" style:type="right" style:leader-style="dotted" style:leader-text="."/>
        </style:tab-stops>
      </style:paragraph-properties>
    </style:style>
    <style:style style:name="P95"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style>
    <style:style style:name="P96"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style>
    <style:style style:name="P97" style:family="paragraph" style:parent-style-name="Text_20_body">
      <style:paragraph-properties fo:margin-left="0cm" fo:margin-right="0cm" fo:text-indent="0cm" style:auto-text-indent="false">
        <style:tab-stops>
          <style:tab-stop style:position="16.501cm" style:type="right" style:leader-style="dotted" style:leader-text="."/>
        </style:tab-stops>
      </style:paragraph-properties>
    </style:style>
    <style:style style:name="P98" style:family="paragraph" style:parent-style-name="Heading_20_3">
      <style:paragraph-properties fo:margin-left="0cm" fo:margin-right="0cm"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6.5pt" fo:letter-spacing="normal" fo:font-style="normal" fo:font-weight="normal"/>
    </style:style>
    <style:style style:name="P99"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2844a2" officeooo:paragraph-rsid="002844a2" style:language-asian="ja" style:country-asian="JP"/>
    </style:style>
    <style:style style:name="P100" style:family="paragraph" style:parent-style-name="Text_20_body" style:list-style-name="L9">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2844a2" style:language-asian="ja" style:country-asian="JP"/>
    </style:style>
    <style:style style:name="P10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102"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2844a2" officeooo:paragraph-rsid="002844a2" style:language-asian="ja" style:country-asian="JP"/>
    </style:style>
    <style:style style:name="P103"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officeooo:rsid="002844a2" style:language-asian="ja" style:country-asian="JP"/>
    </style:style>
    <style:style style:name="P10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2844a2" style:language-asian="ja" style:country-asian="JP"/>
    </style:style>
    <style:style style:name="P10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2844a2" style:language-asian="ja" style:country-asian="JP"/>
    </style:style>
    <style:style style:name="P106"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383013" officeooo:paragraph-rsid="00383013" style:language-asian="ja" style:country-asian="JP"/>
    </style:style>
    <style:style style:name="P107"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officeooo:rsid="00383013" officeooo:paragraph-rsid="00383013" style:language-asian="ja" style:country-asian="JP"/>
    </style:style>
    <style:style style:name="P108" style:family="paragraph" style:parent-style-name="Text_20_body" style:list-style-name="L10">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383013" style:language-asian="ja" style:country-asian="JP"/>
    </style:style>
    <style:style style:name="P109"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officeooo:rsid="00383013" style:language-asian="ja" style:country-asian="JP"/>
    </style:style>
    <style:style style:name="P110"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officeooo:rsid="00383013" style:language-asian="ja" style:country-asian="JP"/>
    </style:style>
    <style:style style:name="P11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383013" style:language-asian="ja" style:country-asian="JP"/>
    </style:style>
    <style:style style:name="P11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383013" style:language-asian="ja" style:country-asian="JP"/>
    </style:style>
    <style:style style:name="P113"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loext:padding="0cm" loext:border="none"/>
    </style:style>
    <style:style style:name="P114"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383013" style:language-asian="ja" style:country-asian="JP" loext:padding="0cm" loext:border="none"/>
    </style:style>
    <style:style style:name="P115"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383013" officeooo:paragraph-rsid="00383013" style:language-asian="ja" style:country-asian="JP"/>
    </style:style>
    <style:style style:name="P11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style:style>
    <style:style style:name="P11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8"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officeooo:rsid="00383013" style:language-asian="ja" style:country-asian="JP"/>
    </style:style>
    <style:style style:name="P120" style:family="paragraph" style:parent-style-name="Heading_20_4">
      <style:text-properties officeooo:paragraph-rsid="00383013"/>
    </style:style>
    <style:style style:name="P121" style:family="paragraph" style:parent-style-name="Text_20_body">
      <style:text-properties officeooo:paragraph-rsid="00383013"/>
    </style:style>
    <style:style style:name="P12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ext-properties fo:font-variant="normal" fo:text-transform="none" fo:color="#e2e2e5" loext:opacity="100%" style:font-name="Google Sans" fo:font-size="12pt" fo:letter-spacing="normal" fo:font-style="normal" fo:font-weight="normal"/>
    </style:style>
    <style:style style:name="P123"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4" style:family="paragraph" style:parent-style-name="Text_20_body">
      <style:paragraph-properties fo:margin-left="0cm" fo:margin-right="0cm" fo:margin-top="0cm" fo:margin-bottom="0cm" style:contextual-spacing="false" fo:text-indent="0cm" style:auto-text-indent="false"/>
    </style:style>
    <style:style style:name="P125" style:family="paragraph" style:parent-style-name="Heading_20_3">
      <style:text-properties fo:font-variant="normal" fo:text-transform="none" fo:color="#e2e2e5" loext:opacity="100%" style:font-name="Google Sans" fo:font-size="16.5pt" fo:letter-spacing="normal" fo:font-style="normal" fo:font-weight="normal"/>
    </style:style>
    <style:style style:name="P12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fo:letter-spacing="normal"/>
    </style:style>
    <style:style style:name="P12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8" style:family="paragraph" style:parent-style-name="Standard">
      <style:paragraph-properties fo:margin-left="0cm" fo:margin-right="0cm" fo:text-indent="0cm" style:auto-text-indent="false"/>
    </style:style>
    <style:style style:name="P129"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style>
    <style:style style:name="P130" style:family="paragraph" style:parent-style-name="Text_20_body">
      <style:text-properties fo:font-variant="normal" fo:text-transform="none" fo:color="#e2e2e5" loext:opacity="100%" style:font-name="Google Sans Text" fo:font-size="10.5pt" fo:letter-spacing="normal" fo:font-style="normal" fo:font-weight="normal"/>
    </style:style>
    <style:style style:name="P13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style:style>
    <style:style style:name="P13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style:style>
    <style:style style:name="P133"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officeooo:paragraph-rsid="00447580"/>
    </style:style>
    <style:style style:name="P134"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47580"/>
    </style:style>
    <style:style style:name="P135" style:family="paragraph" style:parent-style-name="Standard">
      <style:paragraph-properties fo:margin-left="0cm" fo:margin-right="0cm" fo:text-indent="0cm" style:auto-text-indent="false"/>
      <style:text-properties officeooo:rsid="00447580" officeooo:paragraph-rsid="00447580"/>
    </style:style>
    <style:style style:name="P136" style:family="paragraph" style:parent-style-name="Preformatted_20_Text">
      <style:paragraph-properties fo:margin-left="0cm" fo:margin-right="0cm" fo:margin-top="0cm" fo:margin-bottom="0cm" style:contextual-spacing="false" style:line-height-at-least="0.582cm" fo:padding="0cm" fo:border="none"/>
      <style:text-properties officeooo:paragraph-rsid="004574ce"/>
    </style:style>
    <style:style style:name="P137"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574ce"/>
    </style:style>
    <style:style style:name="P138" style:family="paragraph" style:parent-style-name="Text_20_body" style:list-style-name="L12">
      <style:paragraph-properties fo:margin-left="0cm" fo:margin-right="0cm" fo:margin-top="0cm" fo:margin-bottom="0.079cm" style:contextual-spacing="false" style:line-height-at-least="0.529cm" fo:orphans="2" fo:widows="2" fo:text-indent="0cm" style:auto-text-indent="false" fo:padding="0cm" fo:border="none"/>
    </style:style>
    <style:style style:name="P139" style:family="paragraph" style:parent-style-name="Standard">
      <style:paragraph-properties fo:margin-left="0cm" fo:margin-right="0cm" fo:margin-top="0cm" fo:margin-bottom="0.476cm" style:contextual-spacing="false" style:line-height-at-least="0.529cm" fo:orphans="2" fo:widows="2" fo:text-indent="0cm" style:auto-text-indent="false"/>
    </style:style>
    <style:style style:name="P140" style:family="paragraph" style:parent-style-name="Text_20_body">
      <style:paragraph-properties fo:break-before="page"/>
    </style:style>
    <style:style style:name="P141" style:family="paragraph" style:parent-style-name="Heading_20_2">
      <style:paragraph-properties fo:keep-with-next="always"/>
    </style:style>
    <style:style style:name="P14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3"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Text" fo:font-size="10.5pt"/>
    </style:style>
    <style:style style:name="P144"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5"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Text" fo:font-size="10.5pt"/>
    </style:style>
    <style:style style:name="P146"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7" style:family="paragraph" style:parent-style-name="Text_20_body" style:list-style-name="L1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Text" fo:font-size="10.5pt"/>
    </style:style>
    <style:style style:name="P149"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50" style:family="paragraph" style:parent-style-name="Heading_20_2" style:list-style-name=""/>
    <style:style style:name="P15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Text" fo:font-size="10.5pt" fo:letter-spacing="normal" fo:font-style="normal" fo:font-weight="normal" officeooo:rsid="0048f804" officeooo:paragraph-rsid="0048f804"/>
    </style:style>
    <style:style style:name="P153"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54"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5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48f804"/>
    </style:style>
    <style:style style:name="P156"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7"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48f804"/>
    </style:style>
    <style:style style:name="P158" style:family="paragraph" style:parent-style-name="Preformatted_20_Text">
      <style:paragraph-properties fo:margin-left="0cm" fo:margin-right="0cm" fo:margin-top="0cm" fo:margin-bottom="0cm" style:contextual-spacing="false" style:line-height-at-least="0.582cm" fo:padding="0cm" fo:border="none"/>
      <style:text-properties officeooo:rsid="0048f804"/>
    </style:style>
    <style:style style:name="P159"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48f804" loext:padding="0cm" loext:border="none"/>
    </style:style>
    <style:style style:name="P160"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fo:font-size="16.5pt" fo:letter-spacing="normal" fo:font-style="normal" fo:font-weight="normal" officeooo:rsid="0048f804" officeooo:paragraph-rsid="0048f804"/>
    </style:style>
    <style:style style:name="P161"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62"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63" style:family="paragraph" style:parent-style-name="Text_20_body">
      <style:paragraph-properties fo:margin-left="0cm" fo:margin-right="0cm" fo:margin-top="0cm" fo:margin-bottom="0cm" style:contextual-spacing="false" fo:line-height="100%" fo:text-indent="0cm" style:auto-text-indent="false"/>
      <style:text-properties fo:color="#e2e2e5" loext:opacity="100%" style:font-name="Google Sans Text" fo:font-size="10.5pt" fo:letter-spacing="normal" fo:font-weight="normal" loext:padding="0cm" loext:border="none"/>
    </style:style>
    <style:style style:name="P164" style:family="paragraph" style:parent-style-name="Text_20_body">
      <style:paragraph-properties fo:margin-left="0cm" fo:margin-right="0cm" fo:margin-top="0cm" fo:margin-bottom="0cm" style:contextual-spacing="false" fo:line-height="100%" fo:text-indent="0cm" style:auto-text-indent="false"/>
    </style:style>
    <style:style style:name="P165"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style:font-name-asian="Google Sans Text" style:font-size-asian="10.5pt" style:font-weight-asian="normal" style:font-name-complex="Google Sans Text" style:font-size-complex="10.5pt" style:font-weight-complex="normal"/>
    </style:style>
    <style:style style:name="P166"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67" style:family="paragraph" style:parent-style-name="Text_20_body" style:list-style-name="L17">
      <style:paragraph-properties fo:margin-left="0cm" fo:margin-right="0cm" fo:margin-top="0cm" fo:margin-bottom="0.079cm" style:contextual-spacing="false" style:line-height-at-least="0.529cm" fo:orphans="2" fo:widows="2" fo:text-indent="0cm" style:auto-text-indent="false" fo:padding="0cm" fo:border="none"/>
    </style:style>
    <style:style style:name="P168"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169" style:family="paragraph" style:parent-style-name="Text_20_body" style:list-style-name="L18">
      <style:paragraph-properties fo:margin-left="0cm" fo:margin-right="0cm" fo:margin-top="0cm" fo:margin-bottom="0.079cm" style:contextual-spacing="false" style:line-height-at-least="0.529cm" fo:orphans="2" fo:widows="2" fo:text-indent="0cm" style:auto-text-indent="false" fo:padding="0cm" fo:border="none"/>
    </style:style>
    <style:style style:name="P170" style:family="paragraph" style:parent-style-name="Text_20_body">
      <style:paragraph-properties fo:margin-left="0cm" fo:margin-right="0cm" fo:orphans="2" fo:widows="2" fo:text-indent="0cm" style:auto-text-indent="false"/>
    </style:style>
    <style:style style:name="P171" style:family="paragraph" style:parent-style-name="Text_20_body" style:list-style-name="L19">
      <style:paragraph-properties fo:margin-left="0cm" fo:margin-right="0cm" fo:margin-top="0cm" fo:margin-bottom="0.079cm" style:contextual-spacing="false" style:line-height-at-least="0.529cm" fo:orphans="2" fo:widows="2" fo:text-indent="0cm" style:auto-text-indent="false" fo:padding="0cm" fo:border="none"/>
    </style:style>
    <style:style style:name="P172" style:family="paragraph" style:parent-style-name="Text_20_body" style:list-style-name="L20">
      <style:paragraph-properties fo:margin-left="0cm" fo:margin-right="0cm" fo:margin-top="0cm" fo:margin-bottom="0.079cm" style:contextual-spacing="false" style:line-height-at-least="0.529cm" fo:orphans="2" fo:widows="2" fo:text-indent="0cm" style:auto-text-indent="false" fo:padding="0cm" fo:border="none"/>
    </style:style>
    <style:style style:name="P173"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74" style:family="paragraph" style:parent-style-name="Text_20_body">
      <style:paragraph-properties fo:margin-left="0cm" fo:margin-right="0cm" fo:margin-top="0cm" fo:margin-bottom="0cm" style:contextual-spacing="false" fo:line-height="100%" fo:orphans="2" fo:widows="2" fo:text-indent="0cm" style:auto-text-indent="false"/>
      <style:text-properties fo:color="#e2e2e5" loext:opacity="100%" style:font-name="Google Sans Text" fo:font-size="10.5pt" fo:letter-spacing="normal" fo:font-weight="normal" loext:padding="0cm" loext:border="none"/>
    </style:style>
    <style:style style:name="P175" style:family="paragraph" style:parent-style-name="Heading_20_3">
      <style:paragraph-properties fo:margin-left="0cm" fo:margin-right="0cm" fo:margin-top="0cm" fo:margin-bottom="0.476cm" style:contextual-spacing="false" style:line-height-at-least="0.529cm" fo:orphans="2" fo:widows="2" fo:text-indent="0cm" style:auto-text-indent="false"/>
    </style:style>
    <style:style style:name="P17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7"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80"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style>
    <style:style style:name="P181"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82" style:family="paragraph" style:parent-style-name="Text_20_body">
      <style:text-properties officeooo:paragraph-rsid="004e5c2b"/>
    </style:style>
    <style:style style:name="T1" style:family="text">
      <style:text-properties fo:font-style="normal"/>
    </style:style>
    <style:style style:name="T2" style:family="text">
      <style:text-properties fo:font-variant="normal" fo:text-transform="none" fo:color="#f0f6fc" loext:opacity="100%" fo:letter-spacing="normal" officeooo:rsid="002f5d5a" style:language-asian="ja" style:country-asian="JP" loext:padding-left="0cm" loext:padding-right="0cm" loext:padding-top="0.635cm" loext:padding-bottom="0cm" loext:border-left="none" loext:border-right="none" loext:border-top="4.51pt solid #000000" loext:border-bottom="none"/>
    </style:style>
    <style:style style:name="T3" style:family="text">
      <style:text-properties officeooo:rsid="00406bdd"/>
    </style:style>
    <style:style style:name="T4" style:family="text">
      <style:text-properties officeooo:rsid="003db5b5"/>
    </style:style>
    <style:style style:name="T5" style:family="text">
      <style:text-properties officeooo:rsid="00406bdd" style:language-asian="ja" style:country-asian="JP"/>
    </style:style>
    <style:style style:name="T6" style:family="text">
      <style:text-properties officeooo:rsid="003c5a6e" style:language-asian="ja" style:country-asian="JP"/>
    </style:style>
    <style:style style:name="T7" style:family="text">
      <style:text-properties fo:font-variant="normal" fo:text-transform="none" fo:color="#f0f6fc" loext:opacity="100%" style:font-name="ui-monospace" fo:font-size="10.5pt" fo:letter-spacing="normal" fo:font-style="normal" fo:font-weight="normal" officeooo:rsid="003ebeaf" fo:background-color="#151b23" loext:char-shading-value="0" style:font-name-asian="NSimSun" style:font-size-asian="10pt" style:language-asian="ja" style:country-asian="JP" style:font-name-complex="Liberation Mono" style:font-size-complex="10pt" loext:padding="0cm" loext:border="none"/>
    </style:style>
    <style:style style:name="T8" style:family="text">
      <style:text-properties fo:font-variant="normal" fo:text-transform="none" fo:color="#f0f6fc" loext:opacity="100%" style:font-name="ui-monospace" fo:font-size="10.5pt" fo:letter-spacing="normal" fo:font-style="normal" fo:font-weight="normal" officeooo:rsid="0042bba1" fo:background-color="#151b23" loext:char-shading-value="0" style:font-name-asian="NSimSun" style:font-size-asian="10pt" style:language-asian="ja" style:country-asian="JP" style:font-name-complex="Liberation Mono" style:font-size-complex="10pt" loext:padding="0cm" loext:border="none"/>
    </style:style>
    <style:style style:name="T9" style:family="text">
      <style:text-properties officeooo:rsid="002f5d5a" style:language-asian="ja" style:country-asian="JP"/>
    </style:style>
    <style:style style:name="T10" style:family="text">
      <style:text-properties fo:font-variant="normal" fo:text-transform="none" fo:color="#e2e2e5" loext:opacity="100%" style:font-name="Google Sans" fo:font-size="16.5pt" fo:letter-spacing="normal" fo:font-style="normal" fo:font-weight="normal"/>
    </style:style>
    <style:style style:name="T11" style:family="text">
      <style:text-properties fo:font-variant="normal" fo:text-transform="none" fo:color="#e2e2e5" loext:opacity="100%" style:font-name="Google Sans Text" fo:font-size="10.5pt" fo:letter-spacing="normal" fo:font-style="normal" fo:font-weight="normal"/>
    </style:style>
    <style:style style:name="T12" style:family="text">
      <style:text-properties fo:font-variant="normal" fo:text-transform="none" fo:color="#e2e2e5" loext:opacity="100%" style:font-name="Google Sans Text" fo:font-size="10.5pt" fo:letter-spacing="normal" fo:font-style="normal" fo:font-weight="normal" officeooo:rsid="002f5d5a" style:language-asian="ja" style:country-asian="JP"/>
    </style:style>
    <style:style style:name="T13" style:family="text">
      <style:text-properties fo:font-variant="normal" fo:text-transform="none" fo:color="#e2e2e5" loext:opacity="100%" style:font-name="Google Sans Text" fo:font-size="10.5pt" fo:letter-spacing="normal" fo:font-style="normal" fo:font-weight="normal" officeooo:rsid="001d6574"/>
    </style:style>
    <style:style style:name="T14" style:family="text">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T15" style:family="text">
      <style:text-properties fo:color="#6cb6ff" loext:opacity="100%" style:font-name="Google Sans Text" fo:font-size="9.75pt" fo:letter-spacing="normal" fo:font-weight="normal" loext:padding="0cm" loext:border="none"/>
    </style:style>
    <style:style style:name="T16" style:family="text">
      <style:text-properties fo:color="#e2e2e5" loext:opacity="100%" style:font-name="Google Sans Text" fo:letter-spacing="normal" fo:font-weight="normal" loext:padding="0cm" loext:border="none"/>
    </style:style>
    <style:style style:name="T17" style:family="text">
      <style:text-properties fo:font-variant="normal" fo:text-transform="none" fo:color="#e2e2e5" loext:opacity="100%" fo:letter-spacing="normal" loext:padding="0cm" loext:border="none"/>
    </style:style>
    <style:style style:name="T18" style:family="text">
      <style:text-properties fo:font-variant="normal" fo:text-transform="none" fo:color="#e2e2e5" loext:opacity="100%" style:font-name="Google Sans Text" fo:letter-spacing="normal" fo:font-style="normal" fo:font-weight="normal" loext:padding="0cm" loext:border="none"/>
    </style:style>
    <style:style style:name="T19" style:family="text">
      <style:text-properties fo:font-variant="normal" fo:text-transform="none" style:font-name="Google Sans Text" fo:letter-spacing="normal" fo:font-style="normal" fo:font-weight="normal" loext:padding="0cm" loext:border="none"/>
    </style:style>
    <style:style style:name="T20" style:family="text">
      <style:text-properties fo:font-variant="normal" fo:text-transform="none" fo:color="#8ddb8c" loext:opacity="100%" style:font-name="Google Sans Text" fo:letter-spacing="normal" fo:font-style="normal" fo:font-weight="normal" loext:padding="0cm" loext:border="none"/>
    </style:style>
    <style:style style:name="T21" style:family="text">
      <style:text-properties fo:font-variant="normal" fo:text-transform="none" fo:color="#e2e2e5" loext:opacity="100%" fo:font-family="monospace" fo:font-size="9.75pt" fo:letter-spacing="normal" fo:font-style="normal" fo:font-weight="normal"/>
    </style:style>
    <style:style style:name="T22" style:family="text">
      <style:text-properties fo:font-variant="normal" fo:text-transform="none" fo:color="#6cb6ff" loext:opacity="100%" fo:font-family="monospace" fo:font-size="9.75pt" fo:letter-spacing="normal" fo:font-style="normal" fo:font-weight="normal"/>
    </style:style>
    <style:style style:name="T23" style:family="text">
      <style:text-properties fo:font-variant="normal" fo:text-transform="none" fo:color="#f47067" loext:opacity="100%" fo:font-family="monospace" fo:font-size="9.75pt" fo:letter-spacing="normal" fo:font-style="normal" fo:font-weight="normal"/>
    </style:style>
    <style:style style:name="T24" style:family="text">
      <style:text-properties fo:font-variant="normal" fo:text-transform="none" fo:color="#e2e2e5" loext:opacity="100%"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5" style:family="text">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6" style:family="text">
      <style:text-properties fo:color="#768390" loext:opacity="100%" style:font-name="Google Sans Text" fo:font-size="9.75pt" fo:letter-spacing="normal" fo:font-weight="normal" loext:padding="0cm" loext:border="none"/>
    </style:style>
    <style:style style:name="T27" style:family="text">
      <style:text-properties fo:font-variant="normal" fo:text-transform="none" fo:color="#f69d50" loext:opacity="100%" style:font-name="Google Sans Text" fo:font-size="9.75pt" fo:letter-spacing="normal" fo:font-style="normal" fo:font-weight="normal" loext:padding="0cm" loext:border="none"/>
    </style:style>
    <style:style style:name="T28" style:family="text">
      <style:text-properties fo:font-variant="normal" fo:text-transform="none" fo:color="#e2e2e5" loext:opacity="100%" style:font-name="Google Sans Text" fo:font-size="9.75pt" fo:letter-spacing="normal" fo:font-style="normal" fo:font-weight="normal" loext:padding="0cm" loext:border="none"/>
    </style:style>
    <style:style style:name="T29" style:family="text">
      <style:text-properties fo:font-variant="normal" fo:text-transform="none" fo:color="#96d0ff" loext:opacity="100%" style:font-name="Google Sans Text" fo:font-size="9.75pt" fo:letter-spacing="normal" fo:font-style="normal" fo:font-weight="normal" loext:padding="0cm" loext:border="none"/>
    </style:style>
    <style:style style:name="T30" style:family="text">
      <style:text-properties fo:font-variant="normal" fo:text-transform="none" fo:color="#f47067" loext:opacity="100%" style:font-name="Google Sans Text" fo:font-size="9.75pt" fo:letter-spacing="normal" fo:font-style="normal" fo:font-weight="normal" loext:padding="0cm" loext:border="none"/>
    </style:style>
    <style:style style:name="T31" style:family="text">
      <style:text-properties fo:font-variant="normal" fo:text-transform="none" fo:color="#768390" loext:opacity="100%" style:font-name="Google Sans Text" fo:font-size="9.75pt" fo:letter-spacing="normal" fo:font-style="normal" fo:font-weight="normal" loext:padding="0cm" loext:border="none"/>
    </style:style>
    <style:style style:name="T32" style:family="text">
      <style:text-properties fo:font-variant="normal" fo:text-transform="none" fo:color="#6cb6ff" loext:opacity="100%" style:font-name="Google Sans Text" fo:font-size="9.75pt" fo:letter-spacing="normal" fo:font-style="normal" fo:font-weight="normal" loext:padding="0cm" loext:border="none"/>
    </style:style>
    <style:style style:name="T33" style:family="text">
      <style:text-properties fo:font-variant="normal" fo:text-transform="none" fo:color="#adbac7" loext:opacity="100%" style:font-name="Google Sans Text" fo:font-size="9.75pt" fo:letter-spacing="normal" fo:font-style="normal" fo:font-weight="normal" loext:padding="0cm" loext:border="none"/>
    </style:style>
    <style:style style:name="T34" style:family="text">
      <style:text-properties fo:font-variant="normal" fo:text-transform="none" fo:color="#8ddb8c" loext:opacity="100%" style:font-name="Google Sans Text" fo:font-size="9.75pt" fo:letter-spacing="normal" fo:font-style="normal" fo:font-weight="normal" loext:padding="0cm" loext:border="none"/>
    </style:style>
    <style:style style:name="T35" style:family="text">
      <style:text-properties fo:font-variant="normal" fo:text-transform="none" fo:color="#e2e2e5" loext:opacity="100%" fo:letter-spacing="normal" style:font-name-asian="Google Sans Text" style:font-size-asian="9.75pt" style:font-style-asian="normal" style:font-weight-asian="normal" loext:padding="0cm" loext:border="none"/>
    </style:style>
    <style:style style:name="T36" style:family="text">
      <style:text-properties fo:font-variant="normal" fo:text-transform="none" fo:color="#e2e2e5" loext:opacity="100%" style:font-name="Google Sans Text" fo:font-size="10.5pt" fo:letter-spacing="normal" fo:font-style="normal" fo:font-weight="bold"/>
    </style:style>
    <style:style style:name="T37" style:family="text">
      <style:text-properties fo:font-variant="normal" fo:text-transform="none" fo:color="#e2e2e5" loext:opacity="100%" style:font-name="DM Mono" fo:font-size="9.75pt" fo:letter-spacing="normal" fo:font-style="normal" fo:font-weight="bold" loext:padding-left="0cm" loext:padding-right="0cm" loext:padding-top="0.049cm" loext:padding-bottom="0.049cm" loext:border-left="none" loext:border-right="none" loext:border-top="0.74pt solid #1a1c1e" loext:border-bottom="0.74pt solid #1a1c1e"/>
    </style:style>
    <style:style style:name="T38" style:family="text">
      <style:text-properties fo:color="#e2e2e5" loext:opacity="100%" style:font-name="Google Sans Text" fo:font-size="9.75pt" fo:letter-spacing="normal" fo:font-weight="normal" loext:padding="0cm" loext:border="none"/>
    </style:style>
    <style:style style:name="T39" style:family="text">
      <style:text-properties fo:color="#8ddb8c" loext:opacity="100%" style:font-name="Google Sans Text" fo:font-size="9.75pt" fo:letter-spacing="normal" fo:font-weight="normal" loext:padding="0cm" loext:border="none"/>
    </style:style>
    <style:style style:name="T40" style:family="text">
      <style:text-properties fo:font-style="italic"/>
    </style:style>
    <style:style style:name="T41" style:family="text">
      <style:text-properties officeooo:rsid="0030e97d" style:language-asian="ja" style:country-asian="JP"/>
    </style:style>
    <style:style style:name="T42" style:family="text">
      <style:text-properties style:font-name="Google Sans Text" fo:font-size="9.75pt" fo:letter-spacing="normal" fo:font-weight="normal" loext:padding="0cm" loext:border="none"/>
    </style:style>
    <style:style style:name="T43" style:family="text">
      <style:text-properties fo:color="#96d0ff" loext:opacity="100%" style:font-name="Google Sans Text" fo:font-size="9.75pt" fo:letter-spacing="normal" fo:font-weight="normal" loext:padding="0cm" loext:border="none"/>
    </style:style>
    <style:style style:name="T44" style:family="text">
      <style:text-properties fo:letter-spacing="normal" loext:padding="0cm" loext:border="none"/>
    </style:style>
    <style:style style:name="T45" style:family="text">
      <style:text-properties fo:color="#768390" loext:opacity="100%" fo:letter-spacing="normal" loext:padding="0cm" loext:border="none"/>
    </style:style>
    <style:style style:name="T46" style:family="text">
      <style:text-properties fo:font-family="'Google Symbols'" fo:font-size="15pt"/>
    </style:style>
    <style:style style:name="T47" style:family="text">
      <style:text-properties style:font-name="Google Sans Text" fo:font-size="10.5pt"/>
    </style:style>
    <style:style style:name="T48" style:family="text">
      <style:text-properties fo:font-variant="normal" fo:text-transform="none" fo:color="#87a9ff" loext:opacity="100%" style:text-line-through-style="none" style:text-line-through-type="none" style:font-name="Google Sans Text" fo:font-size="10.5pt" fo:letter-spacing="normal" fo:font-style="normal" style:text-underline-style="none" fo:font-weight="bold" style:text-blinking="false"/>
    </style:style>
    <style:style style:name="T49" style:family="text">
      <style:text-properties fo:color="#f69d50" loext:opacity="100%" style:font-name="Google Sans Text" fo:font-size="9.75pt" fo:letter-spacing="normal" fo:font-weight="normal" loext:padding="0cm" loext:border="none"/>
    </style:style>
    <style:style style:name="T50" style:family="text">
      <style:text-properties fo:font-variant="normal" fo:text-transform="none" fo:color="#e2e2e5" loext:opacity="100%" style:font-name="Google Sans" fo:font-size="16.5pt" fo:letter-spacing="normal" fo:font-style="normal" fo:font-weight="normal" loext:padding="0cm" loext:border="none"/>
    </style:style>
    <style:style style:name="T51" style:family="text">
      <style:text-properties fo:color="#768390" loext:opacity="100%" style:font-name="Google Sans Text" fo:letter-spacing="normal" fo:font-weight="normal" loext:padding="0cm" loext:border="none"/>
    </style:style>
    <style:style style:name="T52" style:family="text">
      <style:text-properties style:font-name="Google Sans Text" fo:letter-spacing="normal" fo:font-weight="normal" loext:padding="0cm" loext:border="none"/>
    </style:style>
    <style:style style:name="T53" style:family="text">
      <style:text-properties fo:color="#96d0ff" loext:opacity="100%" style:font-name="Google Sans Text" fo:letter-spacing="normal" fo:font-weight="normal" loext:padding="0cm" loext:border="none"/>
    </style:style>
    <style:style style:name="T54" style:family="text">
      <style:text-properties officeooo:rsid="002de395" style:language-asian="ja" style:country-asian="JP"/>
    </style:style>
    <style:style style:name="T55" style:family="text">
      <style:text-properties fo:font-weight="normal" officeooo:rsid="002844a2" style:language-asian="ja" style:country-asian="JP"/>
    </style:style>
    <style:style style:name="T56" style:family="text">
      <style:text-properties fo:color="#808080" loext:opacity="100%"/>
    </style:style>
    <style:style style:name="T57" style:family="text">
      <style:text-properties fo:color="#569cd6" loext:opacity="100%"/>
    </style:style>
    <style:style style:name="T58" style:family="text">
      <style:text-properties fo:color="#9cdcfe" loext:opacity="100%"/>
    </style:style>
    <style:style style:name="T59" style:family="text">
      <style:text-properties fo:color="#ce9178" loext:opacity="100%"/>
    </style:style>
    <style:style style:name="T60" style:family="text">
      <style:text-properties fo:color="#808080" loext:opacity="100%" style:font-name="Consolas" fo:font-size="10.5pt" fo:font-weight="normal"/>
    </style:style>
    <style:style style:name="T61" style:family="text">
      <style:text-properties fo:color="#569cd6" loext:opacity="100%" style:font-name="Consolas" fo:font-size="10.5pt" fo:font-weight="normal"/>
    </style:style>
    <style:style style:name="T62" style:family="text">
      <style:text-properties style:font-name="Consolas" fo:font-size="10.5pt" fo:font-weight="normal"/>
    </style:style>
    <style:style style:name="T63" style:family="text">
      <style:text-properties fo:color="#9cdcfe" loext:opacity="100%" style:font-name="Consolas" fo:font-size="10.5pt" fo:font-weight="normal"/>
    </style:style>
    <style:style style:name="T64" style:family="text">
      <style:text-properties fo:color="#ce9178" loext:opacity="100%" style:font-name="Consolas" fo:font-size="10.5pt" fo:font-weight="normal"/>
    </style:style>
    <style:style style:name="T65" style:family="text">
      <style:text-properties fo:color="#f44747" loext:opacity="100%" style:font-name="Consolas" fo:font-size="10.5pt" fo:font-weight="normal"/>
    </style:style>
    <style:style style:name="T66" style:family="text">
      <style:text-properties style:font-name-asian="Consolas" style:font-size-asian="10.5pt" style:font-weight-asian="normal"/>
    </style:style>
    <style:style style:name="T67" style:family="text">
      <style:text-properties fo:color="#d4d4d4" loext:opacity="100%"/>
    </style:style>
    <style:style style:name="T68" style:family="text">
      <style:text-properties fo:color="#dcdcaa" loext:opacity="100%"/>
    </style:style>
    <style:style style:name="T69" style:family="text">
      <style:text-properties fo:color="#6a9955" loext:opacity="100%" style:font-name="Consolas" fo:font-size="10.5pt" fo:font-weight="normal"/>
    </style:style>
    <style:style style:name="T70" style:family="text">
      <style:text-properties fo:color="#4fc1ff" loext:opacity="100%" style:font-name="Consolas" fo:font-size="10.5pt" fo:font-weight="normal"/>
    </style:style>
    <style:style style:name="T71" style:family="text">
      <style:text-properties fo:color="#d4d4d4" loext:opacity="100%" style:font-name="Consolas" fo:font-size="10.5pt" fo:font-weight="normal"/>
    </style:style>
    <style:style style:name="T72" style:family="text">
      <style:text-properties fo:color="#6a9955" loext:opacity="100%"/>
    </style:style>
    <style:style style:name="T73" style:family="text">
      <style:text-properties fo:color="#4ec9b0" loext:opacity="100%" style:font-name="Consolas" fo:font-size="10.5pt" fo:font-weight="normal"/>
    </style:style>
    <style:style style:name="T74" style:family="text">
      <style:text-properties fo:color="#dcdcaa" loext:opacity="100%" style:font-name="Consolas" fo:font-size="10.5pt" fo:font-weight="normal"/>
    </style:style>
    <style:style style:name="T75" style:family="text">
      <style:text-properties fo:color="#c586c0" loext:opacity="100%" style:font-name="Consolas" fo:font-size="10.5pt" fo:font-weight="normal"/>
    </style:style>
    <style:style style:name="T76" style:family="text">
      <style:text-properties fo:color="#b5cea8" loext:opacity="100%" style:font-name="Consolas" fo:font-size="10.5pt" fo:font-weight="normal"/>
    </style:style>
    <style:style style:name="T77" style:family="text">
      <style:text-properties officeooo:rsid="00324d55"/>
    </style:style>
    <style:style style:name="T78" style:family="text">
      <style:text-properties fo:font-variant="normal" fo:text-transform="none" fo:color="#e2e2e5" loext:opacity="100%" fo:letter-spacing="normal" fo:font-style="normal" fo:font-weight="normal"/>
    </style:style>
    <style:style style:name="T79" style:family="text">
      <style:text-properties fo:font-variant="normal" fo:text-transform="none" fo:color="#e2e2e5" loext:opacity="100%" style:font-name="DM Mono" fo:font-size="9.75pt" fo:letter-spacing="normal" fo:font-style="normal" fo:font-weight="normal"/>
    </style:style>
    <style:style style:name="T80" style:family="text">
      <style:text-properties fo:color="#8ddb8c" loext:opacity="100%" style:font-name="Google Sans Text" fo:letter-spacing="normal" fo:font-weight="normal" loext:padding="0cm" loext:border="none"/>
    </style:style>
    <style:style style:name="T81" style:family="text">
      <style:text-properties fo:font-variant="normal" fo:text-transform="none" fo:color="#6cb6ff" loext:opacity="100%" style:font-name="Google Sans Text" fo:letter-spacing="normal" fo:font-style="normal" fo:font-weight="normal" loext:padding="0cm" loext:border="none"/>
    </style:style>
    <style:style style:name="T82" style:family="text">
      <style:text-properties fo:font-variant="normal" fo:text-transform="none" fo:color="#f69d50" loext:opacity="100%" style:font-name="Google Sans Text" fo:letter-spacing="normal" fo:font-style="normal" fo:font-weight="normal" loext:padding="0cm" loext:border="none"/>
    </style:style>
    <style:style style:name="T83" style:family="text">
      <style:text-properties fo:font-variant="normal" fo:text-transform="none" fo:color="#96d0ff" loext:opacity="100%" style:font-name="Google Sans Text" fo:letter-spacing="normal" fo:font-style="normal" fo:font-weight="normal" loext:padding="0cm" loext:border="none"/>
    </style:style>
    <style:style style:name="T84" style:family="text">
      <style:text-properties fo:font-variant="normal" fo:text-transform="none" fo:color="#768390" loext:opacity="100%" style:font-name="Google Sans Text" fo:letter-spacing="normal" fo:font-style="normal" fo:font-weight="normal" loext:padding="0cm" loext:border="none"/>
    </style:style>
    <style:style style:name="T85" style:family="text">
      <style:text-properties fo:font-variant="normal" fo:text-transform="none" fo:color="#e2e2e5" loext:opacity="100%" fo:letter-spacing="normal"/>
    </style:style>
    <style:style style:name="T86" style:family="text">
      <style:text-properties fo:font-variant="normal" fo:text-transform="none" fo:color="#e2e2e5" loext:opacity="100%" style:font-name="Google Sans Text" fo:font-size="10.5pt" fo:letter-spacing="normal" fo:font-style="normal" fo:font-weight="normal" style:font-size-asian="12pt" style:font-name-complex="Arial"/>
    </style:style>
    <style:style style:name="T87" style:family="text">
      <style:text-properties fo:font-variant="normal" fo:text-transform="none" fo:color="#e2e2e5" loext:opacity="100%" style:font-name="DM Mono" fo:font-size="9.75pt" fo:letter-spacing="normal" fo:font-style="normal" fo:font-weight="normal" style:font-size-asian="12pt" style:font-name-complex="Arial" loext:padding-left="0cm" loext:padding-right="0cm" loext:padding-top="0.049cm" loext:padding-bottom="0.049cm" loext:border-left="none" loext:border-right="none" loext:border-top="0.74pt solid #1a1c1e" loext:border-bottom="0.74pt solid #1a1c1e"/>
    </style:style>
    <style:style style:name="T88" style:family="text">
      <style:text-properties fo:font-variant="normal" fo:text-transform="none" style:font-name="Google Sans Text" fo:font-size="10.5pt" fo:letter-spacing="normal" fo:font-style="normal" fo:font-weight="normal"/>
    </style:style>
    <style:style style:name="T89" style:family="text">
      <style:text-properties fo:font-variant="normal" fo:text-transform="none"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90" style:family="text">
      <style:text-properties fo:color="#f47067" loext:opacity="100%" style:font-name="Google Sans Text" fo:font-size="9.75pt" fo:letter-spacing="normal" fo:font-weight="normal" loext:padding="0cm" loext:border="none"/>
    </style:style>
    <style:style style:name="T91" style:family="text">
      <style:text-properties loext:padding-left="0cm" loext:padding-right="0cm" loext:padding-top="0.049cm" loext:padding-bottom="0.049cm" loext:border-left="none" loext:border-right="none" loext:border-top="0.74pt solid #1a1c1e" loext:border-bottom="0.74pt solid #1a1c1e"/>
    </style:style>
    <style:style style:name="T92" style:family="text">
      <style:text-properties style:font-name="Google Sans Text" fo:font-size="10.5pt" fo:letter-spacing="normal" fo:font-weight="normal"/>
    </style:style>
    <style:style style:name="T93" style:family="text">
      <style:text-properties style:font-name="DM Mono" fo:font-size="9.75pt" fo:letter-spacing="normal" fo:font-weight="normal" loext:padding-left="0cm" loext:padding-right="0cm" loext:padding-top="0.049cm" loext:padding-bottom="0.049cm" loext:border-left="none" loext:border-right="none" loext:border-top="0.74pt solid #1a1c1e" loext:border-bottom="0.74pt solid #1a1c1e"/>
    </style:style>
    <style:style style:name="T94" style:family="text">
      <style:text-properties fo:letter-spacing="normal" style:font-name-asian="Google Sans Text" style:font-size-asian="9.75pt" style:font-weight-asian="normal" loext:padding="0cm" loext:border="none"/>
    </style:style>
    <style:style style:name="T95" style:family="text">
      <style:text-properties fo:color="#e2e2e5" loext:opacity="100%" fo:letter-spacing="normal" loext:padding="0cm" loext:border="none"/>
    </style:style>
    <style:style style:name="T96" style:family="text">
      <style:text-properties style:font-name="Google Sans Text" fo:font-size="10.5pt" fo:font-style="normal" fo:font-weight="normal"/>
    </style:style>
    <style:style style:name="T97" style:family="text">
      <style:text-properties officeooo:rsid="00447580"/>
    </style:style>
    <style:style style:name="T98" style:family="text">
      <style:text-properties fo:font-size="18pt" style:font-size-asian="18pt" style:font-size-complex="18pt"/>
    </style:style>
    <style:style style:name="T99" style:family="text">
      <style:text-properties fo:font-variant="normal" fo:text-transform="none" fo:letter-spacing="normal" loext:padding="0cm" loext:border="none"/>
    </style:style>
    <style:style style:name="T100" style:family="text">
      <style:text-properties fo:font-variant="normal" fo:text-transform="none" style:font-name="Google Sans Text" fo:font-size="9.75pt" fo:letter-spacing="normal" fo:font-style="normal" fo:font-weight="normal" loext:padding="0cm" loext:border="none"/>
    </style:style>
    <style:style style:name="T101" style:family="text">
      <style:text-properties fo:font-variant="normal" fo:text-transform="none" fo:letter-spacing="normal" style:font-name-asian="Google Sans Text" style:font-size-asian="9.75pt" style:font-style-asian="normal" style:font-weight-asian="normal" loext:padding="0cm" loext:border="none"/>
    </style:style>
    <style:style style:name="T102" style:family="text">
      <style:text-properties style:font-name="DM Mono" fo:font-size="9.75pt" fo:font-weight="normal" loext:padding-left="0cm" loext:padding-right="0cm" loext:padding-top="0.049cm" loext:padding-bottom="0.049cm" loext:border-left="none" loext:border-right="none" loext:border-top="0.74pt solid #1a1c1e" loext:border-bottom="0.74pt solid #1a1c1e"/>
    </style:style>
    <style:style style:name="T103" style:family="text">
      <style:text-properties officeooo:rsid="00470e7a"/>
    </style:style>
    <style:style style:name="T104" style:family="text">
      <style:text-properties fo:font-weight="normal" style:font-weight-asian="normal" style:font-weight-complex="normal"/>
    </style:style>
    <style:style style:name="T105" style:family="text">
      <style:text-properties style:font-name="Liberation Sans" officeooo:rsid="00470e7a" style:font-name-asian="Noto Sans SC" style:font-name-complex="Arial1"/>
    </style:style>
    <style:style style:name="T106" style:family="text">
      <style:text-properties style:font-name="Liberation Sans" style:font-name-asian="Noto Sans SC" style:font-name-complex="Arial1"/>
    </style:style>
    <style:style style:name="T107" style:family="text">
      <style:text-properties fo:font-variant="normal" fo:text-transform="none" fo:color="#e2e2e5" loext:opacity="100%" fo:letter-spacing="normal" style:font-name-asian="Google Sans Text" style:font-size-asian="10.5pt" style:font-style-asian="normal" style:font-weight-asian="normal"/>
    </style:style>
    <style:style style:name="T108" style:family="text">
      <style:text-properties fo:font-variant="normal" fo:text-transform="none" fo:letter-spacing="normal" fo:font-style="normal" fo:font-weight="normal"/>
    </style:style>
    <style:style style:name="T109" style:family="text">
      <style:text-properties fo:font-variant="normal" fo:text-transform="none" fo:letter-spacing="normal" style:font-name-asian="Google Sans Text" style:font-size-asian="10.5pt" style:font-style-asian="normal" style:font-weight-asian="normal"/>
    </style:style>
    <style:style style:name="T110" style:family="text">
      <style:text-properties fo:color="#dcbdfb" loext:opacity="100%" style:font-name="Google Sans Text" fo:font-size="9.75pt" fo:letter-spacing="normal" fo:font-weight="normal" loext:padding="0cm" loext:border="none"/>
    </style:style>
    <style:style style:name="T111" style:family="text">
      <style:text-properties fo:color="#adbac7" loext:opacity="100%" style:font-name="Google Sans Text" fo:font-size="9.75pt" fo:letter-spacing="normal" fo:font-weight="normal" loext:padding="0cm" loext:border="none"/>
    </style:style>
    <style:style style:name="T112" style:family="text">
      <style:text-properties fo:font-variant="normal" fo:text-transform="none" fo:font-family="'Google Symbols'" fo:font-size="15pt" fo:font-style="normal"/>
    </style:style>
    <style:style style:name="T113" style:family="text">
      <style:text-properties fo:color="#e2e2e5" loext:opacity="100%" style:font-name="Google Sans Text" fo:font-size="10.5pt" fo:letter-spacing="normal" fo:font-weight="normal" loext:padding="0cm" loext:border="none"/>
    </style:style>
    <style:style style:name="T114" style:family="text">
      <style:text-properties fo:color="#87a9ff" loext:opacity="100%" style:text-line-through-style="none" style:text-line-through-type="none" style:font-name="Google Sans Text" fo:font-size="10.5pt" fo:letter-spacing="normal" style:text-underline-style="none" fo:font-weight="bold" style:text-blinking="false" loext:padding="0cm" loext:border="none"/>
    </style:style>
    <style:style style:name="T115" style:family="text">
      <style:text-properties fo:font-variant="normal" fo:text-transform="none" fo:color="#e2e2e5" loext:opacity="100%" style:font-name="Google Sans Text" fo:font-size="10.5pt" fo:letter-spacing="normal" fo:font-style="normal" fo:font-weight="normal" loext:padding="0cm" loext:border="none"/>
    </style:style>
    <style:style style:name="T116" style:family="text">
      <style:text-properties fo:font-variant="normal" fo:text-transform="none" fo:color="#e2e2e5" loext:opacity="100%" style:font-name="Google Sans" fo:font-size="16.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117" style:family="text">
      <style:text-properties fo:color="#f69d50" loext:opacity="100%" style:font-name="Google Sans Text" fo:letter-spacing="normal" fo:font-weight="normal" loext:padding="0cm" loext:border="none"/>
    </style:style>
    <style:style style:name="T118" style:family="text">
      <style:text-properties fo:color="#f47067" loext:opacity="100%" style:font-name="Google Sans Text" fo:letter-spacing="normal" fo:font-weight="normal" loext:padding="0cm" loext:border="none"/>
    </style:style>
    <style:style style:name="T119" style:family="text">
      <style:text-properties fo:color="#dcbdfb" loext:opacity="100%" style:font-name="Google Sans Text" fo:letter-spacing="normal" fo:font-weight="normal" loext:padding="0cm" loext:border="none"/>
    </style:style>
    <style:style style:name="T120" style:family="text">
      <style:text-properties fo:color="#adbac7" loext:opacity="100%" style:font-name="Google Sans Text" fo:letter-spacing="normal" fo:font-weight="normal" loext:padding="0cm" loext:border="none"/>
    </style:style>
    <style:style style:name="T121" style:family="text">
      <style:text-properties fo:color="#6cb6ff" loext:opacity="100%" style:font-name="Google Sans Text" fo:letter-spacing="normal" fo:font-weight="normal" loext:padding="0cm" loext:border="none"/>
    </style:style>
    <style:style style:name="T122" style:family="text">
      <style:text-properties officeooo:rsid="004e5c2b"/>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3877_1486969258" text:style-name="Index_20_Link" text:visited-style-name="Index_20_Link">Git<text:tab/>3</text:a></text:p>
          <text:p text:style-name="P3"><text:a xlink:type="simple" xlink:href="#__RefHeading___Toc3879_1486969258" text:style-name="Index_20_Link" text:visited-style-name="Index_20_Link">create a new repository on the command line<text:tab/>3</text:a></text:p>
          <text:p text:style-name="P3"><text:a xlink:type="simple" xlink:href="#__RefHeading___Toc3881_1486969258" text:style-name="Index_20_Link" text:visited-style-name="Index_20_Link"><text:s/>push an existing repository from the command line<text:tab/>3</text:a></text:p>
          <text:p text:style-name="P3"><text:a xlink:type="simple" xlink:href="#__RefHeading___Toc3883_1486969258" text:style-name="Index_20_Link" text:visited-style-name="Index_20_Link">create .gitignore<text:tab/>3</text:a></text:p>
          <text:p text:style-name="P4"><text:a xlink:type="simple" xlink:href="#__RefHeading___Toc3885_1486969258" text:style-name="Index_20_Link" text:visited-style-name="Index_20_Link">touch .gitignore<text:tab/>3</text:a></text:p>
          <text:p text:style-name="P4"><text:a xlink:type="simple" xlink:href="#__RefHeading___Toc3887_1486969258" text:style-name="Index_20_Link" text:visited-style-name="Index_20_Link">echo "node_modules/" &gt;&gt; .gitignore<text:tab/>3</text:a></text:p>
          <text:p text:style-name="P4"><text:a xlink:type="simple" xlink:href="#__RefHeading___Toc3889_1486969258" text:style-name="Index_20_Link" text:visited-style-name="Index_20_Link">$ cat &gt;&gt; .gitignore<text:tab/>3</text:a></text:p>
          <text:p text:style-name="P4"><text:a xlink:type="simple" xlink:href="#__RefHeading___Toc3891_1486969258" text:style-name="Index_20_Link" text:visited-style-name="Index_20_Link">doc<text:tab/>3</text:a></text:p>
          <text:p text:style-name="P4"><text:a xlink:type="simple" xlink:href="#__RefHeading___Toc3893_1486969258" text:style-name="Index_20_Link" text:visited-style-name="Index_20_Link">partials =&gt; contrôle d pour sortir<text:tab/>3</text:a></text:p>
          <text:p text:style-name="P3"><text:a xlink:type="simple" xlink:href="#__RefHeading___Toc3895_1486969258" text:style-name="Index_20_Link" text:visited-style-name="Index_20_Link">le fichier .gitconfig<text:tab/>3</text:a></text:p>
          <text:p text:style-name="P3"><text:a xlink:type="simple" xlink:href="#__RefHeading___Toc3897_1486969258" text:style-name="Index_20_Link" text:visited-style-name="Index_20_Link">Faire un commit<text:tab/>5</text:a></text:p>
          <text:p text:style-name="P4"><text:a xlink:type="simple" xlink:href="#__RefHeading___Toc3899_1486969258" text:style-name="Index_20_Link" text:visited-style-name="Index_20_Link">fredr@Ulysse MINGW64 /c/Fichiers_Users/funigo (main)<text:tab/>5</text:a></text:p>
          <text:p text:style-name="P4"><text:a xlink:type="simple" xlink:href="#__RefHeading___Toc3901_1486969258" text:style-name="Index_20_Link" text:visited-style-name="Index_20_Link">$ git commit -m "20250625 sans le menu hamburguer"<text:tab/>6</text:a></text:p>
          <text:p text:style-name="P3"><text:a xlink:type="simple" xlink:href="#__RefHeading___Toc3903_1486969258" text:style-name="Index_20_Link" text:visited-style-name="Index_20_Link">Faire un push<text:tab/>7</text:a></text:p>
          <text:p text:style-name="P4"><text:a xlink:type="simple" xlink:href="#__RefHeading___Toc3905_1486969258" text:style-name="Index_20_Link" text:visited-style-name="Index_20_Link">$ git remote add origin https://github.com/fredrob622/funigo_google_ai.git<text:tab/>7</text:a></text:p>
          <text:p text:style-name="P4"><text:a xlink:type="simple" xlink:href="#__RefHeading___Toc3907_1486969258" text:style-name="Index_20_Link" text:visited-style-name="Index_20_Link">$ git branch -M main<text:tab/>7</text:a></text:p>
          <text:p text:style-name="P4"><text:a xlink:type="simple" xlink:href="#__RefHeading___Toc3909_1486969258" text:style-name="Index_20_Link" text:visited-style-name="Index_20_Link">$ git push -u origin main<text:tab/>7</text:a></text:p>
          <text:p text:style-name="P2"><text:a xlink:type="simple" xlink:href="#__RefHeading___Toc23_1486969258" text:style-name="Index_20_Link" text:visited-style-name="Index_20_Link">La demande à Gemini<text:tab/>8</text:a></text:p>
          <text:p text:style-name="P2"><text:a xlink:type="simple" xlink:href="#__RefHeading___Toc25_1486969258" text:style-name="Index_20_Link" text:visited-style-name="Index_20_Link">1. Architecture et Prérequis<text:tab/>13</text:a></text:p>
          <text:p text:style-name="P2"><text:a xlink:type="simple" xlink:href="#__RefHeading___Toc216_1486969258" text:style-name="Index_20_Link" text:visited-style-name="Index_20_Link"><text:span text:style-name="T1">2. Structure des Fichiers du Projet</text:span><text:tab/>14</text:a></text:p>
          <text:p text:style-name="P2"><text:a xlink:type="simple" xlink:href="#__RefHeading___Toc27_1486969258" text:style-name="Index_20_Link" text:visited-style-name="Index_20_Link">3. Mise en place du Backend (Node.js &amp; Express)<text:tab/>15</text:a></text:p>
          <text:p text:style-name="P3"><text:a xlink:type="simple" xlink:href="#__RefHeading___Toc29_1486969258" text:style-name="Index_20_Link" text:visited-style-name="Index_20_Link">Étape A : Initialisation et Dépendances<text:tab/>15</text:a></text:p>
          <text:p text:style-name="P3"><text:a xlink:type="simple" xlink:href="#__RefHeading___Toc31_1486969258" text:style-name="Index_20_Link" text:visited-style-name="Index_20_Link">Étape B : Fichier .env<text:tab/>15</text:a></text:p>
          <text:p text:style-name="P3"><text:a xlink:type="simple" xlink:href="#__RefHeading___Toc33_1486969258" text:style-name="Index_20_Link" text:visited-style-name="Index_20_Link">Étape C : Fichier server.js<text:tab/>16</text:a></text:p>
          <text:p text:style-name="P4"><text:a xlink:type="simple" xlink:href="#__RefHeading___Toc694_1486969258" text:style-name="Index_20_Link" text:visited-style-name="Index_20_Link"><text:span text:style-name="T1">fichier server.js</text:span><text:tab/>16</text:a></text:p>
          <text:p text:style-name="P2"><text:a xlink:type="simple" xlink:href="#__RefHeading___Toc35_1486969258" text:style-name="Index_20_Link" text:visited-style-name="Index_20_Link">4. Conception du Frontend (EJS, HTML, CSS, JS)<text:tab/>19</text:a></text:p>
          <text:p text:style-name="P3"><text:a xlink:type="simple" xlink:href="#__RefHeading___Toc37_1486969258" text:style-name="Index_20_Link" text:visited-style-name="Index_20_Link">Étape A : Les "Partials" (header et footer)<text:tab/>19</text:a></text:p>
          <text:p text:style-name="P4"><text:a xlink:type="simple" xlink:href="#__RefHeading___Toc218_1486969258" text:style-name="Index_20_Link" text:visited-style-name="Index_20_Link"><text:span text:style-name="T1"><text:s/>fichier views/partials/header.ejs</text:span><text:tab/>19</text:a></text:p>
          <text:p text:style-name="P4"><text:a xlink:type="simple" xlink:href="#__RefHeading___Toc220_1486969258" text:style-name="Index_20_Link" text:visited-style-name="Index_20_Link"><text:s/><text:span text:style-name="T1">fichier views/partials/footer.ejs</text:span><text:tab/>20</text:a></text:p>
          <text:p text:style-name="P3"><text:a xlink:type="simple" xlink:href="#__RefHeading___Toc39_1486969258" text:style-name="Index_20_Link" text:visited-style-name="Index_20_Link">Étape C : NOUVEAU - public/kanji_trace.html<text:tab/>21</text:a></text:p>
          <text:p text:style-name="P4"><text:a xlink:type="simple" xlink:href="#__RefHeading___Toc696_1486969258" text:style-name="Index_20_Link" text:visited-style-name="Index_20_Link">Fichier public/kanji_trace.html<text:tab/>21</text:a></text:p>
          <text:p text:style-name="P4"><text:a xlink:type="simple" xlink:href="#__RefHeading___Toc222_1486969258" text:style-name="Index_20_Link" text:visited-style-name="Index_20_Link"><text:span text:style-name="T1">Formulaire et résultats pour les Kanji : views/pages/kanji_form.ejs</text:span><text:tab/>22</text:a></text:p>
          <text:p text:style-name="P3"><text:a xlink:type="simple" xlink:href="#__RefHeading___Toc41_1486969258" text:style-name="Index_20_Link" text:visited-style-name="Index_20_Link">Étape D : NOUVEAU - views/pages/region_form.ejs<text:tab/>23</text:a></text:p>
          <text:p text:style-name="P4"><text:a xlink:type="simple" xlink:href="#__RefHeading___Toc698_1486969258" text:style-name="Index_20_Link" text:visited-style-name="Index_20_Link"> Fichier views/pages/region_form.ejs<text:tab/>23</text:a></text:p>
          <text:p text:style-name="P4"><text:a xlink:type="simple" xlink:href="#__RefHeading___Toc224_1486969258" text:style-name="Index_20_Link" text:visited-style-name="Index_20_Link">Formulaire et affichage des résultats pour les régions.<text:tab/>23</text:a></text:p>
          <text:p text:style-name="P3"><text:a xlink:type="simple" xlink:href="#__RefHeading___Toc43_1486969258" text:style-name="Index_20_Link" text:visited-style-name="Index_20_Link">Étape C : CSS pour le style et le responsive<text:tab/>25</text:a></text:p>
          <text:p text:style-name="P4"><text:a xlink:type="simple" xlink:href="#__RefHeading___Toc226_1486969258" text:style-name="Index_20_Link" text:visited-style-name="Index_20_Link"><text:span text:style-name="T1">fichier public/css/style.css</text:span><text:tab/>25</text:a></text:p>
          <text:p text:style-name="P3"><text:a xlink:type="simple" xlink:href="#__RefHeading___Toc45_1486969258" text:style-name="Index_20_Link" text:visited-style-name="Index_20_Link">Étape D : JavaScript côté client pour les APIs<text:tab/>29</text:a></text:p>
          <text:p text:style-name="P4"><text:a xlink:type="simple" xlink:href="#__RefHeading___Toc228_1486969258" text:style-name="Index_20_Link" text:visited-style-name="Index_20_Link"><text:span text:style-name="T1">fichier public/js/main.js</text:span><text:tab/>29</text:a></text:p>
          <text:p text:style-name="P3"><text:a xlink:type="simple" xlink:href="#__RefHeading___Toc47_1486969258" text:style-name="Index_20_Link" text:visited-style-name="Index_20_Link"><text:span text:style-name="T1">5. Configuration Apache httpd-vhosts.conf (inchangée)</text:span><text:tab/>30</text:a></text:p>
          <text:p text:style-name="P2"><text:a xlink:type="simple" xlink:href="#__RefHeading___Toc49_1486969258" text:style-name="Index_20_Link" text:visited-style-name="Index_20_Link">6. Instructions pour lancer le projet<text:tab/>31</text:a></text:p>
          <text:p text:style-name="P2"><text:a xlink:type="simple" xlink:href="#__RefHeading___Toc51_1486969258" text:style-name="Index_20_Link" text:visited-style-name="Index_20_Link">7. Conception Complète du Site "Funigo" (Version Mise à Jour)<text:tab/>32</text:a></text:p>
          <text:p text:style-name="P3"><text:a xlink:type="simple" xlink:href="#__RefHeading___Toc53_1486969258" text:style-name="Index_20_Link" text:visited-style-name="Index_20_Link">1. Architecture et Prérequis<text:tab/>32</text:a></text:p>
          <text:p text:style-name="P3"><text:a xlink:type="simple" xlink:href="#__RefHeading___Toc55_1486969258" text:style-name="Index_20_Link" text:visited-style-name="Index_20_Link">2. Structure des Fichiers du Projet (Mise à Jour)<text:tab/>32</text:a></text:p>
          <text:p text:style-name="P2"><text:a xlink:type="simple" xlink:href="#__RefHeading___Toc57_1486969258" text:style-name="Index_20_Link" text:visited-style-name="Index_20_Link">. Backend (Node.js &amp; Express)<text:tab/>33</text:a></text:p>
          <text:p text:style-name="P3"><text:a xlink:type="simple" xlink:href="#__RefHeading___Toc59_1486969258" text:style-name="Index_20_Link" text:visited-style-name="Index_20_Link">Étape A : Fichier .env (inchangé)<text:tab/>33</text:a></text:p>
          <text:p text:style-name="P2"><text:a xlink:type="simple" xlink:href="#__RefHeading___Toc61_1486969258" text:style-name="Index_20_Link" text:visited-style-name="Index_20_Link">8.Correction pour avoir la météo et le taux du Yen<text:tab/>33</text:a></text:p>
          <text:p text:style-name="P4"><text:a xlink:type="simple" xlink:href="#__RefHeading___Toc3025_1486969258" text:style-name="Index_20_Link" text:visited-style-name="Index_20_Link">Fichier partials/header.js<text:tab/>33</text:a></text:p>
          <text:p text:style-name="P4"><text:a xlink:type="simple" xlink:href="#__RefHeading___Toc700_1486969258" text:style-name="Index_20_Link" text:visited-style-name="Index_20_Link"><text:soft-page-break/>Fichier js/main.js<text:tab/>34</text:a></text:p>
          <text:p text:style-name="P4"><text:a xlink:type="simple" xlink:href="#__RefHeading___Toc63_1486969258" text:style-name="Index_20_Link" text:visited-style-name="Index_20_Link">Étape B : Fichier server.js (mis à jour avec les nouvelles routes)<text:tab/>37</text:a></text:p>
          <text:p text:style-name="P2"><text:a xlink:type="simple" xlink:href="#__RefHeading___Toc3513_1486969258" text:style-name="Index_20_Link" text:visited-style-name="Index_20_Link">9 Changer présentation 1<text:tab/>40</text:a></text:p>
          <text:p text:style-name="P3"><text:a xlink:type="simple" xlink:href="#__RefHeading___Toc3515_1486969258" text:style-name="Index_20_Link" text:visited-style-name="Index_20_Link">Modification du fichier public/css/style.css<text:tab/>40</text:a></text:p>
          <text:p text:style-name="P4"><text:a xlink:type="simple" xlink:href="#__RefHeading___Toc3517_1486969258" text:style-name="Index_20_Link" text:visited-style-name="Index_20_Link">1. Fond d'écran principal<text:tab/>40</text:a></text:p>
          <text:p text:style-name="P4"><text:a xlink:type="simple" xlink:href="#__RefHeading___Toc3519_1486969258" text:style-name="Index_20_Link" text:visited-style-name="Index_20_Link">2. Contenu principal (avec fond semi-transparent)<text:tab/>40</text:a></text:p>
          <text:p text:style-name="P4"><text:a xlink:type="simple" xlink:href="#__RefHeading___Toc3521_1486969258" text:style-name="Index_20_Link" text:visited-style-name="Index_20_Link">3. Couleur des boîtes API<text:tab/>41</text:a></text:p>
          <text:p text:style-name="P4"><text:a xlink:type="simple" xlink:href="#__RefHeading___Toc3523_1486969258" text:style-name="Index_20_Link" text:visited-style-name="Index_20_Link">4. Mise en page du titre (Drapeau - Titre - Drapeau)<text:tab/>41</text:a></text:p>
          <text:p text:style-name="P3"><text:a xlink:type="simple" xlink:href="#__RefHeading___Toc3525_1486969258" text:style-name="Index_20_Link" text:visited-style-name="Index_20_Link">Fichier public/css/style.css complet et mis à jour<text:tab/>42</text:a></text:p>
          <text:p text:style-name="P2"><text:a xlink:type="simple" xlink:href="#__RefHeading___Toc3911_1486969258" text:style-name="Index_20_Link" text:visited-style-name="Index_20_Link">10 Pour les petits écrans réduire API pour pouvoir s'aligner horizontalement<text:tab/>47</text:a></text:p>
          <text:p text:style-name="P3"><text:a xlink:type="simple" xlink:href="#__RefHeading___Toc3913_1486969258" text:style-name="Index_20_Link" text:visited-style-name="Index_20_Link">Méthode 1 : Remplacer la section Responsive (Simple)<text:tab/>47</text:a></text:p>
          <text:p text:style-name="P4"><text:a xlink:type="simple" xlink:href="#__RefHeading___Toc3915_1486969258" text:style-name="Index_20_Link" text:visited-style-name="Index_20_Link"><text:span text:style-name="T1">Copiez ce bloc de code et remplacez la section @media à la fin de votre fichier public/css/style.css :</text:span><text:tab/>47</text:a></text:p>
          <text:p text:style-name="P3"><text:a xlink:type="simple" xlink:href="#__RefHeading___Toc3917_1486969258" text:style-name="Index_20_Link" text:visited-style-name="Index_20_Link">Méthode 2 : Fichier public/css/style.css complet (Pour être sûr)<text:tab/>48</text:a></text:p>
          <text:p text:style-name="P2"><text:a xlink:type="simple" xlink:href="#__RefHeading___Toc3919_1486969258" text:style-name="Index_20_Link" text:visited-style-name="Index_20_Link">11 Modification de la présentation onglet et taille<text:tab/>54</text:a></text:p>
          <text:p text:style-name="P3"><text:a xlink:type="simple" xlink:href="#__RefHeading___Toc3921_1486969258" text:style-name="Index_20_Link" text:visited-style-name="Index_20_Link">Étape 1 : Modification de views/partials/header.ejs (Alignement horizontal)<text:tab/>54</text:a></text:p>
          <text:p text:style-name="P4"><text:a xlink:type="simple" xlink:href="#__RefHeading___Toc3923_1486969258" text:style-name="Index_20_Link" text:visited-style-name="Index_20_Link">fichier views/partials/header.ejs<text:tab/>54</text:a></text:p>
          <text:p text:style-name="P3"><text:a xlink:type="simple" xlink:href="#__RefHeading___Toc3925_1486969258" text:style-name="Index_20_Link" text:visited-style-name="Index_20_Link">Étape 2 : Modification de public/css/style.css (Style du menu)<text:tab/>55</text:a></text:p>
          <text:p text:style-name="P4"><text:a xlink:type="simple" xlink:href="#__RefHeading___Toc3927_1486969258" text:style-name="Index_20_Link" text:visited-style-name="Index_20_Link">1. Indentation du sous-menu (la "tabulation")<text:tab/>55</text:a></text:p>
          <text:p text:style-name="P4"><text:a xlink:type="simple" xlink:href="#__RefHeading___Toc3929_1486969258" text:style-name="Index_20_Link" text:visited-style-name="Index_20_Link">public/css/style.css<text:tab/>55</text:a></text:p>
          <text:p text:style-name="P4"><text:a xlink:type="simple" xlink:href="#__RefHeading___Toc3931_1486969258" text:style-name="Index_20_Link" text:visited-style-name="Index_20_Link">2. Réduction de la taille pour les petits écrans<text:tab/>56</text:a></text:p>
          <text:p text:style-name="P3"><text:a xlink:type="simple" xlink:href="#__RefHeading___Toc3933_1486969258" text:style-name="Index_20_Link" text:visited-style-name="Index_20_Link">Fichier public/css/style.css complet et mis à jour<text:tab/>56</text:a></text:p>
          <text:p text:style-name="P3"><text:a xlink:type="simple" xlink:href="#__RefHeading___Toc3935_1486969258" text:style-name="Index_20_Link" text:visited-style-name="Index_20_Link">12 Pb de développement du sous-menu<text:tab/>60</text:a></text:p>
          <text:p text:style-name="P3"><text:a xlink:type="simple" xlink:href="#__RefHeading___Toc3937_1486969258" text:style-name="Index_20_Link" text:visited-style-name="Index_20_Link">La Solution<text:tab/>60</text:a></text:p>
          <text:p text:style-name="P4"><text:a xlink:type="simple" xlink:href="#__RefHeading___Toc3939_1486969258" text:style-name="Index_20_Link" text:visited-style-name="Index_20_Link">Étape 1 : Le Correctif (Simple)<text:tab/>60</text:a></text:p>
        </text:index-body>
      </text:table-of-content>
      <text:h text:style-name="P5" text:outline-level="2"><text:bookmark text:name="__RefHeading___Toc21_1486969258"/><text:span text:style-name="Strong_20_Emphasis"/></text:h>
      <text:h text:style-name="P6" text:outline-level="2"><text:span text:style-name="Strong_20_Emphasis"><text:span text:style-name="T2"/></text:span></text:h>
      <text:h text:style-name="Heading_20_2" text:outline-level="2"><text:bookmark-start text:name="__RefHeading___Toc3877_1486969258"/><text:span text:style-name="Strong_20_Emphasis">Git </text:span><text:bookmark-end text:name="__RefHeading___Toc3877_1486969258"/></text:h>
      <text:h text:style-name="Heading_20_3" text:outline-level="3"><text:bookmark-start text:name="__RefHeading___Toc3879_1486969258"/><text:span text:style-name="Strong_20_Emphasis"><text:span text:style-name="T3">C</text:span></text:span><text:span text:style-name="Strong_20_Emphasis">reate a new repository on the command line</text:span><text:bookmark-end text:name="__RefHeading___Toc3879_1486969258"/></text:h>
      <text:p text:style-name="P7"><text:bookmark text:name="empty-setup-new-repo-echo"/>echo "# funigo_google_ai" &gt;&gt; README.md</text:p>
      <text:p text:style-name="P7">git init</text:p>
      <text:p text:style-name="P7">git add README.md</text:p>
      <text:p text:style-name="P7">git commit -m "first commit"</text:p>
      <text:p text:style-name="P7">git branch -M main</text:p>
      <text:p text:style-name="P7">git remote add origin https://github.com/fredrob622/funigo_google_ai.git</text:p>
      <text:p text:style-name="P7">git push -u origin main</text:p>
      <text:h text:style-name="Heading_20_3" text:outline-level="3"><text:bookmark-start text:name="__RefHeading___Toc3881_1486969258"/><text:span text:style-name="T3">P</text:span>ush an existing repository from the command line<text:bookmark-end text:name="__RefHeading___Toc3881_1486969258"/></text:h>
      <text:p text:style-name="P7"><text:bookmark text:name="empty-setup-push-repo-echo"/>git remote add origin https://github.com/fredrob622/funigo_google_ai.git</text:p>
      <text:p text:style-name="P7">git branch -M main</text:p>
      <text:p text:style-name="P7">git pus<text:span text:style-name="T4">h</text:span> -u origin main</text:p>
      <text:p text:style-name="P7"/>
      <text:p text:style-name="P8"/>
      <text:h text:style-name="P9" text:outline-level="3"><text:bookmark-start text:name="__RefHeading___Toc3883_1486969258"/><text:span text:style-name="Strong_20_Emphasis"><text:span text:style-name="T5">C</text:span></text:span><text:span text:style-name="Strong_20_Emphasis"><text:span text:style-name="T6">reate .gitignore </text:span></text:span><text:bookmark-end text:name="__RefHeading___Toc3883_1486969258"/></text:h>
      <text:h text:style-name="Heading_20_4" text:outline-level="4"><text:bookmark-start text:name="__RefHeading___Toc3885_1486969258"/><text:span text:style-name="Strong_20_Emphasis">touch .gitignore</text:span><text:bookmark-end text:name="__RefHeading___Toc3885_1486969258"/></text:h>
      <text:h text:style-name="Heading_20_4" text:outline-level="4"><text:bookmark-start text:name="__RefHeading___Toc3887_1486969258"/><text:span text:style-name="Strong_20_Emphasis">echo "node_modules/" &gt;&gt; .gitignore</text:span><text:bookmark-end text:name="__RefHeading___Toc3887_1486969258"/></text:h>
      <text:p text:style-name="Text_20_body"><text:span text:style-name="Strong_20_Emphasis"/></text:p>
      <text:p text:style-name="P10"><text:span text:style-name="Strong_20_Emphasis"><text:span text:style-name="T7">ou</text:span></text:span></text:p>
      <text:h text:style-name="Heading_20_4" text:outline-level="4"><text:bookmark-start text:name="__RefHeading___Toc3889_1486969258"/><text:span text:style-name="Strong_20_Emphasis">$ cat &gt;&gt; .gitignore</text:span><text:bookmark-end text:name="__RefHeading___Toc3889_1486969258"/></text:h>
      <text:h text:style-name="Heading_20_4" text:outline-level="4"><text:bookmark-start text:name="__RefHeading___Toc3891_1486969258"/><text:span text:style-name="Strong_20_Emphasis">doc</text:span><text:bookmark-end text:name="__RefHeading___Toc3891_1486969258"/></text:h>
      <text:h text:style-name="Heading_20_4" text:outline-level="4"><text:bookmark-start text:name="__RefHeading___Toc3893_1486969258"/><text:span text:style-name="Strong_20_Emphasis">partials =&gt; contrôle d pour sortir </text:span><text:bookmark-end text:name="__RefHeading___Toc3893_1486969258"/></text:h>
      <text:h text:style-name="Heading_20_3" text:outline-level="3"><text:span text:style-name="Strong_20_Emphasis"/></text:h>
      <text:h text:style-name="Heading_20_3" text:outline-level="3"><text:bookmark-start text:name="__RefHeading___Toc3895_1486969258"/><text:span text:style-name="Strong_20_Emphasis"><text:span text:style-name="T3">L</text:span></text:span><text:span text:style-name="Strong_20_Emphasis">e fichier .gitconfig</text:span><text:bookmark-end text:name="__RefHeading___Toc3895_1486969258"/></text:h>
      <text:p text:style-name="P10"><text:span text:style-name="Strong_20_Emphasis"><text:span text:style-name="T7"/></text:span></text:p>
      <text:p text:style-name="P10"><text:span text:style-name="Strong_20_Emphasis"><text:span text:style-name="T7">$ cat ~/.gitconfig</text:span></text:span></text:p>
      <text:p text:style-name="P10"><text:span text:style-name="Strong_20_Emphasis"><text:span text:style-name="T7">[safe]</text:span></text:span></text:p>
      <text:p text:style-name="P10"><text:span text:style-name="Strong_20_Emphasis"><text:span text:style-name="T7"><text:s text:c="8"/>directory = C:/Fichiers_Users/funigo</text:span></text:span></text:p>
      <text:p text:style-name="P10"><text:span text:style-name="Strong_20_Emphasis"><text:span text:style-name="T7">[user]</text:span></text:span></text:p>
      <text:p text:style-name="P10"><text:span text:style-name="Strong_20_Emphasis"><text:span text:style-name="T7"><text:s text:c="8"/>email = fredrob622@free.fr</text:span></text:span></text:p>
      <text:p text:style-name="P10"><text:span text:style-name="Strong_20_Emphasis"><text:span text:style-name="T7"><text:s text:c="8"/>name = funigo</text:span></text:span></text:p>
      <text:h text:style-name="P11" text:outline-level="3"><text:bookmark-start text:name="__RefHeading___Toc3897_1486969258"/><text:span text:style-name="Strong_20_Emphasis">Faire un commit</text:span><text:bookmark-end text:name="__RefHeading___Toc3897_1486969258"/></text:h>
      <text:h text:style-name="Heading_20_4" text:outline-level="4"><text:bookmark-start text:name="__RefHeading___Toc3899_1486969258"/><text:span text:style-name="Strong_20_Emphasis">fredr@Ulysse MINGW64 /c/Fichiers_Users/funigo (main)</text:span><text:bookmark-end text:name="__RefHeading___Toc3899_1486969258"/></text:h>
      <text:p text:style-name="P10"><text:span text:style-name="Strong_20_Emphasis"><text:span text:style-name="T7">$ git add *</text:span></text:span></text:p>
      <text:p text:style-name="P10"><text:span text:style-name="Strong_20_Emphasis"><text:span text:style-name="T7">The following paths are ignored by one of your .gitignore files:</text:span></text:span></text:p>
      <text:p text:style-name="P10"><text:span text:style-name="Strong_20_Emphasis"><text:span text:style-name="T7">node_modules</text:span></text:span></text:p>
      <text:p text:style-name="P10"><text:span text:style-name="Strong_20_Emphasis"><text:span text:style-name="T7">hint: Use -f if you really want to add them.</text:span></text:span></text:p>
      <text:p text:style-name="P10"><text:span text:style-name="Strong_20_Emphasis"><text:span text:style-name="T7">hint: Disable this message with "git config set advice.addIgnoredFile false"</text:span></text:span></text:p>
      <text:p text:style-name="P10"><text:span text:style-name="Strong_20_Emphasis"><text:span text:style-name="T7">warning: in the working copy of 'package-lock.json', LF will be replaced by CRLF the next time Git touches it</text:span></text:span></text:p>
      <text:p text:style-name="P10"><text:span text:style-name="Strong_20_Emphasis"><text:span text:style-name="T7">warning: in the working copy of 'package.json', LF will be replaced by CRLF the next time Git touches it</text:span></text:span></text:p>
      <text:p text:style-name="P10"><text:span text:style-name="Strong_20_Emphasis"><text:span text:style-name="T7">warning: in the working copy of 'public/css/style.css', LF will be replaced by CRLF the next time Git touches it</text:span></text:span></text:p>
      <text:p text:style-name="P10"><text:span text:style-name="Strong_20_Emphasis"><text:span text:style-name="T7">warning: in the working copy of 'public/css/style.css_1', LF will be replaced by CRLF the next time Git touches it</text:span></text:span></text:p>
      <text:p text:style-name="P10"><text:span text:style-name="Strong_20_Emphasis"><text:span text:style-name="T7">warning: in the working copy of 'public/css/style.css_2', LF will be replaced by CRLF the next time Git touches it</text:span></text:span></text:p>
      <text:p text:style-name="P10"><text:span text:style-name="Strong_20_Emphasis"><text:span text:style-name="T7">warning: in the working copy of 'public/css/style.css_3', LF will be replaced by CRLF the next time Git touches it</text:span></text:span></text:p>
      <text:p text:style-name="P10"><text:span text:style-name="Strong_20_Emphasis"><text:span text:style-name="T7">warning: in the working copy of 'public/css/style.css_4', LF will be replaced by CRLF the next time Git touches it</text:span></text:span></text:p>
      <text:p text:style-name="P10"><text:span text:style-name="Strong_20_Emphasis"><text:span text:style-name="T7">warning: in the working copy of 'public/js/main.js', LF will be replaced by CRLF the next time Git touches it</text:span></text:span></text:p>
      <text:p text:style-name="P10"><text:span text:style-name="Strong_20_Emphasis"><text:span text:style-name="T7">warning: in the working copy of 'public/kanji_trace.html', LF will be replaced by CRLF the next time Git touches it</text:span></text:span></text:p>
      <text:p text:style-name="P10"><text:span text:style-name="Strong_20_Emphasis"><text:span text:style-name="T7">warning: in the working copy of 'server.js', LF will be replaced by CRLF the next time Git touches it</text:span></text:span></text:p>
      <text:p text:style-name="P10"><text:span text:style-name="Strong_20_Emphasis"><text:span text:style-name="T7">warning: in the working copy of 'views/pages/index.ejs', LF will be replaced by CRLF the next time Git touches it</text:span></text:span></text:p>
      <text:p text:style-name="P10"><text:span text:style-name="Strong_20_Emphasis"><text:span text:style-name="T7">warning: in the working copy of 'views/pages/kanji_form.ejs', LF will be replaced by CRLF the next time Git touches it</text:span></text:span></text:p>
      <text:p text:style-name="P10"><text:span text:style-name="Strong_20_Emphasis"><text:span text:style-name="T7">warning: in the working copy of 'views/pages/region_form.ejs', LF will be replaced by CRLF the next time Git touches it</text:span></text:span></text:p>
      <text:p text:style-name="P10"><text:span text:style-name="Strong_20_Emphasis"><text:span text:style-name="T7">warning: in the working copy of 'views/partials/footer.ejs', LF will be replaced by CRLF the next time Git touches it</text:span></text:span></text:p>
      <text:p text:style-name="P10"><text:span text:style-name="Strong_20_Emphasis"><text:span text:style-name="T7">warning: in the working copy of 'views/partials/header.ejs', LF will be replaced by CRLF the next time Git touches it</text:span></text:span></text:p>
      <text:p text:style-name="P10"><text:span text:style-name="Strong_20_Emphasis"><text:span text:style-name="T7">warning: in the working copy of 'views/partials/header.ejs_old', LF will be replaced by CRLF the next time Git touches it</text:span></text:span></text:p>
      <text:p text:style-name="P10"><text:soft-page-break/><text:span text:style-name="Strong_20_Emphasis"><text:span text:style-name="T7">warning: in the working copy of 'views/partials/header_ejs.txt', LF will be replaced by CRLF the next time Git touches it</text:span></text:span></text:p>
      <text:p text:style-name="P10"><text:span text:style-name="Strong_20_Emphasis"><text:span text:style-name="T7"/></text:span></text:p>
      <text:h text:style-name="Heading_20_4" text:outline-level="4"><text:bookmark-start text:name="__RefHeading___Toc3901_1486969258"/><text:span text:style-name="Strong_20_Emphasis">$ git commit -m "20250625 sans le menu hamburguer"</text:span><text:bookmark-end text:name="__RefHeading___Toc3901_1486969258"/></text:h>
      <text:p text:style-name="P10"><text:span text:style-name="Strong_20_Emphasis"><text:span text:style-name="T7">[main 5ad6a10] 20250625 sans le menu hamburguer</text:span></text:span></text:p>
      <text:p text:style-name="P10"><text:span text:style-name="Strong_20_Emphasis"><text:span text:style-name="T7"><text:s/>30 files changed, 2758 insertions(+)</text:span></text:span></text:p>
      <text:p text:style-name="P10"><text:span text:style-name="Strong_20_Emphasis"><text:span text:style-name="T7"><text:s/>create mode 100644 Create-FunigoProject.ps1</text:span></text:span></text:p>
      <text:p text:style-name="P10"><text:span text:style-name="Strong_20_Emphasis"><text:span text:style-name="T7"><text:s/>create mode 100644 doc/.~lock.Gemini projet funigo.odt#</text:span></text:span></text:p>
      <text:p text:style-name="P10"><text:span text:style-name="Strong_20_Emphasis"><text:span text:style-name="T7"><text:s/>create mode 100644 doc/Gemini projet funigo.odt</text:span></text:span></text:p>
      <text:p text:style-name="P10"><text:span text:style-name="Strong_20_Emphasis"><text:span text:style-name="T7"><text:s/>create mode 100644 package-lock.json</text:span></text:span></text:p>
      <text:p text:style-name="P10"><text:span text:style-name="Strong_20_Emphasis"><text:span text:style-name="T7"><text:s/>create mode 100644 package.json</text:span></text:span></text:p>
      <text:p text:style-name="P10"><text:span text:style-name="Strong_20_Emphasis"><text:span text:style-name="T7"><text:s/>create mode 100644 public/css/style.css</text:span></text:span></text:p>
      <text:p text:style-name="P10"><text:span text:style-name="Strong_20_Emphasis"><text:span text:style-name="T7"><text:s/>create mode 100644 public/css/style.css_1</text:span></text:span></text:p>
      <text:p text:style-name="P10"><text:span text:style-name="Strong_20_Emphasis"><text:span text:style-name="T7"><text:s/>create mode 100644 public/css/style.css_2</text:span></text:span></text:p>
      <text:p text:style-name="P10"><text:span text:style-name="Strong_20_Emphasis"><text:span text:style-name="T7"><text:s/>create mode 100644 public/grammaire_conjugaison.html</text:span></text:span></text:p>
      <text:p text:style-name="P10"><text:span text:style-name="Strong_20_Emphasis"><text:span text:style-name="T7"><text:s/>create mode 100644 public/grammaire_regles.html</text:span></text:span></text:p>
      <text:p text:style-name="P10"><text:span text:style-name="Strong_20_Emphasis"><text:span text:style-name="T7"><text:s/>create mode 100644 public/grammaire_suffixes.html</text:span></text:span></text:p>
      <text:p text:style-name="P10"><text:span text:style-name="Strong_20_Emphasis"><text:span text:style-name="T7"><text:s/>create mode 100644 public/images/flag_fr.gif</text:span></text:span></text:p>
      <text:p text:style-name="P10"><text:span text:style-name="Strong_20_Emphasis"><text:span text:style-name="T7"><text:s/>create mode 100644 public/images/flag_jp.gif</text:span></text:span></text:p>
      <text:p text:style-name="P10"><text:span text:style-name="Strong_20_Emphasis"><text:span text:style-name="T7"><text:s/>create mode 100644 public/images/pp3.webp</text:span></text:span></text:p>
      <text:p text:style-name="P10"><text:span text:style-name="Strong_20_Emphasis"><text:span text:style-name="T7"><text:s/>create mode 100644 public/japon_hokkaido.html</text:span></text:span></text:p>
      <text:p text:style-name="P10"><text:span text:style-name="Strong_20_Emphasis"><text:span text:style-name="T7"><text:s/>create mode 100644 public/japon_honshu.html</text:span></text:span></text:p>
      <text:p text:style-name="P10"><text:span text:style-name="Strong_20_Emphasis"><text:span text:style-name="T7"><text:s/>create mode 100644 public/japon_kyushu.html</text:span></text:span></text:p>
      <text:p text:style-name="P10"><text:span text:style-name="Strong_20_Emphasis"><text:span text:style-name="T7"><text:s/>create mode 100644 public/japon_shikoku.html</text:span></text:span></text:p>
      <text:p text:style-name="P10"><text:span text:style-name="Strong_20_Emphasis"><text:span text:style-name="T7"><text:s/>create mode 100644 public/js/main.js</text:span></text:span></text:p>
      <text:p text:style-name="P10"><text:span text:style-name="Strong_20_Emphasis"><text:span text:style-name="T7"><text:s/>create mode 100644 public/kanji_trace.html</text:span></text:span></text:p>
      <text:p text:style-name="P10"><text:span text:style-name="Strong_20_Emphasis"><text:span text:style-name="T7"><text:s/>create mode 100644 server.js</text:span></text:span></text:p>
      <text:p text:style-name="P10"><text:span text:style-name="Strong_20_Emphasis"><text:span text:style-name="T7"><text:s/>create mode 100644 views/pages/index.ejs</text:span></text:span></text:p>
      <text:p text:style-name="P10"><text:span text:style-name="Strong_20_Emphasis"><text:span text:style-name="T7"><text:s/>create mode 100644 views/pages/kanji_form.ejs</text:span></text:span></text:p>
      <text:p text:style-name="P10"><text:span text:style-name="Strong_20_Emphasis"><text:span text:style-name="T7"><text:s/>create mode 100644 views/pages/region_form.ejs</text:span></text:span></text:p>
      <text:p text:style-name="P10"><text:span text:style-name="Strong_20_Emphasis"><text:span text:style-name="T7"><text:s/>create mode 100644 views/partials/footer.ejs</text:span></text:span></text:p>
      <text:p text:style-name="P10"><text:span text:style-name="Strong_20_Emphasis"><text:span text:style-name="T7"><text:s/>create mode 100644 views/partials/header.ejs</text:span></text:span></text:p>
      <text:p text:style-name="P10"><text:span text:style-name="Strong_20_Emphasis"><text:span text:style-name="T7"><text:s/>create mode 100644 views/partials/header.ejs_old</text:span></text:span></text:p>
      <text:p text:style-name="P10"><text:span text:style-name="Strong_20_Emphasis"><text:span text:style-name="T7"><text:s/>create mode 100644 views/partials/header_ejs.txt</text:span></text:span></text:p>
      <text:p text:style-name="P10"><text:span text:style-name="Strong_20_Emphasis"><text:span text:style-name="T7"/></text:span></text:p>
      <text:h text:style-name="Heading_20_3" text:outline-level="3"><text:bookmark-start text:name="__RefHeading___Toc3903_1486969258"/><text:soft-page-break/><text:span text:style-name="Strong_20_Emphasis">Faire un push</text:span><text:bookmark-end text:name="__RefHeading___Toc3903_1486969258"/></text:h>
      <text:p text:style-name="P10"><text:span text:style-name="Strong_20_Emphasis"><text:span text:style-name="T7"/></text:span></text:p>
      <text:h text:style-name="Heading_20_4" text:outline-level="4"><text:bookmark-start text:name="__RefHeading___Toc3905_1486969258"/><text:span text:style-name="Strong_20_Emphasis">$ git remote add origin https://github.com/fredrob622/funigo_google_ai.git</text:span><text:bookmark-end text:name="__RefHeading___Toc3905_1486969258"/></text:h>
      <text:p text:style-name="P10"><text:span text:style-name="Strong_20_Emphasis"><text:span text:style-name="T7">error: remote origin already exists.</text:span></text:span></text:p>
      <text:p text:style-name="P10"><text:span text:style-name="Strong_20_Emphasis"/></text:p>
      <text:h text:style-name="Heading_20_4" text:outline-level="4"><text:bookmark-start text:name="__RefHeading___Toc3907_1486969258"/><text:span text:style-name="Strong_20_Emphasis">$ git branch -M main</text:span><text:bookmark-end text:name="__RefHeading___Toc3907_1486969258"/></text:h>
      <text:p text:style-name="P10"><text:span text:style-name="Strong_20_Emphasis"><text:span text:style-name="T7"/></text:span></text:p>
      <text:h text:style-name="Heading_20_4" text:outline-level="4"><text:bookmark-start text:name="__RefHeading___Toc3909_1486969258"/><text:span text:style-name="Strong_20_Emphasis">$ git push -u origin main</text:span><text:bookmark-end text:name="__RefHeading___Toc3909_1486969258"/></text:h>
      <text:p text:style-name="P10"><text:span text:style-name="Strong_20_Emphasis"><text:span text:style-name="T7">Enumerating objects: 34, done.</text:span></text:span></text:p>
      <text:p text:style-name="P10"><text:span text:style-name="Strong_20_Emphasis"><text:span text:style-name="T7">Counting objects: 100% (34/34), done.</text:span></text:span></text:p>
      <text:p text:style-name="P10"><text:span text:style-name="Strong_20_Emphasis"><text:span text:style-name="T7">Delta compression using up to 22 threads</text:span></text:span></text:p>
      <text:p text:style-name="P10"><text:span text:style-name="Strong_20_Emphasis"><text:span text:style-name="T7">Compressing objects: 100% (32/32), done.</text:span></text:span></text:p>
      <text:p text:style-name="P10"><text:span text:style-name="Strong_20_Emphasis"><text:span text:style-name="T7">Writing objects: 100% (33/33), 2.20 MiB | 1.70 MiB/s, done.</text:span></text:span></text:p>
      <text:p text:style-name="P10"><text:span text:style-name="Strong_20_Emphasis"><text:span text:style-name="T7">Total 33 (delta 6), reused 0 (delta 0), pack-reused 0 (from 0)</text:span></text:span></text:p>
      <text:p text:style-name="P10"><text:span text:style-name="Strong_20_Emphasis"><text:span text:style-name="T7">remote: Resolving deltas: 100% (6/6), done.</text:span></text:span></text:p>
      <text:p text:style-name="P10"><text:span text:style-name="Strong_20_Emphasis"><text:span text:style-name="T7">To https://github.com/fredrob622/funigo_google_ai.git</text:span></text:span></text:p>
      <text:p text:style-name="P10"><text:span text:style-name="Strong_20_Emphasis"><text:span text:style-name="T7"><text:s text:c="3"/>b5e5dfb..5ad6a10 <text:s/>main -&gt; main</text:span></text:span></text:p>
      <text:p text:style-name="P10"><text:span text:style-name="Strong_20_Emphasis"><text:span text:style-name="T7">branch 'main' set up to track 'origin/main'.</text:span></text:span></text:p>
      <text:p text:style-name="P10"><text:span text:style-name="Strong_20_Emphasis"><text:span text:style-name="T7"/></text:span></text:p>
      <text:h text:style-name="Heading_20_3" text:outline-level="3"><text:span text:style-name="Strong_20_Emphasis">Voir la liste des commits</text:span></text:h>
      <text:p text:style-name="Text_20_body"><text:span text:style-name="Strong_20_Emphasis"/></text:p>
      <text:h text:style-name="P12" text:outline-level="4"><text:span text:style-name="Strong_20_Emphasis">Manière succincte <text:s/>git log --oneline</text:span></text:h>
      <text:h text:style-name="P12" text:outline-level="4"><text:span text:style-name="Strong_20_Emphasis">$ git log --oneline</text:span></text:h>
      <text:p text:style-name="P13"><text:span text:style-name="Strong_20_Emphasis"><text:span text:style-name="T8">30e7a29 (HEAD -&gt; main, origin/main) 20250625 doc avec git</text:span></text:span></text:p>
      <text:p text:style-name="P13"><text:span text:style-name="Strong_20_Emphasis"><text:span text:style-name="T8">5ad6a10 20250625 sans le menu hamburguer</text:span></text:span></text:p>
      <text:p text:style-name="P13"><text:span text:style-name="Strong_20_Emphasis"><text:span text:style-name="T8">b5e5dfb first commit</text:span></text:span></text:p>
      <text:p text:style-name="P13"><text:span text:style-name="Strong_20_Emphasis"><text:span text:style-name="T8"/></text:span></text:p>
      <text:h text:style-name="Heading_20_4" text:outline-level="4"><text:span text:style-name="Strong_20_Emphasis">Avec les détail git log</text:span></text:h>
      <text:p text:style-name="P13"><text:span text:style-name="Strong_20_Emphasis"><text:span text:style-name="T8"/></text:span></text:p>
      <text:h text:style-name="P12" text:outline-level="4"><text:span text:style-name="Strong_20_Emphasis">$ git log</text:span></text:h>
      <text:p text:style-name="P13"><text:span text:style-name="Strong_20_Emphasis"><text:span text:style-name="T8">commit 30e7a29f53765b1d442487cf3d44ce8bdf1b1e38 (HEAD -&gt; main, origin/main)</text:span></text:span></text:p>
      <text:p text:style-name="P13"><text:span text:style-name="Strong_20_Emphasis"><text:span text:style-name="T8">Author: funigo &lt;fredrob622@free.fr&gt;</text:span></text:span></text:p>
      <text:p text:style-name="P13"><text:soft-page-break/><text:span text:style-name="Strong_20_Emphasis"><text:span text:style-name="T8">Date: <text:s text:c="2"/>Wed Jun 25 09:56:42 2025 +0200</text:span></text:span></text:p>
      <text:p text:style-name="P13"><text:span text:style-name="Strong_20_Emphasis"><text:span text:style-name="T8"/></text:span></text:p>
      <text:p text:style-name="P13"><text:span text:style-name="Strong_20_Emphasis"><text:span text:style-name="T8"><text:s text:c="4"/>20250625 doc avec git</text:span></text:span></text:p>
      <text:p text:style-name="P13"><text:span text:style-name="Strong_20_Emphasis"><text:span text:style-name="T8"/></text:span></text:p>
      <text:p text:style-name="P13"><text:span text:style-name="Strong_20_Emphasis"><text:span text:style-name="T8">commit 5ad6a109bf12fe4a8c29fb2c7c08465567aee698</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43:08 2025 +0200</text:span></text:span></text:p>
      <text:p text:style-name="P13"><text:span text:style-name="Strong_20_Emphasis"><text:span text:style-name="T8"/></text:span></text:p>
      <text:p text:style-name="P13"><text:span text:style-name="Strong_20_Emphasis"><text:span text:style-name="T8"><text:s text:c="4"/>20250625 sans le menu hamburguer</text:span></text:span></text:p>
      <text:p text:style-name="P13"><text:span text:style-name="Strong_20_Emphasis"><text:span text:style-name="T8"/></text:span></text:p>
      <text:p text:style-name="P13"><text:span text:style-name="Strong_20_Emphasis"><text:span text:style-name="T8">commit b5e5dfb384e4ae88e24d5536bc838dcf47dafdb6</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15:55 2025 +0200</text:span></text:span></text:p>
      <text:p text:style-name="P13"><text:span text:style-name="Strong_20_Emphasis"><text:span text:style-name="T8"/></text:span></text:p>
      <text:p text:style-name="P13"><text:span text:style-name="Strong_20_Emphasis"><text:span text:style-name="T8"><text:s text:c="4"/>first commit</text:span></text:span></text:p>
      <text:p text:style-name="P13"><text:span text:style-name="Strong_20_Emphasis"><text:span text:style-name="T8"/></text:span></text:p>
      <text:h text:style-name="P14" text:outline-level="3"><text:span text:style-name="Strong_20_Emphasis">Pour revenir à “first commit” sans perdre vos modifications : </text:span></text:h>
      <text:p text:style-name="Text_20_body"><text:span text:style-name="Strong_20_Emphasis"/></text:p>
      <text:h text:style-name="P12" text:outline-level="4"><text:span text:style-name="Strong_20_Emphasis">git reset --soft b5e5dfb </text:span></text:h>
      <text:p text:style-name="Text_20_body"><text:span text:style-name="Strong_20_Emphasis"/></text:p>
      <text:h text:style-name="P14" text:outline-level="3"><text:span text:style-name="Strong_20_Emphasis">git pull ne sert pas à revenir à un commit précis, mais à récupérer les modifications du dépôt distant. </text:span></text:h>
      <text:h text:style-name="P15" text:outline-level="2"><text:bookmark-start text:name="__RefHeading___Toc23_1486969258"/><text:span text:style-name="Strong_20_Emphasis"><text:span text:style-name="Strong_20_Emphasis"><text:span text:style-name="T9">L</text:span></text:span></text:span><text:span text:style-name="Strong_20_Emphasis">a demande à Gemini</text:span><text:bookmark-end text:name="__RefHeading___Toc23_1486969258"/></text:h>
      <text:p text:style-name="P16"><text:span text:style-name="Strong_20_Emphasis"><text:span text:style-name="T10"/></text:span></text:p>
      <text:p text:style-name="P17"><text:span text:style-name="Strong_20_Emphasis"><text:span text:style-name="T11">Je voudrais concevoir un site web franco japonais avec un backend et un frontend.</text:span></text:span></text:p>
      <text:p text:style-name="P17"><text:span text:style-name="Strong_20_Emphasis"><text:span text:style-name="T11">Le fontend doit être capable de charger aussi des fichiers statiques html</text:span></text:span></text:p>
      <text:p text:style-name="P17"><text:span text:style-name="Strong_20_Emphasis"><text:span text:style-name="T11">Ce site doit être ecrit en html css javascript et nodejs moteur de view ejs.</text:span></text:span></text:p>
      <text:p text:style-name="P17"><text:span text:style-name="Strong_20_Emphasis"><text:span text:style-name="T11">Le backend doit être à l'écoute sur le port 5000</text:span></text:span></text:p>
      <text:p text:style-name="P17"><text:span text:style-name="Strong_20_Emphasis"><text:span text:style-name="T11">Le backend possède une base MYSQL en local</text:span></text:span></text:p>
      <text:p text:style-name="P17"><text:span text:style-name="Strong_20_Emphasis"><text:span text:style-name="T11">// Connexion à la base</text:span></text:span></text:p>
      <text:p text:style-name="P17"><text:span text:style-name="Strong_20_Emphasis"><text:span text:style-name="T11">DB_HOST <text:s text:c="4"/>= <text:s text:c="2"/>"127.0.0.1"</text:span></text:span></text:p>
      <text:p text:style-name="P17"><text:span text:style-name="Strong_20_Emphasis"><text:span text:style-name="T11">DB_USER <text:s text:c="4"/>= <text:s text:c="2"/>"japadmin"</text:span></text:span></text:p>
      <text:p text:style-name="P17"><text:span text:style-name="Strong_20_Emphasis"><text:span text:style-name="T11">DB_PASSWORD = <text:s text:c="2"/>"jap_2010"</text:span></text:span></text:p>
      <text:p text:style-name="P17"><text:span text:style-name="Strong_20_Emphasis"><text:span text:style-name="T11">DB_DATABASE = <text:s text:c="2"/>"jap"</text:span></text:span></text:p>
      <text:p text:style-name="P18"><text:span text:style-name="Strong_20_Emphasis"><text:span text:style-name="T12">Les tables </text:span></text:span></text:p>
      <text:p text:style-name="P17"><text:span text:style-name="Strong_20_Emphasis"><text:span text:style-name="T11">mysql&gt; describe departement_fr;</text:span></text:span></text:p>
      <text:p text:style-name="P17"><text:span text:style-name="Strong_20_Emphasis"><text:span text:style-name="T11">+----------------+--------------+------+-----+---------+----------------+</text:span></text:span></text:p>
      <text:p text:style-name="P17"><text:span text:style-name="Strong_20_Emphasis"><text:span text:style-name="T11">| Field <text:s text:c="9"/>| Type <text:s text:c="8"/>| Null | Key | Default | Extra <text:s text:c="9"/>|</text:span></text:span></text:p>
      <text:p text:style-name="P17"><text:span text:style-name="Strong_20_Emphasis"><text:span text:style-name="T11">+----------------+--------------+------+-----+---------+----------------+</text:span></text:span></text:p>
      <text:p text:style-name="P17"><text:span text:style-name="Strong_20_Emphasis"><text:span text:style-name="T11">| dep_index <text:s text:c="5"/>| int <text:s text:c="9"/>| NO <text:s text:c="2"/>| PRI | NULL <text:s text:c="3"/>| auto_increment |</text:span></text:span></text:p>
      <text:p text:style-name="P17"><text:span text:style-name="Strong_20_Emphasis"><text:span text:style-name="T11">| num_dep <text:s text:c="7"/>| varchar(10) <text:s/>| YES <text:s/>| <text:s text:c="4"/>| NULL <text:s text:c="3"/>| <text:s text:c="15"/>|</text:span></text:span></text:p>
      <text:p text:style-name="P17"><text:span text:style-name="Strong_20_Emphasis"><text:span text:style-name="T11">| nom_dep <text:s text:c="7"/>| varchar(50) <text:s/>| YES <text:s/>| <text:s text:c="4"/>| NULL <text:s text:c="3"/>| <text:s text:c="15"/>|</text:span></text:span></text:p>
      <text:p text:style-name="P17"><text:span text:style-name="Strong_20_Emphasis"><text:span text:style-name="T11">| nom_reg <text:s text:c="7"/>| varchar(50) <text:s/>| YES <text:s/>| <text:s text:c="4"/>| NULL <text:s text:c="3"/>| <text:s text:c="15"/>|</text:span></text:span></text:p>
      <text:p text:style-name="P17"><text:span text:style-name="Strong_20_Emphasis"><text:span text:style-name="T11">| superficie <text:s text:c="4"/>| int <text:s text:c="9"/>| YES <text:s/>| <text:s text:c="4"/>| NULL <text:s text:c="3"/>| <text:s text:c="15"/>|</text:span></text:span></text:p>
      <text:p text:style-name="P17"><text:span text:style-name="Strong_20_Emphasis"><text:span text:style-name="T11">| pop_dep <text:s text:c="7"/>| int <text:s text:c="9"/>| YES <text:s/>| <text:s text:c="4"/>| NULL <text:s text:c="3"/>| <text:s text:c="15"/>|</text:span></text:span></text:p>
      <text:p text:style-name="P17"><text:span text:style-name="Strong_20_Emphasis"><text:span text:style-name="T11">| densite <text:s text:c="7"/>| int <text:s text:c="9"/>| YES <text:s/>| <text:s text:c="4"/>| NULL <text:s text:c="3"/>| <text:s text:c="15"/>|</text:span></text:span></text:p>
      <text:p text:style-name="P17"><text:span text:style-name="Strong_20_Emphasis"><text:span text:style-name="T11">| nom_pref <text:s text:c="6"/>| varchar(50) <text:s/>| YES <text:s/>| <text:s text:c="4"/>| NULL <text:s text:c="3"/>| <text:s text:c="15"/>|</text:span></text:span></text:p>
      <text:p text:style-name="P17"><text:span text:style-name="Strong_20_Emphasis"><text:span text:style-name="T11">| pop_pref <text:s text:c="6"/>| int <text:s text:c="9"/>| NO <text:s text:c="2"/>| <text:s text:c="4"/>| NULL <text:s text:c="3"/>| <text:s text:c="15"/>|</text:span></text:span></text:p>
      <text:p text:style-name="P17"><text:soft-page-break/><text:span text:style-name="Strong_20_Emphasis"><text:span text:style-name="T11">| sousprefecture | varchar(100) | YES <text:s/>| <text:s text:c="4"/>| NULL <text:s text:c="3"/>| <text:s text:c="15"/>|</text:span></text:span></text:p>
      <text:p text:style-name="P17"><text:span text:style-name="Strong_20_Emphasis"><text:span text:style-name="T11">+----------------+--------------+------+-----+---------+----------------+</text:span></text:span></text:p>
      <text:p text:style-name="P17"><text:span text:style-name="Strong_20_Emphasis"><text:span text:style-name="T11"/></text:span></text:p>
      <text:p text:style-name="P17"><text:span text:style-name="Strong_20_Emphasis"><text:span text:style-name="T11"><text:s/>desc kanji_char;</text:span></text:span></text:p>
      <text:p text:style-name="P17"><text:span text:style-name="Strong_20_Emphasis"><text:span text:style-name="T11">+-------------+--------------+------+-----+---------+----------------+</text:span></text:span></text:p>
      <text:p text:style-name="P17"><text:span text:style-name="Strong_20_Emphasis"><text:span text:style-name="T11">| Field <text:s text:c="6"/>| Type <text:s text:c="8"/>| Null | Key | Default | Extra <text:s text:c="9"/>|</text:span></text:span></text:p>
      <text:p text:style-name="P17"><text:span text:style-name="Strong_20_Emphasis"><text:span text:style-name="T11">+-------------+--------------+------+-----+---------+----------------+</text:span></text:span></text:p>
      <text:p text:style-name="P17"><text:span text:style-name="Strong_20_Emphasis"><text:span text:style-name="T11">| kanji_index | int <text:s text:c="9"/>| NO <text:s text:c="2"/>| PRI | NULL <text:s text:c="3"/>| auto_increment |</text:span></text:span></text:p>
      <text:p text:style-name="P17"><text:span text:style-name="Strong_20_Emphasis"><text:span text:style-name="T11">| niveau <text:s text:c="5"/>| varchar(10) <text:s/>| YES <text:s/>| <text:s text:c="4"/>| NULL <text:s text:c="3"/>| <text:s text:c="15"/>|</text:span></text:span></text:p>
      <text:p text:style-name="P17"><text:span text:style-name="Strong_20_Emphasis"><text:span text:style-name="T11">| kanji <text:s text:c="6"/>| varchar(40) <text:s/>| YES <text:s/>| <text:s text:c="4"/>| NULL <text:s text:c="3"/>| <text:s text:c="15"/>|</text:span></text:span></text:p>
      <text:p text:style-name="P17"><text:span text:style-name="Strong_20_Emphasis"><text:span text:style-name="T11">| onyomi <text:s text:c="5"/>| varchar(40) <text:s/>| YES <text:s/>| <text:s text:c="4"/>| NULL <text:s text:c="3"/>| <text:s text:c="15"/>|</text:span></text:span></text:p>
      <text:p text:style-name="P17"><text:span text:style-name="Strong_20_Emphasis"><text:span text:style-name="T11">| kunyomi <text:s text:c="4"/>| varchar(40) <text:s/>| YES <text:s/>| <text:s text:c="4"/>| NULL <text:s text:c="3"/>| <text:s text:c="15"/>|</text:span></text:span></text:p>
      <text:p text:style-name="P17"><text:span text:style-name="Strong_20_Emphasis"><text:span text:style-name="T11">| francais <text:s text:c="3"/>| varchar(200) | YES <text:s/>| <text:s text:c="4"/>| NULL <text:s text:c="3"/>| <text:s text:c="15"/>|</text:span></text:span></text:p>
      <text:p text:style-name="P17"><text:span text:style-name="Strong_20_Emphasis"><text:span text:style-name="T11">+-------------+--------------+------+-----+---------+----------------+</text:span></text:span></text:p>
      <text:p text:style-name="P17"><text:span text:style-name="Strong_20_Emphasis"><text:span text:style-name="T11">mysql&gt; desc voca_char;</text:span></text:span></text:p>
      <text:p text:style-name="P17"><text:span text:style-name="Strong_20_Emphasis"><text:span text:style-name="T11">+------------+-------------+------+-----+---------+----------------+</text:span></text:span></text:p>
      <text:p text:style-name="P17"><text:span text:style-name="Strong_20_Emphasis"><text:span text:style-name="T11">| Field <text:s text:c="5"/>| Type <text:s text:c="7"/>| Null | Key | Default | Extra <text:s text:c="9"/>|</text:span></text:span></text:p>
      <text:p text:style-name="P17"><text:span text:style-name="Strong_20_Emphasis"><text:span text:style-name="T11">+------------+-------------+------+-----+---------+----------------+</text:span></text:span></text:p>
      <text:p text:style-name="P17"><text:span text:style-name="Strong_20_Emphasis"><text:span text:style-name="T11">| voca_index | int <text:s text:c="8"/>| NO <text:s text:c="2"/>| PRI | NULL <text:s text:c="3"/>| auto_increment |</text:span></text:span></text:p>
      <text:p text:style-name="P17"><text:span text:style-name="Strong_20_Emphasis"><text:span text:style-name="T11">| niveau <text:s text:c="4"/>| varchar(6) <text:s/>| YES <text:s/>| <text:s text:c="4"/>| NULL <text:s text:c="3"/>| <text:s text:c="15"/>|</text:span></text:span></text:p>
      <text:p text:style-name="P17"><text:span text:style-name="Strong_20_Emphasis"><text:span text:style-name="T11">| kana <text:s text:c="6"/>| varchar(50) | YES <text:s/>| <text:s text:c="4"/>| NULL <text:s text:c="3"/>| <text:s text:c="15"/>|</text:span></text:span></text:p>
      <text:p text:style-name="P17"><text:span text:style-name="Strong_20_Emphasis"><text:span text:style-name="T11">| kanji <text:s text:c="5"/>| varchar(40) | YES <text:s/>| <text:s text:c="4"/>| NULL <text:s text:c="3"/>| <text:s text:c="15"/>|</text:span></text:span></text:p>
      <text:p text:style-name="P17"><text:span text:style-name="Strong_20_Emphasis"><text:span text:style-name="T11">| francais <text:s text:c="2"/>| text <text:s text:c="7"/>| YES <text:s/>| <text:s text:c="4"/>| NULL <text:s text:c="3"/>| <text:s text:c="15"/>|</text:span></text:span></text:p>
      <text:p text:style-name="P17"><text:span text:style-name="Strong_20_Emphasis"><text:span text:style-name="T11">+------------+-------------+------+-----+---------+----------------+</text:span></text:span></text:p>
      <text:p text:style-name="P17"><text:span text:style-name="Strong_20_Emphasis"><text:span text:style-name="T11">5 rows in set (0.00 sec)</text:span></text:span></text:p>
      <text:p text:style-name="P17"><text:span text:style-name="Strong_20_Emphasis"><text:span text:style-name="T11"/></text:span></text:p>
      <text:p text:style-name="P17"><text:soft-page-break/><text:span text:style-name="Strong_20_Emphasis"><text:span text:style-name="T11">Configuration apache </text:span></text:span></text:p>
      <text:p text:style-name="P17"><text:span text:style-name="Strong_20_Emphasis"><text:span text:style-name="T11">Il doit être adapté aussi aux petits écrans (responsive). </text:span></text:span></text:p>
      <text:p text:style-name="P17"><text:span text:style-name="Strong_20_Emphasis"><text:span text:style-name="T11">Le titre est Funigo. Il doit être encadré du drapeau francais et japon en avec des gifs.</text:span></text:span></text:p>
      <text:p text:style-name="P17"><text:span text:style-name="Strong_20_Emphasis"><text:span text:style-name="T11">en dessous du titre méteo Paris et méteo Tokyo avec pour Température Nuages Pluie .</text:span></text:span></text:p>
      <text:p text:style-name="P17"><text:span text:style-name="Strong_20_Emphasis"><text:span text:style-name="T11">A coté de la méto je veux une api qui donne le cours du yens en euros</text:span></text:span></text:p>
      <text:p text:style-name="P17"><text:span text:style-name="Strong_20_Emphasis"><text:span text:style-name="T11"/></text:span></text:p>
      <text:p text:style-name="P19"><text:span text:style-name="Strong_20_Emphasis"><text:span text:style-name="T11">Les onglets sont <text:tab/></text:span></text:span></text:p>
      <text:p text:style-name="P19"><text:span text:style-name="Strong_20_Emphasis"><text:span text:style-name="T11">Accueil&lt;br&gt;ホーム</text:span></text:span></text:p>
      <text:p text:style-name="P19"><text:span text:style-name="Strong_20_Emphasis"><text:span text:style-name="T11"><text:s/>Langue&lt;br&gt;語 </text:span></text:span></text:p>
      <text:p text:style-name="P19"><text:span text:style-name="Strong_20_Emphasis"><text:span text:style-name="T11"><text:tab/>-&gt; Kanji 字</text:span></text:span></text:p>
      <text:p text:style-name="P18"><text:span text:style-name="Strong_20_Emphasis"><text:span text:style-name="T11"><text:tab/><text:tab/>-&gt; Dico Kanji </text:span></text:span></text:p>
      <text:p text:style-name="P18"><text:span text:style-name="Strong_20_Emphasis"><text:span text:style-name="T11"><text:tab/><text:tab/><text:tab/>-&gt; Formulaire de recherche ejs Kanji dans la table de kanji_cha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8"><text:span text:style-name="Strong_20_Emphasis"><text:span text:style-name="T11"><text:tab/><text:tab/><text:tab/>-&gt; Tracé Kanji</text:span></text:span></text:p>
      <text:p text:style-name="P18"><text:span text:style-name="Strong_20_Emphasis"><text:span text:style-name="T11"><text:tab/>-&gt; Vocabulaire 単語</text:span></text:span></text:p>
      <text:p text:style-name="P20"><text:span text:style-name="Strong_20_Emphasis"><text:span text:style-name="T11"><text:tab/><text:tab/>-&gt; Dico Vocabulaire </text:span></text:span></text:p>
      <text:p text:style-name="P17"><text:span text:style-name="Strong_20_Emphasis"><text:span text:style-name="T11"><text:tab/><text:tab/><text:tab/>-&gt; Formulaire de recherche ejs Vocabulaire dans la table de voca_char</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7"><text:span text:style-name="Strong_20_Emphasis"><text:span text:style-name="T11"><text:tab/>-&gt; Grammaire 文法</text:span></text:span></text:p>
      <text:p text:style-name="P17"><text:span text:style-name="Strong_20_Emphasis"><text:span text:style-name="T11"><text:tab/><text:tab/><text:tab/>-&gt; Les règles <text:s/>-&gt; fichier statique html</text:span></text:span></text:p>
      <text:p text:style-name="P17"><text:span text:style-name="Strong_20_Emphasis"><text:span text:style-name="T11"><text:tab/><text:tab/><text:tab/>-&gt; Conjugaison -&gt; fichier statique html</text:span></text:span></text:p>
      <text:p text:style-name="P17"><text:span text:style-name="Strong_20_Emphasis"><text:span text:style-name="T11"><text:tab/><text:tab/><text:tab/>-&gt; Suffixes<text:tab/><text:tab/>-&gt; fichier statique html</text:span></text:span></text:p>
      <text:p text:style-name="P17"><text:span text:style-name="Strong_20_Emphasis"><text:span text:style-name="T11"/></text:span></text:p>
      <text:p text:style-name="P17"><text:span text:style-name="Strong_20_Emphasis"><text:span text:style-name="T11"/></text:span></text:p>
      <text:p text:style-name="P20"><text:soft-page-break/><text:span text:style-name="Strong_20_Emphasis"><text:span text:style-name="T11"><text:s/>France&lt;br&gt;フランス </text:span></text:span></text:p>
      <text:p text:style-name="P20"><text:span text:style-name="Strong_20_Emphasis"><text:span text:style-name="T11"><text:tab/><text:tab/>-&gt; Département</text:span></text:span></text:p>
      <text:p text:style-name="P17"><text:span text:style-name="Strong_20_Emphasis"><text:span text:style-name="T11"><text:tab/><text:tab/><text:tab/>-&gt; Formulaire de recherche ejs Departement dans la table de departement_fr </text:span></text:span></text:p>
      <text:p text:style-name="P17"><text:span text:style-name="Strong_20_Emphasis"><text:span text:style-name="T11"><text:tab/><text:tab/><text:tab/>-&gt; requete SQL</text:span></text:span></text:p>
      <text:p text:style-name="P17"><text:span text:style-name="Strong_20_Emphasis"><text:span text:style-name="T11"><text:tab/><text:tab/><text:tab/>-&gt; affichage du résultat ejs</text:span></text:span></text:p>
      <text:p text:style-name="P17"><text:span text:style-name="Strong_20_Emphasis"><text:span text:style-name="T11"><text:tab/><text:tab/>-&gt; Région</text:span></text:span></text:p>
      <text:p text:style-name="P20"><text:span text:style-name="Strong_20_Emphasis"><text:span text:style-name="T11"><text:tab/><text:tab/><text:tab/>-&gt; Formulaire de recherche ejs </text:span></text:span><text:span text:style-name="Strong_20_Emphasis"><text:span text:style-name="T13">Region </text:span></text:span><text:span text:style-name="Strong_20_Emphasis"><text:span text:style-name="T11">dans la table de </text:span></text:span><text:span text:style-name="Strong_20_Emphasis"><text:span text:style-name="T13">region_</text:span></text:span><text:span text:style-name="Strong_20_Emphasis"><text:span text:style-name="T11">f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9"><text:span text:style-name="Strong_20_Emphasis"><text:span text:style-name="T11">Japon&lt;br&gt;日本 <text:s/></text:span></text:span></text:p>
      <text:p text:style-name="P19"><text:span text:style-name="Strong_20_Emphasis"><text:span text:style-name="T11"><text:s/><text:tab/><text:tab/>-&gt; Honshu 本州 -&gt; fichier statique japon_honshu.html</text:span></text:span></text:p>
      <text:p text:style-name="P17"><text:span text:style-name="Strong_20_Emphasis"><text:span text:style-name="T11"><text:tab/><text:tab/>-&gt; Kyushu 九州 -&gt; fichier statique japon_kyushu.html </text:span></text:span></text:p>
      <text:p text:style-name="P17"><text:span text:style-name="Strong_20_Emphasis"><text:span text:style-name="T11"><text:tab/><text:tab/>-&gt; Hokkaido 北海道 -&gt; fichier statique japon_hokkaido.html</text:span></text:span></text:p>
      <text:p text:style-name="P17"><text:span text:style-name="Strong_20_Emphasis"><text:span text:style-name="T11"><text:tab/><text:tab/>-&gt; Shikoku 四国 -&gt; fichier statique japon_shikoku.html</text:span></text:span></text:p>
      <text:p text:style-name="P17"><text:span text:style-name="Strong_20_Emphasis"><text:span text:style-name="T11"><text:tab/><text:tab/><text:tab/><text:tab/><text:tab/><text:tab/><text:tab/><text:tab/></text:span></text:span></text:p>
      <text:p text:style-name="P17"><text:span text:style-name="Strong_20_Emphasis"><text:span text:style-name="T11">Je souhaiterais que les pages soient structurées avec</text:span></text:span></text:p>
      <text:p text:style-name="P17"><text:span text:style-name="Strong_20_Emphasis"><text:span text:style-name="T11"><text:s text:c="4"/>&lt;div id="header-placeholder"&gt;&lt;/div&gt; <text:s/>-&gt; </text:span></text:span></text:p>
      <text:p text:style-name="P17"><text:span text:style-name="Strong_20_Emphasis"><text:span text:style-name="T11"><text:tab/><text:tab/>dans la page menu_header.html </text:span></text:span></text:p>
      <text:p text:style-name="P17"><text:span text:style-name="Strong_20_Emphasis"><text:span text:style-name="T11"><text:tab/><text:tab/>contient le titre les apis meteo Paris Tokyo et cours de l'euros en yen</text:span></text:span></text:p>
      <text:p text:style-name="P17"><text:span text:style-name="Strong_20_Emphasis"><text:span text:style-name="T11"><text:tab/><text:tab/>les onglets du menu</text:span></text:span></text:p>
      <text:p text:style-name="P17"><text:span text:style-name="Strong_20_Emphasis"><text:span text:style-name="T11"><text:s text:c="4"/>&lt;div id="contenu-placeholder"&gt;&lt;/div&gt;</text:span></text:span></text:p>
      <text:p text:style-name="P17"><text:span text:style-name="Strong_20_Emphasis"><text:span text:style-name="T11"><text:s text:c="4"/>&lt;div id="footer-placeholder"&gt;&lt;/div&gt; <text:s/>-&gt; </text:span></text:span></text:p>
      <text:p text:style-name="P17"><text:span text:style-name="Strong_20_Emphasis"><text:span text:style-name="T11"><text:tab/><text:tab/>dans la page foot_menu.html</text:span></text:span></text:p>
      <text:p text:style-name="P17"><text:span text:style-name="Strong_20_Emphasis"><text:span text:style-name="T11"><text:tab/><text:tab/>&lt;p&gt;&amp;copy; 2025 Funigo. Tous droits réservés.&lt;/p&gt;</text:span></text:span></text:p>
      <text:p text:style-name="P17"><text:span text:style-name="Strong_20_Emphasis"><text:span text:style-name="T11"><text:tab/><text:tab/>&lt;p&gt;Contact: info@funigo.com&lt;/p&gt;<text:tab/><text:tab/><text:tab/><text:tab/></text:span></text:span></text:p>
      <text:p text:style-name="P17"><text:span text:style-name="Strong_20_Emphasis"><text:span text:style-name="T11"><text:tab/><text:tab/><text:tab/><text:tab/><text:tab/></text:span></text:span></text:p>
      <text:p text:style-name="P17"><text:soft-page-break/><text:span text:style-name="Strong_20_Emphasis"><text:span text:style-name="T11">Merci de configurer apache24 le fichier httpd-vhosts.conf</text:span></text:span></text:p>
      <text:p text:style-name="P17"><text:span text:style-name="Strong_20_Emphasis"><text:span text:style-name="T11"><text:tab/>Les certicats funigo sont</text:span></text:span></text:p>
      <text:p text:style-name="P17"><text:span text:style-name="Strong_20_Emphasis"><text:span text:style-name="T11"><text:tab/>c:/Certbot/live/funigo.fr/fullchain.pem</text:span></text:span></text:p>
      <text:p text:style-name="P17"><text:span text:style-name="Strong_20_Emphasis"><text:span text:style-name="T11"><text:tab/>c:/Certbot/live/funigo.fr/privkey.pem</text:span></text:span></text:p>
      <text:p text:style-name="P17"><text:span text:style-name="Strong_20_Emphasis"><text:span text:style-name="T11">PS C:\Fichiers_Users&gt; openssl x509 -in "c:/Certbot/live/funigo.fr/fullchain.pem" -noout -text | Select-String -Pattern "DNS:"</text:span></text:span></text:p>
      <text:p text:style-name="P17"><text:span text:style-name="Strong_20_Emphasis"><text:span text:style-name="T11"/></text:span></text:p>
      <text:p text:style-name="P17"><text:span text:style-name="Strong_20_Emphasis"><text:span text:style-name="T11"><text:s text:c="16"/>DNS:funigo.fr, DNS:www.funigo.fr</text:span></text:span></text:p>
      <text:p text:style-name="P17"><text:span text:style-name="Strong_20_Emphasis"><text:span text:style-name="T11">PS C:\Fichiers_Users&gt; openssl x509 -in "c:/Certbot/live/funigo.fr/fullchain.pem" -noout -text | Select-String -Pattern "GMT"</text:span></text:span></text:p>
      <text:p text:style-name="P17"><text:span text:style-name="Strong_20_Emphasis"><text:span text:style-name="T11"><text:s text:c="12"/>Not Before: May 26 16:12:36 2025 GMT</text:span></text:span></text:p>
      <text:p text:style-name="P17"><text:span text:style-name="Strong_20_Emphasis"><text:span text:style-name="T11"><text:s text:c="12"/>Not After : Aug 24 16:12:35 2025 GMT</text:span></text:span></text:p>
      <text:p text:style-name="P17"><text:span text:style-name="Strong_20_Emphasis"><text:span text:style-name="T11"/></text:span></text:p>
      <text:p text:style-name="P21">Le plan est structuré comme suit :</text:p>
      <text:list text:style-name="L1">
        <text:list-item>
          <text:p text:style-name="P22"><text:span text:style-name="Strong_20_Emphasis"><text:span text:style-name="T11">Architecture et Prérequis</text:span></text:span></text:p>
        </text:list-item>
        <text:list-item>
          <text:p text:style-name="P22"><text:span text:style-name="Strong_20_Emphasis"><text:span text:style-name="T11">Structure des Fichiers du Projet</text:span></text:span></text:p>
        </text:list-item>
        <text:list-item>
          <text:p text:style-name="P22"><text:span text:style-name="Strong_20_Emphasis"><text:span text:style-name="T11">Mise en place du Backend (Node.js &amp; Express)</text:span></text:span></text:p>
        </text:list-item>
        <text:list-item>
          <text:p text:style-name="P22"><text:span text:style-name="Strong_20_Emphasis"><text:span text:style-name="T11">Conception du Frontend (EJS, HTML, CSS, JS)</text:span></text:span></text:p>
        </text:list-item>
        <text:list-item>
          <text:p text:style-name="P22"><text:span text:style-name="Strong_20_Emphasis"><text:span text:style-name="T11">Configuration du Serveur Apache (Reverse Proxy)</text:span></text:span></text:p>
        </text:list-item>
        <text:list-item>
          <text:p text:style-name="P22"><text:span text:style-name="Strong_20_Emphasis"><text:span text:style-name="T11">Instructions pour lancer le projet</text:span></text:span></text:p>
        </text:list-item>
      </text:list>
      <text:p text:style-name="P17"/>
      <text:h text:style-name="Heading_20_2" text:outline-level="2"><text:bookmark-start text:name="__RefHeading___Toc25_1486969258"/>1. Architecture et Prérequis<text:bookmark-end text:name="__RefHeading___Toc25_1486969258"/></text:h>
      <text:p text:style-name="P17"><text:span text:style-name="Strong_20_Emphasis"><text:span text:style-name="T11">Architecture :</text:span></text:span></text:p>
      <text:list text:style-name="L2">
        <text:list-item>
          <text:p text:style-name="P23"><text:span text:style-name="Strong_20_Emphasis"><text:span text:style-name="T11">Serveur Web (Apache)</text:span></text:span><text:span text:style-name="T11"> : Reçoit les requêtes HTTPS sur le port 443, gère le SSL et agit comme un </text:span><text:span text:style-name="Strong_20_Emphasis"><text:span text:style-name="T11">reverse proxy</text:span></text:span><text:span text:style-name="T11">. Il transmet les requêtes à votre application Node.js.</text:span></text:p>
        </text:list-item>
        <text:list-item>
          <text:p text:style-name="P23"><text:span text:style-name="Strong_20_Emphasis"><text:span text:style-name="T11">Application Backend (Node.js / Express)</text:span></text:span><text:span text:style-name="T11"> : Tourne en local sur le port 5000. Elle gère la logique, se connecte à la base de données MySQL, et rend les pages dynamiques avec EJS.</text:span></text:p>
        </text:list-item>
        <text:list-item>
          <text:p text:style-name="P23"><text:span text:style-name="Strong_20_Emphasis"><text:span text:style-name="T11">Base de données (MySQL)</text:span></text:span><text:span text:style-name="T11"> : Stocke vos données (kanji, vocabulaire, départements).</text:span></text:p>
        </text:list-item>
        <text:list-item>
          <text:p text:style-name="P23"><text:span text:style-name="Strong_20_Emphasis"><text:span text:style-name="T11">Frontend (Navigateur)</text:span></text:span><text:span text:style-name="T11"> : Affiche les pages HTML/EJS rendues par le serveur, exécute le JavaScript côté client (pour les APIs météo/devise) et applique les styles CSS.</text:span></text:p>
        </text:list-item>
      </text:list>
      <text:p text:style-name="P17"><text:span text:style-name="Strong_20_Emphasis"><text:span text:style-name="T11">Prérequis à installer :</text:span></text:span></text:p>
      <text:list text:style-name="L3">
        <text:list-item>
          <text:p text:style-name="P24">Node.js et npm</text:p>
        </text:list-item>
        <text:list-item>
          <text:p text:style-name="P24">Un serveur MySQL (comme WampServer, XAMPP, ou une installation manuelle)</text:p>
        </text:list-item>
        <text:list-item>
          <text:p text:style-name="P24">Apache 2.4</text:p>
        </text:list-item>
        <text:list-item>
          <text:p text:style-name="P24">Un client MySQL (comme MySQL Workbench, DBeaver ou la ligne de commande) pour créer la base et les tables.</text:p>
        </text:list-item>
      </text:list>
      <text:p text:style-name="P25"/>
      <text:p text:style-name="P26"/>
      <text:h text:style-name="P27" text:outline-level="2"><text:bookmark-start text:name="__RefHeading___Toc216_1486969258"/>2. Structure des Fichiers du Projet<text:bookmark-end text:name="__RefHeading___Toc216_1486969258"/></text:h>
      <text:p text:style-name="P1">Créez un dossier principal, par exemple <text:span text:style-name="T14">funigo_project</text:span>, et organisez vos fichiers comme ceci :</text:p>
      <text:p text:style-name="P28"><text:span text:style-name="Source_20_Text"><text:span text:style-name="T15">Generated code</text:span></text:span></text:p>
      <text:section text:style-name="Sect2" text:name="cdk-accordion-child-415">
        <text:p text:style-name="P29"><text:span text:style-name="Source_20_Text"><text:span text:style-name="T16">funigo_project/</text:span></text:span></text:p>
        <text:p text:style-name="P30"><text:span text:style-name="Source_20_Text"><text:span text:style-name="T17">├── </text:span></text:span><text:span text:style-name="Source_20_Text"><text:span text:style-name="T18">node_modules/</text:span></text:span></text:p>
        <text:p text:style-name="P30"><text:span text:style-name="Source_20_Text"><text:span text:style-name="T17">├── </text:span></text:span><text:span text:style-name="Source_20_Text"><text:span text:style-name="T18">public/</text:span></text:span></text:p>
        <text:p text:style-name="P30"><text:span text:style-name="Source_20_Text"><text:span text:style-name="T17">│ <text:s text:c="2"/>├── </text:span></text:span><text:span text:style-name="Source_20_Text"><text:span text:style-name="T18">css/</text:span></text:span></text:p>
        <text:p text:style-name="P29"><text:span text:style-name="Source_20_Text"><text:span text:style-name="T17">│ <text:s text:c="2"/>│ <text:s text:c="2"/>└── </text:span></text:span><text:span text:style-name="Source_20_Text"><text:span text:style-name="T18">style</text:span></text:span><text:span text:style-name="Source_20_Text"><text:span text:style-name="T19">.css</text:span></text:span></text:p>
        <text:p text:style-name="P30"><text:span text:style-name="Source_20_Text"><text:span text:style-name="T17">│ <text:s text:c="2"/>├── </text:span></text:span><text:span text:style-name="Source_20_Text"><text:span text:style-name="T18">js/</text:span></text:span></text:p>
        <text:p text:style-name="P29"><text:span text:style-name="Source_20_Text"><text:span text:style-name="T17">│ <text:s text:c="2"/>│ <text:s text:c="2"/>└── </text:span></text:span><text:span text:style-name="Source_20_Text"><text:span text:style-name="T20">main</text:span></text:span><text:span text:style-name="Source_20_Text"><text:span text:style-name="T19">.js</text:span></text:span></text:p>
        <text:p text:style-name="P30"><text:span text:style-name="Source_20_Text"><text:span text:style-name="T17">│ <text:s text:c="2"/>├── </text:span></text:span><text:span text:style-name="Source_20_Text"><text:span text:style-name="T18">images/</text:span></text:span></text:p>
        <text:p text:style-name="P29"><text:span text:style-name="Source_20_Text"><text:span text:style-name="T17">│ <text:s text:c="2"/>│ <text:s text:c="2"/>├── </text:span></text:span><text:span text:style-name="Source_20_Text"><text:span text:style-name="T18">flag_fr</text:span></text:span><text:span text:style-name="Source_20_Text"><text:span text:style-name="T19">.gif</text:span></text:span></text:p>
        <text:p text:style-name="P29"><text:span text:style-name="Source_20_Text"><text:span text:style-name="T17">│ <text:s text:c="2"/>│ <text:s text:c="2"/>└── </text:span></text:span><text:span text:style-name="Source_20_Text"><text:span text:style-name="T18">flag_jp</text:span></text:span><text:span text:style-name="Source_20_Text"><text:span text:style-name="T19">.gif</text:span></text:span></text:p>
        <text:p text:style-name="P29"><text:span text:style-name="Source_20_Text"><text:span text:style-name="T17">│ <text:s text:c="2"/>├── </text:span></text:span><text:span text:style-name="Source_20_Text"><text:span text:style-name="T18">grammaire_conjugaison</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regles</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suffixes</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kkaido</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n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kyu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shikoku</text:span></text:span><text:span text:style-name="Source_20_Text"><text:span text:style-name="T19">.html</text:span></text:span></text:p>
        <text:p text:style-name="P29"><text:span text:style-name="Source_20_Text"><text:span text:style-name="T17">│ <text:s text:c="2"/>└── </text:span></text:span><text:span text:style-name="Source_20_Text"><text:span text:style-name="T18">kanji_trace</text:span></text:span><text:span text:style-name="Source_20_Text"><text:span text:style-name="T19">.html</text:span></text:span><text:span text:style-name="Source_20_Text"><text:span text:style-name="T18"> <text:s/>&lt;-- NOUVEAU</text:span></text:span></text:p>
        <text:p text:style-name="P31"><text:span text:style-name="Source_20_Text"><text:span text:style-name="T17">├── </text:span></text:span><text:span text:style-name="Source_20_Text"><text:span text:style-name="T18">views/japon_shikoku</text:span></text:span><text:span text:style-name="Source_20_Text"><text:span text:style-name="T19">.html</text:span></text:span></text:p>
        <text:p text:style-name="P30"><text:span text:style-name="Source_20_Text"><text:span text:style-name="T17">│ <text:s text:c="2"/>├── </text:span></text:span><text:span text:style-name="Source_20_Text"><text:span text:style-name="T18">partials/</text:span></text:span></text:p>
        <text:p text:style-name="P29"><text:span text:style-name="Source_20_Text"><text:span text:style-name="T17">│ <text:s text:c="2"/>│ <text:s text:c="2"/>├── </text:span></text:span><text:span text:style-name="Source_20_Text"><text:span text:style-name="T20">header</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20">footer</text:span></text:span><text:span text:style-name="Source_20_Text"><text:span text:style-name="T19">.ejs</text:span></text:span></text:p>
        <text:p text:style-name="P30"><text:span text:style-name="Source_20_Text"><text:span text:style-name="T17">│ <text:s text:c="2"/>├── </text:span></text:span><text:span text:style-name="Source_20_Text"><text:span text:style-name="T18">pages/</text:span></text:span></text:p>
        <text:p text:style-name="P29"><text:span text:style-name="Source_20_Text"><text:span text:style-name="T17">│ <text:s text:c="2"/>│ <text:s text:c="2"/>├── </text:span></text:span><text:span text:style-name="Source_20_Text"><text:span text:style-name="T18">index</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departements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kanji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region_form</text:span></text:span><text:span text:style-name="Source_20_Text"><text:span text:style-name="T19">.ejs</text:span></text:span><text:span text:style-name="Source_20_Text"><text:span text:style-name="T18"> <text:s text:c="5"/>&lt;-- NOUVEAU</text:span></text:span></text:p>
        <text:p text:style-name="P29"><text:span text:style-name="Source_20_Text"><text:span text:style-name="T17">│ <text:s text:c="2"/>│ <text:s text:c="2"/>└── </text:span></text:span><text:span text:style-name="Source_20_Text"><text:span text:style-name="T18">vocabulaire_form</text:span></text:span><text:span text:style-name="Source_20_Text"><text:span text:style-name="T19">.ejs</text:span></text:span></text:p>
        <text:p text:style-name="P29"><text:span text:style-name="Source_20_Text"><text:span text:style-name="T17">├── </text:span></text:span><text:span text:style-name="Source_20_Text"><text:span text:style-name="T19">.env</text:span></text:span></text:p>
        <text:p text:style-name="P29"><text:span text:style-name="Source_20_Text"><text:span text:style-name="T17">├── </text:span></text:span><text:span text:style-name="Source_20_Text"><text:span text:style-name="T18">package</text:span></text:span><text:span text:style-name="Source_20_Text"><text:span text:style-name="T19">.json</text:span></text:span></text:p>
        <text:p text:style-name="P29"><text:span text:style-name="Source_20_Text"><text:span text:style-name="T17">└── </text:span></text:span><text:span text:style-name="Source_20_Text"><text:span text:style-name="T18">server</text:span></text:span><text:span text:style-name="Source_20_Text"><text:span text:style-name="T19">.js</text:span></text:span></text:p>
      </text:section>
      <text:p text:style-name="P32"><text:span text:style-name="Source_20_Text"><text:span text:style-name="T15"/></text:span></text:p>
      <text:p text:style-name="P26"/>
      <text:h text:style-name="P33" text:outline-level="2"><text:bookmark-start text:name="__RefHeading___Toc27_1486969258"/>3. Mise en place du Backend (Node.js &amp; Express)<text:bookmark-end text:name="__RefHeading___Toc27_1486969258"/></text:h>
      <text:h text:style-name="Heading_20_3" text:outline-level="3"><text:bookmark-start text:name="__RefHeading___Toc29_1486969258"/>Étape A : Initialisation et Dépendances<text:bookmark-end text:name="__RefHeading___Toc29_1486969258"/></text:h>
      <text:list text:style-name="L4">
        <text:list-item>
          <text:p text:style-name="P34">Ouvrez un terminal dans le dossier <text:span text:style-name="T14">funigo_project</text:span>.</text:p>
        </text:list-item>
        <text:list-item>
          <text:p text:style-name="P34">Initialisez le projet : <text:span text:style-name="T14">npm init -y</text:span></text:p>
        </text:list-item>
        <text:list-item>
          <text:p text:style-name="P34">Installez les dépendances nécessaires :</text:p>
        </text:list-item>
      </text:list>
      <text:p text:style-name="P26"/>
      <text:p text:style-name="P26"><text:span text:style-name="T21">npm install express ejs mysql2 dotenv node</text:span><text:span text:style-name="T22">-</text:span><text:span text:style-name="T23">fetch</text:span><text:span text:style-name="T22">@2</text:span> </text:p>
      <text:p text:style-name="P35"><text:span text:style-name="T14">express</text:span> : Le framework web pour Node.js.</text:p>
      <text:list text:style-name="L5">
        <text:list-item>
          <text:list>
            <text:list-item>
              <text:p text:style-name="P36"><text:span text:style-name="T14">ejs</text:span> : Le moteur de template.</text:p>
            </text:list-item>
            <text:list-item>
              <text:p text:style-name="P36"><text:span text:style-name="T14">mysql2</text:span> : Le client MySQL, plus performant que <text:span text:style-name="T14">mysql</text:span>.</text:p>
            </text:list-item>
            <text:list-item>
              <text:p text:style-name="P36"><text:span text:style-name="T14">dotenv</text:span> : Pour gérer les variables d'environnement (identifiants BDD) de manière sécurisée.</text:p>
            </text:list-item>
            <text:list-item>
              <text:p text:style-name="P36"><text:span text:style-name="T14">node-fetch@2</text:span> : Pour faire des appels API côté serveur si besoin (ici nous le ferons côté client, mais c'est bon à avoir).</text:p>
            </text:list-item>
            <text:list-item>
              <text:p text:style-name="P36"/>
            </text:list-item>
          </text:list>
        </text:list-item>
      </text:list>
      <text:h text:style-name="Heading_20_3" text:outline-level="3"><text:bookmark-start text:name="__RefHeading___Toc31_1486969258"/>Étape B : Fichier <text:span text:style-name="T14">.env</text:span><text:bookmark-end text:name="__RefHeading___Toc31_1486969258"/></text:h>
      <text:p text:style-name="P37"/>
      <text:p text:style-name="P17"><text:span text:style-name="T11">Créez le fichier </text:span><text:span text:style-name="T24">.env</text:span><text:span text:style-name="T11"> à la racine de votre projet et mettez-y vos identifiants. </text:span><text:span text:style-name="Strong_20_Emphasis"><text:span text:style-name="T11">Ce fichier ne doit jamais être partagé ou mis sur un dépôt public (git) !</text:span></text:span></text:p>
      <text:p text:style-name="P17"><text:span text:style-name="Strong_20_Emphasis"><text:span text:style-name="T11">fichier </text:span></text:span><text:span text:style-name="Strong_20_Emphasis"><text:span text:style-name="T24">.env</text:span></text:span></text:p>
      <text:p text:style-name="P26">DB_HOST=127.0.0.1</text:p>
      <text:p text:style-name="P26">DB_USER=japadmin</text:p>
      <text:p text:style-name="P26">DB_PASSWORD=jap_2010</text:p>
      <text:p text:style-name="P26">DB_DATABASE=jap</text:p>
      <text:p text:style-name="P26">PORT=5000</text:p>
      <text:p text:style-name="P26"/>
      <text:h text:style-name="P38" text:outline-level="3"><text:bookmark-start text:name="__RefHeading___Toc33_1486969258"/>Étape C : Fichier <text:span text:style-name="T14">server.js</text:span><text:bookmark-end text:name="__RefHeading___Toc33_1486969258"/></text:h>
      <text:p text:style-name="P1">C'est le cœur de votre application. Il va créer le serveur, définir les routes et interroger la base de données.</text:p>
      <text:h text:style-name="Heading_20_4" text:outline-level="4"><text:bookmark-start text:name="__RefHeading___Toc694_1486969258"/><text:span text:style-name="Strong_20_Emphasis"><text:span text:style-name="T25">fichier </text:span></text:span><text:span text:style-name="Strong_20_Emphasis"><text:span text:style-name="T24">server.js</text:span></text:span><text:bookmark-end text:name="__RefHeading___Toc694_1486969258"/></text:h>
      <text:p text:style-name="P39">Generated javascript</text:p>
      <text:section text:style-name="Sect2" text:name="Section1">
        <text:p text:style-name="P40"><text:bookmark text:name="cdk-accordion-child-250"/><text:span text:style-name="Source_20_Text"><text:span text:style-name="T26">// Importer les modules</text:span></text:span></text:p>
        <text:p text:style-name="P40"><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40"><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40"><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40"><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41"/>
        <text:p text:style-name="P40"><text:span text:style-name="Source_20_Text"><text:span text:style-name="T31">// Initialiser l'application Express</text:span></text:span></text:p>
        <text:p text:style-name="P40"><text:span text:style-name="Source_20_Text"><text:span text:style-name="T30">const</text:span></text:span><text:span text:style-name="Source_20_Text"><text:span text:style-name="T28"> app = express();</text:span></text:span></text:p>
        <text:p text:style-name="P40"><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41"/>
        <text:p text:style-name="P40"><text:span text:style-name="Source_20_Text"><text:span text:style-name="T31">// Configuration EJS</text:span></text:span></text:p>
        <text:p text:style-name="P40"><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40"><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41"/>
        <text:p text:style-name="P40"><text:span text:style-name="Source_20_Text"><text:span text:style-name="T31">// Middleware pour fichiers statiques (CSS, JS, images, html)</text:span></text:span></text:p>
        <text:p text:style-name="P40"><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41"/>
        <text:p text:style-name="P40"><text:span text:style-name="Source_20_Text"><text:span text:style-name="T31">// Middleware pour parser le corps des requêtes POST</text:span></text:span></text:p>
        <text:p text:style-name="P40"><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41"/>
        <text:p text:style-name="P40"><text:span text:style-name="Source_20_Text"><text:span text:style-name="T31">// Pool de connexions MySQL</text:span></text:span></text:p>
        <text:p text:style-name="P40"><text:span text:style-name="Source_20_Text"><text:span text:style-name="T30">const</text:span></text:span><text:span text:style-name="Source_20_Text"><text:span text:style-name="T28"> dbPool = mysql.createPool({</text:span></text:span></text:p>
        <text:p text:style-name="P40"><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40"><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40"><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40"><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40"><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40"><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40"><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41"><text:span text:style-name="Source_20_Text"><text:span text:style-name="T28">});</text:span></text:span></text:p>
        <text:p text:style-name="P41"/>
        <text:p text:style-name="P40"><text:span text:style-name="Source_20_Text"><text:span text:style-name="T31">// --- DÉFINITION DES ROUTES ---</text:span></text:span></text:p>
        <text:p text:style-name="P41"/>
        <text:p text:style-name="P40"><text:span text:style-name="Source_20_Text"><text:span text:style-name="T31">// Accueil</text:span></text:span></text:p>
        <text:p text:style-name="P40"><text:span text:style-name="Source_20_Text"><text:span text:style-name="T28">app.get(</text:span></text:span><text:span text:style-name="Source_20_Text"><text:span text:style-name="T29">'/'</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41"><text:soft-page-break/><text:span text:style-name="Source_20_Text"><text:span text:style-name="T28">});</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1"/>
        <text:p text:style-name="P40"><text:span text:style-name="Source_20_Text"><text:span text:style-name="T31">// --- FRANCE ---</text:span></text:span></text:p>
        <text:p text:style-name="P40"><text:span text:style-name="Source_20_Text"><text:span text:style-name="T31">// Départements</text:span></text:span></text:p>
        <text:p text:style-name="P40"><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oft-page-break/><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NOUVEAU : Régions</text:span></text:span></text:p>
        <text:p text:style-name="P40"><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Note : La table 'region_fr' devra être créée dans votre base de données.</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1">// Supposons que la table region_fr ait au moins une colonne 'nom_reg'</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40"><text:span text:style-name="Source_20_Text"><text:span text:style-name="T17"><text:s text:c="8"/></text:span></text:span><text:span text:style-name="Source_20_Text"><text:span text:style-name="T31">// Renvoyer un message d'erreur clair si la table n'existe pas</text:span></text:span></text:p>
        <text:p text:style-name="P40"><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40"><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41"><text:span text:style-name="Source_20_Text"><text:span text:style-name="T17"><text:s text:c="8"/></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1"/>
        <text:p text:style-name="P40"><text:span text:style-name="Source_20_Text"><text:span text:style-name="T31">// Démarrer le serveur</text:span></text:span></text:p>
        <text:p text:style-name="P40"><text:span text:style-name="Source_20_Text"><text:span text:style-name="T28">app.listen(PORT, () =&gt; {</text:span></text:span></text:p>
        <text:p text:style-name="P40"><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41"><text:span text:style-name="Source_20_Text"><text:span text:style-name="T28">});</text:span></text:span></text:p>
      </text:section>
      <text:p text:style-name="P39"/>
      <text:h text:style-name="P33" text:outline-level="2"><text:bookmark-start text:name="__RefHeading___Toc35_1486969258"/>4. Conception du Frontend (EJS, HTML, CSS, JS)<text:bookmark-end text:name="__RefHeading___Toc35_1486969258"/></text:h>
      <text:h text:style-name="Heading_20_3" text:outline-level="3"><text:bookmark-start text:name="__RefHeading___Toc37_1486969258"/>Étape A : Les "Partials" (header et footer)<text:bookmark-end text:name="__RefHeading___Toc37_1486969258"/></text:h>
      <text:p text:style-name="P1">Ces fichiers seront inclus dans toutes les autres pages EJS pour éviter la répétition.</text:p>
      <text:h text:style-name="Heading_20_4" text:outline-level="4"><text:bookmark-start text:name="__RefHeading___Toc218_1486969258"/><text:span text:style-name="Strong_20_Emphasis"><text:span text:style-name="T11"><text:s/>fichier </text:span></text:span><text:span text:style-name="Strong_20_Emphasis"><text:span text:style-name="T24">views/partials/header.ejs</text:span></text:span><text:bookmark-end text:name="__RefHeading___Toc218_1486969258"/></text:h>
      <text:p text:style-name="P42"/>
      <text:section text:style-name="Sect2" text:name="cdk-accordion-child-251">
        <text:p text:style-name="P40"><text:span text:style-name="Source_20_Text"><text:span text:style-name="T15">&lt;!DOCTYPE html&gt;</text:span></text:span></text:p>
        <text:p text:style-name="P40"><text:span text:style-name="Source_20_Text"><text:span text:style-name="T28">&lt;</text:span></text:span><text:span text:style-name="Source_20_Text"><text:span text:style-name="T34">html</text:span></text:span><text:span text:style-name="Source_20_Text"><text:span text:style-name="T28"> </text:span></text:span><text:span text:style-name="Source_20_Text"><text:span text:style-name="T32">lang</text:span></text:span><text:span text:style-name="Source_20_Text"><text:span text:style-name="T28">=</text:span></text:span><text:span text:style-name="Source_20_Text"><text:span text:style-name="T29">"fr"</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charset</text:span></text:span><text:span text:style-name="Source_20_Text"><text:span text:style-name="T28">=</text:span></text:span><text:span text:style-name="Source_20_Text"><text:span text:style-name="T29">"UTF-8"</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viewport"</text:span></text:span><text:span text:style-name="Source_20_Text"><text:span text:style-name="T28"> </text:span></text:span><text:span text:style-name="Source_20_Text"><text:span text:style-name="T32">content</text:span></text:span><text:span text:style-name="Source_20_Text"><text:span text:style-name="T28">=</text:span></text:span><text:span text:style-name="Source_20_Text"><text:span text:style-name="T29">"width=device-width, initial-scale=1.0"</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title</text:span></text:span><text:span text:style-name="Source_20_Text"><text:span text:style-name="T28">&gt;Funigo - &lt;%= title %&gt;&lt;/</text:span></text:span><text:span text:style-name="Source_20_Text"><text:span text:style-name="T34">title</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link</text:span></text:span><text:span text:style-name="Source_20_Text"><text:span text:style-name="T28"> </text:span></text:span><text:span text:style-name="Source_20_Text"><text:span text:style-name="T32">rel</text:span></text:span><text:span text:style-name="Source_20_Text"><text:span text:style-name="T28">=</text:span></text:span><text:span text:style-name="Source_20_Text"><text:span text:style-name="T29">"stylesheet"</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css/style.css"</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head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lt;</text:span></text:span><text:span text:style-name="Source_20_Text"><text:span text:style-name="T34">br</text:span></text:span><text:span text:style-name="Source_20_Text"><text:span text:style-name="T28">&gt;</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lt;</text:span></text:span><text:span text:style-name="Source_20_Text"><text:span text:style-name="T34">br</text:span></text:span><text:span text:style-name="Source_20_Text"><text:span text:style-name="T28">&gt;</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Dico Kanji </text:span></text:span><text:span text:style-name="Source_20_Text"><text:span text:style-name="T35">字</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_trace.html"</text:span></text:span><text:span text:style-name="Source_20_Text"><text:span text:style-name="T28">&gt;Tracé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Dico Vocabulaire </text:span></text:span><text:span text:style-name="Source_20_Text"><text:span text:style-name="T35">単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Grammaire - Règles&lt;/</text:span></text:span><text:span text:style-name="Source_20_Text"><text:span text:style-name="T34">a</text:span></text:span><text:span text:style-name="Source_20_Text"><text:span text:style-name="T28">&gt;</text:span></text:span></text:p>
        <text:p text:style-name="P40"><text:soft-page-break/><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lt;</text:span></text:span><text:span text:style-name="Source_20_Text"><text:span text:style-name="T34">br</text:span></text:span><text:span text:style-name="Source_20_Text"><text:span text:style-name="T28">&gt;</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regions"</text:span></text:span><text:span text:style-name="Source_20_Text"><text:span text:style-name="T28">&gt;Région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lt;</text:span></text:span><text:span text:style-name="Source_20_Text"><text:span text:style-name="T34">br</text:span></text:span><text:span text:style-name="Source_20_Text"><text:span text:style-name="T28">&gt;</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ai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ontenu-placeholder"</text:span></text:span><text:span text:style-name="Source_20_Text"><text:span text:style-name="T28">&gt;</text:span></text:span></text:p>
      </text:section>
      <text:p text:style-name="P43"/>
      <text:h text:style-name="Heading_20_4" text:outline-level="4"><text:bookmark-start text:name="__RefHeading___Toc220_1486969258"/><text:line-break/><text:span text:style-name="T36">fichier </text:span><text:span text:style-name="T37">views/partials/footer.ejs</text:span> <text:bookmark-end text:name="__RefHeading___Toc220_1486969258"/></text:h>
      <text:p text:style-name="P44"/>
      <text:section text:style-name="Sect2" text:name="cdk-accordion-child-231">
        <text:p text:style-name="P40"><text:span text:style-name="Source_20_Text"><text:span text:style-name="T38">&lt;/</text:span></text:span><text:span text:style-name="Source_20_Text"><text:span text:style-name="T39">main</text:span></text:span><text:span text:style-name="Source_20_Text"><text:span text:style-name="T3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foot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 2025 Funigo. Tous droits réservés.&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Contact: info@funigo.co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4"/></text:span></text:span><text:span text:style-name="Source_20_Text"><text:span text:style-name="T31">&lt;!-- Script principal pour les appels API --&gt;</text:span></text:span></text:p>
        <text:p text:style-name="P40"><text:span text:style-name="Source_20_Text"><text:span text:style-name="T17"><text:s text:c="4"/></text:span></text:span><text:span text:style-name="Source_20_Text"><text:span text:style-name="T28">&lt;</text:span></text:span><text:span text:style-name="Source_20_Text"><text:span text:style-name="T34">script</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js/main.js"</text:span></text:span><text:span text:style-name="Source_20_Text"><text:span text:style-name="T28">&gt;&lt;/</text:span></text:span><text:span text:style-name="Source_20_Text"><text:span text:style-name="T34">script</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28">&lt;/</text:span></text:span><text:span text:style-name="Source_20_Text"><text:span text:style-name="T34">html</text:span></text:span><text:span text:style-name="Source_20_Text"><text:span text:style-name="T28">&gt;</text:span></text:span></text:p>
      </text:section>
      <text:h text:style-name="P45" text:outline-level="3"><text:soft-page-break/><text:span text:style-name="T40"/></text:h>
      <text:h text:style-name="Heading_20_3" text:outline-level="3"><text:bookmark-start text:name="__RefHeading___Toc39_1486969258"/>Étape C : NOUVEAU - <text:span text:style-name="T14">public/kanji_trace.html</text:span><text:bookmark-end text:name="__RefHeading___Toc39_1486969258"/></text:h>
      <text:p text:style-name="P46">Un simple fichier statique comme demandé.</text:p>
      <text:h text:style-name="Heading_20_4" text:outline-level="4"><text:bookmark-start text:name="__RefHeading___Toc696_1486969258"/><text:span text:style-name="T41">Fichier </text:span>public/kanji_trace.html<text:bookmark-end text:name="__RefHeading___Toc696_1486969258"/></text:h>
      <text:p text:style-name="P47"/>
      <text:section text:style-name="Sect2" text:name="cdk-accordion-child-253">
        <text:p text:style-name="P48"><text:span text:style-name="Source_20_Text"><text:span text:style-name="T15">&lt;!DOCTYPE html&gt;</text:span></text:span></text:p>
        <text:p text:style-name="P48"><text:span text:style-name="Source_20_Text"><text:span text:style-name="T42">&lt;</text:span></text:span><text:span text:style-name="Source_20_Text"><text:span text:style-name="T39">html</text:span></text:span><text:span text:style-name="Source_20_Text"><text:span text:style-name="T42"> </text:span></text:span><text:span text:style-name="Source_20_Text"><text:span text:style-name="T15">lang</text:span></text:span><text:span text:style-name="Source_20_Text"><text:span text:style-name="T42">=</text:span></text:span><text:span text:style-name="Source_20_Text"><text:span text:style-name="T43">"fr"</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Tracé des Kanji&lt;/</text:span></text:span><text:span text:style-name="Source_20_Text"><text:span text:style-name="T39">title</text:span></text:span><text:span text:style-name="Source_20_Text"><text:span text:style-name="T42">&gt;</text:span></text:span></text:p>
        <text:p text:style-name="P48"><text:span text:style-name="Source_20_Text"><text:span text:style-name="T44"><text:s text:c="4"/></text:span></text:span><text:span text:style-name="Source_20_Text"><text:span text:style-name="T26">&lt;!-- Vous pouvez lier le même CSS pour garder un style cohérent --&gt;</text:span></text:span></text:p>
        <text:p text:style-name="P48"><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4"><text:s text:c="4"/></text:span></text:span><text:span text:style-name="Source_20_Text"><text:span text:style-name="T26">&lt;!--</text:span></text:span></text:p>
        <text:p text:style-name="P49"><text:span text:style-name="Source_20_Text"><text:span text:style-name="T45"><text:s text:c="8"/></text:span></text:span><text:span text:style-name="Source_20_Text"><text:span text:style-name="T26">Pour avoir le header et le footer sur les pages statiques,</text:span></text:span></text:p>
        <text:p text:style-name="P49"><text:span text:style-name="Source_20_Text"><text:span text:style-name="T45"><text:s text:c="8"/></text:span></text:span><text:span text:style-name="Source_20_Text"><text:span text:style-name="T26">la méthode la plus simple est le "Server-Side Include" d'Apache,</text:span></text:span></text:p>
        <text:p text:style-name="P49"><text:span text:style-name="Source_20_Text"><text:span text:style-name="T45"><text:s text:c="8"/></text:span></text:span><text:span text:style-name="Source_20_Text"><text:span text:style-name="T26">ou le copier-coller. Une autre méthode plus avancée serait de</text:span></text:span></text:p>
        <text:p text:style-name="P49"><text:span text:style-name="Source_20_Text"><text:span text:style-name="T45"><text:s text:c="8"/></text:span></text:span><text:span text:style-name="Source_20_Text"><text:span text:style-name="T26">charger ces éléments via JavaScript.</text:span></text:span></text:p>
        <text:p text:style-name="P49"><text:span text:style-name="Source_20_Text"><text:span text:style-name="T45"><text:s text:c="8"/></text:span></text:span><text:span text:style-name="Source_20_Text"><text:span text:style-name="T26">Ici, nous allons garder la page simple.</text:span></text:span></text:p>
        <text:p text:style-name="P49"><text:span text:style-name="Source_20_Text"><text:span text:style-name="T45"><text:s text:c="4"/></text:span></text:span><text:span text:style-name="Source_20_Text"><text:span text:style-name="T26">--&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margin: 20px auto;"</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h1</text:span></text:span><text:span text:style-name="Source_20_Text"><text:span text:style-name="T42">&gt;Tracé des Kanji&lt;/</text:span></text:span><text:span text:style-name="Source_20_Text"><text:span text:style-name="T39">h1</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Cette section est en cours de construc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Elle permettra d'afficher l'ordre des traits pour écrire les kanjis, potentiellement en intégrant un outil d'anima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Retour à l'accueil&lt;/</text:span></text:span><text:span text:style-name="Source_20_Text"><text:span text:style-name="T39">a</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2">&lt;/</text:span></text:span><text:span text:style-name="Source_20_Text"><text:span text:style-name="T39">html</text:span></text:span><text:span text:style-name="Source_20_Text"><text:span text:style-name="T42">&gt;</text:span></text:span></text:p>
        <text:p text:style-name="P50"><text:span text:style-name="T46"/></text:p>
        <text:p text:style-name="P51"/>
      </text:section>
      <text:p text:style-name="P52"/>
      <text:h text:style-name="P53" text:outline-level="4"><text:bookmark-start text:name="__RefHeading___Toc222_1486969258"/><text:span text:style-name="T36">Formulaire et résultats pour les Kanji : </text:span><text:span text:style-name="T37">views/pages/kanji_form.ejs</text:span> <text:bookmark-end text:name="__RefHeading___Toc222_1486969258"/></text:h>
      <text:p text:style-name="P44"/>
      <text:section text:style-name="Sect2" text:name="cdk-accordion-child-233">
        <text:p text:style-name="P40"><text:span text:style-name="Source_20_Text"><text:span text:style-name="T38">&lt;%- include('../partials/header') %&gt;</text:span></text:span></text:p>
        <text:p text:style-name="P41"/>
        <text:p text:style-name="P40"><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ontent"</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2</text:span></text:span><text:span text:style-name="Source_20_Text"><text:span text:style-name="T28">&gt;Rechercher un Kanji&lt;/</text:span></text:span><text:span text:style-name="Source_20_Text"><text:span text:style-name="T34">h2</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 </text:span></text:span><text:span text:style-name="Source_20_Text"><text:span text:style-name="T32">action</text:span></text:span><text:span text:style-name="Source_20_Text"><text:span text:style-name="T28">=</text:span></text:span><text:span text:style-name="Source_20_Text"><text:span text:style-name="T29">"/kanji/search"</text:span></text:span><text:span text:style-name="Source_20_Text"><text:span text:style-name="T28"> </text:span></text:span><text:span text:style-name="Source_20_Text"><text:span text:style-name="T32">method</text:span></text:span><text:span text:style-name="Source_20_Text"><text:span text:style-name="T28">=</text:span></text:span><text:span text:style-name="Source_20_Text"><text:span text:style-name="T29">"POST"</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search-form"</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input</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text"</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searchTerm"</text:span></text:span><text:span text:style-name="Source_20_Text"><text:span text:style-name="T28"> </text:span></text:span><text:span text:style-name="Source_20_Text"><text:span text:style-name="T32">placeholder</text:span></text:span><text:span text:style-name="Source_20_Text"><text:span text:style-name="T28">=</text:span></text:span><text:span text:style-name="Source_20_Text"><text:span text:style-name="T29">"Entrez un kanji, romaji, sens..."</text:span></text:span><text:span text:style-name="Source_20_Text"><text:span text:style-name="T28"> </text:span></text:span><text:span text:style-name="Source_20_Text"><text:span text:style-name="T32">value</text:span></text:span><text:span text:style-name="Source_20_Text"><text:span text:style-name="T28">=</text:span></text:span><text:span text:style-name="Source_20_Text"><text:span text:style-name="T29">"&lt;%= typeof searchTerm !== 'undefined' ? searchTerm : '' %&gt;"</text:span></text:span><text:span text:style-name="Source_20_Text"><text:span text:style-name="T28"> </text:span></text:span><text:span text:style-name="Source_20_Text"><text:span text:style-name="T32">required</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submit"</text:span></text:span><text:span text:style-name="Source_20_Text"><text:span text:style-name="T28">&gt;Rechercher&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gt;</text:span></text:span></text:p>
        <text:p text:style-name="P41"/>
        <text:p text:style-name="P41"><text:span text:style-name="Source_20_Text"><text:span text:style-name="T17"><text:s text:c="4"/></text:span></text:span><text:span text:style-name="Source_20_Text"><text:span text:style-name="T28">&lt;% if (results.length &gt; 0) { %&gt;</text:span></text:span></text:p>
        <text:p text:style-name="P40"><text:span text:style-name="Source_20_Text"><text:span text:style-name="T17"><text:s text:c="8"/></text:span></text:span><text:span text:style-name="Source_20_Text"><text:span text:style-name="T28">&lt;</text:span></text:span><text:span text:style-name="Source_20_Text"><text:span text:style-name="T34">h3</text:span></text:span><text:span text:style-name="Source_20_Text"><text:span text:style-name="T28">&gt;Résultats pour "&lt;%= searchTerm %&gt;"&lt;/</text:span></text:span><text:span text:style-name="Source_20_Text"><text:span text:style-name="T34">h3</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results-tab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Niveau&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anj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O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u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Français&lt;/</text:span></text:span><text:span text:style-name="Source_20_Text"><text:span text:style-name="T34">th</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1"><text:span text:style-name="Source_20_Text"><text:span text:style-name="T17"><text:s text:c="20"/></text:span></text:span><text:span text:style-name="Source_20_Text"><text:span text:style-name="T28">&lt;% results.forEach(kanji =&gt; { %&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niveau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jp-char"</text:span></text:span><text:span text:style-name="Source_20_Text"><text:span text:style-name="T28">&gt;&lt;%= kanji.kanj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o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ku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francais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1"><text:span text:style-name="Source_20_Text"><text:span text:style-name="T17"><text:s text:c="20"/></text:span></text:span><text:span text:style-name="Source_20_Text"><text:span text:style-name="T28">&lt;% }); %&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17"><text:s text:c="4"/></text:span></text:span><text:span text:style-name="Source_20_Text"><text:span text:style-name="T28">&lt;% } else if (typeof searchTerm !== 'undefined') { %&gt;</text:span></text:span></text:p>
        <text:p text:style-name="P40"><text:span text:style-name="Source_20_Text"><text:span text:style-name="T17"><text:s text:c="8"/></text:span></text:span><text:span text:style-name="Source_20_Text"><text:span text:style-name="T28">&lt;</text:span></text:span><text:span text:style-name="Source_20_Text"><text:span text:style-name="T34">p</text:span></text:span><text:span text:style-name="Source_20_Text"><text:span text:style-name="T28">&gt;Aucun résultat trouvé pour "&lt;%= searchTerm %&gt;".&lt;/</text:span></text:span><text:span text:style-name="Source_20_Text"><text:span text:style-name="T34">p</text:span></text:span><text:span text:style-name="Source_20_Text"><text:span text:style-name="T28">&gt;</text:span></text:span></text:p>
        <text:p text:style-name="P41"><text:span text:style-name="Source_20_Text"><text:span text:style-name="T17"><text:s text:c="4"/></text:span></text:span><text:span text:style-name="Source_20_Text"><text:span text:style-name="T28">&lt;% } %&gt;</text:span></text:span></text:p>
        <text:p text:style-name="P40"><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28">&lt;%- include('../partials/footer') %&gt;</text:span></text:span></text:p>
      </text:section>
      <text:h text:style-name="Heading_20_3" text:outline-level="3"><text:bookmark-start text:name="__RefHeading___Toc41_1486969258"/><text:soft-page-break/>Étape D : NOUVEAU - <text:span text:style-name="T14">views/pages/region_form.ejs</text:span><text:bookmark-end text:name="__RefHeading___Toc41_1486969258"/></text:h>
      <text:h text:style-name="Heading_20_4" text:outline-level="4"><text:bookmark-start text:name="__RefHeading___Toc698_1486969258"/> <text:span text:style-name="T41">Fichier </text:span>views/pages/region_form.ejs<text:bookmark-end text:name="__RefHeading___Toc698_1486969258"/></text:h>
      <text:h text:style-name="Heading_20_4" text:outline-level="4"><text:bookmark-start text:name="__RefHeading___Toc224_1486969258"/>Formulaire et affichage des résultats pour les régions.<text:bookmark-end text:name="__RefHeading___Toc224_1486969258"/></text:h>
      <text:section text:style-name="Sect2" text:name="cdk-accordion-child-254">
        <text:p text:style-name="P54"><text:span text:style-name="Source_20_Text"><text:span text:style-name="T42">&lt;%- include('../partials/header') %&gt;</text:span></text:span></text:p>
        <text:p text:style-name="P55"/>
        <text:p text:style-name="P54"><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h2</text:span></text:span><text:span text:style-name="Source_20_Text"><text:span text:style-name="T42">&gt;Rechercher une Région Française&lt;/</text:span></text:span><text:span text:style-name="Source_20_Text"><text:span text:style-name="T39">h2</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 </text:span></text:span><text:span text:style-name="Source_20_Text"><text:span text:style-name="T15">action</text:span></text:span><text:span text:style-name="Source_20_Text"><text:span text:style-name="T42">=</text:span></text:span><text:span text:style-name="Source_20_Text"><text:span text:style-name="T43">"/regions/search"</text:span></text:span><text:span text:style-name="Source_20_Text"><text:span text:style-name="T42"> </text:span></text:span><text:span text:style-name="Source_20_Text"><text:span text:style-name="T15">method</text:span></text:span><text:span text:style-name="Source_20_Text"><text:span text:style-name="T42">=</text:span></text:span><text:span text:style-name="Source_20_Text"><text:span text:style-name="T43">"POST"</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earch-form"</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input</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text"</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searchTerm"</text:span></text:span><text:span text:style-name="Source_20_Text"><text:span text:style-name="T42"> </text:span></text:span><text:span text:style-name="Source_20_Text"><text:span text:style-name="T15">placeholder</text:span></text:span><text:span text:style-name="Source_20_Text"><text:span text:style-name="T42">=</text:span></text:span><text:span text:style-name="Source_20_Text"><text:span text:style-name="T43">"Entrez un nom de région..."</text:span></text:span><text:span text:style-name="Source_20_Text"><text:span text:style-name="T42"> </text:span></text:span><text:span text:style-name="Source_20_Text"><text:span text:style-name="T15">value</text:span></text:span><text:span text:style-name="Source_20_Text"><text:span text:style-name="T42">=</text:span></text:span><text:span text:style-name="Source_20_Text"><text:span text:style-name="T43">"&lt;%= searchTerm %&gt;"</text:span></text:span><text:span text:style-name="Source_20_Text"><text:span text:style-name="T42"> </text:span></text:span><text:span text:style-name="Source_20_Text"><text:span text:style-name="T15">required</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button</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submit"</text:span></text:span><text:span text:style-name="Source_20_Text"><text:span text:style-name="T42">&gt;Rechercher&lt;/</text:span></text:span><text:span text:style-name="Source_20_Text"><text:span text:style-name="T39">button</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gt;</text:span></text:span></text:p>
        <text:p text:style-name="P55"/>
        <text:p text:style-name="P55"><text:span text:style-name="Source_20_Text"><text:span text:style-name="T44"><text:s text:c="4"/></text:span></text:span><text:span text:style-name="Source_20_Text"><text:span text:style-name="T42">&lt;% if (results.length &gt; 0) { %&gt;</text:span></text:span></text:p>
        <text:p text:style-name="P54"><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4"/></text:span></text:span><text:span text:style-name="Source_20_Text"><text:span text:style-name="T26">&lt;!-- Adaptez ces colonnes à votre future table 'region_fr' --&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Nom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ode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hef-lieu&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Populat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5"><text:span text:style-name="Source_20_Text"><text:span text:style-name="T44"><text:s text:c="20"/></text:span></text:span><text:span text:style-name="Source_20_Text"><text:span text:style-name="T42">&lt;% results.forEach(region =&gt; { %&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nom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ode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hef_lieu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population ? region.population.toLocaleString('fr-FR')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5"><text:span text:style-name="Source_20_Text"><text:span text:style-name="T44"><text:s text:c="20"/></text:span></text:span><text:span text:style-name="Source_20_Text"><text:span text:style-name="T42">&lt;% }); %&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55"><text:span text:style-name="Source_20_Text"><text:span text:style-name="T44"><text:s text:c="4"/></text:span></text:span><text:span text:style-name="Source_20_Text"><text:span text:style-name="T42">&lt;% } else if (searchTerm) { %&gt;</text:span></text:span></text:p>
        <text:p text:style-name="P54"><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55"><text:span text:style-name="Source_20_Text"><text:span text:style-name="T44"><text:s text:c="4"/></text:span></text:span><text:span text:style-name="Source_20_Text"><text:span text:style-name="T42">&lt;% } %&gt;</text:span></text:span></text:p>
        <text:p text:style-name="P56"><text:soft-page-break/><text:span text:style-name="Source_20_Text"><text:span text:style-name="T42">&lt;/</text:span></text:span><text:span text:style-name="Source_20_Text"><text:span text:style-name="T39">div</text:span></text:span><text:span text:style-name="Source_20_Text"><text:span text:style-name="T42">&gt;</text:span></text:span></text:p>
        <text:p text:style-name="P56"><text:span text:style-name="Source_20_Text"><text:span text:style-name="T42">&lt;%- include('../partials/footer') %&gt;</text:span></text:span></text:p>
      </text:section>
      <text:p text:style-name="P57"><text:span text:style-name="T47">Les autres fichiers (</text:span><text:span text:style-name="T14">style.css</text:span><text:span text:style-name="T47">, </text:span><text:span text:style-name="T14">main.js</text:span><text:span text:style-name="T47">, les autres pages de formulaire) restent identiques à la proposition précédente.</text:span> </text:p>
      <text:h text:style-name="P38" text:outline-level="3"><text:bookmark-start text:name="__RefHeading___Toc43_1486969258"/>Étape C : CSS pour le style et le responsive<text:bookmark-end text:name="__RefHeading___Toc43_1486969258"/></text:h>
      <text:h text:style-name="Heading_20_4" text:outline-level="4"><text:bookmark-start text:name="__RefHeading___Toc226_1486969258"/><text:span text:style-name="Strong_20_Emphasis"><text:span text:style-name="T11">fichier </text:span></text:span><text:span text:style-name="Strong_20_Emphasis"><text:span text:style-name="T24">public/css/style.css</text:span></text:span><text:bookmark-end text:name="__RefHeading___Toc226_1486969258"/></text:h>
      <text:p text:style-name="P58">Generated css</text:p>
      <text:section text:style-name="Sect2" text:name="cdk-accordion-child-234">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text:span></text:span></text:p>
        <text:p text:style-name="P40"><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4">main</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content</text:span></text:span><text:span text:style-name="Source_20_Text"><text:span text:style-name="T28"> {</text:span></text:span></text:p>
        <text:p text:style-name="P4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1</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jp-char</text:span></text:span><text:span text:style-name="Source_20_Text"><text:span text:style-name="T28"> {</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41"><text:span text:style-name="Source_20_Text"><text:span text:style-name="T28">}</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1"><text:span text:style-name="Source_20_Text"><text:span text:style-name="T28">}</text:span></text:span></text:p>
        <text:p text:style-name="P41"/>
        <text:p text:style-name="P40"><text:span text:style-name="Source_20_Text"><text:span text:style-name="T32">.tit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oft-page-break/><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40"><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flag</text:span></text:span><text:span text:style-name="Source_20_Text"><text:span text:style-name="T28"> {</text:span></text:span></text:p>
        <text:p text:style-name="P40"><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44</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666</text:span></text:span><text:span text:style-name="Source_20_Text"><text:span text:style-name="T28">;</text:span></text:span></text:p>
        <text:p text:style-name="P4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1"><text:soft-page-break/><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40"><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0"><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41"><text:span text:style-name="Source_20_Text"><text:span text:style-name="T28">}</text:span></text:span></text:p>
        <text:p text:style-name="P40"><text:span text:style-name="Source_20_Text"><text:span text:style-name="T32">.results-tab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41"><text:span text:style-name="Source_20_Text"><text:span text:style-name="T28">}</text:span></text:span></text:p>
        <text:p text:style-name="P40"><text:span text:style-name="Source_20_Text"><text:span text:style-name="T34">table</text:span></text:span><text:span text:style-name="Source_20_Text"><text:span text:style-name="T28"> {</text:span></text:span></text:p>
        <text:p text:style-name="P40"><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40"><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1"><text:span text:style-name="Source_20_Text"><text:span text:style-name="T17"><text:s text:c="4"/></text:span></text:span><text:span text:style-name="Source_20_Text"><text:span text:style-name="T28">}</text:span></text:span></text:p>
      </text:section>
      <text:h text:style-name="P59" text:outline-level="4"><text:span text:style-name="Source_20_Text"><text:span text:style-name="T28"/></text:span></text:h>
      <text:h text:style-name="Heading_20_3" text:outline-level="3"><text:bookmark-start text:name="__RefHeading___Toc45_1486969258"/>Étape D : JavaScript côté client pour les APIs<text:bookmark-end text:name="__RefHeading___Toc45_1486969258"/></text:h>
      <text:p text:style-name="P1">Pour utiliser ces APIs, vous aurez besoin de clés d'API (API Keys).</text:p>
      <text:list text:style-name="L6">
        <text:list-item>
          <text:p text:style-name="P60"><text:span text:style-name="Strong_20_Emphasis"><text:span text:style-name="T11">Météo :</text:span></text:span><text:span text:style-name="T11"> Créez un compte sur </text:span><text:a xlink:type="simple" xlink:href="https://www.google.com/url?sa=E&amp;q=https%3A%2F%2Fopenweathermap.org%2Fapi" office:target-frame-name="_blank" xlink:show="new" text:style-name="Internet_20_link" text:visited-style-name="Visited_20_Internet_20_Link"><text:span text:style-name="T48">OpenWeatherMap</text:span></text:a><text:span text:style-name="T11"> et obtenez une clé gratuite.</text:span></text:p>
        </text:list-item>
        <text:list-item>
          <text:p text:style-name="P60"><text:span text:style-name="Strong_20_Emphasis"><text:span text:style-name="T11">Devise :</text:span></text:span><text:span text:style-name="T11"> Créez un compte sur un service comme </text:span><text:a xlink:type="simple" xlink:href="https://www.google.com/url?sa=E&amp;q=https%3A%2F%2Fwww.exchangerate-api.com%2F" office:target-frame-name="_blank" xlink:show="new" text:style-name="Internet_20_link" text:visited-style-name="Visited_20_Internet_20_Link"><text:span text:style-name="T48">ExchangeRate-API</text:span></text:a><text:span text:style-name="T11"> pour une clé gratuite.</text:span></text:p>
        </text:list-item>
      </text:list>
      <text:h text:style-name="Heading_20_4" text:outline-level="4"><text:bookmark-start text:name="__RefHeading___Toc228_1486969258"/><text:span text:style-name="Strong_20_Emphasis"><text:span text:style-name="T11">fichier </text:span></text:span><text:span text:style-name="Strong_20_Emphasis"><text:span text:style-name="T24">public/js/main.js</text:span></text:span><text:bookmark-end text:name="__RefHeading___Toc228_1486969258"/></text:h>
      <text:p text:style-name="P28">Generated javascript</text:p>
      <text:section text:style-name="Sect2" text:name="cdk-accordion-child-235">
        <text:p text:style-name="P40"><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40"><text:span text:style-name="Source_20_Text"><text:span text:style-name="T17"><text:s text:c="4"/></text:span></text:span><text:span text:style-name="Source_20_Text"><text:span text:style-name="T31">// --- Remplacez par vos vraies clés API ---</text:span></text:span></text:p>
        <text:p text:style-name="P40"><text:span text:style-name="Source_20_Text"><text:span text:style-name="T17"><text:s text:c="4"/></text:span></text:span><text:span text:style-name="Source_20_Text"><text:span text:style-name="T30">const</text:span></text:span><text:span text:style-name="Source_20_Text"><text:span text:style-name="T28"> WEATHER_API_KEY = </text:span></text:span><text:span text:style-name="Source_20_Text"><text:span text:style-name="T29">'VOTRE_CLE_API_OPENWEATHERMAP'</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CURRENCY_API_KEY = </text:span></text:span><text:span text:style-name="Source_20_Text"><text:span text:style-name="T29">'VOTRE_CLE_API_EXCHANGERATE'</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Coordonnées des villes</text:span></text:span></text:p>
        <text:p text:style-name="P40"><text:span text:style-name="Source_20_Text"><text:span text:style-name="T17"><text:s text:c="4"/></text:span></text:span><text:span text:style-name="Source_20_Text"><text:span text:style-name="T30">const</text:span></text:span><text:span text:style-name="Source_20_Text"><text:span text:style-name="T28"> parisCoords = { </text:span></text:span><text:span text:style-name="Source_20_Text"><text:span text:style-name="T32">lat</text:span></text:span><text:span text:style-name="Source_20_Text"><text:span text:style-name="T28">: </text:span></text:span><text:span text:style-name="Source_20_Text"><text:span text:style-name="T32">48.8566</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2.3522</text:span></text:span><text:span text:style-name="Source_20_Text"><text:span text:style-name="T28"> };</text:span></text:span></text:p>
        <text:p text:style-name="P40"><text:span text:style-name="Source_20_Text"><text:span text:style-name="T17"><text:s text:c="4"/></text:span></text:span><text:span text:style-name="Source_20_Text"><text:span text:style-name="T30">const</text:span></text:span><text:span text:style-name="Source_20_Text"><text:span text:style-name="T28"> tokyoCoords = { </text:span></text:span><text:span text:style-name="Source_20_Text"><text:span text:style-name="T32">lat</text:span></text:span><text:span text:style-name="Source_20_Text"><text:span text:style-name="T28">: </text:span></text:span><text:span text:style-name="Source_20_Text"><text:span text:style-name="T32">35.6895</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139.6917</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Fonction pour récupérer la météo</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Weather = (city, coords,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api.openweathermap.org/data/2.5/weather?lat=</text:span></text:span><text:span text:style-name="Source_20_Text"><text:span text:style-name="T33">${coords.lat}</text:span></text:span><text:span text:style-name="Source_20_Text"><text:span text:style-name="T29">&amp;lon=</text:span></text:span><text:span text:style-name="Source_20_Text"><text:span text:style-name="T33">${coords.lon}</text:span></text:span><text:span text:style-name="Source_20_Text"><text:span text:style-name="T29">&amp;appid=</text:span></text:span><text:span text:style-name="Source_20_Text"><text:span text:style-name="T33">${apiKey}</text:span></text:span><text:span text:style-name="Source_20_Text"><text:span text:style-name="T29">&amp;units=metric&amp;lang=f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main) {</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temp`</text:span></text:span><text:span text:style-name="Source_20_Text"><text:span text:style-name="T28">).textContent = </text:span></text:span><text:span text:style-name="Source_20_Text"><text:span text:style-name="T27">Math</text:span></text:span><text:span text:style-name="Source_20_Text"><text:span text:style-name="T28">.round(data.main.temp);</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clouds`</text:span></text:span><text:span text:style-name="Source_20_Text"><text:span text:style-name="T28">).textContent = data.weather[</text:span></text:span><text:span text:style-name="Source_20_Text"><text:span text:style-name="T32">0</text:span></text:span><text:span text:style-name="Source_20_Text"><text:span text:style-name="T28">].description;</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météo pour </text:span></text:span><text:span text:style-name="Source_20_Text"><text:span text:style-name="T33">${city}</text:span></text:span><text:span text:style-name="Source_20_Text"><text:span text:style-name="T29">:`</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Fonction pour récupérer le taux de change</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CurrencyRate =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v6.exchangerate-api.com/v6/</text:span></text:span><text:span text:style-name="Source_20_Text"><text:span text:style-name="T33">${apiKey}</text:span></text:span><text:span text:style-name="Source_20_Text"><text:span text:style-name="T29">/latest/EU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conversion_rates &amp;&amp; data.conversion_rates.JPY) {</text:span></text:span></text:p>
        <text:p text:style-name="P40"><text:soft-page-break/><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eur-jpy-rate'</text:span></text:span><text:span text:style-name="Source_20_Text"><text:span text:style-name="T28">).textContent = data.conversion_rates.JPY.toFixed(</text:span></text:span><text:span text:style-name="Source_20_Text"><text:span text:style-name="T32">2</text:span></text:span><text:span text:style-name="Source_20_Text"><text:span text:style-name="T28">);</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de taux de change:'</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Appels aux fonctions</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paris'</text:span></text:span><text:span text:style-name="Source_20_Text"><text:span text:style-name="T28">, parisCoords, WEATHER_API_KEY);</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tokyoCoords, WEATHER_API_KEY);</text:span></text:span></text:p>
        <text:p text:style-name="P41"><text:span text:style-name="Source_20_Text"><text:span text:style-name="T17"><text:s text:c="4"/></text:span></text:span><text:span text:style-name="Source_20_Text"><text:span text:style-name="T28">fetchCurrencyRate(CURRENCY_API_KEY);</text:span></text:span></text:p>
        <text:p text:style-name="P41"><text:span text:style-name="Source_20_Text"><text:span text:style-name="T28">});</text:span></text:span></text:p>
      </text:section>
      <text:p text:style-name="P32"/>
      <text:h text:style-name="P61" text:outline-level="3"><text:bookmark-start text:name="__RefHeading___Toc47_1486969258"/><text:span text:style-name="Source_20_Text"><text:span text:style-name="T50">5. Configuration Apache </text:span></text:span><text:span text:style-name="Source_20_Text"><text:span text:style-name="T24">httpd-vhosts.conf</text:span></text:span><text:span text:style-name="Source_20_Text"><text:span text:style-name="T50"> (inchangée)</text:span></text:span><text:bookmark-end text:name="__RefHeading___Toc47_1486969258"/></text:h>
      <text:p text:style-name="P1">La configuration reste valide car elle redirige tout le trafic vers l'application Node.js, qui se charge ensuite de servir les bonnes pages (dynamiques ou statiques).</text:p>
      <text:section text:style-name="Sect2" text:name="cdk-accordion-child-255">
        <text:p text:style-name="P62"><text:span text:style-name="Source_20_Text"><text:span text:style-name="T51"># Redirection de HTTP vers HTTPS</text:span></text:span></text:p>
        <text:p text:style-name="P63"><text:span text:style-name="Source_20_Text"><text:span text:style-name="T52">&lt;VirtualHost *:80&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text:span text:style-name="Source_20_Text"><text:span text:style-name="T44"><text:s text:c="4"/></text:span></text:span><text:span text:style-name="Source_20_Text"><text:span text:style-name="T52">Redirect permanent / https://www.funigo.fr/</text:span></text:span></text:p>
        <text:p text:style-name="P63"><text:span text:style-name="Source_20_Text"><text:span text:style-name="T52">&lt;/VirtualHost&gt;</text:span></text:span></text:p>
        <text:p text:style-name="P63"/>
        <text:p text:style-name="P62"><text:span text:style-name="Source_20_Text"><text:span text:style-name="T51"># Configuration principale HTTPS</text:span></text:span></text:p>
        <text:p text:style-name="P63"><text:span text:style-name="Source_20_Text"><text:span text:style-name="T52">&lt;VirtualHost *:443&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
        <text:p text:style-name="P62"><text:span text:style-name="Source_20_Text"><text:span text:style-name="T44"><text:s text:c="4"/></text:span></text:span><text:span text:style-name="Source_20_Text"><text:span text:style-name="T51"># Configuration SSL/TLS</text:span></text:span></text:p>
        <text:p text:style-name="P63"><text:span text:style-name="Source_20_Text"><text:span text:style-name="T44"><text:s text:c="4"/></text:span></text:span><text:span text:style-name="Source_20_Text"><text:span text:style-name="T52">SSLEngine on</text:span></text:span></text:p>
        <text:p text:style-name="P62"><text:span text:style-name="Source_20_Text"><text:span text:style-name="T44"><text:s text:c="4"/></text:span></text:span><text:span text:style-name="Source_20_Text"><text:span text:style-name="T52">SSLCertificateFile </text:span></text:span><text:span text:style-name="Source_20_Text"><text:span text:style-name="T53">"c:/Certbot/live/funigo.fr/fullchain.pem"</text:span></text:span></text:p>
        <text:p text:style-name="P62"><text:span text:style-name="Source_20_Text"><text:span text:style-name="T44"><text:s text:c="4"/></text:span></text:span><text:span text:style-name="Source_20_Text"><text:span text:style-name="T52">SSLCertificateKeyFile </text:span></text:span><text:span text:style-name="Source_20_Text"><text:span text:style-name="T53">"c:/Certbot/live/funigo.fr/privkey.pem"</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Configuration du Reverse Proxy vers Node.js</text:span></text:span></text:p>
        <text:p text:style-name="P63"><text:span text:style-name="Source_20_Text"><text:span text:style-name="T44"><text:s text:c="4"/></text:span></text:span><text:span text:style-name="Source_20_Text"><text:span text:style-name="T52">ProxyPreserveHost On</text:span></text:span></text:p>
        <text:p text:style-name="P63"><text:span text:style-name="Source_20_Text"><text:span text:style-name="T44"><text:s text:c="4"/></text:span></text:span><text:span text:style-name="Source_20_Text"><text:span text:style-name="T52">ProxyRequests Off</text:span></text:span></text:p>
        <text:p text:style-name="P63"><text:span text:style-name="Source_20_Text"><text:span text:style-name="T44"><text:s text:c="4"/></text:span></text:span><text:span text:style-name="Source_20_Text"><text:span text:style-name="T52">ProxyPass / http://localhost:5000/</text:span></text:span></text:p>
        <text:p text:style-name="P63"><text:span text:style-name="Source_20_Text"><text:span text:style-name="T44"><text:s text:c="4"/></text:span></text:span><text:span text:style-name="Source_20_Text"><text:span text:style-name="T52">ProxyPassReverse / http://localhost:5000/</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Logs</text:span></text:span></text:p>
        <text:p text:style-name="P62"><text:span text:style-name="Source_20_Text"><text:span text:style-name="T44"><text:s text:c="4"/></text:span></text:span><text:span text:style-name="Source_20_Text"><text:span text:style-name="T52">ErrorLog </text:span></text:span><text:span text:style-name="Source_20_Text"><text:span text:style-name="T53">"C:/Apache24/logs/funigo-error.log"</text:span></text:span></text:p>
        <text:p text:style-name="P62"><text:span text:style-name="Source_20_Text"><text:span text:style-name="T44"><text:s text:c="4"/></text:span></text:span><text:span text:style-name="Source_20_Text"><text:span text:style-name="T52">CustomLog </text:span></text:span><text:span text:style-name="Source_20_Text"><text:span text:style-name="T53">"C:/Apache24/logs/funigo-access.log"</text:span></text:span><text:span text:style-name="Source_20_Text"><text:span text:style-name="T52"> common</text:span></text:span></text:p>
        <text:p text:style-name="P41"><text:span text:style-name="Source_20_Text"><text:span text:style-name="T38">&lt;/VirtualHost&gt;</text:span></text:span></text:p>
      </text:section>
      <text:h text:style-name="P33" text:outline-level="2"><text:bookmark-start text:name="__RefHeading___Toc49_1486969258"/>6. Instructions pour lancer le projet<text:bookmark-end text:name="__RefHeading___Toc49_1486969258"/></text:h>
      <text:list text:style-name="L7">
        <text:list-item>
          <text:p text:style-name="P64"><text:span text:style-name="Strong_20_Emphasis"><text:span text:style-name="T11">Base de Données :</text:span></text:span><text:span text:style-name="T11"> Assurez-vous que votre serveur MySQL est lancé, que la base de données </text:span><text:span text:style-name="T24">jap</text:span><text:span text:style-name="T11"> existe et que l'utilisateur </text:span><text:span text:style-name="T24">japadmin</text:span><text:span text:style-name="T11"> a les bons privilèges. Créez et remplissez les tables </text:span><text:span text:style-name="T24">departement_fr</text:span><text:span text:style-name="T11">, </text:span><text:span text:style-name="T24">kanji_char</text:span><text:span text:style-name="T11"> et </text:span><text:span text:style-name="T24">voca_char</text:span><text:span text:style-name="T11">.</text:span></text:p>
        </text:list-item>
        <text:list-item>
          <text:p text:style-name="P64"><text:span text:style-name="Strong_20_Emphasis"><text:span text:style-name="T11">Fichiers statiques :</text:span></text:span><text:span text:style-name="T11"> Placez vos fichiers </text:span><text:span text:style-name="T24">.html</text:span><text:span text:style-name="T11"> (pour la grammaire et le Japon), ainsi que les GIFs des drapeaux, dans les bons sous-dossiers du répertoire </text:span><text:span text:style-name="T24">public</text:span><text:span text:style-name="T11">.</text:span></text:p>
        </text:list-item>
        <text:list-item>
          <text:p text:style-name="P64"><text:span text:style-name="Strong_20_Emphasis"><text:span text:style-name="T11">Clés API :</text:span></text:span><text:span text:style-name="T11"> Ouvrez </text:span><text:span text:style-name="T24">public/js/main.js</text:span><text:span text:style-name="T11"> et remplacez les placeholders par vos véritables clés API pour la météo et les devises.</text:span></text:p>
        </text:list-item>
        <text:list-item>
          <text:p text:style-name="P64"><text:span text:style-name="Strong_20_Emphasis"><text:span text:style-name="T11">Dépendances Node.js :</text:span></text:span><text:span text:style-name="T11"> Dans le terminal, à la racine du projet, lancez </text:span><text:span text:style-name="T24">npm install</text:span><text:span text:style-name="T11">.</text:span></text:p>
        </text:list-item>
        <text:list-item>
          <text:p text:style-name="P64"><text:span text:style-name="Strong_20_Emphasis"><text:span text:style-name="T11">Serveur Apache :</text:span></text:span><text:span text:style-name="T11"> Assurez-vous qu'Apache est configuré comme ci-dessus et qu'il est en cours d'exécution.</text:span></text:p>
        </text:list-item>
        <text:list-item>
          <text:p text:style-name="P64"><text:span text:style-name="Strong_20_Emphasis"><text:span text:style-name="T11">Lancer l'application Node.js :</text:span></text:span><text:span text:style-name="T11"> Dans le terminal, lancez :</text:span></text:p>
        </text:list-item>
      </text:list>
      <text:p text:style-name="P32"/>
      <text:p text:style-name="P32"><text:span text:style-name="T21">node server.js</text:span> </text:p>
      <text:p text:style-name="P32"/>
      <text:p text:style-name="P65">Vous devriez voir le message <text:span text:style-name="T14">Serveur Funigo démarré sur http://localhost:5000</text:span>.</text:p>
      <text:list text:style-name="L8">
        <text:list-item>
          <text:p text:style-name="P66"><text:span text:style-name="Strong_20_Emphasis"><text:span text:style-name="T11">Accéder au site :</text:span></text:span><text:span text:style-name="T11"> Ouvrez votre navigateur et allez à l'adresse </text:span><text:span text:style-name="Strong_20_Emphasis"><text:span text:style-name="T24">https://www.funigo.fr</text:span></text:span><text:span text:style-name="T11"> (ou </text:span><text:span text:style-name="T24">https://funigo.fr</text:span><text:span text:style-name="T11">). Apache recevra la requête, la transmettra à votre application Node.js, et vous verrez votre site.</text:span></text:p>
        </text:list-item>
      </text:list>
      <text:h text:style-name="P33" text:outline-level="2"><text:bookmark-start text:name="__RefHeading___Toc51_1486969258"/><text:span text:style-name="T54">7</text:span>. <text:span text:style-name="Strong_20_Emphasis"><text:span text:style-name="T55">Conception Complète du Site "Funigo" (Version Mise à Jour)</text:span></text:span><text:bookmark-end text:name="__RefHeading___Toc51_1486969258"/></text:h>
      <text:h text:style-name="P67" text:outline-level="3"><text:span text:style-name="Strong_20_Emphasis"><text:span text:style-name="T10"/></text:span></text:h>
      <text:h text:style-name="Heading_20_3" text:outline-level="3"><text:bookmark-start text:name="__RefHeading___Toc53_1486969258"/>1. Architecture et Prérequis<text:bookmark-end text:name="__RefHeading___Toc53_1486969258"/></text:h>
      <text:p text:style-name="P68"><text:span text:style-name="T11">L'architecture reste la même : </text:span><text:span text:style-name="Strong_20_Emphasis"><text:span text:style-name="T11">Apache (Reverse Proxy) -&gt; Node.js/Express (Backend) -&gt; MySQL (Base de données)</text:span></text:span><text:span text:style-name="T11">.<text:line-break/>Les prérequis sont également inchangés : Node.js, npm, MySQL, et Apache 2.4.</text:span></text:p>
      <text:h text:style-name="Heading_20_3" text:outline-level="3"><text:bookmark-start text:name="__RefHeading___Toc55_1486969258"/>2. Structure des Fichiers du Projet (Mise à Jour)<text:bookmark-end text:name="__RefHeading___Toc55_1486969258"/></text:h>
      <text:p text:style-name="P69">La structure est enrichie pour inclure les nouvelles pages.</text:p>
      <text:p text:style-name="P70">Generated code</text:p>
      <text:section text:style-name="Sect2" text:name="cdk-accordion-child-248">
        <text:p text:style-name="P71"><text:span text:style-name="Source_20_Text"><text:span text:style-name="T38">funigo_project/</text:span></text:span></text:p>
        <text:p text:style-name="P72"><text:span text:style-name="Source_20_Text"><text:span text:style-name="T17">├── </text:span></text:span><text:span text:style-name="Source_20_Text"><text:span text:style-name="T28">node_modules/</text:span></text:span></text:p>
        <text:p text:style-name="P72"><text:span text:style-name="Source_20_Text"><text:span text:style-name="T17">├── </text:span></text:span><text:span text:style-name="Source_20_Text"><text:span text:style-name="T28">public/</text:span></text:span></text:p>
        <text:p text:style-name="P72"><text:span text:style-name="Source_20_Text"><text:span text:style-name="T17">│ <text:s text:c="2"/>├── </text:span></text:span><text:span text:style-name="Source_20_Text"><text:span text:style-name="T28">css/</text:span></text:span></text:p>
        <text:p text:style-name="P71"><text:span text:style-name="Source_20_Text"><text:span text:style-name="T17">│ <text:s text:c="2"/>│ <text:s text:c="2"/>└── </text:span></text:span><text:span text:style-name="Source_20_Text"><text:span text:style-name="T28">style</text:span></text:span><text:span text:style-name="Source_20_Text"><text:span text:style-name="T32">.css</text:span></text:span></text:p>
        <text:p text:style-name="P72"><text:span text:style-name="Source_20_Text"><text:span text:style-name="T17">│ <text:s text:c="2"/>├── </text:span></text:span><text:span text:style-name="Source_20_Text"><text:span text:style-name="T28">js/</text:span></text:span></text:p>
        <text:p text:style-name="P71"><text:span text:style-name="Source_20_Text"><text:span text:style-name="T17">│ <text:s text:c="2"/>│ <text:s text:c="2"/>└── </text:span></text:span><text:span text:style-name="Source_20_Text"><text:span text:style-name="T34">main</text:span></text:span><text:span text:style-name="Source_20_Text"><text:span text:style-name="T32">.js</text:span></text:span></text:p>
        <text:p text:style-name="P72"><text:span text:style-name="Source_20_Text"><text:span text:style-name="T17">│ <text:s text:c="2"/>├── </text:span></text:span><text:span text:style-name="Source_20_Text"><text:span text:style-name="T28">images/</text:span></text:span></text:p>
        <text:p text:style-name="P71"><text:span text:style-name="Source_20_Text"><text:span text:style-name="T17">│ <text:s text:c="2"/>│ <text:s text:c="2"/>├── </text:span></text:span><text:span text:style-name="Source_20_Text"><text:span text:style-name="T28">flag_fr</text:span></text:span><text:span text:style-name="Source_20_Text"><text:span text:style-name="T32">.gif</text:span></text:span></text:p>
        <text:p text:style-name="P71"><text:span text:style-name="Source_20_Text"><text:span text:style-name="T17">│ <text:s text:c="2"/>│ <text:s text:c="2"/>└── </text:span></text:span><text:span text:style-name="Source_20_Text"><text:span text:style-name="T28">flag_jp</text:span></text:span><text:span text:style-name="Source_20_Text"><text:span text:style-name="T32">.gif</text:span></text:span></text:p>
        <text:p text:style-name="P71"><text:span text:style-name="Source_20_Text"><text:span text:style-name="T17">│ <text:s text:c="2"/>├── </text:span></text:span><text:span text:style-name="Source_20_Text"><text:span text:style-name="T28">grammaire_conjugaison</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regles</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suffixes</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kkaido</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n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kyu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shikoku</text:span></text:span><text:span text:style-name="Source_20_Text"><text:span text:style-name="T32">.html</text:span></text:span></text:p>
        <text:p text:style-name="P71"><text:span text:style-name="Source_20_Text"><text:span text:style-name="T17">│ <text:s text:c="2"/>└── </text:span></text:span><text:span text:style-name="Source_20_Text"><text:span text:style-name="T28">kanji_trace</text:span></text:span><text:span text:style-name="Source_20_Text"><text:span text:style-name="T32">.html</text:span></text:span><text:span text:style-name="Source_20_Text"><text:span text:style-name="T28"> <text:s/>&lt;-- NOUVEAU</text:span></text:span></text:p>
        <text:p text:style-name="P72"><text:span text:style-name="Source_20_Text"><text:span text:style-name="T17">├── </text:span></text:span><text:span text:style-name="Source_20_Text"><text:span text:style-name="T28">views/</text:span></text:span></text:p>
        <text:p text:style-name="P72"><text:span text:style-name="Source_20_Text"><text:span text:style-name="T17">│ <text:s text:c="2"/>├── </text:span></text:span><text:span text:style-name="Source_20_Text"><text:span text:style-name="T28">partials/</text:span></text:span></text:p>
        <text:p text:style-name="P71"><text:span text:style-name="Source_20_Text"><text:span text:style-name="T17">│ <text:s text:c="2"/>│ <text:s text:c="2"/>├── </text:span></text:span><text:span text:style-name="Source_20_Text"><text:span text:style-name="T34">header</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34">footer</text:span></text:span><text:span text:style-name="Source_20_Text"><text:span text:style-name="T32">.ejs</text:span></text:span></text:p>
        <text:p text:style-name="P72"><text:span text:style-name="Source_20_Text"><text:span text:style-name="T17">│ <text:s text:c="2"/>├── </text:span></text:span><text:span text:style-name="Source_20_Text"><text:span text:style-name="T28">pages/</text:span></text:span></text:p>
        <text:p text:style-name="P71"><text:span text:style-name="Source_20_Text"><text:span text:style-name="T17">│ <text:s text:c="2"/>│ <text:s text:c="2"/>├── </text:span></text:span><text:span text:style-name="Source_20_Text"><text:span text:style-name="T28">index</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departements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kanji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region_form</text:span></text:span><text:span text:style-name="Source_20_Text"><text:span text:style-name="T32">.ejs</text:span></text:span><text:span text:style-name="Source_20_Text"><text:span text:style-name="T28"> <text:s text:c="5"/>&lt;-- NOUVEAU</text:span></text:span></text:p>
        <text:p text:style-name="P71"><text:span text:style-name="Source_20_Text"><text:span text:style-name="T17">│ <text:s text:c="2"/>│ <text:s text:c="2"/>└── </text:span></text:span><text:span text:style-name="Source_20_Text"><text:span text:style-name="T28">vocabulaire_form</text:span></text:span><text:span text:style-name="Source_20_Text"><text:span text:style-name="T32">.ejs</text:span></text:span></text:p>
        <text:p text:style-name="P71"><text:span text:style-name="Source_20_Text"><text:span text:style-name="T17">├── </text:span></text:span><text:span text:style-name="Source_20_Text"><text:span text:style-name="T32">.env</text:span></text:span></text:p>
        <text:p text:style-name="P71"><text:span text:style-name="Source_20_Text"><text:span text:style-name="T17">├── </text:span></text:span><text:span text:style-name="Source_20_Text"><text:span text:style-name="T28">package</text:span></text:span><text:span text:style-name="Source_20_Text"><text:span text:style-name="T32">.json</text:span></text:span></text:p>
        <text:p text:style-name="P71"><text:span text:style-name="Source_20_Text"><text:span text:style-name="T17">└── </text:span></text:span><text:span text:style-name="Source_20_Text"><text:span text:style-name="T28">server</text:span></text:span><text:span text:style-name="Source_20_Text"><text:span text:style-name="T32">.js</text:span></text:span></text:p>
      </text:section>
      <text:p text:style-name="P73"><text:soft-page-break/></text:p>
      <text:p text:style-name="P73"/>
      <text:h text:style-name="Heading_20_2" text:outline-level="2"><text:bookmark-start text:name="__RefHeading___Toc57_1486969258"/>. Backend (Node.js &amp; Express)<text:bookmark-end text:name="__RefHeading___Toc57_1486969258"/></text:h>
      <text:h text:style-name="Heading_20_3" text:outline-level="3"><text:bookmark-start text:name="__RefHeading___Toc59_1486969258"/>Étape A : Fichier <text:span text:style-name="T14">.env</text:span> (inchangé)<text:bookmark-end text:name="__RefHeading___Toc59_1486969258"/></text:h>
      <text:p text:style-name="P69">Fichier à la racine du projet pour les informations sensibles.</text:p>
      <text:p text:style-name="Text_20_body"><text:span text:style-name="Strong_20_Emphasis">.env</text:span></text:p>
      <text:p text:style-name="P74">Generated code</text:p>
      <text:section text:style-name="Sect2" text:name="cdk-accordion-child-249">
        <text:p text:style-name="P71"><text:span text:style-name="Source_20_Text"><text:span text:style-name="T38">DB_HOST=127.0.0.1</text:span></text:span></text:p>
        <text:p text:style-name="P72"><text:span text:style-name="Source_20_Text"><text:span text:style-name="T38">DB_USER=japadmin</text:span></text:span></text:p>
        <text:p text:style-name="P72"><text:span text:style-name="Source_20_Text"><text:span text:style-name="T38">DB_PASSWORD=jap_2010</text:span></text:span></text:p>
        <text:p text:style-name="P72"><text:span text:style-name="Source_20_Text"><text:span text:style-name="T38">DB_DATABASE=jap</text:span></text:span></text:p>
        <text:p text:style-name="P72"><text:span text:style-name="Source_20_Text"><text:span text:style-name="T38">PORT=5000</text:span></text:span></text:p>
      </text:section>
      <text:p text:style-name="P73"/>
      <text:p text:style-name="P73"/>
      <text:h text:style-name="P75" text:outline-level="2"><text:bookmark-start text:name="__RefHeading___Toc61_1486969258"/>8.Correction pour avoir la météo et le taux du Yen<text:bookmark-end text:name="__RefHeading___Toc61_1486969258"/></text:h>
      <text:h text:style-name="Heading_20_4" text:outline-level="4"><text:bookmark-start text:name="__RefHeading___Toc3025_1486969258"/>Fichier partials/header.js<text:bookmark-end text:name="__RefHeading___Toc3025_1486969258"/></text:h>
      <text:p text:style-name="Text_20_body"/>
      <text:p text:style-name="P76"><text:span text:style-name="T56">&lt;!</text:span><text:span text:style-name="T57">DOCTYPE</text:span> <text:span text:style-name="T58">html</text:span><text:span text:style-name="T56">&gt;</text:span></text:p>
      <text:p text:style-name="P76"><text:span text:style-name="T56">&lt;</text:span><text:span text:style-name="T57">html</text:span> <text:span text:style-name="T58">lang</text:span>=<text:span text:style-name="T59">"fr"</text:span><text:span text:style-name="T56">&gt;</text:span></text:p>
      <text:p text:style-name="P76"><text:span text:style-name="T56">&lt;</text:span><text:span text:style-name="T57">head</text:span><text:span text:style-name="T56">&gt;</text:span></text:p>
      <text:p text:style-name="P77">    <text:span text:style-name="T60">&lt;</text:span><text:span text:style-name="T61">meta</text:span><text:span text:style-name="T62"> </text:span><text:span text:style-name="T63">charset</text:span><text:span text:style-name="T62">=</text:span><text:span text:style-name="T64">"UTF-8"</text:span><text:span text:style-name="T60">&gt;</text:span></text:p>
      <text:p text:style-name="P77">    <text:span text:style-name="T60">&lt;</text:span><text:span text:style-name="T61">meta</text:span><text:span text:style-name="T62"> </text:span><text:span text:style-name="T63">name</text:span><text:span text:style-name="T62">=</text:span><text:span text:style-name="T64">"viewport"</text:span><text:span text:style-name="T62"> </text:span><text:span text:style-name="T63">content</text:span><text:span text:style-name="T62">=</text:span><text:span text:style-name="T64">"width=device-width, initial-scale=1.0"</text:span><text:span text:style-name="T60">&gt;</text:span></text:p>
      <text:p text:style-name="P77">    <text:span text:style-name="T60">&lt;</text:span><text:span text:style-name="T61">title</text:span><text:span text:style-name="T60">&gt;</text:span><text:span text:style-name="T62">Funigo - </text:span><text:span text:style-name="T65">&lt;</text:span><text:span text:style-name="T62">%= title %&gt;</text:span><text:span text:style-name="T60">&lt;/</text:span><text:span text:style-name="T61">title</text:span><text:span text:style-name="T60">&gt;</text:span></text:p>
      <text:p text:style-name="P77">    <text:span text:style-name="T60">&lt;</text:span><text:span text:style-name="T61">link</text:span><text:span text:style-name="T62"> </text:span><text:span text:style-name="T63">rel</text:span><text:span text:style-name="T62">=</text:span><text:span text:style-name="T64">"stylesheet"</text:span><text:span text:style-name="T62"> </text:span><text:span text:style-name="T63">href</text:span><text:span text:style-name="T62">=</text:span><text:span text:style-name="T64">"/css/style.css"</text:span><text:span text:style-name="T60">&gt;</text:span></text:p>
      <text:p text:style-name="P76"><text:span text:style-name="T56">&lt;/</text:span><text:span text:style-name="T57">head</text:span><text:span text:style-name="T56">&gt;</text:span></text:p>
      <text:p text:style-name="P76"><text:span text:style-name="T56">&lt;</text:span><text:span text:style-name="T57">body</text:span><text:span text:style-name="T56">&gt;</text:span></text:p>
      <text:p text:style-name="P77">    <text:span text:style-name="T60">&lt;</text:span><text:span text:style-name="T61">header</text:span><text:span text:style-name="T60">&gt;</text:span></text:p>
      <text:p text:style-name="P77">        <text:span text:style-name="T60">&lt;</text:span><text:span text:style-name="T61">div</text:span><text:span text:style-name="T62"> </text:span><text:span text:style-name="T63">id</text:span><text:span text:style-name="T62">=</text:span><text:span text:style-name="T64">"header-placeholder"</text:span><text:span text:style-name="T60">&gt;</text:span></text:p>
      <text:p text:style-name="P77">            <text:span text:style-name="T60">&lt;</text:span><text:span text:style-name="T61">div</text:span><text:span text:style-name="T62"> </text:span><text:span text:style-name="T63">class</text:span><text:span text:style-name="T62">=</text:span><text:span text:style-name="T64">"title-container"</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fr.gif"</text:span><text:span text:style-name="T62"> </text:span><text:span text:style-name="T63">alt</text:span><text:span text:style-name="T62">=</text:span><text:span text:style-name="T64">"Drapeau Français"</text:span><text:span text:style-name="T62"> </text:span><text:span text:style-name="T63">class</text:span><text:span text:style-name="T62">=</text:span><text:span text:style-name="T64">"flag"</text:span><text:span text:style-name="T60">&gt;</text:span></text:p>
      <text:p text:style-name="P77">                <text:span text:style-name="T60">&lt;</text:span><text:span text:style-name="T61">h1</text:span><text:span text:style-name="T60">&gt;</text:span><text:span text:style-name="T62">Funigo</text:span><text:span text:style-name="T60">&lt;/</text:span><text:span text:style-name="T61">h1</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jp.gif"</text:span><text:span text:style-name="T62"> </text:span><text:span text:style-name="T63">alt</text:span><text:span text:style-name="T62">=</text:span><text:span text:style-name="T64">"Drapeau Japonais"</text:span><text:span text:style-name="T62"> </text:span><text:span text:style-name="T63">class</text:span><text:span text:style-name="T62">=</text:span><text:span text:style-name="T64">"flag"</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api-container"</text:span><text:span text:style-name="T60">&gt;</text:span></text:p>
      <text:p text:style-name="P77">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paris"</text:span><text:span text:style-name="T60">&gt;</text:span></text:p>
      <text:p text:style-name="P77">                    <text:span text:style-name="T60">&lt;</text:span><text:span text:style-name="T61">h3</text:span><text:span text:style-name="T60">&gt;</text:span><text:span text:style-name="T62">Météo Paris</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paris-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paris-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paris-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currency-box"</text:span><text:span text:style-name="T62"> </text:span><text:span text:style-name="T63">id</text:span><text:span text:style-name="T62">=</text:span><text:span text:style-name="T64">"currency-eur-jpy"</text:span><text:span text:style-name="T60">&gt;</text:span></text:p>
      <text:p text:style-name="P77">                    <text:span text:style-name="T60">&lt;</text:span><text:span text:style-name="T61">h3</text:span><text:span text:style-name="T60">&gt;</text:span><text:span text:style-name="T62">Taux de Change</text:span><text:span text:style-name="T60">&lt;/</text:span><text:span text:style-name="T61">h3</text:span><text:span text:style-name="T60">&gt;</text:span></text:p>
      <text:p text:style-name="P77">                    <text:span text:style-name="T60">&lt;</text:span><text:span text:style-name="T61">p</text:span><text:span text:style-name="T60">&gt;</text:span><text:span text:style-name="T62">1 EUR = </text:span><text:span text:style-name="T60">&lt;</text:span><text:span text:style-name="T61">span</text:span><text:span text:style-name="T62"> </text:span><text:span text:style-name="T63">id</text:span><text:span text:style-name="T62">=</text:span><text:span text:style-name="T64">"eur-jpy-rate"</text:span><text:span text:style-name="T60">&gt;</text:span><text:span text:style-name="T62">-</text:span><text:span text:style-name="T60">&lt;/</text:span><text:span text:style-name="T61">span</text:span><text:span text:style-name="T60">&gt;</text:span><text:span text:style-name="T62"> JPY</text:span><text:span text:style-name="T60">&lt;/</text:span><text:span text:style-name="T61">p</text:span><text:span text:style-name="T60">&gt;</text:span></text:p>
      <text:p text:style-name="P77"><text:soft-page-break/>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tokyo"</text:span><text:span text:style-name="T60">&gt;</text:span></text:p>
      <text:p text:style-name="P77">                    <text:span text:style-name="T60">&lt;</text:span><text:span text:style-name="T61">h3</text:span><text:span text:style-name="T60">&gt;</text:span><text:span text:style-name="T62">Météo Tokyo</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tokyo-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tokyo-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tokyo-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0">&gt;</text:span></text:p>
      <text:p text:style-name="P77">            <text:span text:style-name="T60">&lt;</text:span><text:span text:style-name="T61">nav</text:span><text:span text:style-name="T60">&gt;</text:span></text:p>
      <text:p text:style-name="P77">                <text:span text:style-name="T60">&lt;</text:span><text:span text:style-name="T61">ul</text:span><text:span text:style-name="T60">&gt;</text:span></text:p>
      <text:p text:style-name="P77">                    <text:span text:style-name="T60">&lt;</text:span><text:span text:style-name="T61">li</text:span><text:span text:style-name="T60">&gt;&lt;</text:span><text:span text:style-name="T61">a</text:span><text:span text:style-name="T62"> </text:span><text:span text:style-name="T63">href</text:span><text:span text:style-name="T62">=</text:span><text:span text:style-name="T64">"/"</text:span><text:span text:style-name="T60">&gt;</text:span><text:span text:style-name="T62">Accueil</text:span><text:span text:style-name="T60">&lt;</text:span><text:span text:style-name="T61">br</text:span><text:span text:style-name="T60">&gt;</text:span><text:span text:style-name="T66">ホーム</text:span><text:span text:style-name="T60">&lt;/</text:span><text:span text:style-name="T61">a</text:span><text:span text:style-name="T60">&gt;&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Langue</text:span><text:span text:style-name="T60">&lt;</text:span><text:span text:style-name="T61">br</text:span><text:span text:style-name="T60">&gt;</text:span><text:span text:style-name="T66">語</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kanji"</text:span><text:span text:style-name="T60">&gt;</text:span><text:span text:style-name="T62">Dico Kanji</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vocabulaire"</text:span><text:span text:style-name="T60">&gt;</text:span><text:span text:style-name="T62">Dico Vocabulaire</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regles.html"</text:span><text:span text:style-name="T60">&gt;</text:span><text:span text:style-name="T62">Grammaire - Règles</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conjugaison.html"</text:span><text:span text:style-name="T60">&gt;</text:span><text:span text:style-name="T62">Grammaire - Conjugaison</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suffixes.html"</text:span><text:span text:style-name="T60">&gt;</text:span><text:span text:style-name="T62">Grammaire - Suffixe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France</text:span><text:span text:style-name="T60">&lt;</text:span><text:span text:style-name="T61">br</text:span><text:span text:style-name="T60">&gt;</text:span><text:span text:style-name="T66">フランス</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departements"</text:span><text:span text:style-name="T60">&gt;</text:span><text:span text:style-name="T62">Département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Japon</text:span><text:span text:style-name="T60">&lt;</text:span><text:span text:style-name="T61">br</text:span><text:span text:style-name="T60">&gt;</text:span><text:span text:style-name="T66">日本</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japon_honshu.html"</text:span><text:span text:style-name="T60">&gt;</text:span><text:span text:style-name="T62">Honshu </text:span><text:span text:style-name="T66">本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kyushu.html"</text:span><text:span text:style-name="T60">&gt;</text:span><text:span text:style-name="T62">Kyushu </text:span><text:span text:style-name="T66">九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hokkaido.html"</text:span><text:span text:style-name="T60">&gt;</text:span><text:span text:style-name="T62">Hokkaido </text:span><text:span text:style-name="T66">北海道</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shikoku.html"</text:span><text:span text:style-name="T60">&gt;</text:span><text:span text:style-name="T62">Shikoku </text:span><text:span text:style-name="T66">四国</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ul</text:span><text:span text:style-name="T60">&gt;</text:span></text:p>
      <text:p text:style-name="P77">            <text:span text:style-name="T60">&lt;/</text:span><text:span text:style-name="T61">nav</text:span><text:span text:style-name="T60">&gt;</text:span></text:p>
      <text:p text:style-name="P77">        <text:span text:style-name="T60">&lt;/</text:span><text:span text:style-name="T61">div</text:span><text:span text:style-name="T60">&gt;</text:span></text:p>
      <text:p text:style-name="P77">    <text:span text:style-name="T60">&lt;/</text:span><text:span text:style-name="T61">header</text:span><text:span text:style-name="T60">&gt;</text:span></text:p>
      <text:p text:style-name="P77">    <text:span text:style-name="T60">&lt;</text:span><text:span text:style-name="T61">main</text:span><text:span text:style-name="T62"> </text:span><text:span text:style-name="T63">id</text:span><text:span text:style-name="T62">=</text:span><text:span text:style-name="T64">"contenu-placeholder"</text:span><text:span text:style-name="T60">&gt;</text:span></text:p>
      <text:p text:style-name="Text_20_body"/>
      <text:h text:style-name="Heading_20_4" text:outline-level="4"><text:bookmark-start text:name="__RefHeading___Toc700_1486969258"/>Fichier js/main.js<text:bookmark-end text:name="__RefHeading___Toc700_1486969258"/></text:h>
      <text:p text:style-name="P78"><text:span text:style-name="T58">document</text:span><text:span text:style-name="T67">.</text:span><text:span text:style-name="T68">addEventListener</text:span>(<text:span text:style-name="T59">'DOMContentLoaded'</text:span>, () <text:span text:style-name="T57">=&gt;</text:span> {</text:p>
      <text:p text:style-name="P77">    <text:span text:style-name="T69">// Plus besoin de clés API !</text:span></text:p>
      <text:p text:style-name="P79"/>
      <text:p text:style-name="P77">    <text:span text:style-name="T69">// URLs pour l'API Open-Meteo -- VERSION DÉFINITIVEMENT CORRIGÉE</text:span></text:p>
      <text:p text:style-name="P77">    <text:span text:style-name="T61">const</text:span><text:span text:style-name="T62"> </text:span><text:span text:style-name="T70">weatherApiUrlParis</text:span><text:span text:style-name="T62"> </text:span><text:span text:style-name="T71">=</text:span><text:span text:style-name="T62"> </text:span><text:span text:style-name="T64">'https://api.open-meteo.com/v1/forecast?latitude=48.85&amp;longitude=2.35&amp;current=temperature_2m,cloud_cover,rain'</text:span><text:span text:style-name="T62">;</text:span></text:p>
      <text:p text:style-name="P77"><text:soft-page-break/>    <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77">    </text:p>
      <text:p text:style-name="P77">    <text:span text:style-name="T69">// URL pour l'API de change (version v4 sans clé)</text:span></text:p>
      <text:p text:style-name="P77">    <text:span text:style-name="T61">const</text:span><text:span text:style-name="T62"> </text:span><text:span text:style-name="T70">currencyApiUrl</text:span><text:span text:style-name="T62"> </text:span><text:span text:style-name="T71">=</text:span><text:span text:style-name="T62"> </text:span><text:span text:style-name="T64">'https://api.exchangerate-api.com/v4/latest/EUR'</text:span><text:span text:style-name="T62">;</text:span></text:p>
      <text:p text:style-name="P79"/>
      <text:p text:style-name="P77">    <text:span text:style-name="T69">/**</text:span></text:p>
      <text:p text:style-name="P80">     <text:span text:style-name="T62">* Fonction pour récupérer la météo pour une ville donnée.</text:span></text:p>
      <text:p text:style-name="P77"><text:span text:style-name="T72">     </text:span><text:span text:style-name="T69">* </text:span><text:span text:style-name="T61">@param</text:span><text:span text:style-name="T69"> </text:span><text:span text:style-name="T73">{string}</text:span><text:span text:style-name="T69"> </text:span><text:span text:style-name="T63">city</text:span><text:span text:style-name="T69"> - Le nom de la ville pour les IDs HTML ('paris' ou 'tokyo').</text:span></text:p>
      <text:p text:style-name="P77"><text:span text:style-name="T72">     </text:span><text:span text:style-name="T69">* </text:span><text:span text:style-name="T61">@param</text:span><text:span text:style-name="T69"> </text:span><text:span text:style-name="T73">{string}</text:span><text:span text:style-name="T69"> </text:span><text:span text:style-name="T63">url</text:span><text:span text:style-name="T69"> - L'URL de l'API Open-Meteo à appeler.</text:span></text:p>
      <text:p text:style-name="P80">     <text:span text:style-name="T62">*/</text:span></text:p>
      <text:p text:style-name="P77">    <text:span text:style-name="T61">const</text:span><text:span text:style-name="T62"> </text:span><text:span text:style-name="T74">fetchWeather</text:span><text:span text:style-name="T62"> </text:span><text:span text:style-name="T71">=</text:span><text:span text:style-name="T62"> (</text:span><text:span text:style-name="T63">city</text:span><text:span text:style-name="T62">, </text:span><text:span text:style-name="T63">url</text:span><text:span text:style-name="T62">) </text:span><text:span text:style-name="T61">=&gt;</text:span><text:span text:style-name="T62"> {</text:span></text:p>
      <text:p text:style-name="P77">        <text:span text:style-name="T74">fetch</text:span><text:span text:style-name="T62">(</text:span><text:span text:style-name="T63">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a météo de ${</text:span><text:span text:style-name="T63">city</text:span><text:span text:style-name="T64">}`</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s données actuelles sont dans l'objet 'current'</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current</text:span><text:span text:style-name="T62">) {</text:span></text:p>
      <text:p text:style-name="P77">                    <text:span text:style-name="T61">const</text:span><text:span text:style-name="T62"> </text:span><text:span text:style-name="T70">currentData</text:span><text:span text:style-name="T62"> </text:span><text:span text:style-name="T71">=</text:span><text:span text:style-name="T63"> data</text:span><text:span text:style-name="T71">.</text:span><text:span text:style-name="T63">current</text:span><text:span text:style-name="T62">;</text:span></text:p>
      <text:p text:style-name="P77">                    </text:p>
      <text:p text:style-name="P77">                    <text:span text:style-name="T69">// Mise à jour de la température</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3">Math</text:span><text:span text:style-name="T71">.</text:span><text:span text:style-name="T74">round</text:span><text:span text:style-name="T62">(</text:span><text:span text:style-name="T70">currentData</text:span><text:span text:style-name="T71">.</text:span><text:span text:style-name="T63">temperature_2m</text:span><text:span text:style-name="T62">);</text:span></text:p>
      <text:p text:style-name="P77">                    </text:p>
      <text:p text:style-name="P77">                    <text:span text:style-name="T69">// Mise à jour de la couverture nuageuse (en %)</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3"> </text:span><text:span text:style-name="T70">currentData</text:span><text:span text:style-name="T71">.</text:span><text:span text:style-name="T63">cloud_cover</text:span><text:span text:style-name="T62">;</text:span></text:p>
      <text:p text:style-name="P79"/>
      <text:p text:style-name="P77">                    <text:span text:style-name="T69">// Mise à jour de la pluie (en mm)</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3"> currentData</text:span><text:span text:style-name="T71">.</text:span><text:span text:style-name="T63">rain</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e la météo pour ${</text:span><text:span text:style-name="T63">city</text:span><text:span text:style-name="T64">}:`</text:span><text:span text:style-name="T62">, </text:span><text:span text:style-name="T63">error</text:span><text:span text:style-name="T62">);</text:span></text:p>
      <text:p text:style-name="P77">                <text:span text:style-name="T69">// Afficher une erreur dans l'interface utilisateur</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text:span></text:p>
      <text:p text:style-name="P80">     <text:span text:style-name="T62">* Fonction pour récupérer le taux de change EUR/JPY.</text:span></text:p>
      <text:p text:style-name="P80">     <text:span text:style-name="T62">*/</text:span></text:p>
      <text:p text:style-name="P77">    <text:span text:style-name="T61">const</text:span><text:span text:style-name="T62"> </text:span><text:span text:style-name="T74">fetchCurrencyRate</text:span><text:span text:style-name="T62"> </text:span><text:span text:style-name="T71">=</text:span><text:span text:style-name="T62"> () </text:span><text:span text:style-name="T61">=&gt;</text:span><text:span text:style-name="T62"> {</text:span></text:p>
      <text:p text:style-name="P77"><text:soft-page-break/>        <text:span text:style-name="T74">fetch</text:span><text:span text:style-name="T62">(</text:span><text:span text:style-name="T70">currencyApi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e taux de change'</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 taux JPY est dans l'objet 'rates'</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rates</text:span><text:span text:style-name="T62"> </text:span><text:span text:style-name="T71">&amp;&amp;</text:span><text:span text:style-name="T63"> data</text:span><text:span text:style-name="T71">.</text:span><text:span text:style-name="T63">rates</text:span><text:span text:style-name="T71">.</text:span><text:span text:style-name="T70">JPY</text:span><text:span text:style-name="T62">) {</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3"> data</text:span><text:span text:style-name="T71">.</text:span><text:span text:style-name="T63">rates</text:span><text:span text:style-name="T71">.</text:span><text:span text:style-name="T70">JPY</text:span><text:span text:style-name="T71">.</text:span><text:span text:style-name="T74">toFixed</text:span><text:span text:style-name="T62">(</text:span><text:span text:style-name="T76">2</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u taux de change:'</text:span><text:span text:style-name="T62">, </text:span><text:span text:style-name="T63">error</text:span><text:span text:style-name="T62">);</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 Lancer les appels aux fonctions au chargement de la page</text:span></text:p>
      <text:p text:style-name="P77">    <text:span text:style-name="T74">fetchWeather</text:span><text:span text:style-name="T62">(</text:span><text:span text:style-name="T64">'paris'</text:span><text:span text:style-name="T62">, </text:span><text:span text:style-name="T70">weatherApiUrlParis</text:span><text:span text:style-name="T62">);</text:span></text:p>
      <text:p text:style-name="P77">    <text:span text:style-name="T74">fetchWeather</text:span><text:span text:style-name="T62">(</text:span><text:span text:style-name="T64">'tokyo'</text:span><text:span text:style-name="T62">, </text:span><text:span text:style-name="T70">weatherApiUrlTokyo</text:span><text:span text:style-name="T62">);</text:span></text:p>
      <text:p text:style-name="P77">    <text:span text:style-name="T74">fetchCurrencyRate</text:span><text:span text:style-name="T62">();</text:span></text:p>
      <text:p text:style-name="P76">});</text:p>
      <text:p text:style-name="P73"/>
      <text:h text:style-name="P81" text:outline-level="4"><text:bookmark-start text:name="__RefHeading___Toc63_1486969258"/>Étape B : Fichier <text:span text:style-name="T14">server.js</text:span> (mis à jour avec les nouvelles routes)<text:bookmark-end text:name="__RefHeading___Toc63_1486969258"/></text:h>
      <text:p text:style-name="P69">Ce fichier est complété avec la logique de recherche pour les régions.</text:p>
      <text:p text:style-name="P70">Generated javascript</text:p>
      <text:section text:style-name="Sect2" text:name="cdk-accordion-child-250">
        <text:p text:style-name="P71"><text:span text:style-name="Source_20_Text"><text:span text:style-name="T26">// Importer les modules</text:span></text:span></text:p>
        <text:p text:style-name="P71"><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71"><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71"><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71"><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72"/>
        <text:p text:style-name="P71"><text:span text:style-name="Source_20_Text"><text:span text:style-name="T31">// Initialiser l'application Express</text:span></text:span></text:p>
        <text:p text:style-name="P71"><text:span text:style-name="Source_20_Text"><text:span text:style-name="T30">const</text:span></text:span><text:span text:style-name="Source_20_Text"><text:span text:style-name="T28"> app = express();</text:span></text:span></text:p>
        <text:p text:style-name="P71"><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72"/>
        <text:p text:style-name="P71"><text:span text:style-name="Source_20_Text"><text:span text:style-name="T31">// Configuration EJS</text:span></text:span></text:p>
        <text:p text:style-name="P71"><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71"><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72"/>
        <text:p text:style-name="P71"><text:span text:style-name="Source_20_Text"><text:span text:style-name="T31">// Middleware pour fichiers statiques (CSS, JS, images, html)</text:span></text:span></text:p>
        <text:p text:style-name="P71"><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72"/>
        <text:p text:style-name="P71"><text:span text:style-name="Source_20_Text"><text:span text:style-name="T31">// Middleware pour parser le corps des requêtes POST</text:span></text:span></text:p>
        <text:p text:style-name="P71"><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72"/>
        <text:p text:style-name="P71"><text:span text:style-name="Source_20_Text"><text:span text:style-name="T31">// Pool de connexions MySQL</text:span></text:span></text:p>
        <text:p text:style-name="P71"><text:span text:style-name="Source_20_Text"><text:span text:style-name="T30">const</text:span></text:span><text:span text:style-name="Source_20_Text"><text:span text:style-name="T28"> dbPool = mysql.createPool({</text:span></text:span></text:p>
        <text:p text:style-name="P71"><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71"><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71"><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71"><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71"><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71"><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71"><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72"><text:span text:style-name="Source_20_Text"><text:span text:style-name="T28">});</text:span></text:span></text:p>
        <text:p text:style-name="P72"/>
        <text:p text:style-name="P71"><text:span text:style-name="Source_20_Text"><text:span text:style-name="T31">// --- DÉFINITION DES ROUTES ---</text:span></text:span></text:p>
        <text:p text:style-name="P72"/>
        <text:p text:style-name="P71"><text:span text:style-name="Source_20_Text"><text:span text:style-name="T31">// Accueil</text:span></text:span></text:p>
        <text:p text:style-name="P71"><text:span text:style-name="Source_20_Text"><text:span text:style-name="T28">app.get(</text:span></text:span><text:span text:style-name="Source_20_Text"><text:span text:style-name="T29">'/'</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 LANGUE ---</text:span></text:span></text:p>
        <text:p text:style-name="P71"><text:span text:style-name="Source_20_Text"><text:span text:style-name="T31">// Dico Kanji</text:span></text:span></text:p>
        <text:p text:style-name="P71"><text:soft-page-break/><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Dico Vocabulaire</text:span></text:span></text:p>
        <text:p text:style-name="P71"><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2"/>
        <text:p text:style-name="P71"><text:span text:style-name="Source_20_Text"><text:span text:style-name="T31">// --- FRANCE ---</text:span></text:span></text:p>
        <text:p text:style-name="P71"><text:span text:style-name="Source_20_Text"><text:span text:style-name="T31">// Départements</text:span></text:span></text:p>
        <text:p text:style-name="P71"><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oft-page-break/><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NOUVEAU : Régions</text:span></text:span></text:p>
        <text:p text:style-name="P71"><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1">// Note : La table 'region_fr' devra être créée dans votre base de données.</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1">// Supposons que la table region_fr ait au moins une colonne 'nom_reg'</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71"><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71"><text:span text:style-name="Source_20_Text"><text:span text:style-name="T17"><text:s text:c="8"/></text:span></text:span><text:span text:style-name="Source_20_Text"><text:span text:style-name="T31">// Renvoyer un message d'erreur clair si la table n'existe pas</text:span></text:span></text:p>
        <text:p text:style-name="P71"><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71"><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72"><text:span text:style-name="Source_20_Text"><text:span text:style-name="T17"><text:s text:c="8"/></text:span></text:span><text:span text:style-name="Source_20_Text"><text:span text:style-name="T28">}</text:span></text:span></text:p>
        <text:p text:style-name="P72"><text:span text:style-name="Source_20_Text"><text:span text:style-name="T17"><text:s text:c="4"/></text:span></text:span><text:span text:style-name="Source_20_Text"><text:span text:style-name="T28">}</text:span></text:span></text:p>
        <text:p text:style-name="P72"><text:span text:style-name="Source_20_Text"><text:span text:style-name="T28">});</text:span></text:span></text:p>
        <text:p text:style-name="P72"/>
        <text:p text:style-name="P72"/>
        <text:p text:style-name="P71"><text:span text:style-name="Source_20_Text"><text:span text:style-name="T31">// Démarrer le serveur</text:span></text:span></text:p>
        <text:p text:style-name="P71"><text:span text:style-name="Source_20_Text"><text:span text:style-name="T28">app.listen(PORT, () =&gt; {</text:span></text:span></text:p>
        <text:p text:style-name="P71"><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72"><text:span text:style-name="Source_20_Text"><text:span text:style-name="T28">});</text:span></text:span></text:p>
      </text:section>
      <text:p text:style-name="P73"/>
      <text:p text:style-name="P73"/>
      <text:p text:style-name="P73"/>
      <text:p text:style-name="P73"/>
      <text:h text:style-name="Heading_20_2" text:outline-level="2"><text:bookmark-start text:name="__RefHeading___Toc3513_1486969258"/><text:soft-page-break/>9 Changer présentation 1<text:bookmark-end text:name="__RefHeading___Toc3513_1486969258"/></text:h>
      <text:p text:style-name="Contents_20_2"/>
      <text:p text:style-name="Contents_20_2"><text:span text:style-name="T77">C</text:span>hanger la présentation du header je veux que pour les grands écrans le drapeau fançais , </text:p>
      <text:p text:style-name="Contents_20_2">funigo puis le drapeau japonais . La couleur de fond des apis météo et le taux soit bleu. </text:p>
      <text:p text:style-name="Contents_20_2">le background doit être images/pp3.webp en dessous de &lt;%- include('../partials/header') %&gt; </text:p>
      <text:p text:style-name="Contents_20_2">et au dessus &lt;%- include('../partials/footer') %&gt;</text:p>
      <text:p text:style-name="Contents_20_2"/>
      <text:h text:style-name="Heading_20_3" text:outline-level="3"><text:bookmark-start text:name="__RefHeading___Toc3515_1486969258"/>Modification du fichier <text:span text:style-name="T14">public/css/style.css</text:span><text:bookmark-end text:name="__RefHeading___Toc3515_1486969258"/></text:h>
      <text:h text:style-name="Heading_20_4" text:outline-level="4"><text:bookmark-start text:name="__RefHeading___Toc3517_1486969258"/>1. Fond d'écran principal<text:bookmark-end text:name="__RefHeading___Toc3517_1486969258"/></text:h>
      <text:p text:style-name="P82"><text:span text:style-name="T78">Pour que l'image </text:span><text:span text:style-name="T79">pp3.webp</text:span><text:span text:style-name="T78"> s'affiche sous le header et au-dessus du footer, nous allons l'appliquer à la balise </text:span><text:span text:style-name="T79">&lt;main&gt;</text:span><text:span text:style-name="T78">.</text:span></text:p>
      <text:p text:style-name="P83"/>
      <text:section text:style-name="Sect2" text:name="cdk-accordion-child-143">
        <text:p text:style-name="P84"><text:span text:style-name="Source_20_Text"><text:span text:style-name="T80">main</text:span></text:span><text:span text:style-name="Source_20_Text"><text:span text:style-name="T16"> {</text:span></text:span></text:p>
        <text:p text:style-name="P84"><text:span text:style-name="Source_20_Text"><text:span text:style-name="T17"><text:s text:c="4"/></text:span></text:span><text:span text:style-name="Source_20_Text"><text:span text:style-name="T81">flex-grow</text:span></text:span><text:span text:style-name="Source_20_Text"><text:span text:style-name="T18">: </text:span></text:span><text:span text:style-name="Source_20_Text"><text:span text:style-name="T81">1</text:span></text:span><text:span text:style-name="Source_20_Text"><text:span text:style-name="T18">;</text:span></text:span></text:p>
        <text:p text:style-name="P84"><text:span text:style-name="Source_20_Text"><text:span text:style-name="T17"><text:s text:c="4"/></text:span></text:span><text:span text:style-name="Source_20_Text"><text:span text:style-name="T81">padding</text:span></text:span><text:span text:style-name="Source_20_Text"><text:span text:style-name="T18">: </text:span></text:span><text:span text:style-name="Source_20_Text"><text:span text:style-name="T81">20px</text:span></text:span><text:span text:style-name="Source_20_Text"><text:span text:style-name="T18">;</text:span></text:span></text:p>
        <text:p text:style-name="P84"><text:span text:style-name="Source_20_Text"><text:span text:style-name="T17"><text:s text:c="4"/></text:span></text:span><text:span text:style-name="Source_20_Text"><text:span text:style-name="T81">background-image</text:span></text:span><text:span text:style-name="Source_20_Text"><text:span text:style-name="T18">: </text:span></text:span><text:span text:style-name="Source_20_Text"><text:span text:style-name="T82">url</text:span></text:span><text:span text:style-name="Source_20_Text"><text:span text:style-name="T18">(</text:span></text:span><text:span text:style-name="Source_20_Text"><text:span text:style-name="T83">'../images/pp3.webp'</text:span></text:span><text:span text:style-name="Source_20_Text"><text:span text:style-name="T18">); </text:span></text:span><text:span text:style-name="Source_20_Text"><text:span text:style-name="T84">/* Chemin vers l'image */</text:span></text:span></text:p>
        <text:p text:style-name="P84"><text:span text:style-name="Source_20_Text"><text:span text:style-name="T17"><text:s text:c="4"/></text:span></text:span><text:span text:style-name="Source_20_Text"><text:span text:style-name="T81">background-size</text:span></text:span><text:span text:style-name="Source_20_Text"><text:span text:style-name="T18">: cover; </text:span></text:span><text:span text:style-name="Source_20_Text"><text:span text:style-name="T84">/* L'image couvre tout l'espace */</text:span></text:span></text:p>
        <text:p text:style-name="P84"><text:span text:style-name="Source_20_Text"><text:span text:style-name="T17"><text:s text:c="4"/></text:span></text:span><text:span text:style-name="Source_20_Text"><text:span text:style-name="T81">background-position</text:span></text:span><text:span text:style-name="Source_20_Text"><text:span text:style-name="T18">: center; </text:span></text:span><text:span text:style-name="Source_20_Text"><text:span text:style-name="T84">/* L'image est centrée */</text:span></text:span></text:p>
        <text:p text:style-name="P84"><text:span text:style-name="Source_20_Text"><text:span text:style-name="T17"><text:s text:c="4"/></text:span></text:span><text:span text:style-name="Source_20_Text"><text:span text:style-name="T81">background-attachment</text:span></text:span><text:span text:style-name="Source_20_Text"><text:span text:style-name="T18">: fixed; </text:span></text:span><text:span text:style-name="Source_20_Text"><text:span text:style-name="T84">/* L'image reste fixe lors du défilement */</text:span></text:span></text:p>
        <text:p text:style-name="P85"><text:span text:style-name="Source_20_Text"><text:span text:style-name="T18">}</text:span></text:span></text:p>
      </text:section>
      <text:p text:style-name="P37"/>
      <text:h text:style-name="P86" text:outline-level="4"><text:bookmark-start text:name="__RefHeading___Toc3519_1486969258"/>2. Contenu principal (avec fond semi-transparent)<text:bookmark-end text:name="__RefHeading___Toc3519_1486969258"/></text:h>
      <text:p text:style-name="P87">Pour que le texte reste lisible par-dessus l'image de fond, nous allons donner à la boîte de contenu <text:span text:style-name="T14">.content</text:span> un fond blanc semi-transparent. C'est plus élégant que de simplement mettre l'image dedans.</text:p>
      <text:p text:style-name="P88"><text:span text:style-name="T36">Modifiez la règle CSS pour </text:span><text:span text:style-name="T37">.content</text:span><text:span text:style-name="T85"> </text:span><text:span text:style-name="T36">comme ceci :</text:span> </text:p>
      <text:p text:style-name="P89"/>
      <text:section text:style-name="Sect2" text:name="cdk-accordion-child-144">
        <text:p text:style-name="P90"><text:span text:style-name="Source_20_Text"><text:span text:style-name="T15">.content</text:span></text:span><text:span text:style-name="Source_20_Text"><text:span text:style-name="T38"> {</text:span></text:span></text:p>
        <text:p text:style-name="P9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0"><text:span text:style-name="Source_20_Text"><text:span text:style-name="T17"><text:s text:c="4"/></text:span></text:span><text:span text:style-name="Source_20_Text"><text:span text:style-name="T31">/* Ancien code : background-color: white;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text:span></text:span><text:span text:style-name="Source_20_Text"><text:span text:style-name="T28">); </text:span></text:span><text:span text:style-name="Source_20_Text"><text:span text:style-name="T31">/* Fond blanc à 90% d'opacité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1">/* Ombre un peu plus prononcée */</text:span></text:span></text:p>
        <text:p text:style-name="P91"><text:span text:style-name="Source_20_Text"><text:span text:style-name="T28">}</text:span></text:span></text:p>
      </text:section>
      <text:p text:style-name="P88"/>
      <text:h text:style-name="P92" text:outline-level="4"><text:bookmark-start text:name="__RefHeading___Toc3521_1486969258"/>3. Couleur des boîtes API<text:bookmark-end text:name="__RefHeading___Toc3521_1486969258"/></text:h>
      <text:p text:style-name="P87">Nous allons changer le fond des boîtes météo et devise pour un bleu qui s'accorde bien avec le thème.</text:p>
      <text:p text:style-name="P93"><text:span text:style-name="Strong_20_Emphasis"><text:span text:style-name="T86">Modifiez la règle pour </text:span></text:span><text:span text:style-name="Strong_20_Emphasis"><text:span text:style-name="T87">.weather-box, .currency-box</text:span></text:span><text:span text:style-name="Strong_20_Emphasis"><text:span text:style-name="T86"> :</text:span></text:span></text:p>
      <text:p text:style-name="P93"><text:span text:style-name="Strong_20_Emphasis"><text:span text:style-name="T86"/></text:span></text:p>
      <text:section text:style-name="Sect2" text:name="cdk-accordion-child-145">
        <text:p text:style-name="P9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90"><text:span text:style-name="Source_20_Text"><text:span text:style-name="T17"><text:s text:c="4"/></text:span></text:span><text:span text:style-name="Source_20_Text"><text:span text:style-name="T31">/* Ancien code : background-color: #444;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0"><text:span text:style-name="Source_20_Text"><text:span text:style-name="T17"><text:s text:c="4"/></text:span></text:span><text:span text:style-name="Source_20_Text"><text:span text:style-name="T32">color</text:span></text:span><text:span text:style-name="Source_20_Text"><text:span text:style-name="T28">: white; </text:span></text:span><text:span text:style-name="Source_20_Text"><text:span text:style-name="T31">/* Assurons-nous que le texte reste blanc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1"><text:span text:style-name="Source_20_Text"><text:span text:style-name="T28">}</text:span></text:span></text:p>
      </text:section>
      <text:p text:style-name="P88"/>
      <text:p text:style-name="P88"><text:span text:style-name="T11">Nous ajustons aussi la petite bordure sous le titre de ces boîtes.</text:span><text:line-break/><text:span text:style-name="Strong_20_Emphasis"><text:span text:style-name="T11">Modifiez la règle pour </text:span></text:span><text:span text:style-name="Strong_20_Emphasis"><text:span text:style-name="T24">.weather-box h3, .currency-box h3</text:span></text:span><text:span text:style-name="Strong_20_Emphasis"><text:span text:style-name="T11"> :</text:span></text:span> </text:p>
      <text:p text:style-name="P88"/>
      <text:p text:style-name="P89"/>
      <text:section text:style-name="Sect2" text:name="cdk-accordion-child-146">
        <text:p text:style-name="P9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0"><text:span text:style-name="Source_20_Text"><text:span text:style-name="T17"><text:s text:c="4"/></text:span></text:span><text:span text:style-name="Source_20_Text"><text:span text:style-name="T31">/* Ancien code : border-bottom: 1px solid #666; */</text:span></text:span></text:p>
        <text:p text:style-name="P9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1"><text:span text:style-name="Source_20_Text"><text:span text:style-name="T28">}</text:span></text:span></text:p>
      </text:section>
      <text:p text:style-name="P88"/>
      <text:h text:style-name="P86" text:outline-level="4"><text:bookmark-start text:name="__RefHeading___Toc3523_1486969258"/>4. Mise en page du titre (Drapeau - Titre - Drapeau)<text:bookmark-end text:name="__RefHeading___Toc3523_1486969258"/></text:h>
      <text:p text:style-name="P87">Votre structure HTML est déjà parfaite pour ça. Le code CSS <text:span text:style-name="T14">display: flex</text:span> que nous avions mis en place fait exactement ce que vous demandez. Nous n'avons rien à changer, la règle suivante gère déjà la mise en page :</text:p>
      <text:p text:style-name="P94"/>
      <text:section text:style-name="Sect2" text:name="cdk-accordion-child-147">
        <text:p text:style-name="P95"><text:span text:style-name="Source_20_Text"><text:span text:style-name="T15">.title-container</text:span></text:span><text:span text:style-name="Source_20_Text"><text:span text:style-name="T3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section>
      <text:p text:style-name="P97"/>
      <text:h text:style-name="P98" text:outline-level="3"><text:bookmark-start text:name="__RefHeading___Toc3525_1486969258"/>Fichier <text:span text:style-name="T14">public/css/style.css</text:span> complet et mis à jour<text:bookmark-end text:name="__RefHeading___Toc3525_1486969258"/></text:h>
      <text:p text:style-name="P94">Generated css</text:p>
      <text:section text:style-name="Sect2" text:name="cdk-accordion-child-148">
        <text:p text:style-name="P95"><text:span text:style-name="Source_20_Text"><text:span text:style-name="T26">/* --- Général --- */</text:span></text:span></text:p>
        <text:p text:style-name="P95"><text:span text:style-name="Source_20_Text"><text:span text:style-name="T34">body</text:span></text:span><text:span text:style-name="Source_20_Text"><text:span text:style-name="T28"> {</text:span></text:span></text:p>
        <text:p text:style-name="P95"><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NOUVEAU : Fond d'écran principal */</text:span></text:span></text:p>
        <text:p text:style-name="P95"><text:span text:style-name="Source_20_Text"><text:span text:style-name="T34">main</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size</text:span></text:span><text:span text:style-name="Source_20_Text"><text:span text:style-name="T28">: cover;</text:span></text:span></text:p>
        <text:p text:style-name="P95"><text:span text:style-name="Source_20_Text"><text:span text:style-name="T17"><text:s text:c="4"/></text:span></text:span><text:span text:style-name="Source_20_Text"><text:span text:style-name="T32">background-positio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ackground-attachment</text:span></text:span><text:span text:style-name="Source_20_Text"><text:span text:style-name="T28">: fixed;</text:span></text:span></text:p>
        <text:p text:style-name="P96"><text:span text:style-name="Source_20_Text"><text:span text:style-name="T28">}</text:span></text:span></text:p>
        <text:p text:style-name="P96"/>
        <text:p text:style-name="P95"><text:span text:style-name="Source_20_Text"><text:span text:style-name="T31">/* MODIFIÉ : Contenu avec fond semi-transparent */</text:span></text:span></text:p>
        <text:p text:style-name="P95"><text:span text:style-name="Source_20_Text"><text:span text:style-name="T32">.content</text:span></text:span><text:span text:style-name="Source_20_Text"><text:span text:style-name="T28"> {</text:span></text:span></text:p>
        <text:p text:style-name="P95"><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1">/* Fond blanc à 92% d'opacité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jp-char</text:span></text:span><text:span text:style-name="Source_20_Text"><text:span text:style-name="T28"> {</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96"><text:span text:style-name="Source_20_Text"><text:span text:style-name="T28">}</text:span></text:span></text:p>
        <text:p text:style-name="P96"/>
        <text:p text:style-name="P95"><text:span text:style-name="Source_20_Text"><text:span text:style-name="T31">/* --- Header --- */</text:span></text:span></text:p>
        <text:p text:style-name="P95"><text:span text:style-name="Source_20_Text"><text:span text:style-name="T34">head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text:span></text:span></text:p>
        <text:p text:style-name="P95"><text:soft-page-break/><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tit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flag</text:span></text:span><text:span text:style-name="Source_20_Text"><text:span text:style-name="T28"> {</text:span></text:span></text:p>
        <text:p text:style-name="P95"><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API Container --- */</text:span></text:span></text:p>
        <text:p text:style-name="P95"><text:span text:style-name="Source_20_Text"><text:span text:style-name="T32">.api-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96"><text:span text:style-name="Source_20_Text"><text:span text:style-name="T28">}</text:span></text:span></text:p>
        <text:p text:style-name="P96"/>
        <text:p text:style-name="P95"><text:span text:style-name="Source_20_Text"><text:span text:style-name="T31">/* MODIFIÉ : Couleur des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1">/* MODIFIÉ : Bordure des titres de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5"><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95"><text:soft-page-break/><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Navigation --- */</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6"><text:span text:style-name="Source_20_Text"><text:span text:style-name="T28">}</text:span></text:span></text:p>
        <text:p text:style-name="P96"/>
        <text:p text:style-name="P95"><text:span text:style-name="Source_20_Text"><text:span text:style-name="T31">/* --- Formulaires et Tableaux --- */</text:span></text:span></text:p>
        <text:p text:style-name="P95"><text:span text:style-name="Source_20_Text"><text:span text:style-name="T32">.search-form</text:span></text:span><text:span text:style-name="Source_20_Text"><text:span text:style-name="T28"> {</text:span></text:span></text:p>
        <text:p text:style-name="P95"><text:soft-page-break/><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5"><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28609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results-tab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96"><text:span text:style-name="Source_20_Text"><text:span text:style-name="T28">}</text:span></text:span></text:p>
        <text:p text:style-name="P95"><text:span text:style-name="Source_20_Text"><text:span text:style-name="T34">table</text:span></text:span><text:span text:style-name="Source_20_Text"><text:span text:style-name="T28"> {</text:span></text:span></text:p>
        <text:p text:style-name="P95"><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95"><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95"><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r:nth-child</text:span></text:span><text:span text:style-name="Source_20_Text"><text:span text:style-name="T28">(even)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9f9f9</text:span></text:span><text:span text:style-name="Source_20_Text"><text:span text:style-name="T28">;</text:span></text:span></text:p>
        <text:p text:style-name="P96"><text:span text:style-name="Source_20_Text"><text:span text:style-name="T28">}</text:span></text:span></text:p>
        <text:p text:style-name="P96"><text:soft-page-break/></text:p>
        <text:p text:style-name="P96"/>
        <text:p text:style-name="P95"><text:span text:style-name="Source_20_Text"><text:span text:style-name="T31">/* --- Footer --- */</text:span></text:span></text:p>
        <text:p text:style-name="P95"><text:span text:style-name="Source_20_Text"><text:span text:style-name="T34">foot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Responsive Design --- */</text:span></text:span></text:p>
        <text:p text:style-name="P95"><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95"><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api-container</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8"/></text:span></text:span><text:span text:style-name="Source_20_Text"><text:span text:style-name="T32">align-items</text:span></text:span><text:span text:style-name="Source_20_Text"><text:span text:style-name="T28">: center;</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6"><text:span text:style-name="Source_20_Text"><text:span text:style-name="T28">}</text:span></text:span></text:p>
      </text:section>
      <text:p text:style-name="P97"/>
      <text:p text:style-name="P97"/>
      <text:h text:style-name="P33" text:outline-level="2"><text:bookmark-start text:name="__RefHeading___Toc3911_1486969258"/>10 Pour les petits écrans réduire API pour pouvoir s'aligner horizontalement <text:bookmark-end text:name="__RefHeading___Toc3911_1486969258"/></text:h>
      <text:p text:style-name="P99"/>
      <text:p text:style-name="P99"> <text:span text:style-name="T47">Sur la capture d'écran, on voit que le </text:span><text:span text:style-name="T14">flex-direction: column</text:span><text:span text:style-name="T47"> force les éléments à se superposer, ce qui n'est pas idéal.</text:span></text:p>
      <text:p text:style-name="P69">Pour obtenir l'alignement horizontal sur petits écrans, nous devons :</text:p>
      <text:list text:style-name="L9">
        <text:list-item>
          <text:p text:style-name="P100"><text:span text:style-name="Strong_20_Emphasis"><text:span text:style-name="T88">Annuler</text:span></text:span><text:span text:style-name="T88"> la règle qui force l'affichage en colonne pour le conteneur des boîtes (</text:span><text:span text:style-name="T89">.api-container</text:span><text:span text:style-name="T88">).</text:span></text:p>
        </text:list-item>
        <text:list-item>
          <text:p text:style-name="P100"><text:span text:style-name="Strong_20_Emphasis"><text:span text:style-name="T88">Réduire</text:span></text:span><text:span text:style-name="T88"> la taille, le </text:span><text:span text:style-name="T89">padding</text:span><text:span text:style-name="T88"> (marge intérieure) et la police des boîtes (</text:span><text:span text:style-name="T89">.weather-box</text:span><text:span text:style-name="T88">, </text:span><text:span text:style-name="T89">.currency-box</text:span><text:span text:style-name="T88">) pour qu'elles puissent tenir côte à côte.</text:span></text:p>
        </text:list-item>
      </text:list>
      <text:p text:style-name="P101"/>
      <text:h text:style-name="P102" text:outline-level="3"><text:bookmark-start text:name="__RefHeading___Toc3913_1486969258"/>Méthode 1 : Remplacer la section Responsive (Simple)<text:bookmark-end text:name="__RefHeading___Toc3913_1486969258"/></text:h>
      <text:p text:style-name="P69">La manière la plus simple est de remplacer tout votre bloc <text:span text:style-name="T14">@media</text:span> existant par celui-ci, qui contient les nouvelles règles.</text:p>
      <text:h text:style-name="Heading_20_4" text:outline-level="4"><text:bookmark-start text:name="__RefHeading___Toc3915_1486969258"/><text:span text:style-name="Strong_20_Emphasis"><text:span text:style-name="T88">Copiez ce bloc de code et remplacez la section </text:span></text:span><text:span text:style-name="Strong_20_Emphasis"><text:span text:style-name="T89">@media</text:span></text:span><text:span text:style-name="Strong_20_Emphasis"><text:span text:style-name="T88"> à la fin de votre fichier </text:span></text:span><text:span text:style-name="Strong_20_Emphasis"><text:span text:style-name="T89">public/css/style.css</text:span></text:span><text:span text:style-name="Strong_20_Emphasis"><text:span text:style-name="T88"> :</text:span></text:span><text:bookmark-end text:name="__RefHeading___Toc3915_1486969258"/></text:h>
      <text:p text:style-name="P103">Generated css</text:p>
      <text:section text:style-name="Sect2" text:name="cdk-accordion-child-213">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NOUVELLES RÈGLES POUR L'ALIGNEMENT HORIZONTAL --- */</text:span></text:span></text:p>
        <text:p text:style-name="P105"/>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oft-page-break/><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102" text:outline-level="3"><text:bookmark-start text:name="__RefHeading___Toc3917_1486969258"/>Méthode 2 : Fichier <text:span text:style-name="T14">public/css/style.css</text:span> complet (Pour être sûr)<text:bookmark-end text:name="__RefHeading___Toc3917_1486969258"/></text:h>
      <text:p text:style-name="P69">Pour éviter toute erreur, voici à nouveau le fichier complet avec les dernières modifications. Vous pouvez remplacer tout le contenu de votre <text:span text:style-name="T14">style.css</text:span> par celui-ci.</text:p>
      <text:p text:style-name="P103">Generated css</text:p>
      <text:section text:style-name="Sect2" text:name="cdk-accordion-child-214">
        <text:p text:style-name="P104"><text:span text:style-name="Source_20_Text"><text:span text:style-name="T26">/* --- Général --- */</text:span></text:span></text:p>
        <text:p text:style-name="P104"><text:span text:style-name="Source_20_Text"><text:span text:style-name="T39">body</text:span></text:span><text:span text:style-name="Source_20_Text"><text:span text:style-name="T42"> {</text:span></text:span></text:p>
        <text:p text:style-name="P104"><text:span text:style-name="Source_20_Text"><text:span text:style-name="T44"><text:s text:c="4"/></text:span></text:span><text:span text:style-name="Source_20_Text"><text:span text:style-name="T15">font-family</text:span></text:span><text:span text:style-name="Source_20_Text"><text:span text:style-name="T42">: Arial, sans-serif;</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flex-direction</text:span></text:span><text:span text:style-name="Source_20_Text"><text:span text:style-name="T42">: column;</text:span></text:span></text:p>
        <text:p text:style-name="P104"><text:span text:style-name="Source_20_Text"><text:span text:style-name="T44"><text:s text:c="4"/></text:span></text:span><text:span text:style-name="Source_20_Text"><text:span text:style-name="T15">min-height</text:span></text:span><text:span text:style-name="Source_20_Text"><text:span text:style-name="T42">: </text:span></text:span><text:span text:style-name="Source_20_Text"><text:span text:style-name="T15">100vh</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4f4f4</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39">main</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image</text:span></text:span><text:span text:style-name="Source_20_Text"><text:span text:style-name="T42">: </text:span></text:span><text:span text:style-name="Source_20_Text"><text:span text:style-name="T49">url</text:span></text:span><text:span text:style-name="Source_20_Text"><text:span text:style-name="T42">(</text:span></text:span><text:span text:style-name="Source_20_Text"><text:span text:style-name="T43">'../images/pp3.webp'</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size</text:span></text:span><text:span text:style-name="Source_20_Text"><text:span text:style-name="T42">: cover;</text:span></text:span></text:p>
        <text:p text:style-name="P104"><text:span text:style-name="Source_20_Text"><text:span text:style-name="T44"><text:s text:c="4"/></text:span></text:span><text:span text:style-name="Source_20_Text"><text:span text:style-name="T15">background-positio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ackground-attachment</text:span></text:span><text:span text:style-name="Source_20_Text"><text:span text:style-name="T42">: fixed;</text:span></text:span></text:p>
        <text:p text:style-name="P105"><text:span text:style-name="Source_20_Text"><text:span text:style-name="T42">}</text:span></text:span></text:p>
        <text:p text:style-name="P105"/>
        <text:p text:style-name="P104"><text:span text:style-name="Source_20_Text"><text:span text:style-name="T15">.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max-width</text:span></text:span><text:span text:style-name="Source_20_Text"><text:span text:style-name="T42">: </text:span></text:span><text:span text:style-name="Source_20_Text"><text:span text:style-name="T15">120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auto;</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0.92</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4px</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jp-char</text:span></text:span><text:span text:style-name="Source_20_Text"><text:span text:style-name="T42"> {</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5em</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Header --- */</text:span></text:span></text:p>
        <text:p text:style-name="P104"><text:span text:style-name="Source_20_Text"><text:span text:style-name="T39">head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2px</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3</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tit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15">align-items</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2.5em</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flag</text:span></text:span><text:span text:style-name="Source_20_Text"><text:span text:style-name="T42"> {</text:span></text:span></text:p>
        <text:p text:style-name="P104"><text:span text:style-name="Source_20_Text"><text:span text:style-name="T44"><text:s text:c="4"/></text:span></text:span><text:span text:style-name="Source_20_Text"><text:span text:style-name="T15">height</text:span></text:span><text:span text:style-name="Source_20_Text"><text:span text:style-name="T42">: </text:span></text:span><text:span text:style-name="Source_20_Text"><text:span text:style-name="T15">40px</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API Container --- */</text:span></text:span></text:p>
        <text:p text:style-name="P104"><text:span text:style-name="Source_20_Text"><text:span text:style-name="T15">.api-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1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lex-wrap</text:span></text:span><text:span text:style-name="Source_20_Text"><text:span text:style-name="T42">: wrap;</text:span></text:span></text:p>
        <text:p text:style-name="P105"><text:span text:style-name="Source_20_Text"><text:span text:style-name="T42">}</text:span></text:span></text:p>
        <text:p text:style-name="P105"><text:soft-page-break/></text:p>
        <text:p text:style-name="P104"><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45a9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20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5d7fb9</text:span></text:span><text:span text:style-name="Source_20_Text"><text:span text:style-name="T42">;</text:span></text:span></text:p>
        <text:p text:style-name="P104"><text:span text:style-name="Source_20_Text"><text:span text:style-name="T44"><text:s text:c="4"/></text:span></text:span><text:span text:style-name="Source_20_Text"><text:span text:style-name="T15">padding-bottom</text:span></text:span><text:span text:style-name="Source_20_Text"><text:span text:style-name="T42">: </text:span></text:span><text:span text:style-name="Source_20_Text"><text:span text:style-name="T15">5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Navigation --- */</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4"/></text:span></text:span><text:span text:style-name="Source_20_Text"><text:span text:style-name="T15">list-style</text:span></text:span><text:span text:style-name="Source_20_Text"><text:span text:style-name="T42">: non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a4a4a</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4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hover</text:span></text:span><text:span text:style-name="Source_20_Text"><text:span text:style-name="T42">, </text:span></text:span><text:span text:style-name="Source_20_Text"><text:span text:style-name="T15">.dropdown</text:span></text:span><text:span text:style-name="Source_20_Text"><text:span text:style-name="T39">: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none;</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absolute;</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16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15">8px</text:span></text:span><text:span text:style-name="Source_20_Text"><text:span text:style-name="T42"> </text:span></text:span><text:span text:style-name="Source_20_Text"><text:span text:style-name="T15">16px</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6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15">.dropdown</text:span></text:span><text:span text:style-name="Source_20_Text"><text:span text:style-name="T39">:hover</text:span></text:span><text:span text:style-name="Source_20_Text"><text:span text:style-name="T42"> </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5"><text:span text:style-name="Source_20_Text"><text:span text:style-name="T42">}</text:span></text:span></text:p>
        <text:p text:style-name="P105"/>
        <text:p text:style-name="P104"><text:span text:style-name="Source_20_Text"><text:span text:style-name="T26">/* --- Formulaires et Tableaux --- */</text:span></text:span></text:p>
        <text:p text:style-name="P104"><text:span text:style-name="Source_20_Text"><text:span text:style-name="T15">.search-form</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42">gap: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bottom</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input</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ccc</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text:span></text:span><text:span text:style-name="Source_20_Text"><text:span text:style-name="T42"> {</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7ab7</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border</text:span></text:span><text:span text:style-name="Source_20_Text"><text:span text:style-name="T42">: none;</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4"><text:span text:style-name="Source_20_Text"><text:span text:style-name="T44"><text:s text:c="4"/></text:span></text:span><text:span text:style-name="Source_20_Text"><text:span text:style-name="T15">cursor</text:span></text:span><text:span text:style-name="Source_20_Text"><text:span text:style-name="T42">: pointer;</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28609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results-tab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overflow-x</text:span></text:span><text:span text:style-name="Source_20_Text"><text:span text:style-name="T42">: auto;</text:span></text:span></text:p>
        <text:p text:style-name="P105"><text:span text:style-name="Source_20_Text"><text:span text:style-name="T42">}</text:span></text:span></text:p>
        <text:p text:style-name="P104"><text:soft-page-break/><text:span text:style-name="Source_20_Text"><text:span text:style-name="T39">table</text:span></text:span><text:span text:style-name="Source_20_Text"><text:span text:style-name="T42"> {</text:span></text:span></text:p>
        <text:p text:style-name="P104"><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04"><text:span text:style-name="Source_20_Text"><text:span text:style-name="T44"><text:s text:c="4"/></text:span></text:span><text:span text:style-name="Source_20_Text"><text:span text:style-name="T15">border-collapse</text:span></text:span><text:span text:style-name="Source_20_Text"><text:span text:style-name="T42">: collapse;</text:span></text:span></text:p>
        <text:p text:style-name="P104"><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span text:style-name="Source_20_Text"><text:span text:style-name="T39">td</text:span></text:span><text:span text:style-name="Source_20_Text"><text:span text:style-name="T42"> {</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ddd</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2f2f2</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r:nth-child</text:span></text:span><text:span text:style-name="Source_20_Text"><text:span text:style-name="T42">(even)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9f9f9</text:span></text:span><text:span text:style-name="Source_20_Text"><text:span text:style-name="T42">;</text:span></text:span></text:p>
        <text:p text:style-name="P105"><text:span text:style-name="Source_20_Text"><text:span text:style-name="T42">}</text:span></text:span></text:p>
        <text:p text:style-name="P105"/>
        <text:p text:style-name="P105"/>
        <text:p text:style-name="P104"><text:span text:style-name="Source_20_Text"><text:span text:style-name="T26">/* --- Footer --- */</text:span></text:span></text:p>
        <text:p text:style-name="P104"><text:span text:style-name="Source_20_Text"><text:span text:style-name="T39">foot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RÈGLES POUR L'ALIGNEMENT HORIZONTAL SUR PETITS ÉCRANS --- */</text:span></text:span></text:p>
        <text:p text:style-name="P105"><text:soft-page-break/></text:p>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33" text:outline-level="2"><text:bookmark-start text:name="__RefHeading___Toc3919_1486969258"/>11 Modification de la présentation onglet et taille<text:bookmark-end text:name="__RefHeading___Toc3919_1486969258"/></text:h>
      <text:p text:style-name="P106"/>
      <text:p text:style-name="P106"><text:s/>je souhaiterai que le français et le japonais soit aligner horizontalement <text:s/>par exemple Acceuil ホーム　。Pour les petits on peut réduire la police et la hauteur des onglets. Mettre une tabulation pour le sous menu par exemple Dico Kanji.</text:p>
      <text:p text:style-name="P106"/>
      <text:p text:style-name="P107">modifier deux fichiers pour cela :</text:p>
      <text:list text:style-name="L10">
        <text:list-item>
          <text:p text:style-name="P108"><text:span text:style-name="Strong_20_Emphasis"><text:span text:style-name="T89">views/partials/header.ejs</text:span></text:span><text:span text:style-name="T88"> : Pour changer l'alignement du texte (remplacer les </text:span><text:span text:style-name="T89">&lt;br&gt;</text:span><text:span text:style-name="T88"> par des espaces) et ajouter un petit préfixe visuel pour l'indentation.</text:span></text:p>
        </text:list-item>
        <text:list-item>
          <text:p text:style-name="P108"><text:span text:style-name="Strong_20_Emphasis"><text:span text:style-name="T89">public/css/style.css</text:span></text:span><text:span text:style-name="T88"> : Pour ajouter l'indentation visuelle (le "tab") et réduire la taille des onglets sur les petits écrans.</text:span></text:p>
        </text:list-item>
      </text:list>
      <text:p text:style-name="P106"/>
      <text:h text:style-name="Heading_20_3" text:outline-level="3"><text:bookmark-start text:name="__RefHeading___Toc3921_1486969258"/>Étape 1 : Modification de <text:span text:style-name="T14">views/partials/header.ejs</text:span> (Alignement horizontal)<text:bookmark-end text:name="__RefHeading___Toc3921_1486969258"/></text:h>
      <text:p text:style-name="P109">Nous allons modifier la structure du menu pour que le français et le japonais soient sur la même ligne, et ajouter un petit symbole <text:span text:style-name="T91">›</text:span> pour marquer visuellement les sous-menus.</text:p>
      <text:p text:style-name="P110"><text:span text:style-name="Strong_20_Emphasis"><text:span text:style-name="T92">Remplacez toute la section </text:span></text:span><text:span text:style-name="Strong_20_Emphasis"><text:span text:style-name="T93">&lt;nav&gt;</text:span></text:span><text:span text:style-name="Strong_20_Emphasis"><text:span text:style-name="T92"> de votre fichier </text:span></text:span><text:span text:style-name="Strong_20_Emphasis"><text:span text:style-name="T93">views/partials/header.ejs</text:span></text:span><text:span text:style-name="Strong_20_Emphasis"><text:span text:style-name="T92"> par le bloc suivant :</text:span></text:span></text:p>
      <text:h text:style-name="Heading_20_4" text:outline-level="4"><text:bookmark-start text:name="__RefHeading___Toc3923_1486969258"/><text:span text:style-name="Strong_20_Emphasis"><text:span text:style-name="T92">fichier </text:span></text:span><text:span text:style-name="Strong_20_Emphasis"><text:span text:style-name="T93">views/partials/header.ejs</text:span></text:span><text:bookmark-end text:name="__RefHeading___Toc3923_1486969258"/></text:h>
      <text:p text:style-name="Text_20_body"><text:span text:style-name="Strong_20_Emphasis"><text:span text:style-name="T93"/></text:span></text:p>
      <text:section text:style-name="Sect2" text:name="cdk-accordion-child-239">
        <text:p text:style-name="P111"><text:span text:style-name="Source_20_Text"><text:span text:style-name="T42">&lt;</text:span></text:span><text:span text:style-name="Source_20_Text"><text:span text:style-name="T39">nav</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Accueil </text:span></text:span><text:span text:style-name="Source_20_Text"><text:span text:style-name="T94">ホーム</text:span></text:span><text:span text:style-name="Source_20_Text"><text:span text:style-name="T42">&lt;/</text:span></text:span><text:span text:style-name="Source_20_Text"><text:span text:style-name="T39">a</text:span></text:span><text:span text:style-name="Source_20_Text"><text:span text:style-name="T42">&gt;&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Langue </text:span></text:span><text:span text:style-name="Source_20_Text"><text:span text:style-name="T94">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kanji"</text:span></text:span><text:span text:style-name="Source_20_Text"><text:span text:style-name="T42">&gt;› Dico Kanji&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vocabulaire"</text:span></text:span><text:span text:style-name="Source_20_Text"><text:span text:style-name="T42">&gt;› Dico Vocabulaire&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regles.html"</text:span></text:span><text:span text:style-name="Source_20_Text"><text:span text:style-name="T42">&gt;› Grammaire - Règle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conjugaison.html"</text:span></text:span><text:span text:style-name="Source_20_Text"><text:span text:style-name="T42">&gt;› Grammaire - Conjugaison&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suffixes.html"</text:span></text:span><text:span text:style-name="Source_20_Text"><text:span text:style-name="T42">&gt;› Grammaire - Suffixes&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France </text:span></text:span><text:span text:style-name="Source_20_Text"><text:span text:style-name="T94">フランス</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departements"</text:span></text:span><text:span text:style-name="Source_20_Text"><text:span text:style-name="T42">&gt;› Département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26">&lt;!-- Ajoutez ici le lien vers les régions quand il sera prêt --&gt;</text:span></text:span></text:p>
        <text:p text:style-name="P111"><text:span text:style-name="Source_20_Text"><text:span text:style-name="T44"><text:s text:c="28"/></text:span></text:span><text:span text:style-name="Source_20_Text"><text:span text:style-name="T26">&lt;!-- &lt;a href="/regions"&gt;› Régions&lt;/a&gt; --&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oft-page-break/><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Japon </text:span></text:span><text:span text:style-name="Source_20_Text"><text:span text:style-name="T94">日本</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nshu.html"</text:span></text:span><text:span text:style-name="Source_20_Text"><text:span text:style-name="T42">&gt;› Honshu </text:span></text:span><text:span text:style-name="Source_20_Text"><text:span text:style-name="T94">本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kyushu.html"</text:span></text:span><text:span text:style-name="Source_20_Text"><text:span text:style-name="T42">&gt;› Kyushu </text:span></text:span><text:span text:style-name="Source_20_Text"><text:span text:style-name="T94">九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kkaido.html"</text:span></text:span><text:span text:style-name="Source_20_Text"><text:span text:style-name="T42">&gt;› Hokkaido </text:span></text:span><text:span text:style-name="Source_20_Text"><text:span text:style-name="T94">北海道</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shikoku.html"</text:span></text:span><text:span text:style-name="Source_20_Text"><text:span text:style-name="T42">&gt;› Shikoku </text:span></text:span><text:span text:style-name="Source_20_Text"><text:span text:style-name="T94">四国</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12"/></text:span></text:span><text:span text:style-name="Source_20_Text"><text:span text:style-name="T42">&lt;/</text:span></text:span><text:span text:style-name="Source_20_Text"><text:span text:style-name="T39">nav</text:span></text:span><text:span text:style-name="Source_20_Text"><text:span text:style-name="T42">&gt;</text:span></text:span></text:p>
        <text:p text:style-name="P113"><text:span text:style-name="T46"/></text:p>
        <text:p text:style-name="P114"/>
      </text:section>
      <text:p text:style-name="P106"/>
      <text:h text:style-name="P115" text:outline-level="3"><text:bookmark-start text:name="__RefHeading___Toc3925_1486969258"/>Étape 2 : Modification de <text:span text:style-name="T14">public/css/style.css</text:span> (Style du menu)<text:bookmark-end text:name="__RefHeading___Toc3925_1486969258"/></text:h>
      <text:p text:style-name="P116">Maintenant, nous allons styliser ce nouveau menu.</text:p>
      <text:h text:style-name="P117" text:outline-level="4"><text:bookmark-start text:name="__RefHeading___Toc3927_1486969258"/>1. Indentation du sous-menu (la "tabulation")<text:bookmark-end text:name="__RefHeading___Toc3927_1486969258"/></text:h>
      <text:p text:style-name="P118"/>
      <text:p text:style-name="P116">Nous allons simplement ajouter un <text:span text:style-name="T14">padding-left</text:span> (marge intérieure gauche) aux liens du sous-menu pour créer l'effet de décalage.</text:p>
      <text:p text:style-name="P119"><text:span text:style-name="Strong_20_Emphasis"><text:span text:style-name="T88">Trouvez la règle </text:span></text:span><text:span text:style-name="Strong_20_Emphasis"><text:span text:style-name="T89">.dropdown-content a</text:span></text:span><text:span text:style-name="Strong_20_Emphasis"><text:span text:style-name="T88"> et modifiez-la comme suit :</text:span></text:span></text:p>
      <text:h text:style-name="P120" text:outline-level="4"><text:bookmark-start text:name="__RefHeading___Toc3929_1486969258"/>public/css/style.css<text:bookmark-end text:name="__RefHeading___Toc3929_1486969258"/></text:h>
      <text:p text:style-name="P121"/>
      <text:section text:style-name="Sect2" text:name="cdk-accordion-child-240">
        <text:p text:style-name="P111"><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1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11"><text:span text:style-name="Source_20_Text"><text:span text:style-name="T44"><text:s text:c="4"/></text:span></text:span><text:span text:style-name="Source_20_Text"><text:span text:style-name="T26">/* L'ancien padding : padding: 12px 16px; */</text:span></text:span></text:p>
        <text:p text:style-name="P11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26">/* On ajuste un peu le padding général */</text:span></text:span></text:p>
        <text:p text:style-name="P111"><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11"><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1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11"><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2s</text:span></text:span><text:span text:style-name="Source_20_Text"><text:span text:style-name="T42">; </text:span></text:span><text:span text:style-name="Source_20_Text"><text:span text:style-name="T26">/* Ajout d'une petite transition */</text:span></text:span></text:p>
        <text:p text:style-name="P112"><text:span text:style-name="Source_20_Text"><text:span text:style-name="T42">}</text:span></text:span></text:p>
        <text:p text:style-name="P112"/>
        <text:p text:style-name="P111"><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1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Un vert pour le survol, pour bien voir l'élément sélectionné */</text:span></text:span></text:p>
        <text:p text:style-name="P112"><text:span text:style-name="Source_20_Text"><text:span text:style-name="T42">}</text:span></text:span></text:p>
      </text:section>
      <text:p text:style-name="P106"/>
      <text:h text:style-name="Heading_20_4" text:outline-level="4"/>
      <text:h text:style-name="P122" text:outline-level="4"><text:bookmark-start text:name="__RefHeading___Toc3931_1486969258"/>2. Réduction de la taille pour les petits écrans<text:bookmark-end text:name="__RefHeading___Toc3931_1486969258"/></text:h>
      <text:p text:style-name="P123"/>
      <text:p text:style-name="P1">Dans la section <text:span text:style-name="T14">@media</text:span>, nous allons ajouter une règle pour les liens du menu principal afin de réduire leur police et leur hauteur.</text:p>
      <text:p text:style-name="P17"><text:span text:style-name="Strong_20_Emphasis"><text:span text:style-name="T11">Dans le bloc </text:span></text:span><text:span text:style-name="Strong_20_Emphasis"><text:span text:style-name="T24">@media (max-width: 768px)</text:span></text:span><text:span text:style-name="Strong_20_Emphasis"><text:span text:style-name="T11">, ajoutez cette nouvelle règle :</text:span></text:span></text:p>
      <text:p text:style-name="P124">Generated css</text:p>
      <text:section text:style-name="Sect2" text:name="cdk-accordion-child-241">
        <text:p text:style-name="P40"><text:span text:style-name="Source_20_Text"><text:span text:style-name="T26">/* ... autres règles pour le responsive ...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section>
      <text:p text:style-name="Text_20_body"/>
      <text:h text:style-name="P125" text:outline-level="3"><text:bookmark-start text:name="__RefHeading___Toc3933_1486969258"/>Fichier <text:span text:style-name="T14">public/css/style.css</text:span> complet et mis à jour<text:bookmark-end text:name="__RefHeading___Toc3933_1486969258"/></text:h>
      <text:p text:style-name="P17"><text:span text:style-name="T11">Pour plus de simplicité, voici le fichier </text:span><text:span text:style-name="T24">style.css</text:span><text:span text:style-name="T11"> complet. </text:span><text:span text:style-name="Strong_20_Emphasis"><text:span text:style-name="T11">Remplacez tout le contenu de votre fichier par celui-ci.</text:span></text:span></text:p>
      <text:p text:style-name="P124">Generated css</text:p>
      <text:section text:style-name="Sect2" text:name="cdk-accordion-child-242">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text:span></text:span></text:p>
        <text:p text:style-name="P40"><text:span text:style-name="Source_20_Text"><text:span text:style-name="T95"><text:s text:c="4"/></text:span></text:span><text:span text:style-name="Source_20_Text"><text:span text:style-name="T15">font-family</text:span></text:span><text:span text:style-name="Source_20_Text"><text:span text:style-name="T38">: Arial, sans-serif;</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flex-direction</text:span></text:span><text:span text:style-name="Source_20_Text"><text:span text:style-name="T38">: column;</text:span></text:span></text:p>
        <text:p text:style-name="P40"><text:span text:style-name="Source_20_Text"><text:span text:style-name="T95"><text:s text:c="4"/></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39">main</text:span></text:span><text:span text:style-name="Source_20_Text"><text:span text:style-name="T38"> {</text:span></text:span></text:p>
        <text:p text:style-name="P40"><text:span text:style-name="Source_20_Text"><text:span text:style-name="T95"><text:s text:c="4"/></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size</text:span></text:span><text:span text:style-name="Source_20_Text"><text:span text:style-name="T38">: cover;</text:span></text:span></text:p>
        <text:p text:style-name="P40"><text:span text:style-name="Source_20_Text"><text:span text:style-name="T95"><text:s text:c="4"/></text:span></text:span><text:span text:style-name="Source_20_Text"><text:span text:style-name="T15">background-positio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ackground-attachment</text:span></text:span><text:span text:style-name="Source_20_Text"><text:span text:style-name="T38">: fixed;</text:span></text:span></text:p>
        <text:p text:style-name="P41"><text:span text:style-name="Source_20_Text"><text:span text:style-name="T38">}</text:span></text:span></text:p>
        <text:p text:style-name="P41"/>
        <text:p text:style-name="P40"><text:span text:style-name="Source_20_Text"><text:span text:style-name="T15">.content</text:span></text:span><text:span text:style-name="Source_20_Text"><text:span text:style-name="T38"> {</text:span></text:span></text:p>
        <text:p text:style-name="P40"><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text:span></text:span></text:p>
        <text:p text:style-name="P40"><text:soft-page-break/><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jp-char</text:span></text:span><text:span text:style-name="Source_20_Text"><text:span text:style-name="T38"> {</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title-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2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flag</text:span></text:span><text:span text:style-name="Source_20_Text"><text:span text:style-name="T38"> {</text:span></text:span></text:p>
        <text:p text:style-name="P40"><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lex-wrap</text:span></text:span><text:span text:style-name="Source_20_Text"><text:span text:style-name="T38">: wrap;</text:span></text:span></text:p>
        <text:p text:style-name="P41"><text:span text:style-name="Source_20_Text"><text:span text:style-name="T38">}</text:span></text:span></text:p>
        <text:p text:style-name="P41"/>
        <text:p text:style-name="P40"><text:soft-page-break/><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text:span></text:span></text:p>
        <text:p text:style-name="P40"><text:span text:style-name="Source_20_Text"><text:span text:style-name="T95"><text:s text:c="4"/></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Navigation --- */</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p>
        <text:p text:style-name="P40"><text:span text:style-name="Source_20_Text"><text:span text:style-name="T95"><text:s text:c="4"/></text:span></text:span><text:span text:style-name="Source_20_Text"><text:span text:style-name="T15">list-style</text:span></text:span><text:span text:style-name="Source_20_Text"><text:span text:style-name="T38">: non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dropdown-content</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none;</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absolute;</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0"><text:soft-page-break/><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MODIFIÉ : Style du sous-menu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Padding ajusté */</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26">/* Survol en vert pour une meilleure visibilité */</text:span></text:span></text:p>
        <text:p text:style-name="P41"><text:span text:style-name="Source_20_Text"><text:span text:style-name="T38">}</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input</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ccc</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7ab7</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border</text:span></text:span><text:span text:style-name="Source_20_Text"><text:span text:style-name="T38">: none;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cursor</text:span></text:span><text:span text:style-name="Source_20_Text"><text:span text:style-name="T38">: pointer;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286090</text:span></text:span><text:span text:style-name="Source_20_Text"><text:span text:style-name="T38">; }</text:span></text:span></text:p>
        <text:p text:style-name="P40"><text:span text:style-name="Source_20_Text"><text:span text:style-name="T15">.results-table-container</text:span></text:span><text:span text:style-name="Source_20_Text"><text:span text:style-name="T38"> { </text:span></text:span><text:span text:style-name="Source_20_Text"><text:span text:style-name="T15">overflow-x</text:span></text:span><text:span text:style-name="Source_20_Text"><text:span text:style-name="T38">: auto;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0"><text:span text:style-name="Source_20_Text"><text:span text:style-name="T39">tr:nth-child</text:span></text:span><text:span text:style-name="Source_20_Text"><text:span text:style-name="T38">(even) { </text:span></text:span><text:span text:style-name="Source_20_Text"><text:span text:style-name="T15">background-color</text:span></text:span><text:span text:style-name="Source_20_Text"><text:span text:style-name="T38">: </text:span></text:span><text:span text:style-name="Source_20_Text"><text:span text:style-name="T15">#f9f9f9</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2em</text:span></text:span><text:span text:style-name="Source_20_Text"><text:span text:style-name="T38">;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 </text:span></text:span><text:span text:style-name="Source_20_Text"><text:span text:style-name="T15">flex-direction</text:span></text:span><text:span text:style-name="Source_20_Text"><text:span text:style-name="T38">: colum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position</text:span></text:span><text:span text:style-name="Source_20_Text"><text:span text:style-name="T38">: static; }</text:span></text:span></text:p>
        <text:p text:style-name="P40"><text:soft-page-break/><text:span text:style-name="Source_20_Text"><text:span text:style-name="T95"><text:s text:c="4"/></text:span></text:span><text:span text:style-name="Source_20_Text"><text:span text:style-name="T15">.content</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15px</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26">/* RÈGLES POUR L'ALIGNEMENT HORIZONTAL DES APIS SUR PETITS ÉCRANS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95px</text:span></text:span><text:span text:style-name="Source_20_Text"><text:span text:style-name="T38">;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5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NOUVEAU :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text:bookmark-start text:name="__RefHeading___Toc3935_1486969258"/>12 Pb de développement du sous-menu<text:bookmark-end text:name="__RefHeading___Toc3935_1486969258"/></text:h>
      <text:p text:style-name="Text_20_body"/>
      <text:p text:style-name="P126"> <text:span text:style-name="T96">Le fait qu'il n'y ait rien dans la console ou le réseau est l'indice clé : ce n'est pas une erreur de code ou de chargement, mais un problème de style CSS.</text:span></text:p>
      <text:p text:style-name="P1">La cause est très subtile : la règle CSS qui est censée faire apparaître le sous-menu lorsque vous passez la souris dessus (<text:span text:style-name="T14">:hover</text:span>) est manquante dans la version actuelle du fichier <text:span text:style-name="T14">style.css</text:span>. Cette règle était présente dans une version précédente et a dû être accidentellement supprimée lors d'une mise à jour. Je m'en excuse.</text:p>
      <text:p text:style-name="P17"><text:span text:style-name="T11">Le menu est conçu pour se développer au </text:span><text:span text:style-name="Strong_20_Emphasis"><text:span text:style-name="T11">survol de la souris</text:span></text:span><text:span text:style-name="T11">, pas au clic.</text:span></text:p>
      <text:h text:style-name="P125" text:outline-level="3"><text:bookmark-start text:name="__RefHeading___Toc3937_1486969258"/>La Solution<text:bookmark-end text:name="__RefHeading___Toc3937_1486969258"/></text:h>
      <text:p text:style-name="P1">Nous allons simplement rajouter la règle manquante dans le fichier <text:span text:style-name="T14">public/css/style.css</text:span>.</text:p>
      <text:h text:style-name="P127" text:outline-level="4"><text:bookmark-start text:name="__RefHeading___Toc3939_1486969258"/>Étape 1 : Le Correctif (Simple)<text:bookmark-end text:name="__RefHeading___Toc3939_1486969258"/></text:h>
      <text:p text:style-name="P1">Ajoutez ce bloc de code dans votre fichier <text:span text:style-name="T14">public/css/style.css</text:span>. Le meilleur endroit pour le mettre est juste après la règle <text:span text:style-name="T14">.dropdown-content a:hover</text:span>, pour garder le code bien organisé.</text:p>
      <text:p text:style-name="P128"/>
      <text:section text:style-name="Sect2" text:name="Section2">
        <text:p text:style-name="P40"><text:bookmark text:name="cdk-accordion-child-251"/><text:span text:style-name="Source_20_Text"><text:span text:style-name="T26">/* Cette règle rend le sous-menu visible lorsque l'on survole l'onglet parent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section>
      <text:p text:style-name="Text_20_body"/>
      <text:p text:style-name="Text_20_body"/>
      <text:p text:style-name="Text_20_body"/>
      <text:h text:style-name="P14" text:outline-level="3"><text:soft-page-break/><text:span text:style-name="T97">13 </text:span>Pour les petit écran d'avoir un menu hamburguer </text:h>
      <text:p text:style-name="Text_20_body"/>
      <text:p text:style-name="P1">modification de nos trois fichiers principaux :</text:p>
      <text:list text:style-name="L11">
        <text:list-item>
          <text:p text:style-name="P129"><text:span text:style-name="Strong_20_Emphasis"><text:span text:style-name="T24">views/partials/header.ejs</text:span></text:span><text:span text:style-name="T11"> : Pour ajouter le bouton hamburger.</text:span></text:p>
        </text:list-item>
        <text:list-item>
          <text:p text:style-name="P129"><text:span text:style-name="Strong_20_Emphasis"><text:span text:style-name="T24">public/css/style.css</text:span></text:span><text:span text:style-name="T11"> : Pour cacher le menu, styliser le bouton et le faire apparaître au clic.</text:span></text:p>
        </text:list-item>
        <text:list-item>
          <text:p text:style-name="P129"><text:span text:style-name="Strong_20_Emphasis"><text:span text:style-name="T24">public/js/main.js</text:span></text:span><text:span text:style-name="T11"> : Pour ajouter la logique du clic qui fait apparaître/disparaître le menu.</text:span></text:p>
        </text:list-item>
      </text:list>
      <text:p text:style-name="Text_20_body"/>
      <text:h text:style-name="P12" text:outline-level="4"><text:span text:style-name="Strong_20_Emphasis">1 views/partials/header.ejs</text:span> : Pour ajouter le bouton <text:span text:style-name="T98">hamburger.</text:span></text:h>
      <text:p text:style-name="P130"/>
      <text:section text:style-name="Sect2" text:name="Section3">
        <text:p text:style-name="P131"><text:bookmark text:name="cdk-accordion-child-255"/><text:span text:style-name="Source_20_Text"><text:span text:style-name="T42">&lt;</text:span></text:span><text:span text:style-name="Source_20_Text"><text:span text:style-name="T39">nav</text:span></text:span><text:span text:style-name="Source_20_Text"><text:span text:style-name="T42">&gt;</text:span></text:span></text:p>
        <text:p text:style-name="P131"><text:span text:style-name="Source_20_Text"><text:span text:style-name="T99"><text:s text:c="16"/></text:span></text:span><text:span text:style-name="Source_20_Text"><text:span text:style-name="T31">&lt;!-- NOUVEAU : Le bouton Hamburger --&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hamburger-menu"</text:span></text:span><text:span text:style-name="Source_20_Text"><text:span text:style-name="T100"> </text:span></text:span><text:span text:style-name="Source_20_Text"><text:span text:style-name="T32">aria-label</text:span></text:span><text:span text:style-name="Source_20_Text"><text:span text:style-name="T100">=</text:span></text:span><text:span text:style-name="Source_20_Text"><text:span text:style-name="T29">"Ouvrir le menu"</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gt;</text:span></text:span></text:p>
        <text:p text:style-name="P132"/>
        <text:p text:style-name="P131"><text:span text:style-name="Source_20_Text"><text:span text:style-name="T99"><text:s text:c="16"/></text:span></text:span><text:span text:style-name="Source_20_Text"><text:span text:style-name="T31">&lt;!-- MODIFIÉ : Ajout d'un ID "nav-links" pour pouvoir le cibler en JS --&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 </text:span></text:span><text:span text:style-name="Source_20_Text"><text:span text:style-name="T32">id</text:span></text:span><text:span text:style-name="Source_20_Text"><text:span text:style-name="T100">=</text:span></text:span><text:span text:style-name="Source_20_Text"><text:span text:style-name="T29">"nav-links"</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text:span></text:span><text:span text:style-name="Source_20_Text"><text:span text:style-name="T100">&gt;Accueil </text:span></text:span><text:span text:style-name="Source_20_Text"><text:span text:style-name="T101">ホーム</text:span></text:span><text:span text:style-name="Source_20_Text"><text:span text:style-name="T100">&lt;/</text:span></text:span><text:span text:style-name="Source_20_Text"><text:span text:style-name="T34">a</text:span></text:span><text:span text:style-name="Source_20_Text"><text:span text:style-name="T100">&gt;&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Langue </text:span></text:span><text:span text:style-name="Source_20_Text"><text:span text:style-name="T101">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kanji"</text:span></text:span><text:span text:style-name="Source_20_Text"><text:span text:style-name="T100">&gt;› Dico Kanji&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vocabulaire"</text:span></text:span><text:span text:style-name="Source_20_Text"><text:span text:style-name="T100">&gt;› Dico Vocabulaire&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regles.html"</text:span></text:span><text:span text:style-name="Source_20_Text"><text:span text:style-name="T100">&gt;› Grammaire - Règl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conjugaison.html"</text:span></text:span><text:span text:style-name="Source_20_Text"><text:span text:style-name="T100">&gt;› Grammaire - Conjugaison&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suffixes.html"</text:span></text:span><text:span text:style-name="Source_20_Text"><text:span text:style-name="T100">&gt;› Grammaire - Suffix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France </text:span></text:span><text:span text:style-name="Source_20_Text"><text:span text:style-name="T101">フランス</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departements"</text:span></text:span><text:span text:style-name="Source_20_Text"><text:span text:style-name="T100">&gt;› Département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text:soft-page-break/></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Japon </text:span></text:span><text:span text:style-name="Source_20_Text"><text:span text:style-name="T101">日本</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nshu.html"</text:span></text:span><text:span text:style-name="Source_20_Text"><text:span text:style-name="T100">&gt;› Honshu </text:span></text:span><text:span text:style-name="Source_20_Text"><text:span text:style-name="T101">本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kyushu.html"</text:span></text:span><text:span text:style-name="Source_20_Text"><text:span text:style-name="T100">&gt;› Kyushu </text:span></text:span><text:span text:style-name="Source_20_Text"><text:span text:style-name="T101">九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kkaido.html"</text:span></text:span><text:span text:style-name="Source_20_Text"><text:span text:style-name="T100">&gt;› Hokkaido </text:span></text:span><text:span text:style-name="Source_20_Text"><text:span text:style-name="T101">北海道</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shikoku.html"</text:span></text:span><text:span text:style-name="Source_20_Text"><text:span text:style-name="T100">&gt;› Shikoku </text:span></text:span><text:span text:style-name="Source_20_Text"><text:span text:style-name="T101">四国</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gt;</text:span></text:span></text:p>
        <text:p text:style-name="P133"><text:span text:style-name="Source_20_Text"><text:span text:style-name="T99"><text:s text:c="12"/></text:span></text:span><text:span text:style-name="Source_20_Text"><text:span text:style-name="T100">&lt;/</text:span></text:span><text:span text:style-name="Source_20_Text"><text:span text:style-name="T34">nav</text:span></text:span><text:span text:style-name="Source_20_Text"><text:span text:style-name="T100">&gt;</text:span></text:span></text:p>
      </text:section>
      <text:list text:continue-numbering="true" text:style-name="L11">
        <text:list-header>
          <text:p text:style-name="P134"><text:span text:style-name="Strong_20_Emphasis"><text:span text:style-name="T102"/></text:span></text:p>
        </text:list-header>
      </text:list>
      <text:h text:style-name="P12" text:outline-level="4"><text:span text:style-name="Strong_20_Emphasis">public/</text:span><text:span text:style-name="Strong_20_Emphasis"><text:span text:style-name="T97">js</text:span></text:span><text:span text:style-name="Strong_20_Emphasis">/</text:span><text:span text:style-name="Strong_20_Emphasis"><text:span text:style-name="T97">main.js</text:span></text:span> : Pour cacher le menu, styliser le bouton et le faire apparaître au clic.</text:h>
      <text:p text:style-name="Text_20_body"/>
      <text:p text:style-name="P135">Ajouter les lignes à la fin</text:p>
      <text:section text:style-name="Sect2" text:name="cdk-accordion-child-256">
        <text:p text:style-name="P40"><text:span text:style-name="Source_20_Text"><text:span text:style-name="T26">// ... votre code existant pour la météo et la devise ...</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weatherApiUrlTokyo);</text:span></text:span></text:p>
        <text:p text:style-name="P41"><text:span text:style-name="Source_20_Text"><text:span text:style-name="T17"><text:s text:c="4"/></text:span></text:span><text:span text:style-name="Source_20_Text"><text:span text:style-name="T28">fetchCurrencyRate();</text:span></text:span></text:p>
        <text:p text:style-name="P41"/>
        <text:p text:style-name="P40"><text:span text:style-name="Source_20_Text"><text:span text:style-name="T17"><text:s text:c="4"/></text:span></text:span><text:span text:style-name="Source_20_Text"><text:span text:style-name="T31">// --- NOUVEAU : Logique pour le menu Hamburger ---</text:span></text:span></text:p>
        <text:p text:style-name="P40"><text:span text:style-name="Source_20_Text"><text:span text:style-name="T17"><text:s text:c="4"/></text:span></text:span><text:span text:style-name="Source_20_Text"><text:span text:style-name="T30">const</text:span></text:span><text:span text:style-name="Source_20_Text"><text:span text:style-name="T28"> hamburger = </text:span></text:span><text:span text:style-name="Source_20_Text"><text:span text:style-name="T27">document</text:span></text:span><text:span text:style-name="Source_20_Text"><text:span text:style-name="T28">.querySelector(</text:span></text:span><text:span text:style-name="Source_20_Text"><text:span text:style-name="T29">'.hamburger-menu'</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navLinks = </text:span></text:span><text:span text:style-name="Source_20_Text"><text:span text:style-name="T27">document</text:span></text:span><text:span text:style-name="Source_20_Text"><text:span text:style-name="T28">.querySelector(</text:span></text:span><text:span text:style-name="Source_20_Text"><text:span text:style-name="T29">'#nav-links'</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28">hamburger.addEventListener(</text:span></text:span><text:span text:style-name="Source_20_Text"><text:span text:style-name="T29">'click'</text:span></text:span><text:span text:style-name="Source_20_Text"><text:span text:style-name="T28">, () =&gt; {</text:span></text:span></text:p>
        <text:p text:style-name="P40"><text:span text:style-name="Source_20_Text"><text:span text:style-name="T17"><text:s text:c="8"/></text:span></text:span><text:span text:style-name="Source_20_Text"><text:span text:style-name="T31">// Ajoute/retire la classe "active" sur la liste des liens pour la montrer/cacher</text:span></text:span></text:p>
        <text:p text:style-name="P40"><text:span text:style-name="Source_20_Text"><text:span text:style-name="T17"><text:s text:c="8"/></text:span></text:span><text:span text:style-name="Source_20_Text"><text:span text:style-name="T28">navLinks.classList.toggle(</text:span></text:span><text:span text:style-name="Source_20_Text"><text:span text:style-name="T29">'active'</text:span></text:span><text:span text:style-name="Source_20_Text"><text:span text:style-name="T28">);</text:span></text:span></text:p>
        <text:p text:style-name="P40"><text:span text:style-name="Source_20_Text"><text:span text:style-name="T17"><text:s text:c="8"/></text:span></text:span><text:span text:style-name="Source_20_Text"><text:span text:style-name="T31">// Ajoute/retire la classe "active" sur le bouton pour l'animer en croix</text:span></text:span></text:p>
        <text:p text:style-name="P40"><text:span text:style-name="Source_20_Text"><text:span text:style-name="T17"><text:s text:c="8"/></text:span></text:span><text:span text:style-name="Source_20_Text"><text:span text:style-name="T28">hamburger.classList.toggle(</text:span></text:span><text:span text:style-name="Source_20_Text"><text:span text:style-name="T29">'active'</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136"><text:span text:style-name="Source_20_Text"><text:span text:style-name="T28">});</text:span></text:span></text:p>
      </text:section>
      <text:list text:continue-numbering="true" text:style-name="L11">
        <text:list-header>
          <text:p text:style-name="P137"><text:span text:style-name="Strong_20_Emphasis"><text:span text:style-name="T24"/></text:span></text:p>
        </text:list-header>
      </text:list>
      <text:h text:style-name="P12" text:outline-level="4"><text:span text:style-name="Strong_20_Emphasis">public/css/style.css : Pour cacher le menu, styliser le bouton et le faire apparaître au clic.</text:span></text:h>
      <text:p text:style-name="Text_20_body"><text:span text:style-name="Strong_20_Emphasis"/></text:p>
      <text:p text:style-name="Standard"><text:span text:style-name="Strong_20_Emphasis">Generated css</text:span></text:p>
      <text:section text:style-name="Sect2" text:name="cdk-accordion-child-257">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oft-page-break/><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3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
        <text:p text:style-name="P40"><text:span text:style-name="Source_20_Text"><text:span text:style-name="T31">/* NOUVEAU : Style du bouton Hamburger (caché par défaut sur grand écran)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1">/* ... autres styles pour les formulaires et tableaux ...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text:soft-page-break/></text:p>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 }</text:span></text:span></text:p>
        <text:p text:style-name="P40"><text:span text:style-name="Source_20_Text"><text:span text:style-name="T17"><text:s text:c="4"/></text:span></text:span><text:span text:style-name="Source_20_Text"><text:span text:style-name="T32">.content</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95px</text:span></text:span><text:span text:style-name="Source_20_Text"><text:span text:style-name="T28">;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5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 </text:span></text:span><text:span text:style-name="Source_20_Text"><text:span text:style-name="T31">/* Aligne le bouton à droite */</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flex-end;</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tyle du bouton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space-around;</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text:span></text:span><text:span text:style-name="Source_20_Text"><text:span text:style-name="T28">: transparent;</text:span></text:span></text:p>
        <text:p text:style-name="P40"><text:span text:style-name="Source_20_Text"><text:span text:style-name="T17"><text:s text:c="8"/></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8"/></text:span></text:span><text:span text:style-name="Source_20_Text"><text:span text:style-name="T32">cursor</text:span></text:span><text:span text:style-name="Source_20_Text"><text:span text:style-name="T28">: pointer;</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margin</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1">/* Un peu d'espace */</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8"/></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text:span></text:span></text:p>
        <text:p text:style-name="P40"><text:span text:style-name="Source_20_Text"><text:span text:style-name="T17"><text:s text:c="8"/></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Animation du bouton en croix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text:span></text:span></text:p>
        <text:p text:style-name="P40"><text:span text:style-name="Source_20_Text"><text:span text:style-name="T17"><text:s text:c="8"/></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oft-page-break/><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On cache les liens par défaut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8"/></text:span></text:span><text:span text:style-name="Source_20_Text"><text:span text:style-name="T32">top</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1">/* Se positionne juste en dessous de la barre de navigation */</text:span></text:span></text:p>
        <text:p text:style-name="P40"><text:span text:style-name="Source_20_Text"><text:span text:style-name="T17"><text:s text:c="8"/></text:span></text:span><text:span text:style-name="Source_20_Text"><text:span text:style-name="T32">left</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On montre les liens quand le menu est actif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1.1em</text:span></text:span><text:span text:style-name="Source_20_Text"><text:span text:style-name="T28">;</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center; </text:span></text:span><text:span text:style-name="Source_20_Text"><text:span text:style-name="T31">/* On centre le texte sur mobile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ur mobile, les sous-menus sont toujours visibles et indentés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1">/* Couleur de fond légèrement différente */</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Indentation plus forte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text:span text:style-name="Strong_20_Emphasis"/></text:p>
      <text:h text:style-name="Heading_20_2" text:outline-level="2"><text:soft-page-break/><text:span text:style-name="Strong_20_Emphasis"><text:span text:style-name="T103">14 </text:span></text:span><text:span text:style-name="Strong_20_Emphasis">Reduire méteo et mettre le menu hamburguer à coté</text:span></text:h>
      <text:p text:style-name="Text_20_body"><text:span text:style-name="Strong_20_Emphasis"><text:span text:style-name="T11">Pour les petits écrans la méteo Tokyo prend toute la place horizontalement je voudrais que méteo tokyo soit moins longue pour que l'on puisse mettre la croix à coté sur la gauche.</text:span></text:span><text:span text:style-name="Strong_20_Emphasis"> </text:span></text:p>
      <text:p text:style-name="Text_20_body"><text:span text:style-name="Strong_20_Emphasis"><text:span text:style-name="T11">Le problème vient de deux choses combinées :</text:span></text:span></text:p>
      <text:list text:style-name="L12">
        <text:list-item>
          <text:p text:style-name="P138"><text:span text:style-name="Strong_20_Emphasis"><text:span text:style-name="T11">Le </text:span></text:span><text:span text:style-name="Strong_20_Emphasis"><text:span text:style-name="T24">flex-grow: 1</text:span></text:span><text:span text:style-name="Strong_20_Emphasis"><text:span text:style-name="T11"> sur les boîtes API</text:span></text:span><text:span text:style-name="T11"> : Cette règle dit à un élément "s'il y a de la place vide sur ta ligne, étire-toi pour la remplir". C'est pourquoi "Météo Tokyo", se retrouvant seul sur une nouvelle ligne, s'étire sur toute la largeur.</text:span></text:p>
        </text:list-item>
        <text:list-item>
          <text:p text:style-name="P138"><text:span text:style-name="Strong_20_Emphasis"><text:span text:style-name="T11">La structure du header</text:span></text:span><text:span text:style-name="T11"> : Le titre, les boîtes API et la barre de navigation sont empilés les uns sur les autres. Pour un design mobile plus épuré, il est préférable de regrouper le titre et le bouton du menu sur une seule ligne.</text:span></text:p>
        </text:list-item>
      </text:list>
      <text:h text:style-name="Heading_20_3" text:outline-level="3"><text:span text:style-name="Strong_20_Emphasis"><text:span text:style-name="T104">Étape 1 : Améliorer la structure du Header (HTML)</text:span></text:span></text:h>
      <text:p text:style-name="P1">Nous allons créer un conteneur principal <text:span text:style-name="T14">.header-main</text:span> qui regroupera le titre et le bouton hamburger, afin de pouvoir les aligner facilement.</text:p>
      <text:p text:style-name="P17"><text:span text:style-name="Strong_20_Emphasis"><text:span text:style-name="T11">Dans votre fichier </text:span></text:span><text:span text:style-name="Strong_20_Emphasis"><text:span text:style-name="T24">views/partials/header.ejs</text:span></text:span><text:span text:style-name="Strong_20_Emphasis"><text:span text:style-name="T11">, remplacez l'intégralité du contenu de la balise </text:span></text:span><text:span text:style-name="Strong_20_Emphasis"><text:span text:style-name="T24">&lt;header&gt;</text:span></text:span><text:span text:style-name="Strong_20_Emphasis"><text:span text:style-name="T11"> par ce qui suit :</text:span></text:span></text:p>
      <text:section text:style-name="Sect2" text:name="cdk-accordion-child-268">
        <text:p text:style-name="P40"><text:span text:style-name="Source_20_Text"><text:span text:style-name="T38">&lt;</text:span></text:span><text:span text:style-name="Source_20_Text"><text:span text:style-name="T39">header</text:span></text:span><text:span text:style-name="Source_20_Text"><text:span text:style-name="T38">&gt;</text:span></text:span></text:p>
        <text:p text:style-name="P40"><text:span text:style-name="Source_20_Text"><text:span text:style-name="T17"><text:s text:c="4"/></text:span></text:span><text:span text:style-name="Source_20_Text"><text:span text:style-name="T31">&lt;!-- NOUVEAU : Conteneur principal pour le titre et le menu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eader-mai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8"/></text:span></text:span><text:span text:style-name="Source_20_Text"><text:span text:style-name="T31">&lt;!-- Le bouton Hamburger est déplacé ici --&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amburger-menu"</text:span></text:span><text:span text:style-name="Source_20_Text"><text:span text:style-name="T28"> </text:span></text:span><text:span text:style-name="Source_20_Text"><text:span text:style-name="T32">aria-label</text:span></text:span><text:span text:style-name="Source_20_Text"><text:span text:style-name="T28">=</text:span></text:span><text:span text:style-name="Source_20_Text"><text:span text:style-name="T29">"Ouvrir le menu"</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es boîtes API restent ici, en dessous du header principal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text:span></text:span></text:p>
        <text:p text:style-name="P40"><text:soft-page-break/><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a navigation contient maintenant SEULEMENT la liste des liens --&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nav-link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 </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 </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 Dico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 Dico Vocabulaire&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 Grammaire - Règles&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 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 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 </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 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 </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 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 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 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 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28">&lt;/</text:span></text:span><text:span text:style-name="Source_20_Text"><text:span text:style-name="T34">header</text:span></text:span><text:span text:style-name="Source_20_Text"><text:span text:style-name="T28">&gt;</text:span></text:span></text:p>
      </text:section>
      <text:p text:style-name="Text_20_body"><text:span text:style-name="Strong_20_Emphasis"/></text:p>
      <text:h text:style-name="Heading_20_3" text:outline-level="3"><text:soft-page-break/><text:span text:style-name="Strong_20_Emphasis"><text:span text:style-name="T104">Étape 2 : Mettre à jour les Styles (CSS)</text:span></text:span></text:h>
      <text:p text:style-name="P1">Maintenant, nous allons ajuster le CSS pour qu'il corresponde à cette nouvelle structure et pour corriger le comportement des boîtes API.</text:p>
      <text:p text:style-name="P17"><text:span text:style-name="Strong_20_Emphasis"><text:span text:style-name="T11">Remplacez TOUT le contenu de votre fichier </text:span></text:span><text:span text:style-name="Strong_20_Emphasis"><text:span text:style-name="T24">public/css/style.css</text:span></text:span><text:span text:style-name="Strong_20_Emphasis"><text:span text:style-name="T11"> par cette version complète et corrigée.</text:span></text:span></text:p>
      <text:p text:style-name="P139"><text:span text:style-name="Strong_20_Emphasis"><text:span text:style-name="T11"/></text:span></text:p>
      <text:section text:style-name="Sect2" text:name="cdk-accordion-child-269">
        <text:p text:style-name="P131"><text:span text:style-name="Source_20_Text"><text:span text:style-name="T26">/* --- Général --- */</text:span></text:span></text:p>
        <text:p text:style-name="P131"><text:span text:style-name="Source_20_Text"><text:span text:style-name="T34">body</text:span></text:span><text:span text:style-name="Source_20_Text"><text:span text:style-name="T100"> { </text:span></text:span><text:span text:style-name="Source_20_Text"><text:span text:style-name="T32">font-family</text:span></text:span><text:span text:style-name="Source_20_Text"><text:span text:style-name="T100">: Arial, sans-serif;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flex-direction</text:span></text:span><text:span text:style-name="Source_20_Text"><text:span text:style-name="T100">: column; </text:span></text:span><text:span text:style-name="Source_20_Text"><text:span text:style-name="T32">min-height</text:span></text:span><text:span text:style-name="Source_20_Text"><text:span text:style-name="T100">: </text:span></text:span><text:span text:style-name="Source_20_Text"><text:span text:style-name="T32">100vh</text:span></text:span><text:span text:style-name="Source_20_Text"><text:span text:style-name="T100">; </text:span></text:span><text:span text:style-name="Source_20_Text"><text:span text:style-name="T32">background-color</text:span></text:span><text:span text:style-name="Source_20_Text"><text:span text:style-name="T100">: </text:span></text:span><text:span text:style-name="Source_20_Text"><text:span text:style-name="T32">#f4f4f4</text:span></text:span><text:span text:style-name="Source_20_Text"><text:span text:style-name="T100">; }</text:span></text:span></text:p>
        <text:p text:style-name="P131"><text:span text:style-name="Source_20_Text"><text:span text:style-name="T34">main</text:span></text:span><text:span text:style-name="Source_20_Text"><text:span text:style-name="T100"> { </text:span></text:span><text:span text:style-name="Source_20_Text"><text:span text:style-name="T32">flex-grow</text:span></text:span><text:span text:style-name="Source_20_Text"><text:span text:style-name="T100">: </text:span></text:span><text:span text:style-name="Source_20_Text"><text:span text:style-name="T32">1</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background-image</text:span></text:span><text:span text:style-name="Source_20_Text"><text:span text:style-name="T100">: </text:span></text:span><text:span text:style-name="Source_20_Text"><text:span text:style-name="T27">url</text:span></text:span><text:span text:style-name="Source_20_Text"><text:span text:style-name="T100">(</text:span></text:span><text:span text:style-name="Source_20_Text"><text:span text:style-name="T29">'../images/pp3.webp'</text:span></text:span><text:span text:style-name="Source_20_Text"><text:span text:style-name="T100">); </text:span></text:span><text:span text:style-name="Source_20_Text"><text:span text:style-name="T32">background-size</text:span></text:span><text:span text:style-name="Source_20_Text"><text:span text:style-name="T100">: cover; </text:span></text:span><text:span text:style-name="Source_20_Text"><text:span text:style-name="T32">background-position</text:span></text:span><text:span text:style-name="Source_20_Text"><text:span text:style-name="T100">: center; </text:span></text:span><text:span text:style-name="Source_20_Text"><text:span text:style-name="T32">background-attachment</text:span></text:span><text:span text:style-name="Source_20_Text"><text:span text:style-name="T100">: fixed; }</text:span></text:span></text:p>
        <text:p text:style-name="P131"><text:span text:style-name="Source_20_Text"><text:span text:style-name="T32">.content</text:span></text:span><text:span text:style-name="Source_20_Text"><text:span text:style-name="T100"> { </text:span></text:span><text:span text:style-name="Source_20_Text"><text:span text:style-name="T32">max-width</text:span></text:span><text:span text:style-name="Source_20_Text"><text:span text:style-name="T100">: </text:span></text:span><text:span text:style-name="Source_20_Text"><text:span text:style-name="T32">120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auto; </text:span></text:span><text:span text:style-name="Source_20_Text"><text:span text:style-name="T32">background-color</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0.92</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30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4px</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p>
        <text:p text:style-name="P131"><text:span text:style-name="Source_20_Text"><text:span text:style-name="T32">.jp-char</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5em</text:span></text:span><text:span text:style-name="Source_20_Text"><text:span text:style-name="T100">; }</text:span></text:span></text:p>
        <text:p text:style-name="P132"/>
        <text:p text:style-name="P131"><text:span text:style-name="Source_20_Text"><text:span text:style-name="T31">/* --- Header --- */</text:span></text:span></text:p>
        <text:p text:style-name="P131"><text:span text:style-name="Source_20_Text"><text:span text:style-name="T34">head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text-align</text:span></text:span><text:span text:style-name="Source_20_Text"><text:span text:style-name="T100">: center;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px</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3</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1"><text:span text:style-name="Source_20_Text"><text:span text:style-name="T32">.header-main</text:span></text:span><text:span text:style-name="Source_20_Text"><text:span text:style-name="T100"> {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0px</text:span></text:span><text:span text:style-name="Source_20_Text"><text:span text:style-name="T100">; } </text:span></text:span><text:span text:style-name="Source_20_Text"><text:span text:style-name="T31">/* Padding pour le conteneur principal du header */</text:span></text:span></text:p>
        <text:p text:style-name="P131"><text:span text:style-name="Source_20_Text"><text:span text:style-name="T32">.title-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span text:style-name="Source_20_Text"><text:span text:style-name="T32">align-items</text:span></text:span><text:span text:style-name="Source_20_Text"><text:span text:style-name="T100">: center; gap: </text:span></text:span><text:span text:style-name="Source_20_Text"><text:span text:style-name="T32">20px</text:span></text:span><text:span text:style-name="Source_20_Text"><text:span text:style-name="T100">; }</text:span></text:span></text:p>
        <text:p text:style-name="P131"><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2.5em</text:span></text:span><text:span text:style-name="Source_20_Text"><text:span text:style-name="T100">; }</text:span></text:span></text:p>
        <text:p text:style-name="P131"><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
        <text:p text:style-name="P131"><text:span text:style-name="Source_20_Text"><text:span text:style-name="T31">/* --- API Container --- */</text:span></text:span></text:p>
        <text:p text:style-name="P131"><text:span text:style-name="Source_20_Text"><text:span text:style-name="T32">.api-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gap: </text:span></text:span><text:span text:style-name="Source_20_Text"><text:span text:style-name="T32">2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lex-wrap</text:span></text:span><text:span text:style-name="Source_20_Text"><text:span text:style-name="T100">: wrap;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45a9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text-align</text:span></text:span><text:span text:style-name="Source_20_Text"><text:span text:style-name="T100">: left; </text:span></text:span><text:span text:style-name="Source_20_Text"><text:span text:style-name="T32">min-width</text:span></text:span><text:span text:style-name="Source_20_Text"><text:span text:style-name="T100">: </text:span></text:span><text:span text:style-name="Source_20_Text"><text:span text:style-name="T32">20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1em</text:span></text:span><text:span text:style-name="Source_20_Text"><text:span text:style-name="T100">;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d7fb9</text:span></text:span><text:span text:style-name="Source_20_Text"><text:span text:style-name="T100">; </text:span></text:span><text:span text:style-name="Source_20_Text"><text:span text:style-name="T32">padding-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
        <text:p text:style-name="P131"><text:span text:style-name="Source_20_Text"><text:span text:style-name="T31">/* --- Navigation (Grand écran) --- */</text:span></text:span></text:p>
        <text:p text:style-name="P131"><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a4a4a</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 </text:span></text:span><text:span text:style-name="Source_20_Text"><text:span text:style-name="T32">list-style</text:span></text:span><text:span text:style-name="Source_20_Text"><text:span text:style-name="T100">: none;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display</text:span></text:span><text:span text:style-name="Source_20_Text"><text:span text:style-name="T100">: block;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14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transition</text:span></text:span><text:span text:style-name="Source_20_Text"><text:span text:style-name="T100">: background-color </text:span></text:span><text:span text:style-name="Source_20_Text"><text:span text:style-name="T32">0.3s</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hover</text:span></text:span><text:span text:style-name="Source_20_Text"><text:span text:style-name="T100">, </text:span></text:span><text:span text:style-name="Source_20_Text"><text:span text:style-name="T32">.dropdown</text:span></text:span><text:span text:style-name="Source_20_Text"><text:span text:style-name="T34">: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p>
        <text:p text:style-name="P131"><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none; </text:span></text:span><text:span text:style-name="Source_20_Text"><text:span text:style-name="T32">position</text:span></text:span><text:span text:style-name="Source_20_Text"><text:span text:style-name="T100">: absolute;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span text:style-name="Source_20_Text"><text:span text:style-name="T32">min-width</text:span></text:span><text:span text:style-name="Source_20_Text"><text:span text:style-name="T100">: </text:span></text:span><text:span text:style-name="Source_20_Text"><text:span text:style-name="T32">160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16px</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span text:style-name="Source_20_Text"><text:span text:style-name="T32">z-index</text:span></text:span><text:span text:style-name="Source_20_Text"><text:span text:style-name="T100">: </text:span></text:span><text:span text:style-name="Source_20_Text"><text:span text:style-name="T32">1</text:span></text:span><text:span text:style-name="Source_20_Text"><text:span text:style-name="T100">; }</text:span></text:span></text:p>
        <text:p text:style-name="P131"><text:soft-page-break/><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display</text:span></text:span><text:span text:style-name="Source_20_Text"><text:span text:style-name="T100">: block; </text:span></text:span><text:span text:style-name="Source_20_Text"><text:span text:style-name="T32">text-align</text:span></text:span><text:span text:style-name="Source_20_Text"><text:span text:style-name="T100">: left; </text:span></text:span><text:span text:style-name="Source_20_Text"><text:span text:style-name="T32">transition</text:span></text:span><text:span text:style-name="Source_20_Text"><text:span text:style-name="T100">: background-color </text:span></text:span><text:span text:style-name="Source_20_Text"><text:span text:style-name="T32">0.2s</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CAF50</text:span></text:span><text:span text:style-name="Source_20_Text"><text:span text:style-name="T100">; }</text:span></text:span></text:p>
        <text:p text:style-name="P131"><text:span text:style-name="Source_20_Text"><text:span text:style-name="T32">.dropdown</text:span></text:span><text:span text:style-name="Source_20_Text"><text:span text:style-name="T34">:hover</text:span></text:span><text:span text:style-name="Source_20_Text"><text:span text:style-name="T100"> </text:span></text:span><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block; }</text:span></text:span></text:p>
        <text:p text:style-name="P131"><text:span text:style-name="Source_20_Text"><text:span text:style-name="T32">.hamburger-menu</text:span></text:span><text:span text:style-name="Source_20_Text"><text:span text:style-name="T100"> { </text:span></text:span><text:span text:style-name="Source_20_Text"><text:span text:style-name="T32">display</text:span></text:span><text:span text:style-name="Source_20_Text"><text:span text:style-name="T100">: none; }</text:span></text:span></text:p>
        <text:p text:style-name="P132"/>
        <text:p text:style-name="P131"><text:span text:style-name="Source_20_Text"><text:span text:style-name="T31">/* --- Formulaires et Tableaux --- */</text:span></text:span></text:p>
        <text:p text:style-name="P131"><text:span text:style-name="Source_20_Text"><text:span text:style-name="T32">.search-form</text:span></text:span><text:span text:style-name="Source_20_Text"><text:span text:style-name="T100"> { </text:span></text:span><text:span text:style-name="Source_20_Text"><text:span text:style-name="T32">display</text:span></text:span><text:span text:style-name="Source_20_Text"><text:span text:style-name="T100">: flex; gap: </text:span></text:span><text:span text:style-name="Source_20_Text"><text:span text:style-name="T32">10px</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abl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border-collapse</text:span></text:span><text:span text:style-name="Source_20_Text"><text:span text:style-name="T100">: collapse; </text:span></text:span><text:span text:style-name="Source_20_Text"><text:span text:style-name="T32">margin-top</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h</text:span></text:span><text:span text:style-name="Source_20_Text"><text:span text:style-name="T100">, </text:span></text:span><text:span text:style-name="Source_20_Text"><text:span text:style-name="T34">td</text:span></text:span><text:span text:style-name="Source_20_Text"><text:span text:style-name="T100"> { </text:span></text:span><text:span text:style-name="Source_20_Text"><text:span text:style-name="T32">border</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ddd</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text-align</text:span></text:span><text:span text:style-name="Source_20_Text"><text:span text:style-name="T100">: left; }</text:span></text:span></text:p>
        <text:p text:style-name="P131"><text:span text:style-name="Source_20_Text"><text:span text:style-name="T34">th</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f2f2f2</text:span></text:span><text:span text:style-name="Source_20_Text"><text:span text:style-name="T100">; }</text:span></text:span></text:p>
        <text:p text:style-name="P132"/>
        <text:p text:style-name="P131"><text:span text:style-name="Source_20_Text"><text:span text:style-name="T31">/* --- Footer --- */</text:span></text:span></text:p>
        <text:p text:style-name="P131"><text:span text:style-name="Source_20_Text"><text:span text:style-name="T34">foot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2"/>
        <text:p text:style-name="P131"><text:span text:style-name="Source_20_Text"><text:span text:style-name="T31">/* --- Responsive Design --- */</text:span></text:span></text:p>
        <text:p text:style-name="P131"><text:span text:style-name="Source_20_Text"><text:span text:style-name="T30">@media</text:span></text:span><text:span text:style-name="Source_20_Text"><text:span text:style-name="T100"> (</text:span></text:span><text:span text:style-name="Source_20_Text"><text:span text:style-name="T32">max-width</text:span></text:span><text:span text:style-name="Source_20_Text"><text:span text:style-name="T100">: </text:span></text:span><text:span text:style-name="Source_20_Text"><text:span text:style-name="T32">768px</text:span></text:span><text:span text:style-name="Source_20_Text"><text:span text:style-name="T100">) {</text:span></text:span></text:p>
        <text:p text:style-name="P131"><text:span text:style-name="Source_20_Text"><text:span text:style-name="T99"><text:s text:c="4"/></text:span></text:span><text:span text:style-name="Source_20_Text"><text:span text:style-name="T31">/* --- Header sur mobile --- */</text:span></text:span></text:p>
        <text:p text:style-name="P131"><text:span text:style-name="Source_20_Text"><text:span text:style-name="T99"><text:s text:c="4"/></text:span></text:span><text:span text:style-name="Source_20_Text"><text:span text:style-name="T32">.header-main</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between; </text:span></text:span><text:span text:style-name="Source_20_Text"><text:span text:style-name="T31">/* Aligne le titre à gauche et le menu à droite */</text:span></text:span></text:p>
        <text:p text:style-name="P131"><text:span text:style-name="Source_20_Text"><text:span text:style-name="T99"><text:s text:c="8"/></text:span></text:span><text:span text:style-name="Source_20_Text"><text:span text:style-name="T32">align-items</text:span></text:span><text:span text:style-name="Source_20_Text"><text:span text:style-name="T100">: center;</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8em</text:span></text:span><text:span text:style-name="Source_20_Text"><text:span text:style-name="T100">; }</text:span></text:span></text:p>
        <text:p text:style-name="P131"><text:span text:style-name="Source_20_Text"><text:span text:style-name="T99"><text:s text:c="4"/></text:span></text:span><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30px</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 Boîtes API sur mobile (Correction principale) --- */</text:span></text:span></text:p>
        <text:p text:style-name="P131"><text:span text:style-name="Source_20_Text"><text:span text:style-name="T99"><text:s text:c="4"/></text:span></text:span><text:span text:style-name="Source_20_Text"><text:span text:style-name="T32">.api-container</text:span></text:span><text:span text:style-name="Source_20_Text"><text:span text:style-name="T100"> { gap: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text:span></text:span></text:p>
        <text:p text:style-name="P131"><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8px</text:span></text:span><text:span text:style-name="Source_20_Text"><text:span text:style-name="T100">;</text:span></text:span></text:p>
        <text:p text:style-name="P131"><text:span text:style-name="Source_20_Text"><text:span text:style-name="T99"><text:s text:c="8"/></text:span></text:span><text:span text:style-name="Source_20_Text"><text:span text:style-name="T32">min-width</text:span></text:span><text:span text:style-name="Source_20_Text"><text:span text:style-name="T100">: auto; </text:span></text:span><text:span text:style-name="Source_20_Text"><text:span text:style-name="T31">/* Laisser les boîtes prendre leur taille naturelle */</text:span></text:span></text:p>
        <text:p text:style-name="P131"><text:span text:style-name="Source_20_Text"><text:span text:style-name="T99"><text:s text:c="8"/></text:span></text:span><text:span text:style-name="Source_20_Text"><text:span text:style-name="T32">flex-grow</text:span></text:span><text:span text:style-name="Source_20_Text"><text:span text:style-name="T100">: </text:span></text:span><text:span text:style-name="Source_20_Text"><text:span text:style-name="T32">0</text:span></text:span><text:span text:style-name="Source_20_Text"><text:span text:style-name="T100">; <text:s text:c="3"/></text:span></text:span><text:span text:style-name="Source_20_Text"><text:span text:style-name="T31">/* EMPÊCHE LES BOÎTES DE S'Étirer */</text:span></text:span></text:p>
        <text:p text:style-name="P131"><text:span text:style-name="Source_20_Text"><text:span text:style-name="T99"><text:s text:c="8"/></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1">/* --- Styles du Menu Hamburger --- */</text:span></text:span></text:p>
        <text:p text:style-name="P131"><text:span text:style-name="Source_20_Text"><text:span text:style-name="T99"><text:s text:c="4"/></text:span></text:span><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ransparent; } </text:span></text:span><text:span text:style-name="Source_20_Text"><text:span text:style-name="T31">/* La barre de nav n'a plus de fond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around;</text:span></text:span></text:p>
        <text:p text:style-name="P131"><text:soft-page-break/><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30px</text:span></text:span><text:span text:style-name="Source_20_Text"><text:span text:style-name="T100">;</text:span></text:span></text:p>
        <text:p text:style-name="P131"><text:span text:style-name="Source_20_Text"><text:span text:style-name="T99"><text:s text:c="8"/></text:span></text:span><text:span text:style-name="Source_20_Text"><text:span text:style-name="T32">height</text:span></text:span><text:span text:style-name="Source_20_Text"><text:span text:style-name="T100">: </text:span></text:span><text:span text:style-name="Source_20_Text"><text:span text:style-name="T32">25px</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text:span></text:span><text:span text:style-name="Source_20_Text"><text:span text:style-name="T100">: transparent;</text:span></text:span></text:p>
        <text:p text:style-name="P131"><text:span text:style-name="Source_20_Text"><text:span text:style-name="T99"><text:s text:c="8"/></text:span></text:span><text:span text:style-name="Source_20_Text"><text:span text:style-name="T32">border</text:span></text:span><text:span text:style-name="Source_20_Text"><text:span text:style-name="T100">: none;</text:span></text:span></text:p>
        <text:p text:style-name="P131"><text:span text:style-name="Source_20_Text"><text:span text:style-name="T99"><text:s text:c="8"/></text:span></text:span><text:span text:style-name="Source_20_Text"><text:span text:style-name="T32">cursor</text:span></text:span><text:span text:style-name="Source_20_Text"><text:span text:style-name="T100">: pointer;</text:span></text:span></text:p>
        <text:p text:style-name="P131"><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span text:style-name="Source_20_Text"><text:span text:style-name="T32">.lin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height</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background-color</text:span></text:span><text:span text:style-name="Source_20_Text"><text:span text:style-name="T100">: white; </text:span></text:span><text:span text:style-name="Source_20_Text"><text:span text:style-name="T32">border-radius</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transition</text:span></text:span><text:span text:style-name="Source_20_Text"><text:span text:style-name="T100">: all </text:span></text:span><text:span text:style-name="Source_20_Text"><text:span text:style-name="T32">0.3s</text:span></text:span><text:span text:style-name="Source_20_Text"><text:span text:style-name="T100"> ease-in-out;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1</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2</text:span></text:span><text:span text:style-name="Source_20_Text"><text:span text:style-name="T100">) { </text:span></text:span><text:span text:style-name="Source_20_Text"><text:span text:style-name="T32">opacity</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3</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Menu de liens caché par défaut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none;</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text:span></text:span></text:p>
        <text:p text:style-name="P131"><text:span text:style-name="Source_20_Text"><text:span text:style-name="T99"><text:s text:c="8"/></text:span></text:span><text:span text:style-name="Source_20_Text"><text:span text:style-name="T32">position</text:span></text:span><text:span text:style-name="Source_20_Text"><text:span text:style-name="T100">: absolute;</text:span></text:span></text:p>
        <text:p text:style-name="P131"><text:span text:style-name="Source_20_Text"><text:span text:style-name="T99"><text:s text:c="8"/></text:span></text:span><text:span text:style-name="Source_20_Text"><text:span text:style-name="T32">top</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1">/* Se positionne sous le header */</text:span></text:span></text:p>
        <text:p text:style-name="P131"><text:span text:style-name="Source_20_Text"><text:span text:style-name="T99"><text:s text:c="8"/></text:span></text:span><text:span text:style-name="Source_20_Text"><text:span text:style-name="T32">left</text:span></text:span><text:span text:style-name="Source_20_Text"><text:span text:style-name="T100">: </text:span></text:span><text:span text:style-name="Source_20_Text"><text:span text:style-name="T32">0</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1">/* Fond du menu déroulé */</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nav-links.active</text:span></text:span><text:span text:style-name="Source_20_Text"><text:span text:style-name="T100"> { </text:span></text:span><text:span text:style-name="Source_20_Text"><text:span text:style-name="T32">display</text:span></text:span><text:span text:style-name="Source_20_Text"><text:span text:style-name="T100">: flex;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text-align</text:span></text:span><text:span text:style-name="Source_20_Text"><text:span text:style-name="T100">: center;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55</text:span></text:span><text:span text:style-name="Source_20_Text"><text:span text:style-name="T100">;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 </text:span></text:span><text:span text:style-name="Source_20_Text"><text:span text:style-name="T32">position</text:span></text:span><text:span text:style-name="Source_20_Text"><text:span text:style-name="T100">: static; </text:span></text:span><text:span text:style-name="Source_20_Text"><text:span text:style-name="T32">display</text:span></text:span><text:span text:style-name="Source_20_Text"><text:span text:style-name="T100">: block; </text:span></text:span><text:span text:style-name="Source_20_Text"><text:span text:style-name="T32">background-color</text:span></text:span><text:span text:style-name="Source_20_Text"><text:span text:style-name="T100">: </text:span></text:span><text:span text:style-name="Source_20_Text"><text:span text:style-name="T32">#3f3f3f</text:span></text:span><text:span text:style-name="Source_20_Text"><text:span text:style-name="T100">; </text:span></text:span><text:span text:style-name="Source_20_Text"><text:span text:style-name="T32">box-shadow</text:span></text:span><text:span text:style-name="Source_20_Text"><text:span text:style-name="T100">: none;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padding-lef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text:span text:style-name="Source_20_Text"><text:span text:style-name="T100">}</text:span></text:span></text:p>
      </text:section>
      <text:p text:style-name="P17"><text:span text:style-name="Strong_20_Emphasis"><text:span text:style-name="T11"/></text:span></text:p>
      <text:p text:style-name="Text_20_body"><text:span text:style-name="Strong_20_Emphasis"/></text:p>
      <text:p text:style-name="P140"><text:span text:style-name="Strong_20_Emphasis"/></text:p>
      <text:h text:style-name="P141" text:outline-level="2"><text:span text:style-name="Strong_20_Emphasis"><text:span text:style-name="T105">15 P</text:span></text:span><text:span text:style-name="Strong_20_Emphasis"><text:span text:style-name="T106">roblème </text:span></text:span><text:span text:style-name="Strong_20_Emphasis"><text:span text:style-name="T105">menu</text:span></text:span><text:span text:style-name="Strong_20_Emphasis"><text:span text:style-name="T106"> <text:s/>humburguer </text:span></text:span></text:h>
      <text:p text:style-name="Text_20_body"><text:span text:style-name="Strong_20_Emphasis"><text:span text:style-name="T106"/></text:span></text:p>
      <text:p text:style-name="Text_20_body"><text:span text:style-name="Strong_20_Emphasis"><text:span text:style-name="T104">problème lorsque je clique sur humburguer tous les onglets sont développer et le footer apparait il serait souhaitable que le footer glisse </text:span></text:span></text:p>
      <text:p text:style-name="Text_20_body"><text:span text:style-name="Strong_20_Emphasis"/></text:p>
      <text:p text:style-name="Text_20_body"><text:span text:style-name="Strong_20_Emphasis"><text:span text:style-name="T11">Tous les sous-menus sont ouverts par défaut : C'est dû à notre CSS précédent qui forçait </text:span></text:span><text:span text:style-name="Strong_20_Emphasis"><text:span text:style-name="T24">display: block</text:span></text:span><text:span text:style-name="Strong_20_Emphasis"><text:span text:style-name="T11"> sur les sous-menus pour les écrans mobiles. Idéalement, l'utilisateur devrait cliquer sur "Langue </text:span></text:span><text:span text:style-name="Strong_20_Emphasis"><text:span text:style-name="T107">語</text:span></text:span><text:span text:style-name="Strong_20_Emphasis"><text:span text:style-name="T11">" pour révéler les options de langue.</text:span></text:span></text:p>
      <text:p text:style-name="P16"><text:span text:style-name="Strong_20_Emphasis"><text:span text:style-name="T11"/></text:span></text:p>
      <text:p text:style-name="P142"><text:span text:style-name="Strong_20_Emphasis"><text:span text:style-name="T11"/></text:span></text:p>
      <text:list text:style-name="L13">
        <text:list-item>
          <text:p text:style-name="P143"><text:span text:style-name="Strong_20_Emphasis"><text:span text:style-name="T108">Tous les sous-menus sont ouverts par défaut :</text:span></text:span><text:span text:style-name="T108"> C'est dû à notre CSS précédent qui forçait </text:span><text:span text:style-name="T89">display: block</text:span><text:span text:style-name="T108"> sur les sous-menus pour les écrans mobiles. Idéalement, l'utilisateur devrait cliquer sur "Langue </text:span><text:span text:style-name="T109">語</text:span><text:span text:style-name="T108">" pour révéler les options de langue.</text:span></text:p>
        </text:list-item>
        <text:list-item>
          <text:p text:style-name="P143"><text:span text:style-name="Strong_20_Emphasis"><text:span text:style-name="T108">Le footer apparaît au milieu :</text:span></text:span><text:span text:style-name="T108"> C'est à cause de </text:span><text:span text:style-name="T89">position: absolute</text:span><text:span text:style-name="T108"> sur le menu. Cela sort le menu du "flux normal" de la page, et il flotte par-dessus le contenu principal (</text:span><text:span text:style-name="T89">&lt;main&gt;</text:span><text:span text:style-name="T108">) au lieu de le pousser vers le bas.</text:span></text:p>
        </text:list-item>
        <text:list-item>
          <text:p text:style-name="P144"/>
        </text:list-item>
      </text:list>
      <text:p text:style-name="P142"><text:span text:style-name="Strong_20_Emphasis"><text:span text:style-name="T11">Ouvrez votre fichier </text:span></text:span><text:span text:style-name="Strong_20_Emphasis"><text:span text:style-name="T24">public/js/main.js</text:span></text:span><text:span text:style-name="Strong_20_Emphasis"><text:span text:style-name="T11"> et remplacez tout son contenu par ce qui suit.</text:span></text:span><text:span text:style-name="Strong_20_Emphasis"><text:span text:style-name="T11"> Le nouveau code est commenté.</text:span></text:span></text:p>
      <text:p text:style-name="P145"/>
      <text:p text:style-name="P145"/>
      <text:section text:style-name="Sect2" text:name="cdk-accordion-child-48">
        <text:p text:style-name="P131"><text:span text:style-name="Source_20_Text"><text:span text:style-name="T49">document</text:span></text:span><text:span text:style-name="Source_20_Text"><text:span text:style-name="T42">.addEventListener(</text:span></text:span><text:span text:style-name="Source_20_Text"><text:span text:style-name="T43">'DOMContentLoaded'</text:span></text:span><text:span text:style-name="Source_20_Text"><text:span text:style-name="T42">, () =&gt; {</text:span></text:span></text:p>
        <text:p text:style-name="P131"><text:span text:style-name="Source_20_Text"><text:span text:style-name="T44"><text:s text:c="4"/></text:span></text:span><text:span text:style-name="Source_20_Text"><text:span text:style-name="T26">// --- Code existant pour les APIs ---</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Paris = </text:span></text:span><text:span text:style-name="Source_20_Text"><text:span text:style-name="T43">'https://api.open-meteo.com/v1/forecast?latitude=48.85&amp;longitude=2.35¤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Tokyo = </text:span></text:span><text:span text:style-name="Source_20_Text"><text:span text:style-name="T43">'https://api.open-meteo.com/v1/forecast?latitude=35.68&amp;longitude=139.69¤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currencyApiUrl = </text:span></text:span><text:span text:style-name="Source_20_Text"><text:span text:style-name="T43">'https://api.exchangerate-api.com/v4/latest/EUR'</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90">const</text:span></text:span><text:span text:style-name="Source_20_Text"><text:span text:style-name="T42"> fetchWeather = (city, url) =&gt; { </text:span></text:span><text:span text:style-name="Source_20_Text"><text:span text:style-name="T26">/* ... (code inchangé) ... */</text:span></text:span><text:span text:style-name="Source_20_Text"><text:span text:style-name="T42"> };</text:span></text:span></text:p>
        <text:p text:style-name="P131"><text:span text:style-name="Source_20_Text"><text:span text:style-name="T44"><text:s text:c="4"/></text:span></text:span><text:span text:style-name="Source_20_Text"><text:span text:style-name="T90">const</text:span></text:span><text:span text:style-name="Source_20_Text"><text:span text:style-name="T42"> fetchCurrencyRate = () =&gt; { </text:span></text:span><text:span text:style-name="Source_20_Text"><text:span text:style-name="T26">/* ... (code inchangé) ... */</text:span></text:span><text:span text:style-name="Source_20_Text"><text:span text:style-name="T42"> };</text:span></text:span></text:p>
        <text:p text:style-name="P132"/>
        <text:p text:style-name="P131"><text:span text:style-name="Source_20_Text"><text:span text:style-name="T44"><text:s text:c="4"/></text:span></text:span><text:span text:style-name="Source_20_Text"><text:span text:style-name="T26">// fetchWeather('paris', weatherApiUrlParis);</text:span></text:span></text:p>
        <text:p text:style-name="P131"><text:span text:style-name="Source_20_Text"><text:span text:style-name="T44"><text:s text:c="4"/></text:span></text:span><text:span text:style-name="Source_20_Text"><text:span text:style-name="T26">// fetchWeather('tokyo', weatherApiUrlTokyo);</text:span></text:span></text:p>
        <text:p text:style-name="P131"><text:span text:style-name="Source_20_Text"><text:span text:style-name="T44"><text:s text:c="4"/></text:span></text:span><text:span text:style-name="Source_20_Text"><text:span text:style-name="T26">// fetchCurrencyRate();</text:span></text:span></text:p>
        <text:p text:style-name="P131"><text:span text:style-name="Source_20_Text"><text:span text:style-name="T44"><text:s text:c="4"/></text:span></text:span><text:span text:style-name="Source_20_Text"><text:span text:style-name="T26">// (J'ai commenté les appels pour ne pas surcharger pendant que vous testez, décommentez-les plus tard)</text:span></text:span></text:p>
        <text:p text:style-name="P132"/>
        <text:p text:style-name="P131"><text:span text:style-name="Source_20_Text"><text:span text:style-name="T44"><text:s text:c="4"/></text:span></text:span><text:span text:style-name="Source_20_Text"><text:span text:style-name="T26">// --- Logique du Menu Hamburger ---</text:span></text:span></text:p>
        <text:p text:style-name="P131"><text:span text:style-name="Source_20_Text"><text:span text:style-name="T44"><text:s text:c="4"/></text:span></text:span><text:span text:style-name="Source_20_Text"><text:span text:style-name="T90">const</text:span></text:span><text:span text:style-name="Source_20_Text"><text:span text:style-name="T42"> hamburger = </text:span></text:span><text:span text:style-name="Source_20_Text"><text:span text:style-name="T49">document</text:span></text:span><text:span text:style-name="Source_20_Text"><text:span text:style-name="T42">.querySelector(</text:span></text:span><text:span text:style-name="Source_20_Text"><text:span text:style-name="T43">'.hamburger-menu'</text:span></text:span><text:span text:style-name="Source_20_Text"><text:span text:style-name="T42">);</text:span></text:span></text:p>
        <text:p text:style-name="P131"><text:soft-page-break/><text:span text:style-name="Source_20_Text"><text:span text:style-name="T44"><text:s text:c="4"/></text:span></text:span><text:span text:style-name="Source_20_Text"><text:span text:style-name="T90">const</text:span></text:span><text:span text:style-name="Source_20_Text"><text:span text:style-name="T42"> navLinks = </text:span></text:span><text:span text:style-name="Source_20_Text"><text:span text:style-name="T49">document</text:span></text:span><text:span text:style-name="Source_20_Text"><text:span text:style-name="T42">.querySelector(</text:span></text:span><text:span text:style-name="Source_20_Text"><text:span text:style-name="T43">'#nav-links'</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hamburger.addEventListener(</text:span></text:span><text:span text:style-name="Source_20_Text"><text:span text:style-name="T43">'click'</text:span></text:span><text:span text:style-name="Source_20_Text"><text:span text:style-name="T42">, () =&gt; {</text:span></text:span></text:p>
        <text:p text:style-name="P131"><text:span text:style-name="Source_20_Text"><text:span text:style-name="T44"><text:s text:c="8"/></text:span></text:span><text:span text:style-name="Source_20_Text"><text:span text:style-name="T42">navLinks.classList.toggle(</text:span></text:span><text:span text:style-name="Source_20_Text"><text:span text:style-name="T43">'active'</text:span></text:span><text:span text:style-name="Source_20_Text"><text:span text:style-name="T42">);</text:span></text:span></text:p>
        <text:p text:style-name="P131"><text:span text:style-name="Source_20_Text"><text:span text:style-name="T44"><text:s text:c="8"/></text:span></text:span><text:span text:style-name="Source_20_Text"><text:span text:style-name="T42">hamburger.classList.toggle(</text:span></text:span><text:span text:style-name="Source_20_Text"><text:span text:style-name="T43">'active'</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26">// --- NOUVEAU : Logique pour ouvrir/fermer les sous-menus sur mobile ---</text:span></text:span></text:p>
        <text:p text:style-name="P131"><text:span text:style-name="Source_20_Text"><text:span text:style-name="T44"><text:s text:c="4"/></text:span></text:span><text:span text:style-name="Source_20_Text"><text:span text:style-name="T90">const</text:span></text:span><text:span text:style-name="Source_20_Text"><text:span text:style-name="T42"> dropdownToggles = </text:span></text:span><text:span text:style-name="Source_20_Text"><text:span text:style-name="T49">document</text:span></text:span><text:span text:style-name="Source_20_Text"><text:span text:style-name="T42">.querySelectorAll(</text:span></text:span><text:span text:style-name="Source_20_Text"><text:span text:style-name="T43">'.dropdown &gt; a'</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dropdownToggles.forEach(toggle =&gt; {</text:span></text:span></text:p>
        <text:p text:style-name="P131"><text:span text:style-name="Source_20_Text"><text:span text:style-name="T44"><text:s text:c="8"/></text:span></text:span><text:span text:style-name="Source_20_Text"><text:span text:style-name="T42">toggle.addEventListener(</text:span></text:span><text:span text:style-name="Source_20_Text"><text:span text:style-name="T43">'click'</text:span></text:span><text:span text:style-name="Source_20_Text"><text:span text:style-name="T42">, (event) =&gt; {</text:span></text:span></text:p>
        <text:p text:style-name="P131"><text:span text:style-name="Source_20_Text"><text:span text:style-name="T44"><text:s text:c="12"/></text:span></text:span><text:span text:style-name="Source_20_Text"><text:span text:style-name="T26">// On vérifie si on est en mode mobile (si le hamburger est visible)</text:span></text:span></text:p>
        <text:p text:style-name="P131"><text:span text:style-name="Source_20_Text"><text:span text:style-name="T44"><text:s text:c="12"/></text:span></text:span><text:span text:style-name="Source_20_Text"><text:span text:style-name="T90">if</text:span></text:span><text:span text:style-name="Source_20_Text"><text:span text:style-name="T42"> (</text:span></text:span><text:span text:style-name="Source_20_Text"><text:span text:style-name="T49">window</text:span></text:span><text:span text:style-name="Source_20_Text"><text:span text:style-name="T42">.getComputedStyle(hamburger).display !== </text:span></text:span><text:span text:style-name="Source_20_Text"><text:span text:style-name="T43">'none'</text:span></text:span><text:span text:style-name="Source_20_Text"><text:span text:style-name="T42">) {</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Empêche le lien de fonctionner (utile pour javascript:void(0))</text:span></text:span></text:p>
        <text:p text:style-name="P132"><text:span text:style-name="Source_20_Text"><text:span text:style-name="T44"><text:s text:c="16"/></text:span></text:span><text:span text:style-name="Source_20_Text"><text:span text:style-name="T42">event.preventDefault();</text:span></text:span></text:p>
        <text:p text:style-name="P132"/>
        <text:p text:style-name="P131"><text:span text:style-name="Source_20_Text"><text:span text:style-name="T44"><text:s text:c="16"/></text:span></text:span><text:span text:style-name="Source_20_Text"><text:span text:style-name="T26">// Cible le sous-menu qui est juste après le lien</text:span></text:span></text:p>
        <text:p text:style-name="P131"><text:span text:style-name="Source_20_Text"><text:span text:style-name="T44"><text:s text:c="16"/></text:span></text:span><text:span text:style-name="Source_20_Text"><text:span text:style-name="T90">const</text:span></text:span><text:span text:style-name="Source_20_Text"><text:span text:style-name="T42"> submenu = toggle.nextElementSibling;</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Ajoute/Retire la classe 'open' pour le montrer ou le cacher</text:span></text:span></text:p>
        <text:p text:style-name="P131"><text:span text:style-name="Source_20_Text"><text:span text:style-name="T44"><text:s text:c="16"/></text:span></text:span><text:span text:style-name="Source_20_Text"><text:span text:style-name="T42">submenu.classList.toggle(</text:span></text:span><text:span text:style-name="Source_20_Text"><text:span text:style-name="T43">'open'</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2"><text:span text:style-name="Source_20_Text"><text:span text:style-name="T44"><text:s text:c="8"/></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Je remets le code complet des fonctions fetch pour que vous ayez tout</text:span></text:span></text:p>
        <text:p text:style-name="P131"><text:span text:style-name="Source_20_Text"><text:span text:style-name="T90">function</text:span></text:span><text:span text:style-name="Source_20_Text"><text:span text:style-name="T42"> </text:span></text:span><text:span text:style-name="Source_20_Text"><text:span text:style-name="T110">fetchWeather</text:span></text:span><text:span text:style-name="Source_20_Text"><text:span text:style-name="T42">(city, url) {</text:span></text:span></text:p>
        <text:p text:style-name="P132"><text:span text:style-name="Source_20_Text"><text:span text:style-name="T44"><text:s text:c="4"/></text:span></text:span><text:span text:style-name="Source_20_Text"><text:span text:style-name="T42">fetch(url)</text:span></text:span></text:p>
        <text:p text:style-name="P131"><text:span text:style-name="Source_20_Text"><text:span text:style-name="T44"><text:s text:c="8"/></text:span></text:span><text:span text:style-name="Source_20_Text"><text:span text:style-name="T42">.then(response =&gt; response.json())</text:span></text:span></text:p>
        <text:p text:style-name="P131"><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current)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42">).textContent = </text:span></text:span><text:span text:style-name="Source_20_Text"><text:span text:style-name="T49">Math</text:span></text:span><text:span text:style-name="Source_20_Text"><text:span text:style-name="T42">.round(data.current.temperature_2m);</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42">).textContent = data.current.cloud_cover;</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42">).textContent = data.current.rain;</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90">function</text:span></text:span><text:span text:style-name="Source_20_Text"><text:span text:style-name="T42"> </text:span></text:span><text:span text:style-name="Source_20_Text"><text:span text:style-name="T110">fetchCurrencyRate</text:span></text:span><text:span text:style-name="Source_20_Text"><text:span text:style-name="T42">() {</text:span></text:span></text:p>
        <text:p text:style-name="P132"><text:span text:style-name="Source_20_Text"><text:span text:style-name="T44"><text:s text:c="4"/></text:span></text:span><text:span text:style-name="Source_20_Text"><text:span text:style-name="T42">fetch(currencyApiUrl)</text:span></text:span></text:p>
        <text:p text:style-name="P131"><text:span text:style-name="Source_20_Text"><text:span text:style-name="T44"><text:s text:c="8"/></text:span></text:span><text:span text:style-name="Source_20_Text"><text:span text:style-name="T42">.then(response =&gt; response.json())</text:span></text:span></text:p>
        <text:p text:style-name="P131"><text:soft-page-break/><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rates &amp;&amp; data.rates.JPY)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eur-jpy-rate'</text:span></text:span><text:span text:style-name="Source_20_Text"><text:span text:style-name="T42">).textContent = data.rates.JPY.toFixed(</text:span></text:span><text:span text:style-name="Source_20_Text"><text:span text:style-name="T15">2</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devise:'</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26">// N'oubliez pas de décommenter ces lignes pour que les APIs fonctionnent</text:span></text:span></text:p>
        <text:p text:style-name="P131"><text:span text:style-name="Source_20_Text"><text:span text:style-name="T42">fetchWeather(</text:span></text:span><text:span text:style-name="Source_20_Text"><text:span text:style-name="T43">'paris'</text:span></text:span><text:span text:style-name="Source_20_Text"><text:span text:style-name="T42">, weatherApiUrlParis);</text:span></text:span></text:p>
        <text:p text:style-name="P131"><text:span text:style-name="Source_20_Text"><text:span text:style-name="T42">fetchWeather(</text:span></text:span><text:span text:style-name="Source_20_Text"><text:span text:style-name="T43">'tokyo'</text:span></text:span><text:span text:style-name="Source_20_Text"><text:span text:style-name="T42">, weatherApiUrlTokyo);</text:span></text:span></text:p>
        <text:p text:style-name="P132"><text:span text:style-name="Source_20_Text"><text:span text:style-name="T42">fetchCurrencyRate();</text:span></text:span></text:p>
        <text:p text:style-name="P50"><text:span text:style-name="T46"/></text:p>
        <text:p text:style-name="P51"/>
      </text:section>
      <text:p text:style-name="P142"><text:span text:style-name="Strong_20_Emphasis"><text:span text:style-name="T11"/></text:span></text:p>
      <text:h text:style-name="P146" text:outline-level="3"><text:span text:style-name="Strong_20_Emphasis"><text:span text:style-name="T10">Étape 2 : Mettre à jour les Styles (CSS)</text:span></text:span></text:h>
      <text:p text:style-name="P1">C'est ici que nous allons corriger les deux problèmes visuels. Nous allons :</text:p>
      <text:list text:style-name="L14">
        <text:list-item>
          <text:p text:style-name="P147">Enlever <text:span text:style-name="T14">position: absolute</text:span> du menu mobile pour qu'il pousse le contenu.</text:p>
        </text:list-item>
        <text:list-item>
          <text:p text:style-name="P147">Cacher les sous-menus par défaut et les afficher uniquement quand ils ont la classe <text:span text:style-name="T14">.open</text:span>.</text:p>
        </text:list-item>
      </text:list>
      <text:p text:style-name="P148"><text:span text:style-name="Strong_20_Emphasis"><text:span text:style-name="T108">Remplacez TOUT le contenu de votre fichier </text:span></text:span><text:span text:style-name="Strong_20_Emphasis"><text:span text:style-name="T89">public/css/style.css</text:span></text:span><text:span text:style-name="Strong_20_Emphasis"><text:span text:style-name="T108"> par cette version complète et corrigée.</text:span></text:span></text:p>
      <text:p text:style-name="P149">Generated css</text:p>
      <text:section text:style-name="Sect2" text:name="cdk-accordion-child-49">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oft-page-break/><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Le menu déroulant ne s'affiche pas par défaut et n'est PAS en position: absolut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1">/* Le menu est affiché et POUSSE le contenu vers le bas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text-align</text:span></text:span><text:span text:style-name="Source_20_Text"><text:span text:style-name="T28">: center;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caché par défaut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affiché seulement s'il a la classe 'open' (ajoutée par JS)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text:span text:style-name="Source_20_Text"><text:span text:style-name="T28">}</text:span></text:span></text:p>
      </text:section>
      <text:p text:style-name="P142"/>
      <text:h text:style-name="P150" text:outline-level="2"/>
      <text:h text:style-name="P33" text:outline-level="2">16 Le menu ne se referme pas correctement</text:h>
      <text:p text:style-name="P151"/>
      <text:p text:style-name="P151"><text:span text:style-name="T11">Actuellement, le code ouvre un sous-menu au clic, mais ne s'occupe pas de fermer les autres qui pourraient déjà être ouverts. C'est ce qui donne cet effet "accordéon cassé" où tout peut être ouvert en même temps.</text:span> </text:p>
      <text:p text:style-name="P151"/>
      <text:p text:style-name="P152">Modifier la logique dans <text:span text:style-name="T14">public/js/main.js</text:span>. Quand un utilisateur clique sur un onglet parent (ex: "France"), le script va :</text:p>
      <text:list text:style-name="L15">
        <text:list-item>
          <text:p text:style-name="P153"><text:span text:style-name="T11">Parcourir </text:span><text:span text:style-name="Strong_20_Emphasis"><text:span text:style-name="T11">tous</text:span></text:span><text:span text:style-name="T11"> les sous-menus.</text:span></text:p>
        </text:list-item>
        <text:list-item>
          <text:p text:style-name="P153"><text:span text:style-name="T11">Les fermer, </text:span><text:span text:style-name="Strong_20_Emphasis"><text:span text:style-name="T11">sauf</text:span></text:span><text:span text:style-name="T11"> celui sur lequel on vient de cliquer.</text:span></text:p>
        </text:list-item>
        <text:list-item>
          <text:p text:style-name="P154">Ouvrir (ou fermer) celui sur lequel on a cliqué.</text:p>
        </text:list-item>
      </text:list>
      <text:p text:style-name="P155"><text:span text:style-name="Strong_20_Emphasis"><text:span text:style-name="T11">Remplacez l'intégralité du contenu de votre fichier </text:span></text:span><text:span text:style-name="Strong_20_Emphasis"><text:span text:style-name="T24">public/js/main.js</text:span></text:span><text:span text:style-name="Strong_20_Emphasis"><text:span text:style-name="T11"> par cette version mise à jour.</text:span></text:span><text:span text:style-name="T11"> Le changement est commenté.</text:span></text:p>
      <text:p text:style-name="P156">Generated javascript</text:p>
      <text:section text:style-name="Sect2" text:name="cdk-accordion-child-61">
        <text:p text:style-name="P157"><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157"><text:span text:style-name="Source_20_Text"><text:span text:style-name="T95"><text:s text:c="4"/></text:span></text:span><text:span text:style-name="Source_20_Text"><text:span text:style-name="T26">// --- Code existant pour les APIs ---</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Paris = </text:span></text:span><text:span text:style-name="Source_20_Text"><text:span text:style-name="T43">'https://api.open-meteo.com/v1/forecast?latitude=48.85&amp;longitude=2.35¤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Tokyo = </text:span></text:span><text:span text:style-name="Source_20_Text"><text:span text:style-name="T43">'https://api.open-meteo.com/v1/forecast?latitude=35.68&amp;longitude=139.69¤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currencyApiUrl = </text:span></text:span><text:span text:style-name="Source_20_Text"><text:span text:style-name="T43">'https://api.exchangerate-api.com/v4/latest/EUR'</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du Menu Hamburger ---</text:span></text:span></text:p>
        <text:p text:style-name="P157"><text:span text:style-name="Source_20_Text"><text:span text:style-name="T95"><text:s text:c="4"/></text:span></text:span><text:span text:style-name="Source_20_Text"><text:span text:style-name="T90">const</text:span></text:span><text:span text:style-name="Source_20_Text"><text:span text:style-name="T38"> hamburger = </text:span></text:span><text:span text:style-name="Source_20_Text"><text:span text:style-name="T49">document</text:span></text:span><text:span text:style-name="Source_20_Text"><text:span text:style-name="T38">.querySelector(</text:span></text:span><text:span text:style-name="Source_20_Text"><text:span text:style-name="T43">'.hamburger-menu'</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navLinks = </text:span></text:span><text:span text:style-name="Source_20_Text"><text:span text:style-name="T49">document</text:span></text:span><text:span text:style-name="Source_20_Text"><text:span text:style-name="T38">.querySelector(</text:span></text:span><text:span text:style-name="Source_20_Text"><text:span text:style-name="T43">'#nav-links'</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hamburger.addEventListener(</text:span></text:span><text:span text:style-name="Source_20_Text"><text:span text:style-name="T43">'click'</text:span></text:span><text:span text:style-name="Source_20_Text"><text:span text:style-name="T38">, () =&gt; {</text:span></text:span></text:p>
        <text:p text:style-name="P157"><text:span text:style-name="Source_20_Text"><text:span text:style-name="T95"><text:s text:c="8"/></text:span></text:span><text:span text:style-name="Source_20_Text"><text:span text:style-name="T38">navLinks.classList.toggle(</text:span></text:span><text:span text:style-name="Source_20_Text"><text:span text:style-name="T43">'active'</text:span></text:span><text:span text:style-name="Source_20_Text"><text:span text:style-name="T38">);</text:span></text:span></text:p>
        <text:p text:style-name="P157"><text:span text:style-name="Source_20_Text"><text:span text:style-name="T95"><text:s text:c="8"/></text:span></text:span><text:span text:style-name="Source_20_Text"><text:span text:style-name="T38">hamburger.classList.toggle(</text:span></text:span><text:span text:style-name="Source_20_Text"><text:span text:style-name="T43">'active'</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améliorée pour les sous-menus (type accordéon) ---</text:span></text:span></text:p>
        <text:p text:style-name="P157"><text:span text:style-name="Source_20_Text"><text:span text:style-name="T95"><text:s text:c="4"/></text:span></text:span><text:span text:style-name="Source_20_Text"><text:span text:style-name="T90">const</text:span></text:span><text:span text:style-name="Source_20_Text"><text:span text:style-name="T38"> dropdownToggles = </text:span></text:span><text:span text:style-name="Source_20_Text"><text:span text:style-name="T49">document</text:span></text:span><text:span text:style-name="Source_20_Text"><text:span text:style-name="T38">.querySelectorAll(</text:span></text:span><text:span text:style-name="Source_20_Text"><text:span text:style-name="T43">'.dropdown &gt; a'</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dropdownToggles.forEach(clickedToggle =&gt; {</text:span></text:span></text:p>
        <text:p text:style-name="P157"><text:span text:style-name="Source_20_Text"><text:span text:style-name="T95"><text:s text:c="8"/></text:span></text:span><text:span text:style-name="Source_20_Text"><text:span text:style-name="T38">clickedToggle.addEventListener(</text:span></text:span><text:span text:style-name="Source_20_Text"><text:span text:style-name="T43">'click'</text:span></text:span><text:span text:style-name="Source_20_Text"><text:span text:style-name="T38">, (event) =&gt; {</text:span></text:span></text:p>
        <text:p text:style-name="P157"><text:span text:style-name="Source_20_Text"><text:span text:style-name="T95"><text:s text:c="12"/></text:span></text:span><text:span text:style-name="Source_20_Text"><text:span text:style-name="T26">// On s'assure que cette logique ne s'applique que sur mobile</text:span></text:span></text:p>
        <text:p text:style-name="P157"><text:span text:style-name="Source_20_Text"><text:span text:style-name="T95"><text:s text:c="12"/></text:span></text:span><text:span text:style-name="Source_20_Text"><text:span text:style-name="T90">if</text:span></text:span><text:span text:style-name="Source_20_Text"><text:span text:style-name="T38"> (</text:span></text:span><text:span text:style-name="Source_20_Text"><text:span text:style-name="T49">window</text:span></text:span><text:span text:style-name="Source_20_Text"><text:span text:style-name="T38">.getComputedStyle(hamburger).display !== </text:span></text:span><text:span text:style-name="Source_20_Text"><text:span text:style-name="T43">'none'</text:span></text:span><text:span text:style-name="Source_20_Text"><text:span text:style-name="T38">) {</text:span></text:span></text:p>
        <text:p text:style-name="P158"><text:span text:style-name="Source_20_Text"><text:span text:style-name="T95"><text:s text:c="16"/></text:span></text:span><text:span text:style-name="Source_20_Text"><text:span text:style-name="T38">event.preventDefault();</text:span></text:span></text:p>
        <text:p text:style-name="P158"><text:span text:style-name="Source_20_Text"><text:span text:style-name="T95"><text:s text:c="16"/></text:span></text:span></text:p>
        <text:p text:style-name="P157"><text:span text:style-name="Source_20_Text"><text:span text:style-name="T95"><text:s text:c="16"/></text:span></text:span><text:span text:style-name="Source_20_Text"><text:span text:style-name="T90">const</text:span></text:span><text:span text:style-name="Source_20_Text"><text:span text:style-name="T38"> currentSubmenu = clickedToggle.nextElementSibling;</text:span></text:span></text:p>
        <text:p text:style-name="P158"/>
        <text:p text:style-name="P157"><text:soft-page-break/><text:span text:style-name="Source_20_Text"><text:span text:style-name="T95"><text:s text:c="16"/></text:span></text:span><text:span text:style-name="Source_20_Text"><text:span text:style-name="T26">// NOUVEAU : On parcourt TOUS les toggles pour fermer les autres sous-menus</text:span></text:span></text:p>
        <text:p text:style-name="P157"><text:span text:style-name="Source_20_Text"><text:span text:style-name="T95"><text:s text:c="16"/></text:span></text:span><text:span text:style-name="Source_20_Text"><text:span text:style-name="T38">dropdownToggles.forEach(otherToggle =&gt; {</text:span></text:span></text:p>
        <text:p text:style-name="P157"><text:span text:style-name="Source_20_Text"><text:span text:style-name="T95"><text:s text:c="20"/></text:span></text:span><text:span text:style-name="Source_20_Text"><text:span text:style-name="T26">// Si ce n'est PAS celui sur lequel on a cliqué</text:span></text:span></text:p>
        <text:p text:style-name="P157"><text:span text:style-name="Source_20_Text"><text:span text:style-name="T95"><text:s text:c="20"/></text:span></text:span><text:span text:style-name="Source_20_Text"><text:span text:style-name="T90">if</text:span></text:span><text:span text:style-name="Source_20_Text"><text:span text:style-name="T38"> (otherToggle !== clickedToggle) {</text:span></text:span></text:p>
        <text:p text:style-name="P157"><text:span text:style-name="Source_20_Text"><text:span text:style-name="T95"><text:s text:c="24"/></text:span></text:span><text:span text:style-name="Source_20_Text"><text:span text:style-name="T26">// On ferme le sous-menu associé</text:span></text:span></text:p>
        <text:p text:style-name="P157"><text:span text:style-name="Source_20_Text"><text:span text:style-name="T95"><text:s text:c="24"/></text:span></text:span><text:span text:style-name="Source_20_Text"><text:span text:style-name="T38">otherToggle.nextElementSibling.classList.remove(</text:span></text:span><text:span text:style-name="Source_20_Text"><text:span text:style-name="T43">'open'</text:span></text:span><text:span text:style-name="Source_20_Text"><text:span text:style-name="T38">);</text:span></text:span></text:p>
        <text:p text:style-name="P158"><text:span text:style-name="Source_20_Text"><text:span text:style-name="T95"><text:s text:c="20"/></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8"/>
        <text:p text:style-name="P157"><text:span text:style-name="Source_20_Text"><text:span text:style-name="T95"><text:s text:c="16"/></text:span></text:span><text:span text:style-name="Source_20_Text"><text:span text:style-name="T26">// Ensuite, on ouvre/ferme le sous-menu sur lequel on a cliqué</text:span></text:span></text:p>
        <text:p text:style-name="P157"><text:span text:style-name="Source_20_Text"><text:span text:style-name="T95"><text:s text:c="16"/></text:span></text:span><text:span text:style-name="Source_20_Text"><text:span text:style-name="T38">currentSubmenu.classList.toggle(</text:span></text:span><text:span text:style-name="Source_20_Text"><text:span text:style-name="T43">'open'</text:span></text:span><text:span text:style-name="Source_20_Text"><text:span text:style-name="T38">);</text:span></text:span></text:p>
        <text:p text:style-name="P158"><text:span text:style-name="Source_20_Text"><text:span text:style-name="T95"><text:s text:c="12"/></text:span></text:span><text:span text:style-name="Source_20_Text"><text:span text:style-name="T38">}</text:span></text:span></text:p>
        <text:p text:style-name="P158"><text:span text:style-name="Source_20_Text"><text:span text:style-name="T95"><text:s text:c="8"/></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Fonctions Fetch ---</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Weather</text:span></text:span><text:span text:style-name="Source_20_Text"><text:span text:style-name="T38">(city, url) {</text:span></text:span></text:p>
        <text:p text:style-name="P158"><text:span text:style-name="Source_20_Text"><text:span text:style-name="T95"><text:s text:c="8"/></text:span></text:span><text:span text:style-name="Source_20_Text"><text:span text:style-name="T38">fetch(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current)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38">).textContent = </text:span></text:span><text:span text:style-name="Source_20_Text"><text:span text:style-name="T49">Math</text:span></text:span><text:span text:style-name="Source_20_Text"><text:span text:style-name="T38">.round(data.current.temperature_2m);</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38">).textContent = data.current.cloud_cover;</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38">).textContent = data.current.rain;</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CurrencyRate</text:span></text:span><text:span text:style-name="Source_20_Text"><text:span text:style-name="T38">() {</text:span></text:span></text:p>
        <text:p text:style-name="P158"><text:span text:style-name="Source_20_Text"><text:span text:style-name="T95"><text:s text:c="8"/></text:span></text:span><text:span text:style-name="Source_20_Text"><text:span text:style-name="T38">fetch(currencyApi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rates &amp;&amp; data.rates.JPY)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eur-jpy-rate'</text:span></text:span><text:span text:style-name="Source_20_Text"><text:span text:style-name="T38">).textContent = data.rates.JPY.toFixed(</text:span></text:span><text:span text:style-name="Source_20_Text"><text:span text:style-name="T15">2</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devise:'</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Lancement des appels API</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paris'</text:span></text:span><text:span text:style-name="Source_20_Text"><text:span text:style-name="T38">, weatherApiUrlParis);</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tokyo'</text:span></text:span><text:span text:style-name="Source_20_Text"><text:span text:style-name="T38">, weatherApiUrlTokyo);</text:span></text:span></text:p>
        <text:p text:style-name="P158"><text:span text:style-name="Source_20_Text"><text:span text:style-name="T95"><text:s text:c="4"/></text:span></text:span><text:span text:style-name="Source_20_Text"><text:span text:style-name="T38">fetchCurrencyRate();</text:span></text:span></text:p>
        <text:p text:style-name="P158"><text:span text:style-name="Source_20_Text"><text:span text:style-name="T38">});</text:span></text:span></text:p>
        <text:p text:style-name="P159"/>
      </text:section>
      <text:h text:style-name="P160" text:outline-level="3"><text:soft-page-break/>Comment ça marche ?</text:h>
      <text:list text:style-name="L16">
        <text:list-item>
          <text:p text:style-name="P161"><text:span text:style-name="T14">dropdownToggles.forEach(clickedToggle =&gt; { ... })</text:span> : On met un écouteur d'événement sur chaque onglet parent ("Langue", "France", etc.).</text:p>
        </text:list-item>
        <text:list-item>
          <text:p text:style-name="P161"><text:span text:style-name="T14">const currentSubmenu = clickedToggle.nextElementSibling;</text:span> : On identifie le sous-menu qui correspond à l'onglet sur lequel on a cliqué.</text:p>
        </text:list-item>
        <text:list-item>
          <text:p text:style-name="P162"><text:span text:style-name="Strong_20_Emphasis"><text:span text:style-name="T11">La partie clé :</text:span></text:span></text:p>
          <text:list>
            <text:list-item>
              <text:p text:style-name="P162"><text:span text:style-name="T24">dropdownToggles.forEach(otherToggle =&gt; { ... })</text:span><text:span text:style-name="T11"> : On lance une </text:span><text:span text:style-name="Strong_20_Emphasis"><text:span text:style-name="T11">deuxième boucle</text:span></text:span><text:span text:style-name="T11"> à l'intérieur de la première.</text:span></text:p>
            </text:list-item>
            <text:list-item>
              <text:p text:style-name="P161"><text:span text:style-name="T14">if (otherToggle !== clickedToggle)</text:span> : On vérifie que l'on ne s'adresse pas à l'onglet sur lequel on vient de cliquer.</text:p>
            </text:list-item>
            <text:list-item>
              <text:p text:style-name="P161"><text:span text:style-name="T14">otherToggle.nextElementSibling.classList.remove('open');</text:span> : Pour tous les autres onglets, on retire la classe <text:span text:style-name="T14">.open</text:span> de leur sous-menu, ce qui les force à se fermer.</text:p>
            </text:list-item>
          </text:list>
        </text:list-item>
        <text:list-item>
          <text:p text:style-name="P161"><text:span text:style-name="T14">currentSubmenu.classList.toggle('open');</text:span> : Ce n'est qu'après avoir fermé tous les autres que l'on ouvre (ou ferme) celui qui nous intéresse.</text:p>
        </text:list-item>
      </text:list>
      <text:p text:style-name="P151"/>
      <text:h text:style-name="Heading_20_2" text:outline-level="2">17 Alignement des onglets avec indentation</text:h>
      <text:p text:style-name="Text_20_body"/>
      <text:p text:style-name="P126"> <text:span text:style-name="T96">menu mobile qui ressemble plus à une liste hiérarchique, avec les éléments principaux à un premier niveau d'indentation, et les sous-éléments à un second niveau. C'est beaucoup plus clair et intuitif.</text:span></text:p>
      <text:p text:style-name="P1">Le problème actuel vient d'une seule ligne dans notre CSS mobile qui centre le texte des liens principaux (<text:span text:style-name="T14">text-align: center</text:span>).</text:p>
      <text:p text:style-name="P17"><text:span text:style-name="T11">Nous allons corriger cela en modifiant uniquement le fichier </text:span><text:span text:style-name="Strong_20_Emphasis"><text:span text:style-name="T24">public/css/style.css</text:span></text:span><text:span text:style-name="T11">.</text:span></text:p>
      <text:p text:style-name="P1">Dans votre fichier <text:span text:style-name="T14">public/css/style.css</text:span>, trouvez le bloc <text:span text:style-name="T14">@media (max-width: 768px)</text:span>. À l'intérieur, localisez cette règle :</text:p>
      <text:p text:style-name="P124"/>
      <text:section text:style-name="Sect2" text:name="cdk-accordion-child-64">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 </text:span></text:span><text:span text:style-name="Source_20_Text"><text:span text:style-name="T26">/* &lt;&lt;&lt; C'EST CETTE LIGNE QUI POSE PROBLÈME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 </text:span></text:span></text:p>
        <text:p text:style-name="P41"><text:span text:style-name="Source_20_Text"><text:span text:style-name="T38">}</text:span></text:span></text:p>
        <text:p text:style-name="P163"><text:span text:style-name="T112">content_copydownload</text:span></text:p>
        <text:p text:style-name="P32"><text:span text:style-name="T113">Use code </text:span><text:a xlink:type="simple" xlink:href="https://support.google.com/legal/answer/13505487" office:target-frame-name="_blank" xlink:show="new" text:style-name="Internet_20_link" text:visited-style-name="Visited_20_Internet_20_Link"><text:span text:style-name="T114">with caution</text:span></text:a><text:span text:style-name="T113">.Css</text:span></text:p>
      </text:section>
      <text:p text:style-name="P17"><text:span text:style-name="Strong_20_Emphasis"><text:span text:style-name="T11">Modifiez-la pour qu'elle ressemble à ceci :</text:span></text:span></text:p>
      <text:p text:style-name="P124"/>
      <text:section text:style-name="Sect2" text:name="cdk-accordion-child-65">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 </text:span></text:span><text:span text:style-name="Source_20_Text"><text:span text:style-name="T26">/* On aligne le texte à gauche */</text:span></text:span></text:p>
        <text:p text:style-name="P40"><text:span text:style-name="Source_20_Text"><text:span text:style-name="T95"><text:s text:c="4"/></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On ajoute une marge à gauche pour le premier niveau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section>
      <text:p text:style-name="Text_20_body"/>
      <text:p text:style-name="Text_20_body"><text:soft-page-break/></text:p>
      <text:h text:style-name="Heading_20_3" text:outline-level="3">2. Le Fichier <text:span text:style-name="T14">style.css</text:span> Complet (Recommandé)</text:h>
      <text:p text:style-name="P17"><text:span text:style-name="T11">Pour être sûr que tout est en ordre et pour éviter toute confusion, je vous recommande de </text:span><text:span text:style-name="Strong_20_Emphasis"><text:span text:style-name="T11">remplacer l'intégralité du contenu de votre fichier </text:span></text:span><text:span text:style-name="Strong_20_Emphasis"><text:span text:style-name="T24">public/css/style.css</text:span></text:span><text:span text:style-name="Strong_20_Emphasis"><text:span text:style-name="T11"> par cette version mise à jour.</text:span></text:span></text:p>
      <text:p text:style-name="P124">Generated css</text:p>
      <text:section text:style-name="Sect2" text:name="cdk-accordion-child-66">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 </text:span></text:span><text:span text:style-name="Source_20_Text"><text:span text:style-name="T15">font-family</text:span></text:span><text:span text:style-name="Source_20_Text"><text:span text:style-name="T38">: Arial, sans-serif;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 }</text:span></text:span></text:p>
        <text:p text:style-name="P40"><text:span text:style-name="Source_20_Text"><text:span text:style-name="T39">main</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 </text:span></text:span><text:span text:style-name="Source_20_Text"><text:span text:style-name="T15">background-size</text:span></text:span><text:span text:style-name="Source_20_Text"><text:span text:style-name="T38">: cover; </text:span></text:span><text:span text:style-name="Source_20_Text"><text:span text:style-name="T15">background-position</text:span></text:span><text:span text:style-name="Source_20_Text"><text:span text:style-name="T38">: center; </text:span></text:span><text:span text:style-name="Source_20_Text"><text:span text:style-name="T15">background-attachment</text:span></text:span><text:span text:style-name="Source_20_Text"><text:span text:style-name="T38">: fixed; }</text:span></text:span></text:p>
        <text:p text:style-name="P40"><text:span text:style-name="Source_20_Text"><text:span text:style-name="T15">.content</text:span></text:span><text:span text:style-name="Source_20_Text"><text:span text:style-name="T38"> { </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 </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p>
        <text:p text:style-name="P40"><text:span text:style-name="Source_20_Text"><text:span text:style-name="T15">.jp-char</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 }</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text-align</text:span></text:span><text:span text:style-name="Source_20_Text"><text:span text:style-name="T38">: center;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0"><text:span text:style-name="Source_20_Text"><text:span text:style-name="T15">.header-mai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span text:style-name="Source_20_Text"><text:span text:style-name="T15">align-items</text:span></text:span><text:span text:style-name="Source_20_Text"><text:span text:style-name="T38">: center; gap: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 }</text:span></text:span></text:p>
        <text:p text:style-name="P40"><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 }</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gap: </text:span></text:span><text:span text:style-name="Source_20_Text"><text:span text:style-name="T15">2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lex-wrap</text:span></text:span><text:span text:style-name="Source_20_Text"><text:span text:style-name="T38">: wrap;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text-align</text:span></text:span><text:span text:style-name="Source_20_Text"><text:span text:style-name="T38">: left; </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 </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
        <text:p text:style-name="P40"><text:span text:style-name="Source_20_Text"><text:span text:style-name="T26">/* --- Navigation (Grand écran) --- */</text:span></text:span></text:p>
        <text:p text:style-name="P40"><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 }</text:span></text:span></text:p>
        <text:p text:style-name="P40"><text:span text:style-name="Source_20_Text"><text:span text:style-name="T15">#nav-links</text:span></text:span><text:span text:style-name="Source_20_Text"><text:span text:style-name="T38"> { </text:span></text:span><text:span text:style-name="Source_20_Text"><text:span text:style-name="T15">list-style</text:span></text:span><text:span text:style-name="Source_20_Text"><text:span text:style-name="T38">: none;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display</text:span></text:span><text:span text:style-name="Source_20_Text"><text:span text:style-name="T38">: block;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p>
        <text:p text:style-name="P40"><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absolute;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display</text:span></text:span><text:span text:style-name="Source_20_Text"><text:span text:style-name="T38">: block; </text:span></text:span><text:span text:style-name="Source_20_Text"><text:span text:style-name="T15">text-align</text:span></text:span><text:span text:style-name="Source_20_Text"><text:span text:style-name="T38">: left; </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p>
        <text:p text:style-name="P40"><text:soft-page-break/><text:span text:style-name="Source_20_Text"><text:span text:style-name="T15">.dropdown</text:span></text:span><text:span text:style-name="Source_20_Text"><text:span text:style-name="T39">:hover</text:span></text:span><text:span text:style-name="Source_20_Text"><text:span text:style-name="T38"> </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0"><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none; }</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26">/* --- Header sur mobile --- */</text:span></text:span></text:p>
        <text:p text:style-name="P40"><text:span text:style-name="Source_20_Text"><text:span text:style-name="T95"><text:s text:c="4"/></text:span></text:span><text:span text:style-name="Source_20_Text"><text:span text:style-name="T15">.header-main</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space-between; </text:span></text:span><text:span text:style-name="Source_20_Text"><text:span text:style-name="T15">align-items</text:span></text:span><text:span text:style-name="Source_20_Text"><text:span text:style-name="T38">: center;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8em</text:span></text:span><text:span text:style-name="Source_20_Text"><text:span text:style-name="T38">; }</text:span></text:span></text:p>
        <text:p text:style-name="P40"><text:span text:style-name="Source_20_Text"><text:span text:style-name="T95"><text:s text:c="4"/></text:span></text:span><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30px</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26">/* --- Boîtes API sur mobile ---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auto; </text:span></text:span><text:span text:style-name="Source_20_Text"><text:span text:style-name="T15">flex-gr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 Styles du Menu Hamburger --- */</text:span></text:span></text:p>
        <text:p text:style-name="P40"><text:span text:style-name="Source_20_Text"><text:span text:style-name="T95"><text:s text:c="4"/></text:span></text:span><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ransparent;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justify-content</text:span></text:span><text:span text:style-name="Source_20_Text"><text:span text:style-name="T38">: space-around; </text:span></text:span><text:span text:style-name="Source_20_Text"><text:span text:style-name="T15">width</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25px</text:span></text:span><text:span text:style-name="Source_20_Text"><text:span text:style-name="T38">; </text:span></text:span><text:span text:style-name="Source_20_Text"><text:span text:style-name="T15">background</text:span></text:span><text:span text:style-name="Source_20_Text"><text:span text:style-name="T38">: transparent; </text:span></text:span><text:span text:style-name="Source_20_Text"><text:span text:style-name="T15">border</text:span></text:span><text:span text:style-name="Source_20_Text"><text:span text:style-name="T38">: none; </text:span></text:span><text:span text:style-name="Source_20_Text"><text:span text:style-name="T15">cursor</text:span></text:span><text:span text:style-name="Source_20_Text"><text:span text:style-name="T38">: pointer;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text:span></text:span><text:span text:style-name="Source_20_Text"><text:span text:style-name="T15">.lin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background-color</text:span></text:span><text:span text:style-name="Source_20_Text"><text:span text:style-name="T38">: white; </text:span></text:span><text:span text:style-name="Source_20_Text"><text:span text:style-name="T15">border-radius</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transition</text:span></text:span><text:span text:style-name="Source_20_Text"><text:span text:style-name="T38">: all </text:span></text:span><text:span text:style-name="Source_20_Text"><text:span text:style-name="T15">0.3s</text:span></text:span><text:span text:style-name="Source_20_Text"><text:span text:style-name="T38"> ease-in-out;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1</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2</text:span></text:span><text:span text:style-name="Source_20_Text"><text:span text:style-name="T38">) { </text:span></text:span><text:span text:style-name="Source_20_Text"><text:span text:style-name="T15">opacity</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3</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15">#nav-links</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flex-direction</text:span></text:span><text:span text:style-name="Source_20_Text"><text:span text:style-name="T38">: column;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p>
        <text:p text:style-name="P40"><text:span text:style-name="Source_20_Text"><text:span text:style-name="T95"><text:s text:c="4"/></text:span></text:span><text:span text:style-name="Source_20_Text"><text:span text:style-name="T15">#nav-links.active</text:span></text:span><text:span text:style-name="Source_20_Text"><text:span text:style-name="T38"> { </text:span></text:span><text:span text:style-name="Source_20_Text"><text:span text:style-name="T15">display</text:span></text:span><text:span text:style-name="Source_20_Text"><text:span text:style-name="T38">: flex;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ODIFIÉ : Alignement à gauche et marge pour les liens principaux */</text:span></text:span></text:p>
        <text:p text:style-name="P40"><text:span text:style-name="Source_20_Text"><text:span text:style-name="T95"><text:s text:c="4"/></text:span></text:span><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8"/></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oft-page-break/><text:span text:style-name="Source_20_Text"><text:span text:style-name="T95"><text:s text:c="4"/></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static; </text:span></text:span><text:span text:style-name="Source_20_Text"><text:span text:style-name="T15">background-color</text:span></text:span><text:span text:style-name="Source_20_Text"><text:span text:style-name="T38">: </text:span></text:span><text:span text:style-name="Source_20_Text"><text:span text:style-name="T15">#3f3f3f</text:span></text:span><text:span text:style-name="Source_20_Text"><text:span text:style-name="T38">; </text:span></text:span><text:span text:style-name="Source_20_Text"><text:span text:style-name="T15">box-shadow</text:span></text:span><text:span text:style-name="Source_20_Text"><text:span text:style-name="T38">: none; }</text:span></text:span></text:p>
        <text:p text:style-name="P40"><text:span text:style-name="Source_20_Text"><text:span text:style-name="T95"><text:s text:c="4"/></text:span></text:span><text:span text:style-name="Source_20_Text"><text:span text:style-name="T15">.dropdown-content.open</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arge plus grande pour les sous-menus pour créer l'indentatio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p text:style-name="P164"><text:span text:style-name="T115"/></text:p>
      </text:section>
      <text:h text:style-name="P165" text:outline-level="3"/>
      <text:h text:style-name="P166" text:outline-level="3">Résumé des changements</text:h>
      <text:list text:style-name="L17">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7"><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P168">Après avoir appliqué ce changement et fait un "Hard Refresh", votre menu mobile devrait avoir l</text:p>
      <text:p text:style-name="Text_20_body"/>
      <text:p text:style-name="P128"/>
      <text:section text:style-name="Sect2" text:name="Section4">
        <text:p text:style-name="P40"><text:bookmark text:name="cdk-accordion-child-66"/><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oft-page-break/><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flex-direction</text:span></text:span><text:span text:style-name="Source_20_Text"><text:span text:style-name="T28">: column;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arge plus grande pour les sous-menus pour créer l'indent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
      <text:h text:style-name="P166" text:outline-level="3">Résumé des changements</text:h>
      <text:list text:style-name="L18">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9"><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Text_20_body"/>
      <text:h text:style-name="Heading_20_2" text:outline-level="2">18 pb indentation et grands écrans </text:h>
      <text:p text:style-name="Text_20_body"/>
      <text:p text:style-name="P170"><text:span text:style-name="T11">cela induit un pb sur les grands écrans . Pour les petits écrans pour Dico Kanji Dico Vocab je veux une indentation de 2 tabulations</text:span> </text:p>
      <text:p text:style-name="P170"/>
      <text:h text:style-name="P166" text:outline-level="3"><text:soft-page-break/>La Solution : Séparer les styles et ajuster l'indentation</text:h>
      <text:list text:style-name="L19">
        <text:list-item>
          <text:p text:style-name="P171"><text:span text:style-name="Strong_20_Emphasis"><text:span text:style-name="T11">Restaurer le style pour grand écran :</text:span></text:span><text:span text:style-name="T11"> Nous devons nous assurer que les liens du menu principal sur grand écran sont bien centrés et n'ont pas de marge à gauche.</text:span></text:p>
        </text:list-item>
        <text:list-item>
          <text:p text:style-name="P171"><text:span text:style-name="Strong_20_Emphasis"><text:span text:style-name="T11">Ajuster l'indentation mobile :</text:span></text:span><text:span text:style-name="T11"> Nous allons augmenter le </text:span><text:span text:style-name="T24">padding-left</text:span><text:span text:style-name="T11"> des sous-menus pour obtenir cet effet de double tabulation.</text:span></text:p>
        </text:list-item>
      </text:list>
      <text:p text:style-name="P17"><text:span text:style-name="Strong_20_Emphasis"><text:span text:style-name="T11">Remplacez l'intégralité du contenu de votre fichier </text:span></text:span><text:span text:style-name="Strong_20_Emphasis"><text:span text:style-name="T24">public/css/style.css</text:span></text:span><text:span text:style-name="Strong_20_Emphasis"><text:span text:style-name="T11"> par cette version finale et corrigée.</text:span></text:span></text:p>
      <text:p text:style-name="P89"/>
      <text:section text:style-name="Sect2" text:name="cdk-accordion-child-71">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1">/* Style spécifique pour les liens de menu sur grand écran */</text:span></text:span></text:p>
        <text:p text:style-name="P40"><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 </text:span></text:span><text:span text:style-name="Source_20_Text"><text:span text:style-name="T31">/* Texte centré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oft-page-break/><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oft-page-break/><text:span text:style-name="Source_20_Text"><text:span text:style-name="T17"><text:s text:c="4"/></text:span></text:span><text:span text:style-name="Source_20_Text"><text:span text:style-name="T31">/* Styles pour la liste des liens en mode mobil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premier niveau)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1">/* Padding de base avec une marge de 20px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Marge plus grande pour les sous-menus (deuxième niveau = double tabul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Marge à gauche de 40px pour une double indentation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P170"/>
      <text:h text:style-name="Heading_20_2" text:outline-level="2">19 Onglet changement de couleur pour hover </text:h>
      <text:p text:style-name="Text_20_body"/>
      <text:list text:style-name="L20">
        <text:list-item>
          <text:p text:style-name="P172"><text:span text:style-name="Strong_20_Emphasis"><text:span text:style-name="T11">Ajouter une nouvelle classe CSS</text:span></text:span><text:span text:style-name="T11"> (par exemple, </text:span><text:span text:style-name="T24">.menu-active</text:span><text:span text:style-name="T11">) qui définira le style vert.</text:span></text:p>
        </text:list-item>
        <text:list-item>
          <text:p text:style-name="P172"><text:span text:style-name="Strong_20_Emphasis"><text:span text:style-name="T11">Modifier le JavaScript</text:span></text:span><text:span text:style-name="T11"> pour ajouter cette classe à l'onglet cliqué, tout en s'assurant de la retirer de tous les autres onglets.</text:span></text:p>
        </text:list-item>
      </text:list>
      <text:p text:style-name="P173"/>
      <text:h text:style-name="Heading_20_3" text:outline-level="3">Étape 1 : Ajouter le style pour l'onglet actif (CSS)</text:h>
      <text:p text:style-name="P1">Nous allons créer une nouvelle règle pour la classe <text:span text:style-name="T14">.menu-active</text:span>.</text:p>
      <text:p text:style-name="P148"><text:span text:style-name="Strong_20_Emphasis"><text:span text:style-name="T108">Ouvrez votre fichier </text:span></text:span><text:span text:style-name="Strong_20_Emphasis"><text:span text:style-name="T89">public/css/style.css</text:span></text:span><text:span text:style-name="Strong_20_Emphasis"><text:span text:style-name="T108"> et ajoutez ce bloc de code juste avant la section </text:span></text:span><text:span text:style-name="Strong_20_Emphasis"><text:span text:style-name="T89">/* --- Formulaires et Tableaux --- */</text:span></text:span><text:span text:style-name="Strong_20_Emphasis"><text:span text:style-name="T108"> :</text:span></text:span></text:p>
      <text:section text:style-name="Sect2" text:name="cdk-accordion-child-77">
        <text:p text:style-name="P131"><text:span text:style-name="Source_20_Text"><text:span text:style-name="T26">/* NOUVEAU : Style pour l'onglet actif du menu principal */</text:span></text:span></text:p>
        <text:p text:style-name="P131"><text:span text:style-name="Source_20_Text"><text:span text:style-name="T15">#nav-links</text:span></text:span><text:span text:style-name="Source_20_Text"><text:span text:style-name="T42"> &gt; </text:span></text:span><text:span text:style-name="Source_20_Text"><text:span text:style-name="T39">li</text:span></text:span><text:span text:style-name="Source_20_Text"><text:span text:style-name="T42"> &gt; </text:span></text:span><text:span text:style-name="Source_20_Text"><text:span text:style-name="T39">a</text:span></text:span><text:span text:style-name="Source_20_Text"><text:span text:style-name="T15">.menu-active</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Le même vert que le survol du sous-menu */</text:span></text:span></text:p>
        <text:p text:style-name="P132"><text:span text:style-name="Source_20_Text"><text:span text:style-name="T42">}</text:span></text:span></text:p>
        <text:p text:style-name="P174"><text:span text:style-name="T46"/></text:p>
      </text:section>
      <text:p text:style-name="P173"><text:soft-page-break/></text:p>
      <text:h text:style-name="P166" text:outline-level="3">Étape 2 : Mettre à jour la logique du clic (JavaScript)</text:h>
      <text:p text:style-name="P1">Maintenant, nous allons ajouter la logique qui gère cette nouvelle classe.</text:p>
      <text:p text:style-name="P17"><text:span text:style-name="Strong_20_Emphasis"><text:span text:style-name="T11">Remplacez l'intégralité du contenu de votre fichier </text:span></text:span><text:span text:style-name="Strong_20_Emphasis"><text:span text:style-name="T24">public/js/main.js </text:span></text:span></text:p>
      <text:h text:style-name="P175" text:outline-level="3"><text:span text:style-name="Strong_20_Emphasis"><text:span text:style-name="T116">Étape 2 : Mettre à jour la logique du clic (JavaScript)</text:span></text:span></text:h>
      <text:p text:style-name="P83">Maintenant, nous allons ajouter la logique qui gère cette nouvelle classe.</text:p>
      <text:p text:style-name="P176"><text:span text:style-name="Strong_20_Emphasis"><text:span text:style-name="T88">Remplacez l'intégralité du contenu de votre fichier </text:span></text:span><text:span text:style-name="Strong_20_Emphasis"><text:span text:style-name="T108">public/js/main.js</text:span></text:span><text:span text:style-name="Strong_20_Emphasis"><text:span text:style-name="T88"> par cette version mise à jour.</text:span></text:span><text:span text:style-name="T88"> Le nouveau code est commenté.</text:span></text:p>
      <text:p text:style-name="P177">Generated javascript</text:p>
      <text:section text:style-name="Sect2" text:name="cdk-accordion-child-78">
        <text:p text:style-name="P178"><text:span text:style-name="Source_20_Text"><text:span text:style-name="T117">document</text:span></text:span><text:span text:style-name="Source_20_Text"><text:span text:style-name="T52">.addEventListener(</text:span></text:span><text:span text:style-name="Source_20_Text"><text:span text:style-name="T53">'DOMContentLoaded'</text:span></text:span><text:span text:style-name="Source_20_Text"><text:span text:style-name="T52">, () =&gt; {</text:span></text:span></text:p>
        <text:p text:style-name="P178"><text:span text:style-name="Source_20_Text"><text:span text:style-name="T44"><text:s text:c="4"/></text:span></text:span><text:span text:style-name="Source_20_Text"><text:span text:style-name="T51">// --- Code existant pour les APIs ---</text:span></text:span></text:p>
        <text:p text:style-name="P178"><text:span text:style-name="Source_20_Text"><text:span text:style-name="T44"><text:s text:c="4"/></text:span></text:span><text:span text:style-name="Source_20_Text"><text:span text:style-name="T118">const</text:span></text:span><text:span text:style-name="Source_20_Text"><text:span text:style-name="T52"> weatherApiUrlParis = </text:span></text:span><text:span text:style-name="Source_20_Text"><text:span text:style-name="T53">'https://api.open-meteo.com/v1/forecast?latitude=48.85&amp;longitude=2.35¤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8">const</text:span></text:span><text:span text:style-name="Source_20_Text"><text:span text:style-name="T52"> weatherApiUrlTokyo = </text:span></text:span><text:span text:style-name="Source_20_Text"><text:span text:style-name="T53">'https://api.open-meteo.com/v1/forecast?latitude=35.68&amp;longitude=139.69¤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8">const</text:span></text:span><text:span text:style-name="Source_20_Text"><text:span text:style-name="T52"> currencyApiUrl = </text:span></text:span><text:span text:style-name="Source_20_Text"><text:span text:style-name="T53">'https://api.exchangerate-api.com/v4/latest/EUR'</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du Menu Hamburger ---</text:span></text:span></text:p>
        <text:p text:style-name="P178"><text:span text:style-name="Source_20_Text"><text:span text:style-name="T44"><text:s text:c="4"/></text:span></text:span><text:span text:style-name="Source_20_Text"><text:span text:style-name="T118">const</text:span></text:span><text:span text:style-name="Source_20_Text"><text:span text:style-name="T52"> hamburger = </text:span></text:span><text:span text:style-name="Source_20_Text"><text:span text:style-name="T117">document</text:span></text:span><text:span text:style-name="Source_20_Text"><text:span text:style-name="T52">.querySelector(</text:span></text:span><text:span text:style-name="Source_20_Text"><text:span text:style-name="T53">'.hamburger-menu'</text:span></text:span><text:span text:style-name="Source_20_Text"><text:span text:style-name="T52">);</text:span></text:span></text:p>
        <text:p text:style-name="P178"><text:span text:style-name="Source_20_Text"><text:span text:style-name="T44"><text:s text:c="4"/></text:span></text:span><text:span text:style-name="Source_20_Text"><text:span text:style-name="T118">const</text:span></text:span><text:span text:style-name="Source_20_Text"><text:span text:style-name="T52"> navLinks = </text:span></text:span><text:span text:style-name="Source_20_Text"><text:span text:style-name="T117">document</text:span></text:span><text:span text:style-name="Source_20_Text"><text:span text:style-name="T52">.querySelector(</text:span></text:span><text:span text:style-name="Source_20_Text"><text:span text:style-name="T53">'#nav-links'</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hamburger.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8"/></text:span></text:span><text:span text:style-name="Source_20_Text"><text:span text:style-name="T52">navLinks.classList.toggle(</text:span></text:span><text:span text:style-name="Source_20_Text"><text:span text:style-name="T53">'active'</text:span></text:span><text:span text:style-name="Source_20_Text"><text:span text:style-name="T52">);</text:span></text:span></text:p>
        <text:p text:style-name="P178"><text:span text:style-name="Source_20_Text"><text:span text:style-name="T44"><text:s text:c="8"/></text:span></text:span><text:span text:style-name="Source_20_Text"><text:span text:style-name="T52">hamburger.classList.toggle(</text:span></text:span><text:span text:style-name="Source_20_Text"><text:span text:style-name="T53">'active'</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pour les sous-menus sur mobile (accordéon) ---</text:span></text:span></text:p>
        <text:p text:style-name="P178"><text:span text:style-name="Source_20_Text"><text:span text:style-name="T44"><text:s text:c="4"/></text:span></text:span><text:span text:style-name="Source_20_Text"><text:span text:style-name="T118">const</text:span></text:span><text:span text:style-name="Source_20_Text"><text:span text:style-name="T52"> dropdownToggles = </text:span></text:span><text:span text:style-name="Source_20_Text"><text:span text:style-name="T117">document</text:span></text:span><text:span text:style-name="Source_20_Text"><text:span text:style-name="T52">.querySelectorAll(</text:span></text:span><text:span text:style-name="Source_20_Text"><text:span text:style-name="T53">'.dropdown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dropdownToggles.forEach(clickedToggle =&gt; {</text:span></text:span></text:p>
        <text:p text:style-name="P178"><text:span text:style-name="Source_20_Text"><text:span text:style-name="T44"><text:s text:c="8"/></text:span></text:span><text:span text:style-name="Source_20_Text"><text:span text:style-name="T52">clickedToggle.addEventListener(</text:span></text:span><text:span text:style-name="Source_20_Text"><text:span text:style-name="T53">'click'</text:span></text:span><text:span text:style-name="Source_20_Text"><text:span text:style-name="T52">, (event) =&gt; {</text:span></text:span></text:p>
        <text:p text:style-name="P178"><text:span text:style-name="Source_20_Text"><text:span text:style-name="T44"><text:s text:c="12"/></text:span></text:span><text:span text:style-name="Source_20_Text"><text:span text:style-name="T118">if</text:span></text:span><text:span text:style-name="Source_20_Text"><text:span text:style-name="T52"> (</text:span></text:span><text:span text:style-name="Source_20_Text"><text:span text:style-name="T117">window</text:span></text:span><text:span text:style-name="Source_20_Text"><text:span text:style-name="T52">.getComputedStyle(hamburger).display !== </text:span></text:span><text:span text:style-name="Source_20_Text"><text:span text:style-name="T53">'none'</text:span></text:span><text:span text:style-name="Source_20_Text"><text:span text:style-name="T52">) {</text:span></text:span></text:p>
        <text:p text:style-name="P179"><text:span text:style-name="Source_20_Text"><text:span text:style-name="T44"><text:s text:c="16"/></text:span></text:span><text:span text:style-name="Source_20_Text"><text:span text:style-name="T52">event.preventDefault();</text:span></text:span></text:p>
        <text:p text:style-name="P178"><text:span text:style-name="Source_20_Text"><text:span text:style-name="T44"><text:s text:c="16"/></text:span></text:span><text:span text:style-name="Source_20_Text"><text:span text:style-name="T118">const</text:span></text:span><text:span text:style-name="Source_20_Text"><text:span text:style-name="T52"> currentSubmenu = clickedToggle.nextElementSibling;</text:span></text:span></text:p>
        <text:p text:style-name="P178"><text:span text:style-name="Source_20_Text"><text:span text:style-name="T44"><text:s text:c="16"/></text:span></text:span><text:span text:style-name="Source_20_Text"><text:span text:style-name="T52">dropdownToggles.forEach(otherToggle =&gt; {</text:span></text:span></text:p>
        <text:p text:style-name="P178"><text:span text:style-name="Source_20_Text"><text:span text:style-name="T44"><text:s text:c="20"/></text:span></text:span><text:span text:style-name="Source_20_Text"><text:span text:style-name="T118">if</text:span></text:span><text:span text:style-name="Source_20_Text"><text:span text:style-name="T52"> (otherToggle !== clickedToggle) {</text:span></text:span></text:p>
        <text:p text:style-name="P178"><text:span text:style-name="Source_20_Text"><text:span text:style-name="T44"><text:s text:c="24"/></text:span></text:span><text:span text:style-name="Source_20_Text"><text:span text:style-name="T52">otherToggle.nextElementSibling.classList.remove(</text:span></text:span><text:span text:style-name="Source_20_Text"><text:span text:style-name="T53">'open'</text:span></text:span><text:span text:style-name="Source_20_Text"><text:span text:style-name="T52">);</text:span></text:span></text:p>
        <text:p text:style-name="P179"><text:span text:style-name="Source_20_Text"><text:span text:style-name="T44"><text:s text:c="20"/></text:span></text:span><text:span text:style-name="Source_20_Text"><text:span text:style-name="T52">}</text:span></text:span></text:p>
        <text:p text:style-name="P179"><text:span text:style-name="Source_20_Text"><text:span text:style-name="T44"><text:s text:c="16"/></text:span></text:span><text:span text:style-name="Source_20_Text"><text:span text:style-name="T52">});</text:span></text:span></text:p>
        <text:p text:style-name="P178"><text:soft-page-break/><text:span text:style-name="Source_20_Text"><text:span text:style-name="T44"><text:s text:c="16"/></text:span></text:span><text:span text:style-name="Source_20_Text"><text:span text:style-name="T52">currentSubmenu.classList.toggle(</text:span></text:span><text:span text:style-name="Source_20_Text"><text:span text:style-name="T53">'open'</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NOUVEAU : Logique pour marquer l'onglet actif en vert ---</text:span></text:span></text:p>
        <text:p text:style-name="P178"><text:span text:style-name="Source_20_Text"><text:span text:style-name="T44"><text:s text:c="4"/></text:span></text:span><text:span text:style-name="Source_20_Text"><text:span text:style-name="T118">const</text:span></text:span><text:span text:style-name="Source_20_Text"><text:span text:style-name="T52"> topLevelLinks = </text:span></text:span><text:span text:style-name="Source_20_Text"><text:span text:style-name="T117">document</text:span></text:span><text:span text:style-name="Source_20_Text"><text:span text:style-name="T52">.querySelectorAll(</text:span></text:span><text:span text:style-name="Source_20_Text"><text:span text:style-name="T53">'#nav-links &gt; li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topLevelLinks.forEach(link =&gt; {</text:span></text:span></text:p>
        <text:p text:style-name="P178"><text:span text:style-name="Source_20_Text"><text:span text:style-name="T44"><text:s text:c="8"/></text:span></text:span><text:span text:style-name="Source_20_Text"><text:span text:style-name="T52">link.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12"/></text:span></text:span><text:span text:style-name="Source_20_Text"><text:span text:style-name="T51">// D'abord, on retire la classe 'menu-active' de TOUS les onglets</text:span></text:span></text:p>
        <text:p text:style-name="P178"><text:span text:style-name="Source_20_Text"><text:span text:style-name="T44"><text:s text:c="12"/></text:span></text:span><text:span text:style-name="Source_20_Text"><text:span text:style-name="T52">topLevelLinks.forEach(l =&gt; l.classList.remove(</text:span></text:span><text:span text:style-name="Source_20_Text"><text:span text:style-name="T53">'menu-active'</text:span></text:span><text:span text:style-name="Source_20_Text"><text:span text:style-name="T52">));</text:span></text:span></text:p>
        <text:p text:style-name="P178"><text:span text:style-name="Source_20_Text"><text:span text:style-name="T44"><text:s text:c="12"/></text:span></text:span><text:span text:style-name="Source_20_Text"><text:span text:style-name="T51">// Ensuite, on l'ajoute UNIQUEMENT à celui qui a été cliqué</text:span></text:span></text:p>
        <text:p text:style-name="P178"><text:span text:style-name="Source_20_Text"><text:span text:style-name="T44"><text:s text:c="12"/></text:span></text:span><text:span text:style-name="Source_20_Text"><text:span text:style-name="T52">link.classList.add(</text:span></text:span><text:span text:style-name="Source_20_Text"><text:span text:style-name="T53">'menu-active'</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9"/>
        <text:p text:style-name="P178"><text:span text:style-name="Source_20_Text"><text:span text:style-name="T44"><text:s text:c="4"/></text:span></text:span><text:span text:style-name="Source_20_Text"><text:span text:style-name="T51">// --- Fonctions Fetch ---</text:span></text:span></text:p>
        <text:p text:style-name="P178"><text:span text:style-name="Source_20_Text"><text:span text:style-name="T44"><text:s text:c="4"/></text:span></text:span><text:span text:style-name="Source_20_Text"><text:span text:style-name="T118">function</text:span></text:span><text:span text:style-name="Source_20_Text"><text:span text:style-name="T52"> </text:span></text:span><text:span text:style-name="Source_20_Text"><text:span text:style-name="T119">fetchWeather</text:span></text:span><text:span text:style-name="Source_20_Text"><text:span text:style-name="T52">(city, url) { </text:span></text:span><text:span text:style-name="Source_20_Text"><text:span text:style-name="T51">/* ... (code inchangé) ... */</text:span></text:span><text:span text:style-name="Source_20_Text"><text:span text:style-name="T52"> }</text:span></text:span></text:p>
        <text:p text:style-name="P178"><text:span text:style-name="Source_20_Text"><text:span text:style-name="T44"><text:s text:c="4"/></text:span></text:span><text:span text:style-name="Source_20_Text"><text:span text:style-name="T118">function</text:span></text:span><text:span text:style-name="Source_20_Text"><text:span text:style-name="T52"> </text:span></text:span><text:span text:style-name="Source_20_Text"><text:span text:style-name="T119">fetchCurrencyRate</text:span></text:span><text:span text:style-name="Source_20_Text"><text:span text:style-name="T52">() { </text:span></text:span><text:span text:style-name="Source_20_Text"><text:span text:style-name="T51">/* ... (code inchangé) ... */</text:span></text:span><text:span text:style-name="Source_20_Text"><text:span text:style-name="T52"> }</text:span></text:span></text:p>
        <text:p text:style-name="P179"><text:span text:style-name="Source_20_Text"><text:span text:style-name="T44"><text:s text:c="4"/></text:span></text:span></text:p>
        <text:p text:style-name="P178"><text:span text:style-name="Source_20_Text"><text:span text:style-name="T44"><text:s text:c="4"/></text:span></text:span><text:span text:style-name="Source_20_Text"><text:span text:style-name="T51">// (Je remets le code complet des fonctions pour être sûr)</text:span></text:span></text:p>
        <text:p text:style-name="P178"><text:span text:style-name="Source_20_Text"><text:span text:style-name="T44"><text:s text:c="4"/></text:span></text:span><text:span text:style-name="Source_20_Text"><text:span text:style-name="T118">function</text:span></text:span><text:span text:style-name="Source_20_Text"><text:span text:style-name="T52"> </text:span></text:span><text:span text:style-name="Source_20_Text"><text:span text:style-name="T119">fetchWeather</text:span></text:span><text:span text:style-name="Source_20_Text"><text:span text:style-name="T52">(city, url) {</text:span></text:span></text:p>
        <text:p text:style-name="P178"><text:span text:style-name="Source_20_Text"><text:span text:style-name="T44"><text:s text:c="8"/></text:span></text:span><text:span text:style-name="Source_20_Text"><text:span text:style-name="T52">fetch(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8">if</text:span></text:span><text:span text:style-name="Source_20_Text"><text:span text:style-name="T52"> (data &amp;&amp; data.current) {</text:span></text:span></text:p>
        <text:p text:style-name="P178"><text:span text:style-name="Source_20_Text"><text:span text:style-name="T44"><text:s text:c="16"/></text:span></text:span><text:span text:style-name="Source_20_Text"><text:span text:style-name="T117">document</text:span></text:span><text:span text:style-name="Source_20_Text"><text:span text:style-name="T52">.getElementById(</text:span></text:span><text:span text:style-name="Source_20_Text"><text:span text:style-name="T53">`</text:span></text:span><text:span text:style-name="Source_20_Text"><text:span text:style-name="T120">${city}</text:span></text:span><text:span text:style-name="Source_20_Text"><text:span text:style-name="T53">-temp`</text:span></text:span><text:span text:style-name="Source_20_Text"><text:span text:style-name="T52">).textContent = </text:span></text:span><text:span text:style-name="Source_20_Text"><text:span text:style-name="T117">Math</text:span></text:span><text:span text:style-name="Source_20_Text"><text:span text:style-name="T52">.round(data.current.temperature_2m);</text:span></text:span></text:p>
        <text:p text:style-name="P178"><text:span text:style-name="Source_20_Text"><text:span text:style-name="T44"><text:s text:c="16"/></text:span></text:span><text:span text:style-name="Source_20_Text"><text:span text:style-name="T117">document</text:span></text:span><text:span text:style-name="Source_20_Text"><text:span text:style-name="T52">.getElementById(</text:span></text:span><text:span text:style-name="Source_20_Text"><text:span text:style-name="T53">`</text:span></text:span><text:span text:style-name="Source_20_Text"><text:span text:style-name="T120">${city}</text:span></text:span><text:span text:style-name="Source_20_Text"><text:span text:style-name="T53">-clouds`</text:span></text:span><text:span text:style-name="Source_20_Text"><text:span text:style-name="T52">).textContent = data.current.cloud_cover;</text:span></text:span></text:p>
        <text:p text:style-name="P178"><text:span text:style-name="Source_20_Text"><text:span text:style-name="T44"><text:s text:c="16"/></text:span></text:span><text:span text:style-name="Source_20_Text"><text:span text:style-name="T117">document</text:span></text:span><text:span text:style-name="Source_20_Text"><text:span text:style-name="T52">.getElementById(</text:span></text:span><text:span text:style-name="Source_20_Text"><text:span text:style-name="T53">`</text:span></text:span><text:span text:style-name="Source_20_Text"><text:span text:style-name="T120">${city}</text:span></text:span><text:span text:style-name="Source_20_Text"><text:span text:style-name="T53">-rain`</text:span></text:span><text:span text:style-name="Source_20_Text"><text:span text:style-name="T52">).textContent = data.current.rain;</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7">console</text:span></text:span><text:span text:style-name="Source_20_Text"><text:span text:style-name="T52">.error(</text:span></text:span><text:span text:style-name="Source_20_Text"><text:span text:style-name="T53">`Erreur météo pour </text:span></text:span><text:span text:style-name="Source_20_Text"><text:span text:style-name="T120">${city}</text:span></text:span><text:span text:style-name="Source_20_Text"><text:span text:style-name="T53">:`</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8"><text:span text:style-name="Source_20_Text"><text:span text:style-name="T44"><text:s text:c="4"/></text:span></text:span><text:span text:style-name="Source_20_Text"><text:span text:style-name="T118">function</text:span></text:span><text:span text:style-name="Source_20_Text"><text:span text:style-name="T52"> </text:span></text:span><text:span text:style-name="Source_20_Text"><text:span text:style-name="T119">fetchCurrencyRate</text:span></text:span><text:span text:style-name="Source_20_Text"><text:span text:style-name="T52">() {</text:span></text:span></text:p>
        <text:p text:style-name="P178"><text:span text:style-name="Source_20_Text"><text:span text:style-name="T44"><text:s text:c="8"/></text:span></text:span><text:span text:style-name="Source_20_Text"><text:span text:style-name="T52">fetch(currencyApi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8">if</text:span></text:span><text:span text:style-name="Source_20_Text"><text:span text:style-name="T52"> (data &amp;&amp; data.rates &amp;&amp; data.rates.JPY) {</text:span></text:span></text:p>
        <text:p text:style-name="P178"><text:span text:style-name="Source_20_Text"><text:span text:style-name="T44"><text:s text:c="16"/></text:span></text:span><text:span text:style-name="Source_20_Text"><text:span text:style-name="T117">document</text:span></text:span><text:span text:style-name="Source_20_Text"><text:span text:style-name="T52">.getElementById(</text:span></text:span><text:span text:style-name="Source_20_Text"><text:span text:style-name="T53">'eur-jpy-rate'</text:span></text:span><text:span text:style-name="Source_20_Text"><text:span text:style-name="T52">).textContent = data.rates.JPY.toFixed(</text:span></text:span><text:span text:style-name="Source_20_Text"><text:span text:style-name="T121">2</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7">console</text:span></text:span><text:span text:style-name="Source_20_Text"><text:span text:style-name="T52">.error(</text:span></text:span><text:span text:style-name="Source_20_Text"><text:span text:style-name="T53">'Erreur devise:'</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Lancement des appels API</text:span></text:span></text:p>
        <text:p text:style-name="P178"><text:soft-page-break/><text:span text:style-name="Source_20_Text"><text:span text:style-name="T44"><text:s text:c="4"/></text:span></text:span><text:span text:style-name="Source_20_Text"><text:span text:style-name="T52">fetchWeather(</text:span></text:span><text:span text:style-name="Source_20_Text"><text:span text:style-name="T53">'paris'</text:span></text:span><text:span text:style-name="Source_20_Text"><text:span text:style-name="T52">, weatherApiUrlParis);</text:span></text:span></text:p>
        <text:p text:style-name="P178"><text:span text:style-name="Source_20_Text"><text:span text:style-name="T44"><text:s text:c="4"/></text:span></text:span><text:span text:style-name="Source_20_Text"><text:span text:style-name="T52">fetchWeather(</text:span></text:span><text:span text:style-name="Source_20_Text"><text:span text:style-name="T53">'tokyo'</text:span></text:span><text:span text:style-name="Source_20_Text"><text:span text:style-name="T52">, weatherApiUrlTokyo);</text:span></text:span></text:p>
        <text:p text:style-name="P179"><text:span text:style-name="Source_20_Text"><text:span text:style-name="T44"><text:s text:c="4"/></text:span></text:span><text:span text:style-name="Source_20_Text"><text:span text:style-name="T52">fetchCurrencyRate();</text:span></text:span></text:p>
        <text:p text:style-name="P179"><text:span text:style-name="Source_20_Text"><text:span text:style-name="T52">});</text:span></text:span></text:p>
      </text:section>
      <text:p text:style-name="P17"><text:span text:style-name="Strong_20_Emphasis"><text:span text:style-name="T24"/></text:span></text:p>
      <text:h text:style-name="P166" text:outline-level="3">Comment ça marche ?</text:h>
      <text:list text:style-name="L21">
        <text:list-item>
          <text:p text:style-name="P180"><text:span text:style-name="Strong_20_Emphasis"><text:span text:style-name="T11">CSS :</text:span></text:span><text:span text:style-name="T11"> Nous avons défini un style </text:span><text:span text:style-name="T24">.menu-active</text:span><text:span text:style-name="T11"> qui met un fond vert. Simple et efficace.</text:span></text:p>
        </text:list-item>
        <text:list-item>
          <text:p text:style-name="P180"><text:span text:style-name="Strong_20_Emphasis"><text:span text:style-name="T11">JavaScript :</text:span></text:span></text:p>
          <text:list>
            <text:list-item>
              <text:p text:style-name="P181"><text:span text:style-name="T14">const topLevelLinks = document.querySelectorAll('#nav-links &gt; li &gt; a');</text:span> : On sélectionne tous les liens de premier niveau (Accueil, Langue, France, Japon).</text:p>
            </text:list-item>
            <text:list-item>
              <text:p text:style-name="P181"><text:span text:style-name="T14">topLevelLinks.forEach(link =&gt; { ... });</text:span> : On applique une logique de clic à chacun de ces liens.</text:p>
            </text:list-item>
            <text:list-item>
              <text:p text:style-name="P181">Quand un lien est cliqué :</text:p>
              <text:list>
                <text:list-item>
                  <text:p text:style-name="P180"><text:span text:style-name="T24">topLevelLinks.forEach(l =&gt; l.classList.remove('menu-active'));</text:span><text:span text:style-name="T11"> : La première chose que fait le script est de passer en revue </text:span><text:span text:style-name="Strong_20_Emphasis"><text:span text:style-name="T11">tous</text:span></text:span><text:span text:style-name="T11"> les liens principaux et de leur </text:span><text:span text:style-name="Strong_20_Emphasis"><text:span text:style-name="T11">retirer</text:span></text:span><text:span text:style-name="T11"> la classe </text:span><text:span text:style-name="T24">.menu-active</text:span><text:span text:style-name="T11">. Cela garantit qu'un seul peut être vert à la fois.</text:span></text:p>
                </text:list-item>
                <text:list-item>
                  <text:p text:style-name="P180"><text:span text:style-name="T24">link.classList.add('menu-active');</text:span><text:span text:style-name="T11"> : Juste après, il </text:span><text:span text:style-name="Strong_20_Emphasis"><text:span text:style-name="T11">ajoute</text:span></text:span><text:span text:style-name="T11"> la classe </text:span><text:span text:style-name="T24">.menu-active</text:span><text:span text:style-name="T11"> uniquement au lien spécifique qui a déclenché l'événement.</text:span></text:p>
                </text:list-item>
              </text:list>
            </text:list-item>
          </text:list>
        </text:list-item>
      </text:list>
      <text:p text:style-name="Text_20_body"/>
      <text:p text:style-name="P182"><text:span text:style-name="T122">20 C</text:span><text:span text:style-name="T11">hangé main.jsi plus les données météo</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SC" style:font-family-asian="'Noto Serif SC'"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3T22:30:40.393973700</meta:creation-date>
    <dc:date>2025-06-26T06:42:38.545816900</dc:date>
    <meta:editing-duration>PT15H3M</meta:editing-duration>
    <meta:editing-cycles>17</meta:editing-cycles>
    <meta:generator>LibreOffice/25.2.4.3$Windows_x86 LibreOffice_project/33e196637044ead23f5c3226cde09b47731f7e27</meta:generator>
    <meta:document-statistic meta:table-count="0" meta:image-count="0" meta:object-count="0" meta:page-count="89" meta:paragraph-count="2844" meta:word-count="15302" meta:character-count="123983" meta:non-whitespace-character-count="97595"/>
  </office:meta>
</office:document-meta>
</file>